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50%" style:writing-mode="lr-tb"/>
    </style:style>
    <style:style style:name="P2" style:family="paragraph" style:parent-style-name="Standard">
      <style:paragraph-properties fo:text-align="justify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justify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justify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justify" fo:break-before="auto" fo:line-height="15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7" style:family="paragraph" style:parent-style-name="Standard">
      <style:paragraph-properties fo:text-align="justify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justify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justify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justify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justify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justify"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justify" fo:break-before="auto" fo:line-height="150%" style:writing-mode="lr-tb"/>
    </style:style>
    <style:style style:name="T13_1" style:family="text">
      <style:text-properties fo:font-size="14pt" style:font-size-asian="14pt" style:font-size-complex="14pt" fo:font-weight="bold" style:font-weight-asian="bold" style:font-weight-complex="bold"/>
    </style:style>
    <style:style style:name="T13_2" style:family="text">
      <style:text-properties fo:font-size="14pt" style:font-size-asian="14pt" style:font-size-complex="14pt" fo:font-weight="bold" style:font-weight-asian="bold" style:font-weight-complex="bold"/>
    </style:style>
    <style:style style:name="T13_3" style:family="text">
      <style:text-properties fo:font-size="14pt" style:font-size-asian="14pt" style:font-size-complex="14pt" fo:font-weight="bold" style:font-weight-asian="bold" style:font-weight-complex="bold"/>
    </style:style>
    <style:style style:name="T13_4" style:family="text">
      <style:text-properties fo:font-size="14pt" style:font-size-asian="14pt" style:font-size-complex="14pt" fo:font-weight="bold" style:font-weight-asian="bold" style:font-weight-complex="bold"/>
    </style:style>
    <style:style style:name="T13_5" style:family="text"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text-align="justify" fo:break-before="auto" fo:line-height="150%" style:writing-mode="lr-tb"/>
    </style:style>
    <style:style style:name="T14_1" style:family="text">
      <style:text-properties fo:font-size="14pt" style:font-size-asian="14pt" style:font-size-complex="14pt" fo:font-weight="bold" style:font-weight-asian="bold" style:font-weight-complex="bold"/>
    </style:style>
    <style:style style:name="T14_2" style:family="text">
      <style:text-properties fo:font-size="14pt" style:font-size-asian="14pt" style:font-size-complex="14pt" fo:font-weight="bold" style:font-weight-asian="bold" style:font-weight-complex="bold"/>
    </style:style>
    <style:style style:name="T14_3" style:family="text">
      <style:text-properties fo:font-size="14pt" style:font-size-asian="14pt" style:font-size-complex="14pt" fo:font-weight="bold" style:font-weight-asian="bold" style:font-weight-complex="bold"/>
    </style:style>
    <style:style style:name="T14_4" style:family="text">
      <style:text-properties fo:font-size="14pt" style:font-size-asian="14pt" style:font-size-complex="14pt" fo:font-weight="bold" style:font-weight-asian="bold" style:font-weight-complex="bold"/>
    </style:style>
    <style:style style:name="T14_5" style:family="text"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text-align="justify"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text-align="justify" fo:break-before="page" fo:line-height="150%" style:writing-mode="lr-tb"/>
    </style:style>
    <style:style style:name="T16_1" style:family="text">
      <style:text-properties fo:font-size="28pt" style:font-size-asian="28pt" style:font-size-complex="28pt" fo:font-weight="bold" style:font-weight-asian="bold" style:font-weight-complex="bold"/>
    </style:style>
    <style:style style:name="T16_2" style:family="text">
      <style:text-properties fo:font-size="28pt" style:font-size-asian="28pt" style:font-size-complex="28pt" fo:font-weight="bold" style:font-weight-asian="bold" style:font-weight-complex="bold"/>
    </style:style>
    <style:style style:name="T16_3" style:family="text">
      <style:text-properties fo:font-size="28pt" style:font-size-asian="28pt" style:font-size-complex="28pt" fo:font-weight="bold" style:font-weight-asian="bold" style:font-weight-complex="bold"/>
    </style:style>
    <style:style style:name="T16_4" style:family="text">
      <style:text-properties fo:font-size="28pt" style:font-size-asian="28pt" style:font-size-complex="28pt" fo:font-weight="bold" style:font-weight-asian="bold" style:font-weight-complex="bold"/>
    </style:style>
    <style:style style:name="T16_5" style:family="text">
      <style:text-properties fo:font-size="28pt" style:font-size-asian="28pt" style:font-size-complex="28pt" fo:font-weight="bold" style:font-weight-asian="bold" style:font-weight-complex="bold"/>
    </style:style>
    <style:style style:name="Table1" style:family="table">
      <style:table-properties table:align="left" style:width="16.96cm" fo:margin-left="0.176cm"/>
    </style:style>
    <style:style style:name="Column1" style:family="table-column">
      <style:table-column-properties style:column-width="4.18cm"/>
    </style:style>
    <style:style style:name="Column2" style:family="table-column">
      <style:table-column-properties style:column-width="8.207cm"/>
    </style:style>
    <style:style style:name="Column3" style:family="table-column">
      <style:table-column-properties style:column-width="2.619cm"/>
    </style:style>
    <style:style style:name="Column4" style:family="table-column">
      <style:table-column-properties style:column-width="1.953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justify" fo:break-before="auto" fo:line-height="150%" style:writing-mode="lr-tb"/>
    </style:style>
    <style:style style:name="P58" style:family="paragraph" style:parent-style-name="Standard">
      <style:paragraph-properties fo:text-align="justify" fo:break-before="auto" fo:line-height="150%" style:writing-mode="lr-tb"/>
    </style:style>
    <style:style style:name="P59" style:family="paragraph" style:parent-style-name="Standard">
      <style:paragraph-properties fo:text-align="left" fo:break-before="page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40404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P60" style:family="paragraph" style:parent-style-name="Heading_20_1">
      <style:paragraph-properties fo:text-align="justify" fo:break-before="auto" fo:line-height="150%" style:writing-mode="lr-tb"/>
    </style:style>
    <style:style style:name="P61" style:family="paragraph" style:parent-style-name="Standard">
      <style:paragraph-properties fo:break-before="auto" fo:text-indent="0cm" fo:line-height="107%" fo:margin-left="0.635cm" style:writing-mode="lr-tb"/>
    </style:style>
    <style:style style:name="T61_1" style:family="text"/>
    <style:style style:name="T61_2" style:family="text">
      <style:text-properties fo:color="#1155cc" style:text-underline-style="solid" style:text-underline-color="font-color"/>
    </style:style>
    <style:style style:name="T61_3" style:family="text"/>
    <style:style style:name="T61_4" style:family="text">
      <style:text-properties fo:color="#1155cc" style:text-underline-style="solid" style:text-underline-color="font-color"/>
    </style:style>
    <style:style style:name="P62" style:family="paragraph" style:parent-style-name="Standard">
      <style:paragraph-properties fo:break-before="auto" fo:text-indent="0cm" fo:line-height="107%" fo:margin-left="0.635cm" style:writing-mode="lr-tb"/>
    </style:style>
    <style:style style:name="T62_1" style:family="text"/>
    <style:style style:name="T62_2" style:family="text">
      <style:text-properties fo:color="#1155cc" style:text-underline-style="solid" style:text-underline-color="font-color"/>
    </style:style>
    <style:style style:name="T62_3" style:family="text"/>
    <style:style style:name="T62_4" style:family="text">
      <style:text-properties fo:color="#1155cc" style:text-underline-style="solid" style:text-underline-color="font-color"/>
    </style:style>
    <style:style style:name="T62_5" style:family="text"/>
    <style:style style:name="T62_6" style:family="text">
      <style:text-properties fo:color="#1155cc" style:text-underline-style="solid" style:text-underline-color="font-color"/>
    </style:style>
    <style:style style:name="T62_7" style:family="text"/>
    <style:style style:name="T62_8" style:family="text">
      <style:text-properties fo:color="#1155cc" style:text-underline-style="solid" style:text-underline-color="font-color"/>
    </style:style>
    <style:style style:name="T62_9" style:family="text"/>
    <style:style style:name="T62_10" style:family="text">
      <style:text-properties fo:color="#1155cc" style:text-underline-style="solid" style:text-underline-color="font-color"/>
    </style:style>
    <style:style style:name="T62_11" style:family="text"/>
    <style:style style:name="T62_12" style:family="text">
      <style:text-properties fo:color="#1155cc" style:text-underline-style="solid" style:text-underline-color="font-color"/>
    </style:style>
    <style:style style:name="P63" style:family="paragraph" style:parent-style-name="Standard">
      <style:paragraph-properties fo:break-before="auto" fo:text-indent="0cm" fo:line-height="107%" fo:margin-left="1.27cm" style:writing-mode="lr-tb"/>
    </style:style>
    <style:style style:name="T63_1" style:family="text"/>
    <style:style style:name="T63_2" style:family="text">
      <style:text-properties fo:color="#1155cc" style:text-underline-style="solid" style:text-underline-color="font-color"/>
    </style:style>
    <style:style style:name="T63_3" style:family="text"/>
    <style:style style:name="T63_4" style:family="text">
      <style:text-properties fo:color="#1155cc" style:text-underline-style="solid" style:text-underline-color="font-color"/>
    </style:style>
    <style:style style:name="T63_5" style:family="text"/>
    <style:style style:name="T63_6" style:family="text">
      <style:text-properties fo:color="#1155cc" style:text-underline-style="solid" style:text-underline-color="font-color"/>
    </style:style>
    <style:style style:name="T63_7" style:family="text"/>
    <style:style style:name="T63_8" style:family="text">
      <style:text-properties fo:color="#1155cc" style:text-underline-style="solid" style:text-underline-color="font-color"/>
    </style:style>
    <style:style style:name="P64" style:family="paragraph" style:parent-style-name="Standard">
      <style:paragraph-properties fo:break-before="auto" fo:text-indent="0cm" fo:line-height="107%" fo:margin-left="0.635cm" style:writing-mode="lr-tb"/>
    </style:style>
    <style:style style:name="T64_1" style:family="text"/>
    <style:style style:name="T64_2" style:family="text">
      <style:text-properties fo:color="#1155cc" style:text-underline-style="solid" style:text-underline-color="font-color"/>
    </style:style>
    <style:style style:name="T64_3" style:family="text"/>
    <style:style style:name="T64_4" style:family="text">
      <style:text-properties fo:color="#1155cc" style:text-underline-style="solid" style:text-underline-color="font-color"/>
    </style:style>
    <style:style style:name="T64_5" style:family="text"/>
    <style:style style:name="T64_6" style:family="text">
      <style:text-properties fo:color="#1155cc" style:text-underline-style="solid" style:text-underline-color="font-color"/>
    </style:style>
    <style:style style:name="T64_7" style:family="text"/>
    <style:style style:name="T64_8" style:family="text">
      <style:text-properties fo:color="#1155cc" style:text-underline-style="solid" style:text-underline-color="font-color"/>
    </style:style>
    <style:style style:name="T64_9" style:family="text"/>
    <style:style style:name="T64_10" style:family="text">
      <style:text-properties fo:color="#1155cc" style:text-underline-style="solid" style:text-underline-color="font-color"/>
    </style:style>
    <style:style style:name="T64_11" style:family="text"/>
    <style:style style:name="T64_12" style:family="text">
      <style:text-properties fo:color="#1155cc" style:text-underline-style="solid" style:text-underline-color="font-color"/>
    </style:style>
    <style:style style:name="T64_13" style:family="text"/>
    <style:style style:name="T64_14" style:family="text">
      <style:text-properties fo:color="#1155cc" style:text-underline-style="solid" style:text-underline-color="font-color"/>
    </style:style>
    <style:style style:name="T64_15" style:family="text"/>
    <style:style style:name="T64_16" style:family="text">
      <style:text-properties fo:color="#1155cc" style:text-underline-style="solid" style:text-underline-color="font-color"/>
    </style:style>
    <style:style style:name="T64_17" style:family="text"/>
    <style:style style:name="T64_18" style:family="text">
      <style:text-properties fo:color="#1155cc" style:text-underline-style="solid" style:text-underline-color="font-color"/>
    </style:style>
    <style:style style:name="T64_19" style:family="text"/>
    <style:style style:name="T64_20" style:family="text">
      <style:text-properties fo:color="#1155cc" style:text-underline-style="solid" style:text-underline-color="font-color"/>
    </style:style>
    <style:style style:name="T64_21" style:family="text"/>
    <style:style style:name="T64_22" style:family="text">
      <style:text-properties fo:color="#1155cc" style:text-underline-style="solid" style:text-underline-color="font-color"/>
    </style:style>
    <style:style style:name="T64_23" style:family="text"/>
    <style:style style:name="T64_24" style:family="text">
      <style:text-properties fo:color="#1155cc" style:text-underline-style="solid" style:text-underline-color="font-color"/>
    </style:style>
    <style:style style:name="T64_25" style:family="text"/>
    <style:style style:name="T64_26" style:family="text">
      <style:text-properties fo:color="#1155cc" style:text-underline-style="solid" style:text-underline-color="font-color"/>
    </style:style>
    <style:style style:name="T64_27" style:family="text"/>
    <style:style style:name="T64_28" style:family="text">
      <style:text-properties fo:color="#1155cc" style:text-underline-style="solid" style:text-underline-color="font-color"/>
    </style:style>
    <style:style style:name="P65" style:family="paragraph" style:parent-style-name="Standard">
      <style:paragraph-properties fo:break-before="auto" fo:text-indent="0cm" fo:line-height="107%" fo:margin-left="0.635cm" style:writing-mode="lr-tb"/>
    </style:style>
    <style:style style:name="T65_1" style:family="text"/>
    <style:style style:name="T65_2" style:family="text">
      <style:text-properties fo:color="#1155cc" style:text-underline-style="solid" style:text-underline-color="font-color"/>
    </style:style>
    <style:style style:name="T65_3" style:family="text"/>
    <style:style style:name="T65_4" style:family="text">
      <style:text-properties fo:color="#1155cc" style:text-underline-style="solid" style:text-underline-color="font-color"/>
    </style:style>
    <style:style style:name="T65_5" style:family="text"/>
    <style:style style:name="T65_6" style:family="text">
      <style:text-properties fo:color="#1155cc" style:text-underline-style="solid" style:text-underline-color="font-color"/>
    </style:style>
    <style:style style:name="T65_7" style:family="text"/>
    <style:style style:name="T65_8" style:family="text">
      <style:text-properties fo:color="#1155cc" style:text-underline-style="solid" style:text-underline-color="font-color"/>
    </style:style>
    <style:style style:name="T65_9" style:family="text"/>
    <style:style style:name="T65_10" style:family="text">
      <style:text-properties fo:color="#1155cc" style:text-underline-style="solid" style:text-underline-color="font-color"/>
    </style:style>
    <style:style style:name="T65_11" style:family="text"/>
    <style:style style:name="T65_12" style:family="text">
      <style:text-properties fo:color="#1155cc" style:text-underline-style="solid" style:text-underline-color="font-color"/>
    </style:style>
    <style:style style:name="T65_13" style:family="text"/>
    <style:style style:name="T65_14" style:family="text">
      <style:text-properties fo:color="#1155cc" style:text-underline-style="solid" style:text-underline-color="font-color"/>
    </style:style>
    <style:style style:name="T65_15" style:family="text"/>
    <style:style style:name="T65_16" style:family="text">
      <style:text-properties fo:color="#1155cc" style:text-underline-style="solid" style:text-underline-color="font-color"/>
    </style:style>
    <style:style style:name="T65_17" style:family="text"/>
    <style:style style:name="T65_18" style:family="text">
      <style:text-properties fo:color="#1155cc" style:text-underline-style="solid" style:text-underline-color="font-color"/>
    </style:style>
    <style:style style:name="T65_19" style:family="text"/>
    <style:style style:name="T65_20" style:family="text">
      <style:text-properties fo:color="#1155cc" style:text-underline-style="solid" style:text-underline-color="font-color"/>
    </style:style>
    <style:style style:name="P66" style:family="paragraph" style:parent-style-name="Standard">
      <style:paragraph-properties fo:break-before="auto" fo:text-indent="0cm" fo:line-height="107%" fo:margin-left="0.635cm" style:writing-mode="lr-tb"/>
    </style:style>
    <style:style style:name="T66_1" style:family="text"/>
    <style:style style:name="T66_2" style:family="text">
      <style:text-properties fo:color="#1155cc" style:text-underline-style="solid" style:text-underline-color="font-color"/>
    </style:style>
    <style:style style:name="T66_3" style:family="text"/>
    <style:style style:name="T66_4" style:family="text">
      <style:text-properties fo:color="#1155cc" style:text-underline-style="solid" style:text-underline-color="font-color"/>
    </style:style>
    <style:style style:name="P67" style:family="paragraph" style:parent-style-name="Standard">
      <style:paragraph-properties fo:break-before="auto" fo:text-indent="0cm" fo:line-height="107%" fo:margin-left="0.635cm" style:writing-mode="lr-tb"/>
    </style:style>
    <style:style style:name="T67_1" style:family="text"/>
    <style:style style:name="T67_2" style:family="text">
      <style:text-properties fo:color="#1155cc" style:text-underline-style="solid" style:text-underline-color="font-color"/>
    </style:style>
    <style:style style:name="T67_3" style:family="text"/>
    <style:style style:name="T67_4" style:family="text">
      <style:text-properties fo:color="#1155cc" style:text-underline-style="solid" style:text-underline-color="font-color"/>
    </style:style>
    <style:style style:name="P68" style:family="paragraph" style:parent-style-name="Standard">
      <style:paragraph-properties fo:break-before="auto" fo:text-indent="0cm" fo:line-height="107%" fo:margin-left="0.635cm" style:writing-mode="lr-tb"/>
    </style:style>
    <style:style style:name="T68_1" style:family="text"/>
    <style:style style:name="T68_2" style:family="text">
      <style:text-properties fo:color="#1155cc" style:text-underline-style="solid" style:text-underline-color="font-color"/>
    </style:style>
    <style:style style:name="T68_3" style:family="text"/>
    <style:style style:name="T68_4" style:family="text">
      <style:text-properties fo:color="#1155cc" style:text-underline-style="solid" style:text-underline-color="font-color"/>
    </style:style>
    <style:style style:name="T68_5" style:family="text"/>
    <style:style style:name="T68_6" style:family="text">
      <style:text-properties fo:color="#1155cc" style:text-underline-style="solid" style:text-underline-color="font-color"/>
    </style:style>
    <style:style style:name="T68_7" style:family="text"/>
    <style:style style:name="T68_8" style:family="text">
      <style:text-properties fo:color="#1155cc" style:text-underline-style="solid" style:text-underline-color="font-color"/>
    </style:style>
    <style:style style:name="T68_9" style:family="text"/>
    <style:style style:name="T68_10" style:family="text">
      <style:text-properties fo:color="#1155cc" style:text-underline-style="solid" style:text-underline-color="font-color"/>
    </style:style>
    <style:style style:name="T68_11" style:family="text"/>
    <style:style style:name="T68_12" style:family="text">
      <style:text-properties fo:color="#1155cc" style:text-underline-style="solid" style:text-underline-color="font-color"/>
    </style:style>
    <style:style style:name="T68_13" style:family="text"/>
    <style:style style:name="T68_14" style:family="text">
      <style:text-properties fo:color="#1155cc" style:text-underline-style="solid" style:text-underline-color="font-color"/>
    </style:style>
    <style:style style:name="T68_15" style:family="text"/>
    <style:style style:name="T68_16" style:family="text">
      <style:text-properties fo:color="#1155cc" style:text-underline-style="solid" style:text-underline-color="font-color"/>
    </style:style>
    <style:style style:name="P69" style:family="paragraph" style:parent-style-name="Standard">
      <style:paragraph-properties fo:break-before="auto" fo:text-indent="0cm" fo:line-height="107%" fo:margin-left="1.27cm" style:writing-mode="lr-tb"/>
    </style:style>
    <style:style style:name="T69_1" style:family="text"/>
    <style:style style:name="T69_2" style:family="text">
      <style:text-properties fo:color="#1155cc" style:text-underline-style="solid" style:text-underline-color="font-color"/>
    </style:style>
    <style:style style:name="T69_3" style:family="text"/>
    <style:style style:name="T69_4" style:family="text">
      <style:text-properties fo:color="#1155cc" style:text-underline-style="solid" style:text-underline-color="font-color"/>
    </style:style>
    <style:style style:name="T69_5" style:family="text"/>
    <style:style style:name="T69_6" style:family="text">
      <style:text-properties fo:color="#1155cc" style:text-underline-style="solid" style:text-underline-color="font-color"/>
    </style:style>
    <style:style style:name="T69_7" style:family="text"/>
    <style:style style:name="T69_8" style:family="text">
      <style:text-properties fo:color="#1155cc" style:text-underline-style="solid" style:text-underline-color="font-color"/>
    </style:style>
    <style:style style:name="T69_9" style:family="text"/>
    <style:style style:name="T69_10" style:family="text">
      <style:text-properties fo:color="#1155cc" style:text-underline-style="solid" style:text-underline-color="font-color"/>
    </style:style>
    <style:style style:name="T69_11" style:family="text"/>
    <style:style style:name="T69_12" style:family="text">
      <style:text-properties fo:color="#1155cc" style:text-underline-style="solid" style:text-underline-color="font-color"/>
    </style:style>
    <style:style style:name="P70" style:family="paragraph" style:parent-style-name="Standard">
      <style:paragraph-properties fo:break-before="auto" fo:text-indent="0cm" fo:line-height="107%" fo:margin-left="1.27cm" style:writing-mode="lr-tb"/>
    </style:style>
    <style:style style:name="T70_1" style:family="text"/>
    <style:style style:name="T70_2" style:family="text">
      <style:text-properties fo:color="#1155cc" style:text-underline-style="solid" style:text-underline-color="font-color"/>
    </style:style>
    <style:style style:name="T70_3" style:family="text"/>
    <style:style style:name="T70_4" style:family="text">
      <style:text-properties fo:color="#1155cc" style:text-underline-style="solid" style:text-underline-color="font-color"/>
    </style:style>
    <style:style style:name="P71" style:family="paragraph" style:parent-style-name="Standard">
      <style:paragraph-properties fo:break-before="auto" fo:text-indent="0cm" fo:line-height="107%" fo:margin-left="1.27cm" style:writing-mode="lr-tb"/>
    </style:style>
    <style:style style:name="T71_1" style:family="text"/>
    <style:style style:name="T71_2" style:family="text">
      <style:text-properties fo:color="#1155cc" style:text-underline-style="solid" style:text-underline-color="font-color"/>
    </style:style>
    <style:style style:name="T71_3" style:family="text"/>
    <style:style style:name="T71_4" style:family="text">
      <style:text-properties fo:color="#1155cc" style:text-underline-style="solid" style:text-underline-color="font-color"/>
    </style:style>
    <style:style style:name="P72" style:family="paragraph" style:parent-style-name="Standard">
      <style:paragraph-properties fo:break-before="auto" fo:text-indent="0cm" fo:line-height="107%" fo:margin-left="0.635cm" style:writing-mode="lr-tb"/>
    </style:style>
    <style:style style:name="T72_1" style:family="text"/>
    <style:style style:name="T72_2" style:family="text">
      <style:text-properties fo:color="#1155cc" style:text-underline-style="solid" style:text-underline-color="font-color"/>
    </style:style>
    <style:style style:name="T72_3" style:family="text"/>
    <style:style style:name="T72_4" style:family="text">
      <style:text-properties fo:color="#1155cc" style:text-underline-style="solid" style:text-underline-color="font-color"/>
    </style:style>
    <style:style style:name="T72_5" style:family="text"/>
    <style:style style:name="T72_6" style:family="text">
      <style:text-properties fo:color="#1155cc" style:text-underline-style="solid" style:text-underline-color="font-color"/>
    </style:style>
    <style:style style:name="T72_7" style:family="text"/>
    <style:style style:name="T72_8" style:family="text">
      <style:text-properties fo:color="#1155cc" style:text-underline-style="solid" style:text-underline-color="font-color"/>
    </style:style>
    <style:style style:name="T72_9" style:family="text"/>
    <style:style style:name="T72_10" style:family="text">
      <style:text-properties fo:color="#1155cc" style:text-underline-style="solid" style:text-underline-color="font-color"/>
    </style:style>
    <style:style style:name="T72_11" style:family="text"/>
    <style:style style:name="T72_12" style:family="text">
      <style:text-properties fo:color="#1155cc" style:text-underline-style="solid" style:text-underline-color="font-color"/>
    </style:style>
    <style:style style:name="P73" style:family="paragraph" style:parent-style-name="Standard">
      <style:paragraph-properties fo:break-before="auto" fo:text-indent="0cm" fo:line-height="107%" fo:margin-left="0.635cm" style:writing-mode="lr-tb"/>
    </style:style>
    <style:style style:name="T73_1" style:family="text"/>
    <style:style style:name="T73_2" style:family="text">
      <style:text-properties fo:color="#1155cc" style:text-underline-style="solid" style:text-underline-color="font-color"/>
    </style:style>
    <style:style style:name="T73_3" style:family="text"/>
    <style:style style:name="T73_4" style:family="text">
      <style:text-properties fo:color="#1155cc" style:text-underline-style="solid" style:text-underline-color="font-color"/>
    </style:style>
    <style:style style:name="P74" style:family="paragraph" style:parent-style-name="Standard">
      <style:paragraph-properties fo:break-before="auto" fo:line-height="107%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P75" style:family="paragraph" style:parent-style-name="Heading_20_1">
      <style:paragraph-properties fo:text-align="justify" fo:break-before="page" fo:line-height="150%" style:writing-mode="lr-tb"/>
    </style:style>
    <style:style style:name="T75_1" style:family="text">
      <style:text-properties fo:font-weight="bold" style:font-weight-asian="bold" style:font-weight-complex="bold"/>
    </style:style>
    <style:style style:name="T75_2" style:family="text">
      <style:text-properties fo:font-weight="bold" style:font-weight-asian="bold" style:font-weight-complex="bold"/>
    </style:style>
    <style:style style:name="P76" style:family="paragraph" style:parent-style-name="Standard">
      <style:paragraph-properties fo:text-align="justify" fo:break-before="auto" fo:line-height="150%" fo:margin-bottom="0.37cm" style:writing-mode="lr-tb"/>
    </style:style>
    <style:style style:name="T76_1" style:family="text">
      <style:text-properties fo:font-size="12pt" style:font-size-asian="12pt" style:font-size-complex="12pt"/>
    </style:style>
    <style:style style:name="T76_2" style:family="text">
      <style:text-properties fo:font-size="12pt" style:font-size-asian="12pt" style:font-size-complex="12pt"/>
    </style:style>
    <style:style style:name="T76_3" style:family="text">
      <style:text-properties fo:font-size="12pt" style:font-size-asian="12pt" style:font-size-complex="12pt"/>
    </style:style>
    <style:style style:name="T76_4" style:family="text">
      <style:text-properties fo:font-size="12pt" style:font-size-asian="12pt" style:font-size-complex="12pt"/>
    </style:style>
    <style:style style:name="T76_5" style:family="text">
      <style:text-properties fo:font-size="12pt" style:font-size-asian="12pt" style:font-size-complex="12pt"/>
    </style:style>
    <style:style style:name="T76_6" style:family="text">
      <style:text-properties fo:font-size="12pt" style:font-size-asian="12pt" style:font-size-complex="12pt"/>
    </style:style>
    <style:style style:name="T76_7" style:family="text">
      <style:text-properties fo:font-size="12pt" style:font-size-asian="12pt" style:font-size-complex="12pt"/>
    </style:style>
    <style:style style:name="T76_8" style:family="text">
      <style:text-properties fo:font-size="12pt" style:font-size-asian="12pt" style:font-size-complex="12pt"/>
    </style:style>
    <style:style style:name="T76_9" style:family="text">
      <style:text-properties fo:font-size="12pt" style:font-size-asian="12pt" style:font-size-complex="12pt"/>
    </style:style>
    <style:style style:name="T76_10" style:family="text">
      <style:text-properties fo:font-size="12pt" style:font-size-asian="12pt" style:font-size-complex="12pt"/>
    </style:style>
    <style:style style:name="T76_11" style:family="text">
      <style:text-properties fo:font-size="12pt" style:font-size-asian="12pt" style:font-size-complex="12pt"/>
    </style:style>
    <style:style style:name="T76_12" style:family="text">
      <style:text-properties fo:font-size="12pt" style:font-size-asian="12pt" style:font-size-complex="12pt"/>
    </style:style>
    <style:style style:name="T76_13" style:family="text">
      <style:text-properties fo:font-size="12pt" style:font-size-asian="12pt" style:font-size-complex="12pt"/>
    </style:style>
    <style:style style:name="T76_14" style:family="text">
      <style:text-properties fo:font-size="12pt" style:font-size-asian="12pt" style:font-size-complex="12pt"/>
    </style:style>
    <style:style style:name="T76_15" style:family="text">
      <style:text-properties fo:font-size="12pt" style:font-size-asian="12pt" style:font-size-complex="12pt"/>
    </style:style>
    <style:style style:name="T76_16" style:family="text">
      <style:text-properties fo:font-size="12pt" style:font-size-asian="12pt" style:font-size-complex="12pt"/>
    </style:style>
    <style:style style:name="T76_17" style:family="text">
      <style:text-properties fo:font-size="12pt" style:font-size-asian="12pt" style:font-size-complex="12pt"/>
    </style:style>
    <style:style style:name="T76_18" style:family="text">
      <style:text-properties fo:font-size="12pt" style:font-size-asian="12pt" style:font-size-complex="12pt"/>
    </style:style>
    <style:style style:name="T76_19" style:family="text">
      <style:text-properties fo:font-size="12pt" style:font-size-asian="12pt" style:font-size-complex="12pt"/>
    </style:style>
    <style:style style:name="T76_20" style:family="text">
      <style:text-properties fo:font-size="12pt" style:font-size-asian="12pt" style:font-size-complex="12pt"/>
    </style:style>
    <style:style style:name="T76_21" style:family="text">
      <style:text-properties fo:font-size="12pt" style:font-size-asian="12pt" style:font-size-complex="12pt"/>
    </style:style>
    <style:style style:name="T76_22" style:family="text">
      <style:text-properties fo:font-size="12pt" style:font-size-asian="12pt" style:font-size-complex="12pt"/>
    </style:style>
    <style:style style:name="T76_23" style:family="text">
      <style:text-properties fo:font-size="12pt" style:font-size-asian="12pt" style:font-size-complex="12pt"/>
    </style:style>
    <style:style style:name="T76_24" style:family="text">
      <style:text-properties fo:font-size="12pt" style:font-size-asian="12pt" style:font-size-complex="12pt"/>
    </style:style>
    <style:style style:name="T76_25" style:family="text">
      <style:text-properties fo:font-size="12pt" style:font-size-asian="12pt" style:font-size-complex="12pt"/>
    </style:style>
    <style:style style:name="T76_26" style:family="text">
      <style:text-properties fo:font-size="12pt" style:font-size-asian="12pt" style:font-size-complex="12pt"/>
    </style:style>
    <style:style style:name="T76_27" style:family="text">
      <style:text-properties fo:font-size="12pt" style:font-size-asian="12pt" style:font-size-complex="12pt"/>
    </style:style>
    <style:style style:name="T76_28" style:family="text">
      <style:text-properties fo:font-size="12pt" style:font-size-asian="12pt" style:font-size-complex="12pt"/>
    </style:style>
    <style:style style:name="T76_29" style:family="text">
      <style:text-properties fo:font-size="12pt" style:font-size-asian="12pt" style:font-size-complex="12pt"/>
    </style:style>
    <style:style style:name="T76_30" style:family="text">
      <style:text-properties fo:font-size="12pt" style:font-size-asian="12pt" style:font-size-complex="12pt"/>
    </style:style>
    <style:style style:name="T76_31" style:family="text">
      <style:text-properties fo:font-size="12pt" style:font-size-asian="12pt" style:font-size-complex="12pt"/>
    </style:style>
    <style:style style:name="T76_32" style:family="text">
      <style:text-properties fo:font-size="12pt" style:font-size-asian="12pt" style:font-size-complex="12pt"/>
    </style:style>
    <style:style style:name="T76_33" style:family="text">
      <style:text-properties fo:font-size="12pt" style:font-size-asian="12pt" style:font-size-complex="12pt"/>
    </style:style>
    <style:style style:name="T76_34" style:family="text">
      <style:text-properties fo:font-size="12pt" style:font-size-asian="12pt" style:font-size-complex="12pt"/>
    </style:style>
    <style:style style:name="T76_35" style:family="text">
      <style:text-properties fo:font-size="12pt" style:font-size-asian="12pt" style:font-size-complex="12pt"/>
    </style:style>
    <style:style style:name="T76_36" style:family="text">
      <style:text-properties fo:font-size="12pt" style:font-size-asian="12pt" style:font-size-complex="12pt"/>
    </style:style>
    <style:style style:name="T76_37" style:family="text">
      <style:text-properties fo:font-size="12pt" style:font-size-asian="12pt" style:font-size-complex="12pt"/>
    </style:style>
    <style:style style:name="T76_38" style:family="text">
      <style:text-properties fo:font-size="12pt" style:font-size-asian="12pt" style:font-size-complex="12pt"/>
    </style:style>
    <style:style style:name="T76_39" style:family="text">
      <style:text-properties fo:font-size="12pt" style:font-size-asian="12pt" style:font-size-complex="12pt"/>
    </style:style>
    <style:style style:name="T76_40" style:family="text">
      <style:text-properties fo:font-size="12pt" style:font-size-asian="12pt" style:font-size-complex="12pt"/>
    </style:style>
    <style:style style:name="T76_41" style:family="text">
      <style:text-properties fo:font-size="12pt" style:font-size-asian="12pt" style:font-size-complex="12pt"/>
    </style:style>
    <style:style style:name="T76_42" style:family="text">
      <style:text-properties fo:font-size="12pt" style:font-size-asian="12pt" style:font-size-complex="12pt"/>
    </style:style>
    <style:style style:name="T76_43" style:family="text">
      <style:text-properties fo:font-size="12pt" style:font-size-asian="12pt" style:font-size-complex="12pt"/>
    </style:style>
    <style:style style:name="T76_44" style:family="text">
      <style:text-properties fo:font-size="12pt" style:font-size-asian="12pt" style:font-size-complex="12pt"/>
    </style:style>
    <style:style style:name="T76_45" style:family="text">
      <style:text-properties fo:font-size="12pt" style:font-size-asian="12pt" style:font-size-complex="12pt"/>
    </style:style>
    <style:style style:name="T76_46" style:family="text">
      <style:text-properties fo:font-size="12pt" style:font-size-asian="12pt" style:font-size-complex="12pt"/>
    </style:style>
    <style:style style:name="T76_47" style:family="text">
      <style:text-properties fo:font-size="12pt" style:font-size-asian="12pt" style:font-size-complex="12pt"/>
    </style:style>
    <style:style style:name="T76_48" style:family="text">
      <style:text-properties fo:font-size="12pt" style:font-size-asian="12pt" style:font-size-complex="12pt"/>
    </style:style>
    <style:style style:name="T76_49" style:family="text">
      <style:text-properties fo:font-size="12pt" style:font-size-asian="12pt" style:font-size-complex="12pt"/>
    </style:style>
    <style:style style:name="T76_50" style:family="text">
      <style:text-properties fo:font-size="12pt" style:font-size-asian="12pt" style:font-size-complex="12pt"/>
    </style:style>
    <style:style style:name="T76_51" style:family="text">
      <style:text-properties fo:font-size="12pt" style:font-size-asian="12pt" style:font-size-complex="12pt"/>
    </style:style>
    <style:style style:name="T76_52" style:family="text">
      <style:text-properties fo:font-size="12pt" style:font-size-asian="12pt" style:font-size-complex="12pt"/>
    </style:style>
    <style:style style:name="T76_53" style:family="text">
      <style:text-properties fo:font-size="12pt" style:font-size-asian="12pt" style:font-size-complex="12pt"/>
    </style:style>
    <style:style style:name="T76_54" style:family="text">
      <style:text-properties fo:font-size="12pt" style:font-size-asian="12pt" style:font-size-complex="12pt"/>
    </style:style>
    <style:style style:name="T76_55" style:family="text">
      <style:text-properties fo:font-size="12pt" style:font-size-asian="12pt" style:font-size-complex="12pt"/>
    </style:style>
    <style:style style:name="T76_56" style:family="text">
      <style:text-properties fo:font-size="12pt" style:font-size-asian="12pt" style:font-size-complex="12pt"/>
    </style:style>
    <style:style style:name="T76_57" style:family="text">
      <style:text-properties fo:font-size="12pt" style:font-size-asian="12pt" style:font-size-complex="12pt"/>
    </style:style>
    <style:style style:name="T76_58" style:family="text">
      <style:text-properties fo:font-size="12pt" style:font-size-asian="12pt" style:font-size-complex="12pt"/>
    </style:style>
    <style:style style:name="T76_59" style:family="text">
      <style:text-properties fo:font-size="12pt" style:font-size-asian="12pt" style:font-size-complex="12pt"/>
    </style:style>
    <style:style style:name="T76_60" style:family="text">
      <style:text-properties fo:font-size="12pt" style:font-size-asian="12pt" style:font-size-complex="12pt"/>
    </style:style>
    <style:style style:name="T76_61" style:family="text">
      <style:text-properties fo:font-size="12pt" style:font-size-asian="12pt" style:font-size-complex="12pt"/>
    </style:style>
    <style:style style:name="T76_62" style:family="text">
      <style:text-properties fo:font-size="12pt" style:font-size-asian="12pt" style:font-size-complex="12pt"/>
    </style:style>
    <style:style style:name="T76_63" style:family="text">
      <style:text-properties fo:font-size="12pt" style:font-size-asian="12pt" style:font-size-complex="12pt"/>
    </style:style>
    <style:style style:name="T76_64" style:family="text">
      <style:text-properties fo:font-size="12pt" style:font-size-asian="12pt" style:font-size-complex="12pt"/>
    </style:style>
    <style:style style:name="T76_65" style:family="text">
      <style:text-properties fo:font-size="12pt" style:font-size-asian="12pt" style:font-size-complex="12pt"/>
    </style:style>
    <style:style style:name="T76_66" style:family="text">
      <style:text-properties fo:font-size="12pt" style:font-size-asian="12pt" style:font-size-complex="12pt"/>
    </style:style>
    <style:style style:name="T76_67" style:family="text">
      <style:text-properties fo:font-size="12pt" style:font-size-asian="12pt" style:font-size-complex="12pt"/>
    </style:style>
    <style:style style:name="T76_68" style:family="text">
      <style:text-properties fo:font-size="12pt" style:font-size-asian="12pt" style:font-size-complex="12pt"/>
    </style:style>
    <style:style style:name="T76_69" style:family="text">
      <style:text-properties fo:font-size="12pt" style:font-size-asian="12pt" style:font-size-complex="12pt"/>
    </style:style>
    <style:style style:name="T76_70" style:family="text">
      <style:text-properties fo:font-size="12pt" style:font-size-asian="12pt" style:font-size-complex="12pt"/>
    </style:style>
    <style:style style:name="T76_71" style:family="text">
      <style:text-properties fo:font-size="12pt" style:font-size-asian="12pt" style:font-size-complex="12pt"/>
    </style:style>
    <style:style style:name="T76_72" style:family="text">
      <style:text-properties fo:font-size="12pt" style:font-size-asian="12pt" style:font-size-complex="12pt"/>
    </style:style>
    <style:style style:name="T76_73" style:family="text">
      <style:text-properties fo:font-size="12pt" style:font-size-asian="12pt" style:font-size-complex="12pt"/>
    </style:style>
    <style:style style:name="T76_74" style:family="text">
      <style:text-properties fo:font-size="12pt" style:font-size-asian="12pt" style:font-size-complex="12pt"/>
    </style:style>
    <style:style style:name="T76_75" style:family="text">
      <style:text-properties fo:font-size="12pt" style:font-size-asian="12pt" style:font-size-complex="12pt"/>
    </style:style>
    <style:style style:name="T76_76" style:family="text">
      <style:text-properties fo:font-size="12pt" style:font-size-asian="12pt" style:font-size-complex="12pt"/>
    </style:style>
    <style:style style:name="T76_77" style:family="text">
      <style:text-properties fo:font-size="12pt" style:font-size-asian="12pt" style:font-size-complex="12pt"/>
    </style:style>
    <style:style style:name="T76_78" style:family="text">
      <style:text-properties fo:font-size="12pt" style:font-size-asian="12pt" style:font-size-complex="12pt"/>
    </style:style>
    <style:style style:name="T76_79" style:family="text">
      <style:text-properties fo:font-size="12pt" style:font-size-asian="12pt" style:font-size-complex="12pt"/>
    </style:style>
    <style:style style:name="T76_80" style:family="text">
      <style:text-properties fo:font-size="12pt" style:font-size-asian="12pt" style:font-size-complex="12pt"/>
    </style:style>
    <style:style style:name="T76_81" style:family="text">
      <style:text-properties fo:font-size="12pt" style:font-size-asian="12pt" style:font-size-complex="12pt"/>
    </style:style>
    <style:style style:name="T76_82" style:family="text">
      <style:text-properties fo:font-size="12pt" style:font-size-asian="12pt" style:font-size-complex="12pt"/>
    </style:style>
    <style:style style:name="T76_83" style:family="text">
      <style:text-properties fo:font-size="12pt" style:font-size-asian="12pt" style:font-size-complex="12pt"/>
    </style:style>
    <style:style style:name="T76_84" style:family="text">
      <style:text-properties fo:font-size="12pt" style:font-size-asian="12pt" style:font-size-complex="12pt"/>
    </style:style>
    <style:style style:name="T76_85" style:family="text">
      <style:text-properties fo:font-size="12pt" style:font-size-asian="12pt" style:font-size-complex="12pt"/>
    </style:style>
    <style:style style:name="T76_86" style:family="text">
      <style:text-properties fo:font-size="12pt" style:font-size-asian="12pt" style:font-size-complex="12pt"/>
    </style:style>
    <style:style style:name="T76_87" style:family="text">
      <style:text-properties fo:font-size="12pt" style:font-size-asian="12pt" style:font-size-complex="12pt"/>
    </style:style>
    <style:style style:name="T76_88" style:family="text">
      <style:text-properties fo:font-size="12pt" style:font-size-asian="12pt" style:font-size-complex="12pt"/>
    </style:style>
    <style:style style:name="T76_89" style:family="text">
      <style:text-properties fo:font-size="12pt" style:font-size-asian="12pt" style:font-size-complex="12pt"/>
    </style:style>
    <style:style style:name="T76_90" style:family="text">
      <style:text-properties fo:font-size="12pt" style:font-size-asian="12pt" style:font-size-complex="12pt"/>
    </style:style>
    <style:style style:name="T76_91" style:family="text">
      <style:text-properties fo:font-size="12pt" style:font-size-asian="12pt" style:font-size-complex="12pt"/>
    </style:style>
    <style:style style:name="T76_92" style:family="text">
      <style:text-properties fo:font-size="12pt" style:font-size-asian="12pt" style:font-size-complex="12pt"/>
    </style:style>
    <style:style style:name="T76_93" style:family="text">
      <style:text-properties fo:font-size="12pt" style:font-size-asian="12pt" style:font-size-complex="12pt"/>
    </style:style>
    <style:style style:name="T76_94" style:family="text">
      <style:text-properties fo:font-size="12pt" style:font-size-asian="12pt" style:font-size-complex="12pt"/>
    </style:style>
    <style:style style:name="T76_95" style:family="text">
      <style:text-properties fo:font-size="12pt" style:font-size-asian="12pt" style:font-size-complex="12pt"/>
    </style:style>
    <style:style style:name="T76_96" style:family="text">
      <style:text-properties fo:font-size="12pt" style:font-size-asian="12pt" style:font-size-complex="12pt"/>
    </style:style>
    <style:style style:name="T76_97" style:family="text">
      <style:text-properties fo:font-size="12pt" style:font-size-asian="12pt" style:font-size-complex="12pt"/>
    </style:style>
    <style:style style:name="T76_98" style:family="text">
      <style:text-properties fo:font-size="12pt" style:font-size-asian="12pt" style:font-size-complex="12pt"/>
    </style:style>
    <style:style style:name="T76_99" style:family="text">
      <style:text-properties fo:font-size="12pt" style:font-size-asian="12pt" style:font-size-complex="12pt"/>
    </style:style>
    <style:style style:name="T76_100" style:family="text">
      <style:text-properties fo:font-size="12pt" style:font-size-asian="12pt" style:font-size-complex="12pt"/>
    </style:style>
    <style:style style:name="T76_101" style:family="text">
      <style:text-properties fo:font-size="12pt" style:font-size-asian="12pt" style:font-size-complex="12pt"/>
    </style:style>
    <style:style style:name="T76_102" style:family="text">
      <style:text-properties fo:font-size="12pt" style:font-size-asian="12pt" style:font-size-complex="12pt"/>
    </style:style>
    <style:style style:name="T76_103" style:family="text">
      <style:text-properties fo:font-size="12pt" style:font-size-asian="12pt" style:font-size-complex="12pt"/>
    </style:style>
    <style:style style:name="T76_104" style:family="text">
      <style:text-properties fo:font-size="12pt" style:font-size-asian="12pt" style:font-size-complex="12pt"/>
    </style:style>
    <style:style style:name="T76_105" style:family="text">
      <style:text-properties fo:font-size="12pt" style:font-size-asian="12pt" style:font-size-complex="12pt"/>
    </style:style>
    <style:style style:name="T76_106" style:family="text">
      <style:text-properties fo:font-size="12pt" style:font-size-asian="12pt" style:font-size-complex="12pt"/>
    </style:style>
    <style:style style:name="T76_107" style:family="text">
      <style:text-properties fo:font-size="12pt" style:font-size-asian="12pt" style:font-size-complex="12pt"/>
    </style:style>
    <style:style style:name="T76_108" style:family="text">
      <style:text-properties fo:font-size="12pt" style:font-size-asian="12pt" style:font-size-complex="12pt"/>
    </style:style>
    <style:style style:name="T76_109" style:family="text">
      <style:text-properties fo:font-size="12pt" style:font-size-asian="12pt" style:font-size-complex="12pt"/>
    </style:style>
    <style:style style:name="T76_110" style:family="text">
      <style:text-properties fo:font-size="12pt" style:font-size-asian="12pt" style:font-size-complex="12pt"/>
    </style:style>
    <style:style style:name="T76_111" style:family="text">
      <style:text-properties fo:font-size="12pt" style:font-size-asian="12pt" style:font-size-complex="12pt"/>
    </style:style>
    <style:style style:name="T76_112" style:family="text">
      <style:text-properties fo:font-size="12pt" style:font-size-asian="12pt" style:font-size-complex="12pt"/>
    </style:style>
    <style:style style:name="T76_113" style:family="text">
      <style:text-properties fo:font-size="12pt" style:font-size-asian="12pt" style:font-size-complex="12pt"/>
    </style:style>
    <style:style style:name="T76_114" style:family="text">
      <style:text-properties fo:font-size="12pt" style:font-size-asian="12pt" style:font-size-complex="12pt"/>
    </style:style>
    <style:style style:name="T76_115" style:family="text">
      <style:text-properties fo:font-size="12pt" style:font-size-asian="12pt" style:font-size-complex="12pt"/>
    </style:style>
    <style:style style:name="T76_116" style:family="text">
      <style:text-properties fo:font-size="12pt" style:font-size-asian="12pt" style:font-size-complex="12pt"/>
    </style:style>
    <style:style style:name="T76_117" style:family="text">
      <style:text-properties fo:font-size="12pt" style:font-size-asian="12pt" style:font-size-complex="12pt"/>
    </style:style>
    <style:style style:name="T76_118" style:family="text">
      <style:text-properties fo:font-size="12pt" style:font-size-asian="12pt" style:font-size-complex="12pt"/>
    </style:style>
    <style:style style:name="T76_119" style:family="text">
      <style:text-properties fo:font-size="12pt" style:font-size-asian="12pt" style:font-size-complex="12pt"/>
    </style:style>
    <style:style style:name="T76_120" style:family="text">
      <style:text-properties fo:font-size="12pt" style:font-size-asian="12pt" style:font-size-complex="12pt"/>
    </style:style>
    <style:style style:name="T76_121" style:family="text">
      <style:text-properties fo:font-size="12pt" style:font-size-asian="12pt" style:font-size-complex="12pt"/>
    </style:style>
    <style:style style:name="T76_122" style:family="text">
      <style:text-properties fo:font-size="12pt" style:font-size-asian="12pt" style:font-size-complex="12pt"/>
    </style:style>
    <style:style style:name="T76_123" style:family="text">
      <style:text-properties fo:font-size="12pt" style:font-size-asian="12pt" style:font-size-complex="12pt"/>
    </style:style>
    <style:style style:name="T76_124" style:family="text">
      <style:text-properties fo:font-size="12pt" style:font-size-asian="12pt" style:font-size-complex="12pt"/>
    </style:style>
    <style:style style:name="T76_125" style:family="text">
      <style:text-properties fo:font-size="12pt" style:font-size-asian="12pt" style:font-size-complex="12pt"/>
    </style:style>
    <style:style style:name="T76_126" style:family="text">
      <style:text-properties fo:font-size="12pt" style:font-size-asian="12pt" style:font-size-complex="12pt"/>
    </style:style>
    <style:style style:name="T76_127" style:family="text">
      <style:text-properties fo:font-size="12pt" style:font-size-asian="12pt" style:font-size-complex="12pt"/>
    </style:style>
    <style:style style:name="T76_128" style:family="text">
      <style:text-properties fo:font-size="12pt" style:font-size-asian="12pt" style:font-size-complex="12pt"/>
    </style:style>
    <style:style style:name="T76_129" style:family="text">
      <style:text-properties fo:font-size="12pt" style:font-size-asian="12pt" style:font-size-complex="12pt"/>
    </style:style>
    <style:style style:name="T76_130" style:family="text">
      <style:text-properties fo:font-size="12pt" style:font-size-asian="12pt" style:font-size-complex="12pt"/>
    </style:style>
    <style:style style:name="T76_131" style:family="text">
      <style:text-properties fo:font-size="12pt" style:font-size-asian="12pt" style:font-size-complex="12pt"/>
    </style:style>
    <style:style style:name="T76_132" style:family="text">
      <style:text-properties fo:font-size="12pt" style:font-size-asian="12pt" style:font-size-complex="12pt"/>
    </style:style>
    <style:style style:name="T76_133" style:family="text">
      <style:text-properties fo:font-size="12pt" style:font-size-asian="12pt" style:font-size-complex="12pt"/>
    </style:style>
    <style:style style:name="T76_134" style:family="text">
      <style:text-properties fo:font-size="12pt" style:font-size-asian="12pt" style:font-size-complex="12pt"/>
    </style:style>
    <style:style style:name="T76_135" style:family="text">
      <style:text-properties fo:font-size="12pt" style:font-size-asian="12pt" style:font-size-complex="12pt"/>
    </style:style>
    <style:style style:name="P77" style:family="paragraph" style:parent-style-name="Heading_20_1">
      <style:paragraph-properties fo:break-before="auto" fo:line-height="107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P78" style:family="paragraph" style:parent-style-name="Standard">
      <style:paragraph-properties fo:text-align="justify" fo:break-before="auto" fo:text-indent="1.27cm" fo:line-height="150%" style:writing-mode="lr-tb"/>
    </style:style>
    <style:style style:name="T78_1" style:family="text">
      <style:text-properties fo:font-size="12pt" style:font-size-asian="12pt" style:font-size-complex="12pt"/>
    </style:style>
    <style:style style:name="T78_2" style:family="text">
      <style:text-properties fo:font-size="12pt" style:font-size-asian="12pt" style:font-size-complex="12pt"/>
    </style:style>
    <style:style style:name="T78_3" style:family="text">
      <style:text-properties fo:font-size="12pt" style:font-size-asian="12pt" style:font-size-complex="12pt"/>
    </style:style>
    <style:style style:name="T78_4" style:family="text">
      <style:text-properties fo:font-size="12pt" style:font-size-asian="12pt" style:font-size-complex="12pt"/>
    </style:style>
    <style:style style:name="T78_5" style:family="text">
      <style:text-properties fo:font-size="12pt" style:font-size-asian="12pt" style:font-size-complex="12pt"/>
    </style:style>
    <style:style style:name="T78_6" style:family="text">
      <style:text-properties fo:font-size="12pt" style:font-size-asian="12pt" style:font-size-complex="12pt"/>
    </style:style>
    <style:style style:name="T78_7" style:family="text">
      <style:text-properties fo:font-size="12pt" style:font-size-asian="12pt" style:font-size-complex="12pt"/>
    </style:style>
    <style:style style:name="T78_8" style:family="text">
      <style:text-properties fo:font-size="12pt" style:font-size-asian="12pt" style:font-size-complex="12pt"/>
    </style:style>
    <style:style style:name="T78_9" style:family="text">
      <style:text-properties fo:font-size="12pt" style:font-size-asian="12pt" style:font-size-complex="12pt"/>
    </style:style>
    <style:style style:name="T78_10" style:family="text">
      <style:text-properties fo:font-size="12pt" style:font-size-asian="12pt" style:font-size-complex="12pt"/>
    </style:style>
    <style:style style:name="T78_11" style:family="text">
      <style:text-properties fo:font-size="12pt" style:font-size-asian="12pt" style:font-size-complex="12pt"/>
    </style:style>
    <style:style style:name="T78_12" style:family="text">
      <style:text-properties fo:font-size="12pt" style:font-size-asian="12pt" style:font-size-complex="12pt"/>
    </style:style>
    <style:style style:name="T78_13" style:family="text">
      <style:text-properties fo:font-size="12pt" style:font-size-asian="12pt" style:font-size-complex="12pt"/>
    </style:style>
    <style:style style:name="T78_14" style:family="text">
      <style:text-properties fo:font-size="12pt" style:font-size-asian="12pt" style:font-size-complex="12pt"/>
    </style:style>
    <style:style style:name="T78_15" style:family="text">
      <style:text-properties fo:font-size="12pt" style:font-size-asian="12pt" style:font-size-complex="12pt"/>
    </style:style>
    <style:style style:name="T78_16" style:family="text">
      <style:text-properties fo:font-size="12pt" style:font-size-asian="12pt" style:font-size-complex="12pt"/>
    </style:style>
    <style:style style:name="T78_17" style:family="text">
      <style:text-properties fo:font-size="12pt" style:font-size-asian="12pt" style:font-size-complex="12pt"/>
    </style:style>
    <style:style style:name="T78_18" style:family="text">
      <style:text-properties fo:font-size="12pt" style:font-size-asian="12pt" style:font-size-complex="12pt"/>
    </style:style>
    <style:style style:name="T78_19" style:family="text">
      <style:text-properties fo:font-size="12pt" style:font-size-asian="12pt" style:font-size-complex="12pt"/>
    </style:style>
    <style:style style:name="T78_20" style:family="text">
      <style:text-properties fo:font-size="12pt" style:font-size-asian="12pt" style:font-size-complex="12pt"/>
    </style:style>
    <style:style style:name="T78_21" style:family="text">
      <style:text-properties fo:font-size="12pt" style:font-size-asian="12pt" style:font-size-complex="12pt"/>
    </style:style>
    <style:style style:name="T78_22" style:family="text">
      <style:text-properties fo:font-size="12pt" style:font-size-asian="12pt" style:font-size-complex="12pt"/>
    </style:style>
    <style:style style:name="T78_23" style:family="text">
      <style:text-properties fo:font-size="12pt" style:font-size-asian="12pt" style:font-size-complex="12pt"/>
    </style:style>
    <style:style style:name="T78_24" style:family="text">
      <style:text-properties fo:font-size="12pt" style:font-size-asian="12pt" style:font-size-complex="12pt"/>
    </style:style>
    <style:style style:name="T78_25" style:family="text">
      <style:text-properties fo:font-size="12pt" style:font-size-asian="12pt" style:font-size-complex="12pt"/>
    </style:style>
    <style:style style:name="T78_26" style:family="text">
      <style:text-properties fo:font-size="12pt" style:font-size-asian="12pt" style:font-size-complex="12pt"/>
    </style:style>
    <style:style style:name="T78_27" style:family="text">
      <style:text-properties fo:font-size="12pt" style:font-size-asian="12pt" style:font-size-complex="12pt"/>
    </style:style>
    <style:style style:name="T78_28" style:family="text">
      <style:text-properties fo:font-size="12pt" style:font-size-asian="12pt" style:font-size-complex="12pt"/>
    </style:style>
    <style:style style:name="T78_29" style:family="text">
      <style:text-properties fo:font-size="12pt" style:font-size-asian="12pt" style:font-size-complex="12pt"/>
    </style:style>
    <style:style style:name="T78_30" style:family="text">
      <style:text-properties fo:font-size="12pt" style:font-size-asian="12pt" style:font-size-complex="12pt"/>
    </style:style>
    <style:style style:name="T78_31" style:family="text">
      <style:text-properties fo:font-size="12pt" style:font-size-asian="12pt" style:font-size-complex="12pt"/>
    </style:style>
    <style:style style:name="T78_32" style:family="text">
      <style:text-properties fo:font-size="12pt" style:font-size-asian="12pt" style:font-size-complex="12pt"/>
    </style:style>
    <style:style style:name="T78_33" style:family="text">
      <style:text-properties fo:font-size="12pt" style:font-size-asian="12pt" style:font-size-complex="12pt"/>
    </style:style>
    <style:style style:name="T78_34" style:family="text">
      <style:text-properties fo:font-size="12pt" style:font-size-asian="12pt" style:font-size-complex="12pt"/>
    </style:style>
    <style:style style:name="T78_35" style:family="text">
      <style:text-properties fo:font-size="12pt" style:font-size-asian="12pt" style:font-size-complex="12pt"/>
    </style:style>
    <style:style style:name="T78_36" style:family="text">
      <style:text-properties fo:font-size="12pt" style:font-size-asian="12pt" style:font-size-complex="12pt"/>
    </style:style>
    <style:style style:name="T78_37" style:family="text">
      <style:text-properties fo:font-size="12pt" style:font-size-asian="12pt" style:font-size-complex="12pt"/>
    </style:style>
    <style:style style:name="T78_38" style:family="text">
      <style:text-properties fo:font-size="12pt" style:font-size-asian="12pt" style:font-size-complex="12pt"/>
    </style:style>
    <style:style style:name="T78_39" style:family="text">
      <style:text-properties fo:font-size="12pt" style:font-size-asian="12pt" style:font-size-complex="12pt"/>
    </style:style>
    <style:style style:name="T78_40" style:family="text">
      <style:text-properties fo:font-size="12pt" style:font-size-asian="12pt" style:font-size-complex="12pt"/>
    </style:style>
    <style:style style:name="T78_41" style:family="text">
      <style:text-properties fo:font-size="12pt" style:font-size-asian="12pt" style:font-size-complex="12pt"/>
    </style:style>
    <style:style style:name="T78_42" style:family="text">
      <style:text-properties fo:font-size="12pt" style:font-size-asian="12pt" style:font-size-complex="12pt"/>
    </style:style>
    <style:style style:name="T78_43" style:family="text">
      <style:text-properties fo:font-size="12pt" style:font-size-asian="12pt" style:font-size-complex="12pt"/>
    </style:style>
    <style:style style:name="T78_44" style:family="text">
      <style:text-properties fo:font-size="12pt" style:font-size-asian="12pt" style:font-size-complex="12pt"/>
    </style:style>
    <style:style style:name="T78_45" style:family="text">
      <style:text-properties fo:font-size="12pt" style:font-size-asian="12pt" style:font-size-complex="12pt"/>
    </style:style>
    <style:style style:name="T78_46" style:family="text">
      <style:text-properties fo:font-size="12pt" style:font-size-asian="12pt" style:font-size-complex="12pt"/>
    </style:style>
    <style:style style:name="T78_47" style:family="text">
      <style:text-properties fo:font-size="12pt" style:font-size-asian="12pt" style:font-size-complex="12pt"/>
    </style:style>
    <style:style style:name="T78_48" style:family="text">
      <style:text-properties fo:font-size="12pt" style:font-size-asian="12pt" style:font-size-complex="12pt"/>
    </style:style>
    <style:style style:name="T78_49" style:family="text">
      <style:text-properties fo:font-size="12pt" style:font-size-asian="12pt" style:font-size-complex="12pt"/>
    </style:style>
    <style:style style:name="T78_50" style:family="text">
      <style:text-properties fo:font-size="12pt" style:font-size-asian="12pt" style:font-size-complex="12pt"/>
    </style:style>
    <style:style style:name="T78_51" style:family="text">
      <style:text-properties fo:font-size="12pt" style:font-size-asian="12pt" style:font-size-complex="12pt"/>
    </style:style>
    <style:style style:name="T78_52" style:family="text">
      <style:text-properties fo:font-size="12pt" style:font-size-asian="12pt" style:font-size-complex="12pt"/>
    </style:style>
    <style:style style:name="T78_53" style:family="text">
      <style:text-properties fo:font-size="12pt" style:font-size-asian="12pt" style:font-size-complex="12pt"/>
    </style:style>
    <style:style style:name="T78_54" style:family="text">
      <style:text-properties fo:font-size="12pt" style:font-size-asian="12pt" style:font-size-complex="12pt"/>
    </style:style>
    <style:style style:name="T78_55" style:family="text">
      <style:text-properties fo:font-size="12pt" style:font-size-asian="12pt" style:font-size-complex="12pt"/>
    </style:style>
    <style:style style:name="T78_56" style:family="text">
      <style:text-properties fo:font-size="12pt" style:font-size-asian="12pt" style:font-size-complex="12pt"/>
    </style:style>
    <style:style style:name="T78_57" style:family="text">
      <style:text-properties fo:font-size="12pt" style:font-size-asian="12pt" style:font-size-complex="12pt"/>
    </style:style>
    <style:style style:name="T78_58" style:family="text">
      <style:text-properties fo:font-size="12pt" style:font-size-asian="12pt" style:font-size-complex="12pt"/>
    </style:style>
    <style:style style:name="T78_59" style:family="text">
      <style:text-properties fo:font-size="12pt" style:font-size-asian="12pt" style:font-size-complex="12pt"/>
    </style:style>
    <style:style style:name="T78_60" style:family="text">
      <style:text-properties fo:font-size="12pt" style:font-size-asian="12pt" style:font-size-complex="12pt"/>
    </style:style>
    <style:style style:name="T78_61" style:family="text">
      <style:text-properties fo:font-size="12pt" style:font-size-asian="12pt" style:font-size-complex="12pt"/>
    </style:style>
    <style:style style:name="T78_62" style:family="text">
      <style:text-properties fo:font-size="12pt" style:font-size-asian="12pt" style:font-size-complex="12pt"/>
    </style:style>
    <style:style style:name="T78_63" style:family="text">
      <style:text-properties fo:font-size="12pt" style:font-size-asian="12pt" style:font-size-complex="12pt"/>
    </style:style>
    <style:style style:name="T78_64" style:family="text">
      <style:text-properties fo:font-size="12pt" style:font-size-asian="12pt" style:font-size-complex="12pt"/>
    </style:style>
    <style:style style:name="T78_65" style:family="text">
      <style:text-properties fo:font-size="12pt" style:font-size-asian="12pt" style:font-size-complex="12pt"/>
    </style:style>
    <style:style style:name="T78_66" style:family="text">
      <style:text-properties fo:font-size="12pt" style:font-size-asian="12pt" style:font-size-complex="12pt"/>
    </style:style>
    <style:style style:name="T78_67" style:family="text">
      <style:text-properties fo:font-size="12pt" style:font-size-asian="12pt" style:font-size-complex="12pt"/>
    </style:style>
    <style:style style:name="T78_68" style:family="text">
      <style:text-properties fo:font-size="12pt" style:font-size-asian="12pt" style:font-size-complex="12pt"/>
    </style:style>
    <style:style style:name="T78_69" style:family="text">
      <style:text-properties fo:font-size="12pt" style:font-size-asian="12pt" style:font-size-complex="12pt"/>
    </style:style>
    <style:style style:name="T78_70" style:family="text">
      <style:text-properties fo:font-size="12pt" style:font-size-asian="12pt" style:font-size-complex="12pt"/>
    </style:style>
    <style:style style:name="T78_71" style:family="text">
      <style:text-properties fo:font-size="12pt" style:font-size-asian="12pt" style:font-size-complex="12pt"/>
    </style:style>
    <style:style style:name="T78_72" style:family="text">
      <style:text-properties fo:font-size="12pt" style:font-size-asian="12pt" style:font-size-complex="12pt"/>
    </style:style>
    <style:style style:name="T78_73" style:family="text">
      <style:text-properties fo:font-size="12pt" style:font-size-asian="12pt" style:font-size-complex="12pt"/>
    </style:style>
    <style:style style:name="T78_74" style:family="text">
      <style:text-properties fo:font-size="12pt" style:font-size-asian="12pt" style:font-size-complex="12pt"/>
    </style:style>
    <style:style style:name="T78_75" style:family="text">
      <style:text-properties fo:font-size="12pt" style:font-size-asian="12pt" style:font-size-complex="12pt"/>
    </style:style>
    <style:style style:name="T78_76" style:family="text">
      <style:text-properties fo:font-size="12pt" style:font-size-asian="12pt" style:font-size-complex="12pt"/>
    </style:style>
    <style:style style:name="T78_77" style:family="text">
      <style:text-properties fo:font-size="12pt" style:font-size-asian="12pt" style:font-size-complex="12pt"/>
    </style:style>
    <style:style style:name="T78_78" style:family="text">
      <style:text-properties fo:font-size="12pt" style:font-size-asian="12pt" style:font-size-complex="12pt"/>
    </style:style>
    <style:style style:name="T78_79" style:family="text">
      <style:text-properties fo:font-size="12pt" style:font-size-asian="12pt" style:font-size-complex="12pt"/>
    </style:style>
    <style:style style:name="T78_80" style:family="text">
      <style:text-properties fo:font-size="12pt" style:font-size-asian="12pt" style:font-size-complex="12pt"/>
    </style:style>
    <style:style style:name="T78_81" style:family="text">
      <style:text-properties fo:font-size="12pt" style:font-size-asian="12pt" style:font-size-complex="12pt"/>
    </style:style>
    <style:style style:name="T78_82" style:family="text">
      <style:text-properties fo:font-size="12pt" style:font-size-asian="12pt" style:font-size-complex="12pt"/>
    </style:style>
    <style:style style:name="T78_83" style:family="text">
      <style:text-properties fo:font-size="12pt" style:font-size-asian="12pt" style:font-size-complex="12pt"/>
    </style:style>
    <style:style style:name="T78_84" style:family="text">
      <style:text-properties fo:font-size="12pt" style:font-size-asian="12pt" style:font-size-complex="12pt"/>
    </style:style>
    <style:style style:name="T78_85" style:family="text">
      <style:text-properties fo:font-size="12pt" style:font-size-asian="12pt" style:font-size-complex="12pt"/>
    </style:style>
    <style:style style:name="T78_86" style:family="text">
      <style:text-properties fo:font-size="12pt" style:font-size-asian="12pt" style:font-size-complex="12pt"/>
    </style:style>
    <style:style style:name="T78_87" style:family="text">
      <style:text-properties fo:font-size="12pt" style:font-size-asian="12pt" style:font-size-complex="12pt"/>
    </style:style>
    <style:style style:name="T78_88" style:family="text">
      <style:text-properties fo:font-size="12pt" style:font-size-asian="12pt" style:font-size-complex="12pt"/>
    </style:style>
    <style:style style:name="T78_89" style:family="text">
      <style:text-properties fo:font-size="12pt" style:font-size-asian="12pt" style:font-size-complex="12pt"/>
    </style:style>
    <style:style style:name="T78_90" style:family="text">
      <style:text-properties fo:font-size="12pt" style:font-size-asian="12pt" style:font-size-complex="12pt"/>
    </style:style>
    <style:style style:name="T78_91" style:family="text">
      <style:text-properties fo:font-size="12pt" style:font-size-asian="12pt" style:font-size-complex="12pt"/>
    </style:style>
    <style:style style:name="T78_92" style:family="text">
      <style:text-properties fo:font-size="12pt" style:font-size-asian="12pt" style:font-size-complex="12pt"/>
    </style:style>
    <style:style style:name="T78_93" style:family="text">
      <style:text-properties fo:font-size="12pt" style:font-size-asian="12pt" style:font-size-complex="12pt"/>
    </style:style>
    <style:style style:name="T78_94" style:family="text">
      <style:text-properties fo:font-size="12pt" style:font-size-asian="12pt" style:font-size-complex="12pt"/>
    </style:style>
    <style:style style:name="T78_95" style:family="text">
      <style:text-properties fo:font-size="12pt" style:font-size-asian="12pt" style:font-size-complex="12pt"/>
    </style:style>
    <style:style style:name="T78_96" style:family="text">
      <style:text-properties fo:font-size="12pt" style:font-size-asian="12pt" style:font-size-complex="12pt"/>
    </style:style>
    <style:style style:name="T78_97" style:family="text">
      <style:text-properties fo:font-size="12pt" style:font-size-asian="12pt" style:font-size-complex="12pt"/>
    </style:style>
    <style:style style:name="T78_98" style:family="text">
      <style:text-properties fo:font-size="12pt" style:font-size-asian="12pt" style:font-size-complex="12pt"/>
    </style:style>
    <style:style style:name="T78_99" style:family="text">
      <style:text-properties fo:font-size="12pt" style:font-size-asian="12pt" style:font-size-complex="12pt"/>
    </style:style>
    <style:style style:name="T78_100" style:family="text">
      <style:text-properties fo:font-size="12pt" style:font-size-asian="12pt" style:font-size-complex="12pt"/>
    </style:style>
    <style:style style:name="T78_101" style:family="text">
      <style:text-properties fo:font-size="12pt" style:font-size-asian="12pt" style:font-size-complex="12pt"/>
    </style:style>
    <style:style style:name="T78_102" style:family="text">
      <style:text-properties fo:font-size="12pt" style:font-size-asian="12pt" style:font-size-complex="12pt"/>
    </style:style>
    <style:style style:name="T78_103" style:family="text">
      <style:text-properties fo:font-size="12pt" style:font-size-asian="12pt" style:font-size-complex="12pt"/>
    </style:style>
    <style:style style:name="T78_104" style:family="text">
      <style:text-properties fo:font-size="12pt" style:font-size-asian="12pt" style:font-size-complex="12pt"/>
    </style:style>
    <style:style style:name="T78_105" style:family="text">
      <style:text-properties fo:font-size="12pt" style:font-size-asian="12pt" style:font-size-complex="12pt"/>
    </style:style>
    <style:style style:name="T78_106" style:family="text">
      <style:text-properties fo:font-size="12pt" style:font-size-asian="12pt" style:font-size-complex="12pt"/>
    </style:style>
    <style:style style:name="T78_107" style:family="text">
      <style:text-properties fo:font-size="12pt" style:font-size-asian="12pt" style:font-size-complex="12pt"/>
    </style:style>
    <style:style style:name="T78_108" style:family="text">
      <style:text-properties fo:font-size="12pt" style:font-size-asian="12pt" style:font-size-complex="12pt"/>
    </style:style>
    <style:style style:name="T78_109" style:family="text">
      <style:text-properties fo:font-size="12pt" style:font-size-asian="12pt" style:font-size-complex="12pt"/>
    </style:style>
    <style:style style:name="T78_110" style:family="text">
      <style:text-properties fo:font-size="12pt" style:font-size-asian="12pt" style:font-size-complex="12pt"/>
    </style:style>
    <style:style style:name="T78_111" style:family="text">
      <style:text-properties fo:font-size="12pt" style:font-size-asian="12pt" style:font-size-complex="12pt"/>
    </style:style>
    <style:style style:name="T78_112" style:family="text">
      <style:text-properties fo:font-size="12pt" style:font-size-asian="12pt" style:font-size-complex="12pt"/>
    </style:style>
    <style:style style:name="T78_113" style:family="text">
      <style:text-properties fo:font-size="12pt" style:font-size-asian="12pt" style:font-size-complex="12pt"/>
    </style:style>
    <style:style style:name="T78_114" style:family="text">
      <style:text-properties fo:font-size="12pt" style:font-size-asian="12pt" style:font-size-complex="12pt"/>
    </style:style>
    <style:style style:name="T78_115" style:family="text">
      <style:text-properties fo:font-size="12pt" style:font-size-asian="12pt" style:font-size-complex="12pt"/>
    </style:style>
    <style:style style:name="T78_116" style:family="text">
      <style:text-properties fo:font-size="12pt" style:font-size-asian="12pt" style:font-size-complex="12pt"/>
    </style:style>
    <style:style style:name="T78_117" style:family="text">
      <style:text-properties fo:font-size="12pt" style:font-size-asian="12pt" style:font-size-complex="12pt"/>
    </style:style>
    <style:style style:name="T78_118" style:family="text">
      <style:text-properties fo:font-size="12pt" style:font-size-asian="12pt" style:font-size-complex="12pt"/>
    </style:style>
    <style:style style:name="T78_119" style:family="text">
      <style:text-properties fo:font-size="12pt" style:font-size-asian="12pt" style:font-size-complex="12pt"/>
    </style:style>
    <style:style style:name="T78_120" style:family="text">
      <style:text-properties fo:font-size="12pt" style:font-size-asian="12pt" style:font-size-complex="12pt"/>
    </style:style>
    <style:style style:name="T78_121" style:family="text">
      <style:text-properties fo:font-size="12pt" style:font-size-asian="12pt" style:font-size-complex="12pt"/>
    </style:style>
    <style:style style:name="T78_122" style:family="text">
      <style:text-properties fo:font-size="12pt" style:font-size-asian="12pt" style:font-size-complex="12pt"/>
    </style:style>
    <style:style style:name="T78_123" style:family="text">
      <style:text-properties fo:font-size="12pt" style:font-size-asian="12pt" style:font-size-complex="12pt"/>
    </style:style>
    <style:style style:name="T78_124" style:family="text">
      <style:text-properties fo:font-size="12pt" style:font-size-asian="12pt" style:font-size-complex="12pt"/>
    </style:style>
    <style:style style:name="T78_125" style:family="text">
      <style:text-properties fo:font-size="12pt" style:font-size-asian="12pt" style:font-size-complex="12pt"/>
    </style:style>
    <style:style style:name="T78_126" style:family="text">
      <style:text-properties fo:font-size="12pt" style:font-size-asian="12pt" style:font-size-complex="12pt"/>
    </style:style>
    <style:style style:name="T78_127" style:family="text">
      <style:text-properties fo:font-size="12pt" style:font-size-asian="12pt" style:font-size-complex="12pt"/>
    </style:style>
    <style:style style:name="T78_128" style:family="text">
      <style:text-properties fo:font-size="12pt" style:font-size-asian="12pt" style:font-size-complex="12pt"/>
    </style:style>
    <style:style style:name="T78_129" style:family="text">
      <style:text-properties fo:font-size="12pt" style:font-size-asian="12pt" style:font-size-complex="12pt"/>
    </style:style>
    <style:style style:name="T78_130" style:family="text">
      <style:text-properties fo:font-size="12pt" style:font-size-asian="12pt" style:font-size-complex="12pt"/>
    </style:style>
    <style:style style:name="T78_131" style:family="text">
      <style:text-properties fo:font-size="12pt" style:font-size-asian="12pt" style:font-size-complex="12pt"/>
    </style:style>
    <style:style style:name="T78_132" style:family="text">
      <style:text-properties fo:font-size="12pt" style:font-size-asian="12pt" style:font-size-complex="12pt"/>
    </style:style>
    <style:style style:name="T78_133" style:family="text">
      <style:text-properties fo:font-size="12pt" style:font-size-asian="12pt" style:font-size-complex="12pt"/>
    </style:style>
    <style:style style:name="T78_134" style:family="text">
      <style:text-properties fo:font-size="12pt" style:font-size-asian="12pt" style:font-size-complex="12pt"/>
    </style:style>
    <style:style style:name="T78_135" style:family="text">
      <style:text-properties fo:font-size="12pt" style:font-size-asian="12pt" style:font-size-complex="12pt"/>
    </style:style>
    <style:style style:name="T78_136" style:family="text">
      <style:text-properties fo:font-size="12pt" style:font-size-asian="12pt" style:font-size-complex="12pt"/>
    </style:style>
    <style:style style:name="T78_137" style:family="text">
      <style:text-properties fo:font-size="12pt" style:font-size-asian="12pt" style:font-size-complex="12pt"/>
    </style:style>
    <style:style style:name="T78_138" style:family="text">
      <style:text-properties fo:font-size="12pt" style:font-size-asian="12pt" style:font-size-complex="12pt"/>
    </style:style>
    <style:style style:name="T78_139" style:family="text">
      <style:text-properties fo:font-size="12pt" style:font-size-asian="12pt" style:font-size-complex="12pt"/>
    </style:style>
    <style:style style:name="T78_140" style:family="text">
      <style:text-properties fo:font-size="12pt" style:font-size-asian="12pt" style:font-size-complex="12pt"/>
    </style:style>
    <style:style style:name="T78_141" style:family="text">
      <style:text-properties fo:font-size="12pt" style:font-size-asian="12pt" style:font-size-complex="12pt"/>
    </style:style>
    <style:style style:name="T78_142" style:family="text">
      <style:text-properties fo:font-size="12pt" style:font-size-asian="12pt" style:font-size-complex="12pt"/>
    </style:style>
    <style:style style:name="T78_143" style:family="text">
      <style:text-properties fo:font-size="12pt" style:font-size-asian="12pt" style:font-size-complex="12pt"/>
    </style:style>
    <style:style style:name="T78_144" style:family="text">
      <style:text-properties fo:font-size="12pt" style:font-size-asian="12pt" style:font-size-complex="12pt"/>
    </style:style>
    <style:style style:name="T78_145" style:family="text">
      <style:text-properties fo:font-size="12pt" style:font-size-asian="12pt" style:font-size-complex="12pt"/>
    </style:style>
    <style:style style:name="T78_146" style:family="text">
      <style:text-properties fo:font-size="12pt" style:font-size-asian="12pt" style:font-size-complex="12pt"/>
    </style:style>
    <style:style style:name="T78_147" style:family="text">
      <style:text-properties fo:font-size="12pt" style:font-size-asian="12pt" style:font-size-complex="12pt"/>
    </style:style>
    <style:style style:name="T78_148" style:family="text">
      <style:text-properties fo:font-size="12pt" style:font-size-asian="12pt" style:font-size-complex="12pt"/>
    </style:style>
    <style:style style:name="T78_149" style:family="text">
      <style:text-properties fo:font-size="12pt" style:font-size-asian="12pt" style:font-size-complex="12pt"/>
    </style:style>
    <style:style style:name="T78_150" style:family="text">
      <style:text-properties fo:font-size="12pt" style:font-size-asian="12pt" style:font-size-complex="12pt"/>
    </style:style>
    <style:style style:name="T78_151" style:family="text">
      <style:text-properties fo:font-size="12pt" style:font-size-asian="12pt" style:font-size-complex="12pt"/>
    </style:style>
    <style:style style:name="T78_152" style:family="text">
      <style:text-properties fo:font-size="12pt" style:font-size-asian="12pt" style:font-size-complex="12pt"/>
    </style:style>
    <style:style style:name="T78_153" style:family="text">
      <style:text-properties fo:font-size="12pt" style:font-size-asian="12pt" style:font-size-complex="12pt"/>
    </style:style>
    <style:style style:name="T78_154" style:family="text">
      <style:text-properties fo:font-size="12pt" style:font-size-asian="12pt" style:font-size-complex="12pt"/>
    </style:style>
    <style:style style:name="T78_155" style:family="text">
      <style:text-properties fo:font-size="12pt" style:font-size-asian="12pt" style:font-size-complex="12pt"/>
    </style:style>
    <style:style style:name="T78_156" style:family="text">
      <style:text-properties fo:font-size="12pt" style:font-size-asian="12pt" style:font-size-complex="12pt"/>
    </style:style>
    <style:style style:name="T78_157" style:family="text">
      <style:text-properties fo:font-size="12pt" style:font-size-asian="12pt" style:font-size-complex="12pt"/>
    </style:style>
    <style:style style:name="T78_158" style:family="text">
      <style:text-properties fo:font-size="12pt" style:font-size-asian="12pt" style:font-size-complex="12pt"/>
    </style:style>
    <style:style style:name="T78_159" style:family="text">
      <style:text-properties fo:font-size="12pt" style:font-size-asian="12pt" style:font-size-complex="12pt"/>
    </style:style>
    <style:style style:name="T78_160" style:family="text">
      <style:text-properties fo:font-size="12pt" style:font-size-asian="12pt" style:font-size-complex="12pt"/>
    </style:style>
    <style:style style:name="T78_161" style:family="text">
      <style:text-properties fo:font-size="12pt" style:font-size-asian="12pt" style:font-size-complex="12pt"/>
    </style:style>
    <style:style style:name="T78_162" style:family="text">
      <style:text-properties fo:font-size="12pt" style:font-size-asian="12pt" style:font-size-complex="12pt"/>
    </style:style>
    <style:style style:name="T78_163" style:family="text">
      <style:text-properties fo:font-size="12pt" style:font-size-asian="12pt" style:font-size-complex="12pt"/>
    </style:style>
    <style:style style:name="T78_164" style:family="text">
      <style:text-properties fo:font-size="12pt" style:font-size-asian="12pt" style:font-size-complex="12pt"/>
    </style:style>
    <style:style style:name="T78_165" style:family="text">
      <style:text-properties fo:font-size="12pt" style:font-size-asian="12pt" style:font-size-complex="12pt"/>
    </style:style>
    <style:style style:name="T78_166" style:family="text">
      <style:text-properties fo:font-size="12pt" style:font-size-asian="12pt" style:font-size-complex="12pt"/>
    </style:style>
    <style:style style:name="T78_167" style:family="text">
      <style:text-properties fo:font-size="12pt" style:font-size-asian="12pt" style:font-size-complex="12pt"/>
    </style:style>
    <style:style style:name="T78_168" style:family="text">
      <style:text-properties fo:font-size="12pt" style:font-size-asian="12pt" style:font-size-complex="12pt"/>
    </style:style>
    <style:style style:name="T78_169" style:family="text">
      <style:text-properties fo:font-size="12pt" style:font-size-asian="12pt" style:font-size-complex="12pt"/>
    </style:style>
    <style:style style:name="P79" style:family="paragraph" style:parent-style-name="Heading_20_2">
      <style:paragraph-properties fo:text-align="justify" fo:break-before="auto" fo:line-height="150%" style:writing-mode="lr-tb"/>
    </style:style>
    <style:style style:name="T79_1" style:family="text">
      <style:text-properties fo:color="#000000" fo:font-weight="bold" style:font-weight-asian="bold" style:font-weight-complex="bold"/>
    </style:style>
    <style:style style:name="T79_2" style:family="text">
      <style:text-properties fo:color="#000000" fo:font-weight="bold" style:font-weight-asian="bold" style:font-weight-complex="bold"/>
    </style:style>
    <style:style style:name="T79_3" style:family="text">
      <style:text-properties fo:color="#000000" fo:font-weight="bold" style:font-weight-asian="bold" style:font-weight-complex="bold"/>
    </style:style>
    <style:style style:name="T79_4" style:family="text">
      <style:text-properties fo:color="#000000" fo:font-weight="bold" style:font-weight-asian="bold" style:font-weight-complex="bold"/>
    </style:style>
    <style:style style:name="P80" style:family="paragraph" style:parent-style-name="Standard">
      <style:paragraph-properties fo:text-align="justify" fo:break-before="auto" fo:line-height="150%" style:writing-mode="lr-tb"/>
    </style:style>
    <style:style style:name="T80_1" style:family="text">
      <style:text-properties fo:font-size="12pt" style:font-size-asian="12pt" style:font-size-complex="12pt"/>
    </style:style>
    <style:style style:name="T80_2" style:family="text">
      <style:text-properties fo:font-size="12pt" style:font-size-asian="12pt" style:font-size-complex="12pt"/>
    </style:style>
    <style:style style:name="T80_3" style:family="text">
      <style:text-properties fo:font-size="12pt" style:font-size-asian="12pt" style:font-size-complex="12pt"/>
    </style:style>
    <style:style style:name="T80_4" style:family="text">
      <style:text-properties fo:font-size="12pt" style:font-size-asian="12pt" style:font-size-complex="12pt"/>
    </style:style>
    <style:style style:name="T80_5" style:family="text">
      <style:text-properties fo:font-size="12pt" style:font-size-asian="12pt" style:font-size-complex="12pt"/>
    </style:style>
    <style:style style:name="T80_6" style:family="text">
      <style:text-properties fo:font-size="12pt" style:font-size-asian="12pt" style:font-size-complex="12pt"/>
    </style:style>
    <style:style style:name="T80_7" style:family="text">
      <style:text-properties fo:font-size="12pt" style:font-size-asian="12pt" style:font-size-complex="12pt"/>
    </style:style>
    <style:style style:name="T80_8" style:family="text">
      <style:text-properties fo:font-size="12pt" style:font-size-asian="12pt" style:font-size-complex="12pt"/>
    </style:style>
    <style:style style:name="T80_9" style:family="text">
      <style:text-properties fo:font-size="12pt" style:font-size-asian="12pt" style:font-size-complex="12pt"/>
    </style:style>
    <style:style style:name="T80_10" style:family="text">
      <style:text-properties fo:font-size="12pt" style:font-size-asian="12pt" style:font-size-complex="12pt"/>
    </style:style>
    <style:style style:name="T80_11" style:family="text">
      <style:text-properties fo:font-size="12pt" style:font-size-asian="12pt" style:font-size-complex="12pt"/>
    </style:style>
    <style:style style:name="T80_12" style:family="text">
      <style:text-properties fo:font-size="12pt" style:font-size-asian="12pt" style:font-size-complex="12pt"/>
    </style:style>
    <style:style style:name="T80_13" style:family="text">
      <style:text-properties fo:font-size="12pt" style:font-size-asian="12pt" style:font-size-complex="12pt"/>
    </style:style>
    <style:style style:name="T80_14" style:family="text">
      <style:text-properties fo:font-size="12pt" style:font-size-asian="12pt" style:font-size-complex="12pt"/>
    </style:style>
    <style:style style:name="T80_15" style:family="text">
      <style:text-properties fo:font-size="12pt" style:font-size-asian="12pt" style:font-size-complex="12pt"/>
    </style:style>
    <style:style style:name="T80_16" style:family="text">
      <style:text-properties fo:font-size="12pt" style:font-size-asian="12pt" style:font-size-complex="12pt"/>
    </style:style>
    <style:style style:name="T80_17" style:family="text">
      <style:text-properties fo:font-size="12pt" style:font-size-asian="12pt" style:font-size-complex="12pt"/>
    </style:style>
    <style:style style:name="T80_18" style:family="text">
      <style:text-properties fo:font-size="12pt" style:font-size-asian="12pt" style:font-size-complex="12pt"/>
    </style:style>
    <style:style style:name="T80_19" style:family="text">
      <style:text-properties fo:font-size="12pt" style:font-size-asian="12pt" style:font-size-complex="12pt"/>
    </style:style>
    <style:style style:name="T80_20" style:family="text">
      <style:text-properties fo:font-size="12pt" style:font-size-asian="12pt" style:font-size-complex="12pt"/>
    </style:style>
    <style:style style:name="T80_21" style:family="text">
      <style:text-properties fo:font-size="12pt" style:font-size-asian="12pt" style:font-size-complex="12pt"/>
    </style:style>
    <style:style style:name="T80_22" style:family="text">
      <style:text-properties fo:font-size="12pt" style:font-size-asian="12pt" style:font-size-complex="12pt"/>
    </style:style>
    <style:style style:name="T80_23" style:family="text">
      <style:text-properties fo:font-size="12pt" style:font-size-asian="12pt" style:font-size-complex="12pt"/>
    </style:style>
    <style:style style:name="T80_24" style:family="text">
      <style:text-properties fo:font-size="12pt" style:font-size-asian="12pt" style:font-size-complex="12pt"/>
    </style:style>
    <style:style style:name="T80_25" style:family="text">
      <style:text-properties fo:font-size="12pt" style:font-size-asian="12pt" style:font-size-complex="12pt"/>
    </style:style>
    <style:style style:name="T80_26" style:family="text">
      <style:text-properties fo:font-size="12pt" style:font-size-asian="12pt" style:font-size-complex="12pt"/>
    </style:style>
    <style:style style:name="T80_27" style:family="text">
      <style:text-properties fo:font-size="12pt" style:font-size-asian="12pt" style:font-size-complex="12pt"/>
    </style:style>
    <style:style style:name="T80_28" style:family="text">
      <style:text-properties fo:font-size="12pt" style:font-size-asian="12pt" style:font-size-complex="12pt"/>
    </style:style>
    <style:style style:name="T80_29" style:family="text">
      <style:text-properties fo:font-size="12pt" style:font-size-asian="12pt" style:font-size-complex="12pt"/>
    </style:style>
    <style:style style:name="T80_30" style:family="text">
      <style:text-properties fo:font-size="12pt" style:font-size-asian="12pt" style:font-size-complex="12pt"/>
    </style:style>
    <style:style style:name="T80_31" style:family="text">
      <style:text-properties fo:font-size="12pt" style:font-size-asian="12pt" style:font-size-complex="12pt"/>
    </style:style>
    <style:style style:name="T80_32" style:family="text">
      <style:text-properties fo:font-size="12pt" style:font-size-asian="12pt" style:font-size-complex="12pt"/>
    </style:style>
    <style:style style:name="T80_33" style:family="text">
      <style:text-properties fo:font-size="12pt" style:font-size-asian="12pt" style:font-size-complex="12pt"/>
    </style:style>
    <style:style style:name="T80_34" style:family="text">
      <style:text-properties fo:font-size="12pt" style:font-size-asian="12pt" style:font-size-complex="12pt"/>
    </style:style>
    <style:style style:name="T80_35" style:family="text">
      <style:text-properties fo:font-size="12pt" style:font-size-asian="12pt" style:font-size-complex="12pt"/>
    </style:style>
    <style:style style:name="T80_36" style:family="text">
      <style:text-properties fo:font-size="12pt" style:font-size-asian="12pt" style:font-size-complex="12pt"/>
    </style:style>
    <style:style style:name="T80_37" style:family="text">
      <style:text-properties fo:font-size="12pt" style:font-size-asian="12pt" style:font-size-complex="12pt"/>
    </style:style>
    <style:style style:name="P81" style:family="paragraph" style:parent-style-name="Standard">
      <style:paragraph-properties fo:break-before="auto" fo:line-height="150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P82" style:family="paragraph" style:parent-style-name="Standard">
      <style:paragraph-properties fo:break-before="auto" fo:line-height="150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P83" style:family="paragraph" style:parent-style-name="Standard">
      <style:paragraph-properties fo:break-before="auto" fo:line-height="150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P84" style:family="paragraph" style:parent-style-name="Standard">
      <style:paragraph-properties fo:break-before="auto" fo:line-height="150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P85" style:family="paragraph" style:parent-style-name="Standard">
      <style:paragraph-properties fo:break-before="auto" fo:line-height="150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P86" style:family="paragraph" style:parent-style-name="Standard">
      <style:paragraph-properties fo:text-align="justify" fo:break-before="auto" fo:line-height="150%" style:writing-mode="lr-tb"/>
    </style:style>
    <style:style style:name="T86_1" style:family="text">
      <style:text-properties fo:font-size="12pt" style:font-size-asian="12pt" style:font-size-complex="12pt"/>
    </style:style>
    <style:style style:name="T86_2" style:family="text">
      <style:text-properties fo:font-size="12pt" style:font-size-asian="12pt" style:font-size-complex="12pt"/>
    </style:style>
    <style:style style:name="T86_3" style:family="text">
      <style:text-properties fo:font-size="12pt" style:font-size-asian="12pt" style:font-size-complex="12pt"/>
    </style:style>
    <style:style style:name="T86_4" style:family="text">
      <style:text-properties fo:font-size="12pt" style:font-size-asian="12pt" style:font-size-complex="12pt"/>
    </style:style>
    <style:style style:name="T86_5" style:family="text">
      <style:text-properties fo:font-size="12pt" style:font-size-asian="12pt" style:font-size-complex="12pt"/>
    </style:style>
    <style:style style:name="T86_6" style:family="text">
      <style:text-properties fo:font-size="12pt" style:font-size-asian="12pt" style:font-size-complex="12pt"/>
    </style:style>
    <style:style style:name="P87" style:family="paragraph" style:parent-style-name="Standard">
      <style:paragraph-properties fo:text-align="justify" fo:break-before="auto" fo:text-indent="1.27cm" fo:line-height="150%" style:writing-mode="lr-tb"/>
    </style:style>
    <style:style style:name="T87_1" style:family="text">
      <style:text-properties fo:font-size="12pt" style:font-size-asian="12pt" style:font-size-complex="12pt"/>
    </style:style>
    <style:style style:name="T87_2" style:family="text">
      <style:text-properties fo:font-size="12pt" style:font-size-asian="12pt" style:font-size-complex="12pt"/>
    </style:style>
    <style:style style:name="T87_3" style:family="text">
      <style:text-properties fo:font-size="12pt" style:font-size-asian="12pt" style:font-size-complex="12pt"/>
    </style:style>
    <style:style style:name="T87_4" style:family="text">
      <style:text-properties fo:font-size="12pt" style:font-size-asian="12pt" style:font-size-complex="12pt"/>
    </style:style>
    <style:style style:name="T87_5" style:family="text">
      <style:text-properties fo:font-size="12pt" style:font-size-asian="12pt" style:font-size-complex="12pt"/>
    </style:style>
    <style:style style:name="T87_6" style:family="text">
      <style:text-properties fo:font-size="12pt" style:font-size-asian="12pt" style:font-size-complex="12pt"/>
    </style:style>
    <style:style style:name="T87_7" style:family="text">
      <style:text-properties fo:font-size="12pt" style:font-size-asian="12pt" style:font-size-complex="12pt"/>
    </style:style>
    <style:style style:name="T87_8" style:family="text">
      <style:text-properties fo:font-size="12pt" style:font-size-asian="12pt" style:font-size-complex="12pt"/>
    </style:style>
    <style:style style:name="T87_9" style:family="text">
      <style:text-properties fo:font-size="12pt" style:font-size-asian="12pt" style:font-size-complex="12pt"/>
    </style:style>
    <style:style style:name="T87_10" style:family="text">
      <style:text-properties fo:font-size="12pt" style:font-size-asian="12pt" style:font-size-complex="12pt"/>
    </style:style>
    <style:style style:name="T87_11" style:family="text">
      <style:text-properties fo:font-size="12pt" style:font-size-asian="12pt" style:font-size-complex="12pt"/>
    </style:style>
    <style:style style:name="T87_12" style:family="text">
      <style:text-properties fo:font-size="12pt" style:font-size-asian="12pt" style:font-size-complex="12pt"/>
    </style:style>
    <style:style style:name="T87_13" style:family="text">
      <style:text-properties fo:font-size="12pt" style:font-size-asian="12pt" style:font-size-complex="12pt"/>
    </style:style>
    <style:style style:name="T87_14" style:family="text">
      <style:text-properties fo:font-size="12pt" style:font-size-asian="12pt" style:font-size-complex="12pt"/>
    </style:style>
    <style:style style:name="T87_15" style:family="text">
      <style:text-properties fo:font-size="12pt" style:font-size-asian="12pt" style:font-size-complex="12pt"/>
    </style:style>
    <style:style style:name="T87_16" style:family="text">
      <style:text-properties fo:font-size="12pt" style:font-size-asian="12pt" style:font-size-complex="12pt"/>
    </style:style>
    <style:style style:name="T87_17" style:family="text">
      <style:text-properties fo:font-size="12pt" style:font-size-asian="12pt" style:font-size-complex="12pt"/>
    </style:style>
    <style:style style:name="T87_18" style:family="text">
      <style:text-properties fo:font-size="12pt" style:font-size-asian="12pt" style:font-size-complex="12pt"/>
    </style:style>
    <style:style style:name="T87_19" style:family="text">
      <style:text-properties fo:font-size="12pt" style:font-size-asian="12pt" style:font-size-complex="12pt"/>
    </style:style>
    <style:style style:name="T87_20" style:family="text">
      <style:text-properties fo:font-size="12pt" style:font-size-asian="12pt" style:font-size-complex="12pt"/>
    </style:style>
    <style:style style:name="T87_21" style:family="text">
      <style:text-properties fo:font-size="12pt" style:font-size-asian="12pt" style:font-size-complex="12pt"/>
    </style:style>
    <style:style style:name="T87_22" style:family="text">
      <style:text-properties fo:font-size="12pt" style:font-size-asian="12pt" style:font-size-complex="12pt"/>
    </style:style>
    <style:style style:name="T87_23" style:family="text">
      <style:text-properties fo:font-size="12pt" style:font-size-asian="12pt" style:font-size-complex="12pt"/>
    </style:style>
    <style:style style:name="T87_24" style:family="text">
      <style:text-properties fo:font-size="12pt" style:font-size-asian="12pt" style:font-size-complex="12pt"/>
    </style:style>
    <style:style style:name="T87_25" style:family="text">
      <style:text-properties fo:font-size="12pt" style:font-size-asian="12pt" style:font-size-complex="12pt"/>
    </style:style>
    <style:style style:name="T87_26" style:family="text">
      <style:text-properties fo:font-size="12pt" style:font-size-asian="12pt" style:font-size-complex="12pt"/>
    </style:style>
    <style:style style:name="T87_27" style:family="text">
      <style:text-properties fo:font-size="12pt" style:font-size-asian="12pt" style:font-size-complex="12pt"/>
    </style:style>
    <style:style style:name="T87_28" style:family="text">
      <style:text-properties fo:font-size="12pt" style:font-size-asian="12pt" style:font-size-complex="12pt"/>
    </style:style>
    <style:style style:name="T87_29" style:family="text">
      <style:text-properties fo:font-size="12pt" style:font-size-asian="12pt" style:font-size-complex="12pt"/>
    </style:style>
    <style:style style:name="T87_30" style:family="text">
      <style:text-properties fo:font-size="12pt" style:font-size-asian="12pt" style:font-size-complex="12pt"/>
    </style:style>
    <style:style style:name="T87_31" style:family="text">
      <style:text-properties fo:font-size="12pt" style:font-size-asian="12pt" style:font-size-complex="12pt"/>
    </style:style>
    <style:style style:name="T87_32" style:family="text">
      <style:text-properties fo:font-size="12pt" style:font-size-asian="12pt" style:font-size-complex="12pt"/>
    </style:style>
    <style:style style:name="T87_33" style:family="text">
      <style:text-properties fo:font-size="12pt" style:font-size-asian="12pt" style:font-size-complex="12pt"/>
    </style:style>
    <style:style style:name="T87_34" style:family="text">
      <style:text-properties fo:font-size="12pt" style:font-size-asian="12pt" style:font-size-complex="12pt"/>
    </style:style>
    <style:style style:name="T87_35" style:family="text">
      <style:text-properties fo:font-size="12pt" style:font-size-asian="12pt" style:font-size-complex="12pt"/>
    </style:style>
    <style:style style:name="T87_36" style:family="text">
      <style:text-properties fo:font-size="12pt" style:font-size-asian="12pt" style:font-size-complex="12pt"/>
    </style:style>
    <style:style style:name="T87_37" style:family="text">
      <style:text-properties fo:font-size="12pt" style:font-size-asian="12pt" style:font-size-complex="12pt"/>
    </style:style>
    <style:style style:name="T87_38" style:family="text">
      <style:text-properties fo:font-size="12pt" style:font-size-asian="12pt" style:font-size-complex="12pt"/>
    </style:style>
    <style:style style:name="T87_39" style:family="text">
      <style:text-properties fo:font-size="12pt" style:font-size-asian="12pt" style:font-size-complex="12pt"/>
    </style:style>
    <style:style style:name="T87_40" style:family="text">
      <style:text-properties fo:font-size="12pt" style:font-size-asian="12pt" style:font-size-complex="12pt"/>
    </style:style>
    <style:style style:name="T87_41" style:family="text">
      <style:text-properties fo:font-size="12pt" style:font-size-asian="12pt" style:font-size-complex="12pt"/>
    </style:style>
    <style:style style:name="T87_42" style:family="text">
      <style:text-properties fo:font-size="12pt" style:font-size-asian="12pt" style:font-size-complex="12pt"/>
    </style:style>
    <style:style style:name="T87_43" style:family="text">
      <style:text-properties fo:font-size="12pt" style:font-size-asian="12pt" style:font-size-complex="12pt"/>
    </style:style>
    <style:style style:name="T87_44" style:family="text">
      <style:text-properties fo:font-size="12pt" style:font-size-asian="12pt" style:font-size-complex="12pt"/>
    </style:style>
    <style:style style:name="T87_45" style:family="text">
      <style:text-properties fo:font-size="12pt" style:font-size-asian="12pt" style:font-size-complex="12pt"/>
    </style:style>
    <style:style style:name="T87_46" style:family="text">
      <style:text-properties fo:font-size="12pt" style:font-size-asian="12pt" style:font-size-complex="12pt"/>
    </style:style>
    <style:style style:name="T87_47" style:family="text">
      <style:text-properties fo:font-size="12pt" style:font-size-asian="12pt" style:font-size-complex="12pt"/>
    </style:style>
    <style:style style:name="T87_48" style:family="text">
      <style:text-properties fo:font-size="12pt" style:font-size-asian="12pt" style:font-size-complex="12pt"/>
    </style:style>
    <style:style style:name="T87_49" style:family="text">
      <style:text-properties fo:font-size="12pt" style:font-size-asian="12pt" style:font-size-complex="12pt"/>
    </style:style>
    <style:style style:name="T87_50" style:family="text">
      <style:text-properties fo:font-size="12pt" style:font-size-asian="12pt" style:font-size-complex="12pt"/>
    </style:style>
    <style:style style:name="T87_51" style:family="text">
      <style:text-properties fo:font-size="12pt" style:font-size-asian="12pt" style:font-size-complex="12pt"/>
    </style:style>
    <style:style style:name="T87_52" style:family="text">
      <style:text-properties fo:font-size="12pt" style:font-size-asian="12pt" style:font-size-complex="12pt"/>
    </style:style>
    <style:style style:name="P88" style:family="paragraph" style:parent-style-name="Standard">
      <style:paragraph-properties fo:text-align="justify" fo:break-before="auto" fo:line-height="150%" style:writing-mode="lr-tb"/>
    </style:style>
    <style:style style:name="T88_1" style:family="text">
      <style:text-properties fo:font-size="12pt" style:font-size-asian="12pt" style:font-size-complex="12pt"/>
    </style:style>
    <style:style style:name="P89" style:family="paragraph" style:parent-style-name="Heading_20_1">
      <style:paragraph-properties fo:text-align="justify" fo:break-before="auto" fo:line-height="150%" style:writing-mode="lr-tb"/>
    </style:style>
    <style:style style:name="T89_1" style:family="text">
      <style:text-properties fo:color="#000000" fo:font-weight="bold" style:font-weight-asian="bold" style:font-weight-complex="bold"/>
    </style:style>
    <style:style style:name="T89_2" style:family="text">
      <style:text-properties fo:color="#000000" fo:font-weight="bold" style:font-weight-asian="bold" style:font-weight-complex="bold"/>
    </style:style>
    <style:style style:name="T89_3" style:family="text">
      <style:text-properties fo:color="#000000" fo:font-weight="bold" style:font-weight-asian="bold" style:font-weight-complex="bold"/>
    </style:style>
    <style:style style:name="T89_4" style:family="text">
      <style:text-properties fo:color="#000000" fo:font-weight="bold" style:font-weight-asian="bold" style:font-weight-complex="bold"/>
    </style:style>
    <style:style style:name="T89_5" style:family="text">
      <style:text-properties fo:color="#000000" fo:font-weight="bold" style:font-weight-asian="bold" style:font-weight-complex="bold"/>
    </style:style>
    <style:style style:name="T89_6" style:family="text">
      <style:text-properties fo:color="#000000" fo:font-weight="bold" style:font-weight-asian="bold" style:font-weight-complex="bold"/>
    </style:style>
    <style:style style:name="T89_7" style:family="text">
      <style:text-properties fo:color="#000000" fo:font-weight="bold" style:font-weight-asian="bold" style:font-weight-complex="bold"/>
    </style:style>
    <style:style style:name="T89_8" style:family="text">
      <style:text-properties fo:color="#000000" fo:font-weight="bold" style:font-weight-asian="bold" style:font-weight-complex="bold"/>
    </style:style>
    <style:style style:name="T89_9" style:family="text">
      <style:text-properties fo:color="#000000" fo:font-weight="bold" style:font-weight-asian="bold" style:font-weight-complex="bold"/>
    </style:style>
    <style:style style:name="T89_10" style:family="text">
      <style:text-properties fo:color="#000000" fo:font-weight="bold" style:font-weight-asian="bold" style:font-weight-complex="bold"/>
    </style:style>
    <style:style style:name="T89_11" style:family="text">
      <style:text-properties fo:color="#000000" fo:font-weight="bold" style:font-weight-asian="bold" style:font-weight-complex="bold"/>
    </style:style>
    <style:style style:name="T89_12" style:family="text">
      <style:text-properties fo:color="#000000" fo:font-weight="bold" style:font-weight-asian="bold" style:font-weight-complex="bold"/>
    </style:style>
    <style:style style:name="T89_13" style:family="text">
      <style:text-properties fo:color="#000000" fo:font-weight="bold" style:font-weight-asian="bold" style:font-weight-complex="bold"/>
    </style:style>
    <style:style style:name="T89_14" style:family="text">
      <style:text-properties fo:color="#000000" fo:font-weight="bold" style:font-weight-asian="bold" style:font-weight-complex="bold"/>
    </style:style>
    <style:style style:name="P90" style:family="paragraph" style:parent-style-name="Standard">
      <style:paragraph-properties fo:text-align="justify" fo:break-before="auto" fo:line-height="150%" style:writing-mode="lr-tb"/>
    </style:style>
    <style:style style:name="T90_1" style:family="text">
      <style:text-properties fo:font-size="12pt" style:font-size-asian="12pt" style:font-size-complex="12pt"/>
    </style:style>
    <style:style style:name="T90_2" style:family="text">
      <style:text-properties fo:font-size="12pt" style:font-size-asian="12pt" style:font-size-complex="12pt"/>
    </style:style>
    <style:style style:name="T90_3" style:family="text">
      <style:text-properties fo:font-size="12pt" style:font-size-asian="12pt" style:font-size-complex="12pt"/>
    </style:style>
    <style:style style:name="T90_4" style:family="text">
      <style:text-properties fo:font-size="12pt" style:font-size-asian="12pt" style:font-size-complex="12pt"/>
    </style:style>
    <style:style style:name="T90_5" style:family="text">
      <style:text-properties fo:font-size="12pt" style:font-size-asian="12pt" style:font-size-complex="12pt"/>
    </style:style>
    <style:style style:name="T90_6" style:family="text">
      <style:text-properties fo:font-size="12pt" style:font-size-asian="12pt" style:font-size-complex="12pt"/>
    </style:style>
    <style:style style:name="T90_7" style:family="text">
      <style:text-properties fo:font-size="12pt" style:font-size-asian="12pt" style:font-size-complex="12pt"/>
    </style:style>
    <style:style style:name="T90_8" style:family="text">
      <style:text-properties fo:font-size="12pt" style:font-size-asian="12pt" style:font-size-complex="12pt"/>
    </style:style>
    <style:style style:name="T90_9" style:family="text">
      <style:text-properties fo:font-size="12pt" style:font-size-asian="12pt" style:font-size-complex="12pt"/>
    </style:style>
    <style:style style:name="T90_10" style:family="text">
      <style:text-properties fo:font-size="12pt" style:font-size-asian="12pt" style:font-size-complex="12pt"/>
    </style:style>
    <style:style style:name="T90_11" style:family="text">
      <style:text-properties fo:font-size="12pt" style:font-size-asian="12pt" style:font-size-complex="12pt"/>
    </style:style>
    <style:style style:name="T90_12" style:family="text">
      <style:text-properties fo:font-size="12pt" style:font-size-asian="12pt" style:font-size-complex="12pt"/>
    </style:style>
    <style:style style:name="T90_13" style:family="text">
      <style:text-properties fo:font-size="12pt" style:font-size-asian="12pt" style:font-size-complex="12pt"/>
    </style:style>
    <style:style style:name="T90_14" style:family="text">
      <style:text-properties fo:font-size="12pt" style:font-size-asian="12pt" style:font-size-complex="12pt"/>
    </style:style>
    <style:style style:name="T90_15" style:family="text">
      <style:text-properties fo:font-size="12pt" style:font-size-asian="12pt" style:font-size-complex="12pt"/>
    </style:style>
    <style:style style:name="T90_16" style:family="text">
      <style:text-properties fo:font-size="12pt" style:font-size-asian="12pt" style:font-size-complex="12pt"/>
    </style:style>
    <style:style style:name="T90_17" style:family="text">
      <style:text-properties fo:font-size="12pt" style:font-size-asian="12pt" style:font-size-complex="12pt"/>
    </style:style>
    <style:style style:name="T90_18" style:family="text">
      <style:text-properties fo:font-size="12pt" style:font-size-asian="12pt" style:font-size-complex="12pt"/>
    </style:style>
    <style:style style:name="T90_19" style:family="text">
      <style:text-properties fo:font-size="12pt" style:font-size-asian="12pt" style:font-size-complex="12pt"/>
    </style:style>
    <style:style style:name="T90_20" style:family="text">
      <style:text-properties fo:font-size="12pt" style:font-size-asian="12pt" style:font-size-complex="12pt"/>
    </style:style>
    <style:style style:name="T90_21" style:family="text">
      <style:text-properties fo:font-size="12pt" style:font-size-asian="12pt" style:font-size-complex="12pt"/>
    </style:style>
    <style:style style:name="T90_22" style:family="text">
      <style:text-properties fo:font-size="12pt" style:font-size-asian="12pt" style:font-size-complex="12pt"/>
    </style:style>
    <style:style style:name="T90_23" style:family="text">
      <style:text-properties fo:font-size="12pt" style:font-size-asian="12pt" style:font-size-complex="12pt"/>
    </style:style>
    <style:style style:name="T90_24" style:family="text">
      <style:text-properties fo:font-size="12pt" style:font-size-asian="12pt" style:font-size-complex="12pt"/>
    </style:style>
    <style:style style:name="T90_25" style:family="text">
      <style:text-properties fo:font-size="12pt" style:font-size-asian="12pt" style:font-size-complex="12pt"/>
    </style:style>
    <style:style style:name="T90_26" style:family="text">
      <style:text-properties fo:font-size="12pt" style:font-size-asian="12pt" style:font-size-complex="12pt"/>
    </style:style>
    <style:style style:name="T90_27" style:family="text">
      <style:text-properties fo:font-size="12pt" style:font-size-asian="12pt" style:font-size-complex="12pt"/>
    </style:style>
    <style:style style:name="T90_28" style:family="text">
      <style:text-properties fo:font-size="12pt" style:font-size-asian="12pt" style:font-size-complex="12pt"/>
    </style:style>
    <style:style style:name="T90_29" style:family="text">
      <style:text-properties fo:font-size="12pt" style:font-size-asian="12pt" style:font-size-complex="12pt"/>
    </style:style>
    <style:style style:name="T90_30" style:family="text">
      <style:text-properties fo:font-size="12pt" style:font-size-asian="12pt" style:font-size-complex="12pt"/>
    </style:style>
    <style:style style:name="T90_31" style:family="text">
      <style:text-properties fo:font-size="12pt" style:font-size-asian="12pt" style:font-size-complex="12pt"/>
    </style:style>
    <style:style style:name="T90_32" style:family="text">
      <style:text-properties fo:font-size="12pt" style:font-size-asian="12pt" style:font-size-complex="12pt"/>
    </style:style>
    <style:style style:name="T90_33" style:family="text">
      <style:text-properties fo:font-size="12pt" style:font-size-asian="12pt" style:font-size-complex="12pt"/>
    </style:style>
    <style:style style:name="T90_34" style:family="text">
      <style:text-properties fo:font-size="12pt" style:font-size-asian="12pt" style:font-size-complex="12pt"/>
    </style:style>
    <style:style style:name="T90_35" style:family="text">
      <style:text-properties fo:font-size="12pt" style:font-size-asian="12pt" style:font-size-complex="12pt"/>
    </style:style>
    <style:style style:name="T90_36" style:family="text">
      <style:text-properties fo:font-size="12pt" style:font-size-asian="12pt" style:font-size-complex="12pt"/>
    </style:style>
    <style:style style:name="T90_37" style:family="text">
      <style:text-properties fo:font-size="12pt" style:font-size-asian="12pt" style:font-size-complex="12pt"/>
    </style:style>
    <style:style style:name="T90_38" style:family="text">
      <style:text-properties fo:font-size="12pt" style:font-size-asian="12pt" style:font-size-complex="12pt"/>
    </style:style>
    <style:style style:name="T90_39" style:family="text">
      <style:text-properties fo:font-size="12pt" style:font-size-asian="12pt" style:font-size-complex="12pt"/>
    </style:style>
    <style:style style:name="T90_40" style:family="text">
      <style:text-properties fo:font-size="12pt" style:font-size-asian="12pt" style:font-size-complex="12pt"/>
    </style:style>
    <style:style style:name="T90_41" style:family="text">
      <style:text-properties fo:font-size="12pt" style:font-size-asian="12pt" style:font-size-complex="12pt"/>
    </style:style>
    <style:style style:name="T90_42" style:family="text">
      <style:text-properties fo:font-size="12pt" style:font-size-asian="12pt" style:font-size-complex="12pt"/>
    </style:style>
    <style:style style:name="T90_43" style:family="text">
      <style:text-properties fo:font-size="12pt" style:font-size-asian="12pt" style:font-size-complex="12pt"/>
    </style:style>
    <style:style style:name="T90_44" style:family="text">
      <style:text-properties fo:font-size="12pt" style:font-size-asian="12pt" style:font-size-complex="12pt"/>
    </style:style>
    <style:style style:name="T90_45" style:family="text">
      <style:text-properties fo:font-size="12pt" style:font-size-asian="12pt" style:font-size-complex="12pt"/>
    </style:style>
    <style:style style:name="T90_46" style:family="text">
      <style:text-properties fo:font-size="12pt" style:font-size-asian="12pt" style:font-size-complex="12pt"/>
    </style:style>
    <style:style style:name="T90_47" style:family="text">
      <style:text-properties fo:font-size="12pt" style:font-size-asian="12pt" style:font-size-complex="12pt"/>
    </style:style>
    <style:style style:name="T90_48" style:family="text">
      <style:text-properties fo:font-size="12pt" style:font-size-asian="12pt" style:font-size-complex="12pt"/>
    </style:style>
    <style:style style:name="T90_49" style:family="text">
      <style:text-properties fo:font-size="12pt" style:font-size-asian="12pt" style:font-size-complex="12pt"/>
    </style:style>
    <style:style style:name="T90_50" style:family="text">
      <style:text-properties fo:font-size="12pt" style:font-size-asian="12pt" style:font-size-complex="12pt"/>
    </style:style>
    <style:style style:name="T90_51" style:family="text">
      <style:text-properties fo:font-size="12pt" style:font-size-asian="12pt" style:font-size-complex="12pt"/>
    </style:style>
    <style:style style:name="T90_52" style:family="text">
      <style:text-properties fo:font-size="12pt" style:font-size-asian="12pt" style:font-size-complex="12pt"/>
    </style:style>
    <style:style style:name="T90_53" style:family="text">
      <style:text-properties fo:font-size="12pt" style:font-size-asian="12pt" style:font-size-complex="12pt"/>
    </style:style>
    <style:style style:name="T90_54" style:family="text">
      <style:text-properties fo:font-size="12pt" style:font-size-asian="12pt" style:font-size-complex="12pt"/>
    </style:style>
    <style:style style:name="T90_55" style:family="text">
      <style:text-properties fo:font-size="12pt" style:font-size-asian="12pt" style:font-size-complex="12pt"/>
    </style:style>
    <style:style style:name="T90_56" style:family="text">
      <style:text-properties fo:font-size="12pt" style:font-size-asian="12pt" style:font-size-complex="12pt"/>
    </style:style>
    <style:style style:name="T90_57" style:family="text">
      <style:text-properties fo:font-size="12pt" style:font-size-asian="12pt" style:font-size-complex="12pt"/>
    </style:style>
    <style:style style:name="T90_58" style:family="text">
      <style:text-properties fo:font-size="12pt" style:font-size-asian="12pt" style:font-size-complex="12pt"/>
    </style:style>
    <style:style style:name="T90_59" style:family="text">
      <style:text-properties fo:font-size="12pt" style:font-size-asian="12pt" style:font-size-complex="12pt"/>
    </style:style>
    <style:style style:name="T90_60" style:family="text">
      <style:text-properties fo:font-size="12pt" style:font-size-asian="12pt" style:font-size-complex="12pt"/>
    </style:style>
    <style:style style:name="T90_61" style:family="text">
      <style:text-properties fo:font-size="12pt" style:font-size-asian="12pt" style:font-size-complex="12pt"/>
    </style:style>
    <style:style style:name="T90_62" style:family="text">
      <style:text-properties fo:font-size="12pt" style:font-size-asian="12pt" style:font-size-complex="12pt"/>
    </style:style>
    <style:style style:name="T90_63" style:family="text">
      <style:text-properties fo:font-size="12pt" style:font-size-asian="12pt" style:font-size-complex="12pt"/>
    </style:style>
    <style:style style:name="T90_64" style:family="text">
      <style:text-properties fo:font-size="12pt" style:font-size-asian="12pt" style:font-size-complex="12pt"/>
    </style:style>
    <style:style style:name="T90_65" style:family="text">
      <style:text-properties fo:font-size="12pt" style:font-size-asian="12pt" style:font-size-complex="12pt"/>
    </style:style>
    <style:style style:name="T90_66" style:family="text">
      <style:text-properties fo:font-size="12pt" style:font-size-asian="12pt" style:font-size-complex="12pt"/>
    </style:style>
    <style:style style:name="T90_67" style:family="text">
      <style:text-properties fo:font-size="12pt" style:font-size-asian="12pt" style:font-size-complex="12pt"/>
    </style:style>
    <style:style style:name="T90_68" style:family="text">
      <style:text-properties fo:font-size="12pt" style:font-size-asian="12pt" style:font-size-complex="12pt"/>
    </style:style>
    <style:style style:name="T90_69" style:family="text">
      <style:text-properties fo:font-size="12pt" style:font-size-asian="12pt" style:font-size-complex="12pt"/>
    </style:style>
    <style:style style:name="T90_70" style:family="text">
      <style:text-properties fo:font-size="12pt" style:font-size-asian="12pt" style:font-size-complex="12pt"/>
    </style:style>
    <style:style style:name="T90_71" style:family="text">
      <style:text-properties fo:font-size="12pt" style:font-size-asian="12pt" style:font-size-complex="12pt"/>
    </style:style>
    <style:style style:name="T90_72" style:family="text">
      <style:text-properties fo:font-size="12pt" style:font-size-asian="12pt" style:font-size-complex="12pt"/>
    </style:style>
    <style:style style:name="T90_73" style:family="text">
      <style:text-properties fo:font-size="12pt" style:font-size-asian="12pt" style:font-size-complex="12pt"/>
    </style:style>
    <style:style style:name="T90_74" style:family="text">
      <style:text-properties fo:font-size="12pt" style:font-size-asian="12pt" style:font-size-complex="12pt"/>
    </style:style>
    <style:style style:name="T90_75" style:family="text">
      <style:text-properties fo:font-size="12pt" style:font-size-asian="12pt" style:font-size-complex="12pt"/>
    </style:style>
    <style:style style:name="T90_76" style:family="text">
      <style:text-properties fo:font-size="12pt" style:font-size-asian="12pt" style:font-size-complex="12pt"/>
    </style:style>
    <style:style style:name="T90_77" style:family="text">
      <style:text-properties fo:font-size="12pt" style:font-size-asian="12pt" style:font-size-complex="12pt"/>
    </style:style>
    <style:style style:name="T90_78" style:family="text">
      <style:text-properties fo:font-size="12pt" style:font-size-asian="12pt" style:font-size-complex="12pt"/>
    </style:style>
    <style:style style:name="T90_79" style:family="text">
      <style:text-properties fo:font-size="12pt" style:font-size-asian="12pt" style:font-size-complex="12pt"/>
    </style:style>
    <style:style style:name="T90_80" style:family="text">
      <style:text-properties fo:font-size="12pt" style:font-size-asian="12pt" style:font-size-complex="12pt"/>
    </style:style>
    <style:style style:name="T90_81" style:family="text">
      <style:text-properties fo:font-size="12pt" style:font-size-asian="12pt" style:font-size-complex="12pt"/>
    </style:style>
    <style:style style:name="T90_82" style:family="text">
      <style:text-properties fo:font-size="12pt" style:font-size-asian="12pt" style:font-size-complex="12pt"/>
    </style:style>
    <style:style style:name="T90_83" style:family="text">
      <style:text-properties fo:font-size="12pt" style:font-size-asian="12pt" style:font-size-complex="12pt"/>
    </style:style>
    <style:style style:name="T90_84" style:family="text">
      <style:text-properties fo:font-size="12pt" style:font-size-asian="12pt" style:font-size-complex="12pt"/>
    </style:style>
    <style:style style:name="T90_85" style:family="text">
      <style:text-properties fo:font-size="12pt" style:font-size-asian="12pt" style:font-size-complex="12pt"/>
    </style:style>
    <style:style style:name="T90_86" style:family="text">
      <style:text-properties fo:font-size="12pt" style:font-size-asian="12pt" style:font-size-complex="12pt"/>
    </style:style>
    <style:style style:name="T90_87" style:family="text">
      <style:text-properties fo:font-size="12pt" style:font-size-asian="12pt" style:font-size-complex="12pt"/>
    </style:style>
    <style:style style:name="T90_88" style:family="text">
      <style:text-properties fo:font-size="12pt" style:font-size-asian="12pt" style:font-size-complex="12pt"/>
    </style:style>
    <style:style style:name="T90_89" style:family="text">
      <style:text-properties fo:font-size="12pt" style:font-size-asian="12pt" style:font-size-complex="12pt"/>
    </style:style>
    <style:style style:name="T90_90" style:family="text">
      <style:text-properties fo:font-size="12pt" style:font-size-asian="12pt" style:font-size-complex="12pt"/>
    </style:style>
    <style:style style:name="T90_91" style:family="text">
      <style:text-properties fo:font-size="12pt" style:font-size-asian="12pt" style:font-size-complex="12pt"/>
    </style:style>
    <style:style style:name="T90_92" style:family="text">
      <style:text-properties fo:font-size="12pt" style:font-size-asian="12pt" style:font-size-complex="12pt"/>
    </style:style>
    <style:style style:name="T90_93" style:family="text">
      <style:text-properties fo:font-size="12pt" style:font-size-asian="12pt" style:font-size-complex="12pt"/>
    </style:style>
    <style:style style:name="T90_94" style:family="text">
      <style:text-properties fo:font-size="12pt" style:font-size-asian="12pt" style:font-size-complex="12pt"/>
    </style:style>
    <style:style style:name="T90_95" style:family="text">
      <style:text-properties fo:font-size="12pt" style:font-size-asian="12pt" style:font-size-complex="12pt"/>
    </style:style>
    <style:style style:name="T90_96" style:family="text">
      <style:text-properties fo:font-size="12pt" style:font-size-asian="12pt" style:font-size-complex="12pt"/>
    </style:style>
    <style:style style:name="T90_97" style:family="text">
      <style:text-properties fo:font-size="12pt" style:font-size-asian="12pt" style:font-size-complex="12pt"/>
    </style:style>
    <style:style style:name="T90_98" style:family="text">
      <style:text-properties fo:font-size="12pt" style:font-size-asian="12pt" style:font-size-complex="12pt"/>
    </style:style>
    <style:style style:name="T90_99" style:family="text">
      <style:text-properties fo:font-size="12pt" style:font-size-asian="12pt" style:font-size-complex="12pt"/>
    </style:style>
    <style:style style:name="T90_100" style:family="text">
      <style:text-properties fo:font-size="12pt" style:font-size-asian="12pt" style:font-size-complex="12pt"/>
    </style:style>
    <style:style style:name="T90_101" style:family="text">
      <style:text-properties fo:font-size="12pt" style:font-size-asian="12pt" style:font-size-complex="12pt"/>
    </style:style>
    <style:style style:name="T90_102" style:family="text">
      <style:text-properties fo:font-size="12pt" style:font-size-asian="12pt" style:font-size-complex="12pt"/>
    </style:style>
    <style:style style:name="T90_103" style:family="text">
      <style:text-properties fo:font-size="12pt" style:font-size-asian="12pt" style:font-size-complex="12pt"/>
    </style:style>
    <style:style style:name="T90_104" style:family="text">
      <style:text-properties fo:font-size="12pt" style:font-size-asian="12pt" style:font-size-complex="12pt"/>
    </style:style>
    <style:style style:name="T90_105" style:family="text">
      <style:text-properties fo:font-size="12pt" style:font-size-asian="12pt" style:font-size-complex="12pt"/>
    </style:style>
    <style:style style:name="T90_106" style:family="text">
      <style:text-properties fo:font-size="12pt" style:font-size-asian="12pt" style:font-size-complex="12pt"/>
    </style:style>
    <style:style style:name="T90_107" style:family="text">
      <style:text-properties fo:font-size="12pt" style:font-size-asian="12pt" style:font-size-complex="12pt"/>
    </style:style>
    <style:style style:name="T90_108" style:family="text">
      <style:text-properties fo:font-size="12pt" style:font-size-asian="12pt" style:font-size-complex="12pt"/>
    </style:style>
    <style:style style:name="T90_109" style:family="text">
      <style:text-properties fo:font-size="12pt" style:font-size-asian="12pt" style:font-size-complex="12pt"/>
    </style:style>
    <style:style style:name="T90_110" style:family="text">
      <style:text-properties fo:font-size="12pt" style:font-size-asian="12pt" style:font-size-complex="12pt"/>
    </style:style>
    <style:style style:name="T90_111" style:family="text">
      <style:text-properties fo:font-size="12pt" style:font-size-asian="12pt" style:font-size-complex="12pt"/>
    </style:style>
    <style:style style:name="T90_112" style:family="text">
      <style:text-properties fo:font-size="12pt" style:font-size-asian="12pt" style:font-size-complex="12pt"/>
    </style:style>
    <style:style style:name="T90_113" style:family="text">
      <style:text-properties fo:font-size="12pt" style:font-size-asian="12pt" style:font-size-complex="12pt"/>
    </style:style>
    <style:style style:name="T90_114" style:family="text">
      <style:text-properties fo:font-size="12pt" style:font-size-asian="12pt" style:font-size-complex="12pt"/>
    </style:style>
    <style:style style:name="T90_115" style:family="text">
      <style:text-properties fo:font-size="12pt" style:font-size-asian="12pt" style:font-size-complex="12pt"/>
    </style:style>
    <style:style style:name="T90_116" style:family="text">
      <style:text-properties fo:font-size="12pt" style:font-size-asian="12pt" style:font-size-complex="12pt"/>
    </style:style>
    <style:style style:name="T90_117" style:family="text">
      <style:text-properties fo:font-size="12pt" style:font-size-asian="12pt" style:font-size-complex="12pt"/>
    </style:style>
    <style:style style:name="T90_118" style:family="text">
      <style:text-properties fo:font-size="12pt" style:font-size-asian="12pt" style:font-size-complex="12pt"/>
    </style:style>
    <style:style style:name="T90_119" style:family="text">
      <style:text-properties fo:font-size="12pt" style:font-size-asian="12pt" style:font-size-complex="12pt"/>
    </style:style>
    <style:style style:name="T90_120" style:family="text">
      <style:text-properties fo:font-size="12pt" style:font-size-asian="12pt" style:font-size-complex="12pt"/>
    </style:style>
    <style:style style:name="T90_121" style:family="text">
      <style:text-properties fo:font-size="12pt" style:font-size-asian="12pt" style:font-size-complex="12pt"/>
    </style:style>
    <style:style style:name="T90_122" style:family="text">
      <style:text-properties fo:font-size="12pt" style:font-size-asian="12pt" style:font-size-complex="12pt"/>
    </style:style>
    <style:style style:name="T90_123" style:family="text">
      <style:text-properties fo:font-size="12pt" style:font-size-asian="12pt" style:font-size-complex="12pt"/>
    </style:style>
    <style:style style:name="T90_124" style:family="text">
      <style:text-properties fo:font-size="12pt" style:font-size-asian="12pt" style:font-size-complex="12pt"/>
    </style:style>
    <style:style style:name="T90_125" style:family="text">
      <style:text-properties fo:font-size="12pt" style:font-size-asian="12pt" style:font-size-complex="12pt"/>
    </style:style>
    <style:style style:name="T90_126" style:family="text">
      <style:text-properties fo:font-size="12pt" style:font-size-asian="12pt" style:font-size-complex="12pt"/>
    </style:style>
    <style:style style:name="T90_127" style:family="text">
      <style:text-properties fo:font-size="12pt" style:font-size-asian="12pt" style:font-size-complex="12pt"/>
    </style:style>
    <style:style style:name="T90_128" style:family="text">
      <style:text-properties fo:font-size="12pt" style:font-size-asian="12pt" style:font-size-complex="12pt"/>
    </style:style>
    <style:style style:name="T90_129" style:family="text">
      <style:text-properties fo:font-size="12pt" style:font-size-asian="12pt" style:font-size-complex="12pt"/>
    </style:style>
    <style:style style:name="T90_130" style:family="text">
      <style:text-properties fo:font-size="12pt" style:font-size-asian="12pt" style:font-size-complex="12pt"/>
    </style:style>
    <style:style style:name="T90_131" style:family="text">
      <style:text-properties fo:font-size="12pt" style:font-size-asian="12pt" style:font-size-complex="12pt"/>
    </style:style>
    <style:style style:name="T90_132" style:family="text">
      <style:text-properties fo:font-size="12pt" style:font-size-asian="12pt" style:font-size-complex="12pt"/>
    </style:style>
    <style:style style:name="T90_133" style:family="text">
      <style:text-properties fo:font-size="12pt" style:font-size-asian="12pt" style:font-size-complex="12pt"/>
    </style:style>
    <style:style style:name="T90_134" style:family="text">
      <style:text-properties fo:font-size="12pt" style:font-size-asian="12pt" style:font-size-complex="12pt"/>
    </style:style>
    <style:style style:name="T90_135" style:family="text">
      <style:text-properties fo:font-size="12pt" style:font-size-asian="12pt" style:font-size-complex="12pt"/>
    </style:style>
    <style:style style:name="T90_136" style:family="text">
      <style:text-properties fo:font-size="12pt" style:font-size-asian="12pt" style:font-size-complex="12pt"/>
    </style:style>
    <style:style style:name="T90_137" style:family="text">
      <style:text-properties fo:font-size="12pt" style:font-size-asian="12pt" style:font-size-complex="12pt"/>
    </style:style>
    <style:style style:name="P91" style:family="paragraph" style:parent-style-name="Heading_20_1">
      <style:paragraph-properties fo:text-align="justify" fo:break-before="auto" fo:line-height="150%" style:writing-mode="lr-tb"/>
    </style:style>
    <style:style style:name="T91_1" style:family="text">
      <style:text-properties fo:color="#000000" fo:font-weight="bold" style:font-weight-asian="bold" style:font-weight-complex="bold"/>
    </style:style>
    <style:style style:name="T91_2" style:family="text">
      <style:text-properties fo:color="#000000" fo:font-weight="bold" style:font-weight-asian="bold" style:font-weight-complex="bold"/>
    </style:style>
    <style:style style:name="T91_3" style:family="text">
      <style:text-properties fo:color="#000000" fo:font-weight="bold" style:font-weight-asian="bold" style:font-weight-complex="bold"/>
    </style:style>
    <style:style style:name="T91_4" style:family="text">
      <style:text-properties fo:color="#000000" fo:font-weight="bold" style:font-weight-asian="bold" style:font-weight-complex="bold"/>
    </style:style>
    <style:style style:name="T91_5" style:family="text">
      <style:text-properties fo:color="#000000" fo:font-weight="bold" style:font-weight-asian="bold" style:font-weight-complex="bold"/>
    </style:style>
    <style:style style:name="T91_6" style:family="text">
      <style:text-properties fo:color="#000000" fo:font-weight="bold" style:font-weight-asian="bold" style:font-weight-complex="bold"/>
    </style:style>
    <style:style style:name="T91_7" style:family="text">
      <style:text-properties fo:color="#000000" fo:font-weight="bold" style:font-weight-asian="bold" style:font-weight-complex="bold"/>
    </style:style>
    <style:style style:name="T91_8" style:family="text">
      <style:text-properties fo:color="#000000" fo:font-weight="bold" style:font-weight-asian="bold" style:font-weight-complex="bold"/>
    </style:style>
    <style:style style:name="T91_9" style:family="text">
      <style:text-properties fo:color="#000000" fo:font-weight="bold" style:font-weight-asian="bold" style:font-weight-complex="bold"/>
    </style:style>
    <style:style style:name="T91_10" style:family="text">
      <style:text-properties fo:color="#000000" fo:font-weight="bold" style:font-weight-asian="bold" style:font-weight-complex="bold"/>
    </style:style>
    <style:style style:name="P92" style:family="paragraph" style:parent-style-name="Standard">
      <style:paragraph-properties fo:text-align="justify" fo:break-before="auto" fo:line-height="150%" style:writing-mode="lr-tb"/>
    </style:style>
    <style:style style:name="T92_1" style:family="text"/>
    <style:style style:name="T92_2" style:family="text">
      <style:text-properties fo:font-size="12pt" style:font-size-asian="12pt" style:font-size-complex="12pt"/>
    </style:style>
    <style:style style:name="T92_3" style:family="text">
      <style:text-properties fo:font-size="12pt" style:font-size-asian="12pt" style:font-size-complex="12pt"/>
    </style:style>
    <style:style style:name="T92_4" style:family="text">
      <style:text-properties fo:font-size="12pt" style:font-size-asian="12pt" style:font-size-complex="12pt"/>
    </style:style>
    <style:style style:name="T92_5" style:family="text">
      <style:text-properties fo:font-size="12pt" style:font-size-asian="12pt" style:font-size-complex="12pt"/>
    </style:style>
    <style:style style:name="T92_6" style:family="text">
      <style:text-properties fo:font-size="12pt" style:font-size-asian="12pt" style:font-size-complex="12pt"/>
    </style:style>
    <style:style style:name="T92_7" style:family="text">
      <style:text-properties fo:font-size="12pt" style:font-size-asian="12pt" style:font-size-complex="12pt"/>
    </style:style>
    <style:style style:name="T92_8" style:family="text">
      <style:text-properties fo:font-size="12pt" style:font-size-asian="12pt" style:font-size-complex="12pt"/>
    </style:style>
    <style:style style:name="T92_9" style:family="text">
      <style:text-properties fo:font-size="12pt" style:font-size-asian="12pt" style:font-size-complex="12pt"/>
    </style:style>
    <style:style style:name="T92_10" style:family="text">
      <style:text-properties fo:font-size="12pt" style:font-size-asian="12pt" style:font-size-complex="12pt"/>
    </style:style>
    <style:style style:name="T92_11" style:family="text">
      <style:text-properties fo:font-size="12pt" style:font-size-asian="12pt" style:font-size-complex="12pt"/>
    </style:style>
    <style:style style:name="T92_12" style:family="text">
      <style:text-properties fo:font-size="12pt" style:font-size-asian="12pt" style:font-size-complex="12pt"/>
    </style:style>
    <style:style style:name="T92_13" style:family="text">
      <style:text-properties fo:font-size="12pt" style:font-size-asian="12pt" style:font-size-complex="12pt"/>
    </style:style>
    <style:style style:name="T92_14" style:family="text">
      <style:text-properties fo:font-size="12pt" style:font-size-asian="12pt" style:font-size-complex="12pt"/>
    </style:style>
    <style:style style:name="T92_15" style:family="text">
      <style:text-properties fo:font-size="12pt" style:font-size-asian="12pt" style:font-size-complex="12pt"/>
    </style:style>
    <style:style style:name="T92_16" style:family="text">
      <style:text-properties fo:font-size="12pt" style:font-size-asian="12pt" style:font-size-complex="12pt"/>
    </style:style>
    <style:style style:name="T92_17" style:family="text">
      <style:text-properties fo:font-size="12pt" style:font-size-asian="12pt" style:font-size-complex="12pt"/>
    </style:style>
    <style:style style:name="T92_18" style:family="text">
      <style:text-properties fo:font-size="12pt" style:font-size-asian="12pt" style:font-size-complex="12pt"/>
    </style:style>
    <style:style style:name="T92_19" style:family="text">
      <style:text-properties fo:font-size="12pt" style:font-size-asian="12pt" style:font-size-complex="12pt"/>
    </style:style>
    <style:style style:name="T92_20" style:family="text">
      <style:text-properties fo:font-size="12pt" style:font-size-asian="12pt" style:font-size-complex="12pt"/>
    </style:style>
    <style:style style:name="T92_21" style:family="text">
      <style:text-properties fo:font-size="12pt" style:font-size-asian="12pt" style:font-size-complex="12pt"/>
    </style:style>
    <style:style style:name="T92_22" style:family="text">
      <style:text-properties fo:font-size="12pt" style:font-size-asian="12pt" style:font-size-complex="12pt"/>
    </style:style>
    <style:style style:name="T92_23" style:family="text">
      <style:text-properties fo:font-size="12pt" style:font-size-asian="12pt" style:font-size-complex="12pt"/>
    </style:style>
    <style:style style:name="T92_24" style:family="text"/>
    <style:style style:name="T92_25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26" style:family="text"/>
    <style:style style:name="T92_27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28" style:family="text"/>
    <style:style style:name="T92_29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30" style:family="text"/>
    <style:style style:name="T92_31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32" style:family="text"/>
    <style:style style:name="T92_33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34" style:family="text"/>
    <style:style style:name="T92_35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36" style:family="text"/>
    <style:style style:name="T92_37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38" style:family="text"/>
    <style:style style:name="T92_39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40" style:family="text"/>
    <style:style style:name="T92_41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42" style:family="text"/>
    <style:style style:name="T92_43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44" style:family="text"/>
    <style:style style:name="T92_45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46" style:family="text"/>
    <style:style style:name="T92_47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48" style:family="text"/>
    <style:style style:name="T92_49" style:family="text">
      <style:text-properties fo:color="#1155cc" fo:font-size="12pt" style:font-size-asian="12pt" style:font-size-complex="12pt" style:text-underline-style="solid" style:text-underline-color="font-color"/>
    </style:style>
    <style:style style:name="T92_50" style:family="text">
      <style:text-properties fo:font-size="12pt" style:font-size-asian="12pt" style:font-size-complex="12pt"/>
    </style:style>
    <style:style style:name="T92_51" style:family="text">
      <style:text-properties fo:font-size="12pt" style:font-size-asian="12pt" style:font-size-complex="12pt"/>
    </style:style>
    <style:style style:name="T92_52" style:family="text">
      <style:text-properties fo:font-size="12pt" style:font-size-asian="12pt" style:font-size-complex="12pt"/>
    </style:style>
    <style:style style:name="T92_53" style:family="text">
      <style:text-properties fo:font-size="12pt" style:font-size-asian="12pt" style:font-size-complex="12pt"/>
    </style:style>
    <style:style style:name="T92_54" style:family="text">
      <style:text-properties fo:font-size="12pt" style:font-size-asian="12pt" style:font-size-complex="12pt"/>
    </style:style>
    <style:style style:name="T92_55" style:family="text">
      <style:text-properties fo:font-size="12pt" style:font-size-asian="12pt" style:font-size-complex="12pt"/>
    </style:style>
    <style:style style:name="T92_56" style:family="text">
      <style:text-properties fo:font-size="12pt" style:font-size-asian="12pt" style:font-size-complex="12pt"/>
    </style:style>
    <style:style style:name="T92_57" style:family="text">
      <style:text-properties fo:font-size="12pt" style:font-size-asian="12pt" style:font-size-complex="12pt"/>
    </style:style>
    <style:style style:name="T92_58" style:family="text">
      <style:text-properties fo:font-size="12pt" style:font-size-asian="12pt" style:font-size-complex="12pt"/>
    </style:style>
    <style:style style:name="T92_59" style:family="text">
      <style:text-properties fo:font-size="12pt" style:font-size-asian="12pt" style:font-size-complex="12pt"/>
    </style:style>
    <style:style style:name="T92_60" style:family="text">
      <style:text-properties fo:font-size="12pt" style:font-size-asian="12pt" style:font-size-complex="12pt"/>
    </style:style>
    <style:style style:name="T92_61" style:family="text">
      <style:text-properties fo:font-size="12pt" style:font-size-asian="12pt" style:font-size-complex="12pt"/>
    </style:style>
    <style:style style:name="T92_62" style:family="text">
      <style:text-properties fo:font-size="12pt" style:font-size-asian="12pt" style:font-size-complex="12pt"/>
    </style:style>
    <style:style style:name="T92_63" style:family="text">
      <style:text-properties fo:font-size="12pt" style:font-size-asian="12pt" style:font-size-complex="12pt"/>
    </style:style>
    <style:style style:name="T92_64" style:family="text">
      <style:text-properties fo:font-size="12pt" style:font-size-asian="12pt" style:font-size-complex="12pt"/>
    </style:style>
    <style:style style:name="T92_65" style:family="text">
      <style:text-properties fo:font-size="12pt" style:font-size-asian="12pt" style:font-size-complex="12pt"/>
    </style:style>
    <style:style style:name="T92_66" style:family="text">
      <style:text-properties fo:font-size="12pt" style:font-size-asian="12pt" style:font-size-complex="12pt"/>
    </style:style>
    <style:style style:name="T92_67" style:family="text">
      <style:text-properties fo:font-size="12pt" style:font-size-asian="12pt" style:font-size-complex="12pt"/>
    </style:style>
    <style:style style:name="T92_68" style:family="text">
      <style:text-properties fo:font-size="12pt" style:font-size-asian="12pt" style:font-size-complex="12pt"/>
    </style:style>
    <style:style style:name="T92_69" style:family="text">
      <style:text-properties fo:font-size="12pt" style:font-size-asian="12pt" style:font-size-complex="12pt"/>
    </style:style>
    <style:style style:name="T92_70" style:family="text">
      <style:text-properties fo:font-size="12pt" style:font-size-asian="12pt" style:font-size-complex="12pt"/>
    </style:style>
    <style:style style:name="T92_71" style:family="text">
      <style:text-properties fo:font-size="12pt" style:font-size-asian="12pt" style:font-size-complex="12pt"/>
    </style:style>
    <style:style style:name="T92_72" style:family="text">
      <style:text-properties fo:font-size="12pt" style:font-size-asian="12pt" style:font-size-complex="12pt"/>
    </style:style>
    <style:style style:name="T92_73" style:family="text">
      <style:text-properties fo:font-size="12pt" style:font-size-asian="12pt" style:font-size-complex="12pt"/>
    </style:style>
    <style:style style:name="T92_74" style:family="text">
      <style:text-properties fo:font-size="12pt" style:font-size-asian="12pt" style:font-size-complex="12pt"/>
    </style:style>
    <style:style style:name="T92_75" style:family="text">
      <style:text-properties fo:font-size="12pt" style:font-size-asian="12pt" style:font-size-complex="12pt"/>
    </style:style>
    <style:style style:name="T92_76" style:family="text">
      <style:text-properties fo:font-size="12pt" style:font-size-asian="12pt" style:font-size-complex="12pt"/>
    </style:style>
    <style:style style:name="T92_77" style:family="text">
      <style:text-properties fo:font-size="12pt" style:font-size-asian="12pt" style:font-size-complex="12pt"/>
    </style:style>
    <style:style style:name="T92_78" style:family="text">
      <style:text-properties fo:font-size="12pt" style:font-size-asian="12pt" style:font-size-complex="12pt"/>
    </style:style>
    <style:style style:name="T92_79" style:family="text">
      <style:text-properties fo:font-size="12pt" style:font-size-asian="12pt" style:font-size-complex="12pt"/>
    </style:style>
    <style:style style:name="T92_80" style:family="text">
      <style:text-properties fo:font-size="12pt" style:font-size-asian="12pt" style:font-size-complex="12pt"/>
    </style:style>
    <style:style style:name="T92_81" style:family="text">
      <style:text-properties fo:font-size="12pt" style:font-size-asian="12pt" style:font-size-complex="12pt"/>
    </style:style>
    <style:style style:name="T92_82" style:family="text">
      <style:text-properties fo:font-size="12pt" style:font-size-asian="12pt" style:font-size-complex="12pt"/>
    </style:style>
    <style:style style:name="T92_83" style:family="text">
      <style:text-properties fo:font-size="12pt" style:font-size-asian="12pt" style:font-size-complex="12pt"/>
    </style:style>
    <style:style style:name="T92_84" style:family="text">
      <style:text-properties fo:font-size="12pt" style:font-size-asian="12pt" style:font-size-complex="12pt"/>
    </style:style>
    <style:style style:name="T92_85" style:family="text">
      <style:text-properties fo:font-size="12pt" style:font-size-asian="12pt" style:font-size-complex="12pt"/>
    </style:style>
    <style:style style:name="T92_86" style:family="text">
      <style:text-properties fo:font-size="12pt" style:font-size-asian="12pt" style:font-size-complex="12pt"/>
    </style:style>
    <style:style style:name="T92_87" style:family="text">
      <style:text-properties fo:font-size="12pt" style:font-size-asian="12pt" style:font-size-complex="12pt"/>
    </style:style>
    <style:style style:name="T92_88" style:family="text">
      <style:text-properties fo:font-size="12pt" style:font-size-asian="12pt" style:font-size-complex="12pt"/>
    </style:style>
    <style:style style:name="T92_89" style:family="text">
      <style:text-properties fo:font-size="12pt" style:font-size-asian="12pt" style:font-size-complex="12pt"/>
    </style:style>
    <style:style style:name="T92_90" style:family="text">
      <style:text-properties fo:font-size="12pt" style:font-size-asian="12pt" style:font-size-complex="12pt"/>
    </style:style>
    <style:style style:name="T92_91" style:family="text">
      <style:text-properties fo:font-size="12pt" style:font-size-asian="12pt" style:font-size-complex="12pt"/>
    </style:style>
    <style:style style:name="T92_92" style:family="text">
      <style:text-properties fo:font-size="12pt" style:font-size-asian="12pt" style:font-size-complex="12pt"/>
    </style:style>
    <style:style style:name="T92_93" style:family="text">
      <style:text-properties fo:font-size="12pt" style:font-size-asian="12pt" style:font-size-complex="12pt"/>
    </style:style>
    <style:style style:name="T92_94" style:family="text">
      <style:text-properties fo:font-size="12pt" style:font-size-asian="12pt" style:font-size-complex="12pt"/>
    </style:style>
    <style:style style:name="T92_95" style:family="text">
      <style:text-properties fo:font-size="12pt" style:font-size-asian="12pt" style:font-size-complex="12pt"/>
    </style:style>
    <style:style style:name="T92_96" style:family="text">
      <style:text-properties fo:font-size="12pt" style:font-size-asian="12pt" style:font-size-complex="12pt"/>
    </style:style>
    <style:style style:name="T92_97" style:family="text">
      <style:text-properties fo:font-size="12pt" style:font-size-asian="12pt" style:font-size-complex="12pt"/>
    </style:style>
    <style:style style:name="T92_98" style:family="text">
      <style:text-properties fo:font-size="12pt" style:font-size-asian="12pt" style:font-size-complex="12pt"/>
    </style:style>
    <style:style style:name="T92_99" style:family="text">
      <style:text-properties fo:font-size="12pt" style:font-size-asian="12pt" style:font-size-complex="12pt"/>
    </style:style>
    <style:style style:name="T92_100" style:family="text">
      <style:text-properties fo:font-size="12pt" style:font-size-asian="12pt" style:font-size-complex="12pt"/>
    </style:style>
    <style:style style:name="T92_101" style:family="text">
      <style:text-properties fo:font-size="12pt" style:font-size-asian="12pt" style:font-size-complex="12pt"/>
    </style:style>
    <style:style style:name="T92_102" style:family="text">
      <style:text-properties fo:font-size="12pt" style:font-size-asian="12pt" style:font-size-complex="12pt"/>
    </style:style>
    <style:style style:name="P93" style:family="paragraph" style:parent-style-name="Standard">
      <style:paragraph-properties fo:text-align="justify" fo:break-before="auto" fo:text-indent="1.27cm" fo:line-height="150%" style:writing-mode="lr-tb"/>
    </style:style>
    <style:style style:name="T93_1" style:family="text">
      <style:text-properties fo:font-size="12pt" style:font-size-asian="12pt" style:font-size-complex="12pt"/>
    </style:style>
    <style:style style:name="T93_2" style:family="text">
      <style:text-properties fo:font-size="12pt" style:font-size-asian="12pt" style:font-size-complex="12pt"/>
    </style:style>
    <style:style style:name="T93_3" style:family="text">
      <style:text-properties fo:font-size="12pt" style:font-size-asian="12pt" style:font-size-complex="12pt"/>
    </style:style>
    <style:style style:name="T93_4" style:family="text">
      <style:text-properties fo:font-size="12pt" style:font-size-asian="12pt" style:font-size-complex="12pt"/>
    </style:style>
    <style:style style:name="T93_5" style:family="text">
      <style:text-properties fo:font-size="12pt" style:font-size-asian="12pt" style:font-size-complex="12pt"/>
    </style:style>
    <style:style style:name="T93_6" style:family="text">
      <style:text-properties fo:font-size="12pt" style:font-size-asian="12pt" style:font-size-complex="12pt"/>
    </style:style>
    <style:style style:name="T93_7" style:family="text">
      <style:text-properties fo:font-size="12pt" style:font-size-asian="12pt" style:font-size-complex="12pt"/>
    </style:style>
    <style:style style:name="T93_8" style:family="text">
      <style:text-properties fo:font-size="12pt" style:font-size-asian="12pt" style:font-size-complex="12pt"/>
    </style:style>
    <style:style style:name="T93_9" style:family="text">
      <style:text-properties fo:font-size="12pt" style:font-size-asian="12pt" style:font-size-complex="12pt"/>
    </style:style>
    <style:style style:name="T93_10" style:family="text">
      <style:text-properties fo:font-size="12pt" style:font-size-asian="12pt" style:font-size-complex="12pt"/>
    </style:style>
    <style:style style:name="T93_11" style:family="text">
      <style:text-properties fo:font-size="12pt" style:font-size-asian="12pt" style:font-size-complex="12pt"/>
    </style:style>
    <style:style style:name="T93_12" style:family="text">
      <style:text-properties fo:font-size="12pt" style:font-size-asian="12pt" style:font-size-complex="12pt"/>
    </style:style>
    <style:style style:name="T93_13" style:family="text">
      <style:text-properties fo:font-size="12pt" style:font-size-asian="12pt" style:font-size-complex="12pt"/>
    </style:style>
    <style:style style:name="T93_14" style:family="text">
      <style:text-properties fo:font-size="12pt" style:font-size-asian="12pt" style:font-size-complex="12pt"/>
    </style:style>
    <style:style style:name="T93_15" style:family="text">
      <style:text-properties fo:font-size="12pt" style:font-size-asian="12pt" style:font-size-complex="12pt"/>
    </style:style>
    <style:style style:name="T93_16" style:family="text">
      <style:text-properties fo:font-size="12pt" style:font-size-asian="12pt" style:font-size-complex="12pt"/>
    </style:style>
    <style:style style:name="T93_17" style:family="text">
      <style:text-properties fo:font-size="12pt" style:font-size-asian="12pt" style:font-size-complex="12pt"/>
    </style:style>
    <style:style style:name="T93_18" style:family="text">
      <style:text-properties fo:font-size="12pt" style:font-size-asian="12pt" style:font-size-complex="12pt"/>
    </style:style>
    <style:style style:name="T93_19" style:family="text">
      <style:text-properties fo:font-size="12pt" style:font-size-asian="12pt" style:font-size-complex="12pt"/>
    </style:style>
    <style:style style:name="T93_20" style:family="text">
      <style:text-properties fo:font-size="12pt" style:font-size-asian="12pt" style:font-size-complex="12pt"/>
    </style:style>
    <style:style style:name="T93_21" style:family="text">
      <style:text-properties fo:font-size="12pt" style:font-size-asian="12pt" style:font-size-complex="12pt"/>
    </style:style>
    <style:style style:name="T93_22" style:family="text">
      <style:text-properties fo:font-size="12pt" style:font-size-asian="12pt" style:font-size-complex="12pt"/>
    </style:style>
    <style:style style:name="T93_23" style:family="text">
      <style:text-properties fo:font-size="12pt" style:font-size-asian="12pt" style:font-size-complex="12pt"/>
    </style:style>
    <style:style style:name="T93_24" style:family="text">
      <style:text-properties fo:font-size="12pt" style:font-size-asian="12pt" style:font-size-complex="12pt"/>
    </style:style>
    <style:style style:name="T93_25" style:family="text">
      <style:text-properties fo:font-size="12pt" style:font-size-asian="12pt" style:font-size-complex="12pt"/>
    </style:style>
    <style:style style:name="T93_26" style:family="text">
      <style:text-properties fo:font-size="12pt" style:font-size-asian="12pt" style:font-size-complex="12pt"/>
    </style:style>
    <style:style style:name="T93_27" style:family="text">
      <style:text-properties fo:font-size="12pt" style:font-size-asian="12pt" style:font-size-complex="12pt"/>
    </style:style>
    <style:style style:name="T93_28" style:family="text">
      <style:text-properties fo:font-size="12pt" style:font-size-asian="12pt" style:font-size-complex="12pt"/>
    </style:style>
    <style:style style:name="T93_29" style:family="text">
      <style:text-properties fo:font-size="12pt" style:font-size-asian="12pt" style:font-size-complex="12pt"/>
    </style:style>
    <style:style style:name="T93_30" style:family="text">
      <style:text-properties fo:font-size="12pt" style:font-size-asian="12pt" style:font-size-complex="12pt"/>
    </style:style>
    <style:style style:name="T93_31" style:family="text">
      <style:text-properties fo:font-size="12pt" style:font-size-asian="12pt" style:font-size-complex="12pt"/>
    </style:style>
    <style:style style:name="T93_32" style:family="text">
      <style:text-properties fo:font-size="12pt" style:font-size-asian="12pt" style:font-size-complex="12pt"/>
    </style:style>
    <style:style style:name="T93_33" style:family="text">
      <style:text-properties fo:font-size="12pt" style:font-size-asian="12pt" style:font-size-complex="12pt"/>
    </style:style>
    <style:style style:name="T93_34" style:family="text">
      <style:text-properties fo:font-size="12pt" style:font-size-asian="12pt" style:font-size-complex="12pt"/>
    </style:style>
    <style:style style:name="T93_35" style:family="text">
      <style:text-properties fo:font-size="12pt" style:font-size-asian="12pt" style:font-size-complex="12pt"/>
    </style:style>
    <style:style style:name="T93_36" style:family="text">
      <style:text-properties fo:font-size="12pt" style:font-size-asian="12pt" style:font-size-complex="12pt"/>
    </style:style>
    <style:style style:name="T93_37" style:family="text">
      <style:text-properties fo:font-size="12pt" style:font-size-asian="12pt" style:font-size-complex="12pt"/>
    </style:style>
    <style:style style:name="T93_38" style:family="text">
      <style:text-properties fo:font-size="12pt" style:font-size-asian="12pt" style:font-size-complex="12pt"/>
    </style:style>
    <style:style style:name="T93_39" style:family="text">
      <style:text-properties fo:font-size="12pt" style:font-size-asian="12pt" style:font-size-complex="12pt"/>
    </style:style>
    <style:style style:name="T93_40" style:family="text">
      <style:text-properties fo:font-size="12pt" style:font-size-asian="12pt" style:font-size-complex="12pt"/>
    </style:style>
    <style:style style:name="T93_41" style:family="text">
      <style:text-properties fo:font-size="12pt" style:font-size-asian="12pt" style:font-size-complex="12pt"/>
    </style:style>
    <style:style style:name="T93_42" style:family="text">
      <style:text-properties fo:font-size="12pt" style:font-size-asian="12pt" style:font-size-complex="12pt"/>
    </style:style>
    <style:style style:name="T93_43" style:family="text">
      <style:text-properties fo:font-size="12pt" style:font-size-asian="12pt" style:font-size-complex="12pt"/>
    </style:style>
    <style:style style:name="T93_44" style:family="text">
      <style:text-properties fo:font-size="12pt" style:font-size-asian="12pt" style:font-size-complex="12pt"/>
    </style:style>
    <style:style style:name="T93_45" style:family="text">
      <style:text-properties fo:font-size="12pt" style:font-size-asian="12pt" style:font-size-complex="12pt"/>
    </style:style>
    <style:style style:name="T93_46" style:family="text">
      <style:text-properties fo:font-size="12pt" style:font-size-asian="12pt" style:font-size-complex="12pt"/>
    </style:style>
    <style:style style:name="T93_47" style:family="text">
      <style:text-properties fo:font-size="12pt" style:font-size-asian="12pt" style:font-size-complex="12pt"/>
    </style:style>
    <style:style style:name="T93_48" style:family="text">
      <style:text-properties fo:font-size="12pt" style:font-size-asian="12pt" style:font-size-complex="12pt"/>
    </style:style>
    <style:style style:name="T93_49" style:family="text">
      <style:text-properties fo:font-size="12pt" style:font-size-asian="12pt" style:font-size-complex="12pt"/>
    </style:style>
    <style:style style:name="T93_50" style:family="text">
      <style:text-properties fo:font-size="12pt" style:font-size-asian="12pt" style:font-size-complex="12pt"/>
    </style:style>
    <style:style style:name="T93_51" style:family="text">
      <style:text-properties fo:font-size="12pt" style:font-size-asian="12pt" style:font-size-complex="12pt"/>
    </style:style>
    <style:style style:name="T93_52" style:family="text">
      <style:text-properties fo:font-size="12pt" style:font-size-asian="12pt" style:font-size-complex="12pt"/>
    </style:style>
    <style:style style:name="T93_53" style:family="text">
      <style:text-properties fo:font-size="12pt" style:font-size-asian="12pt" style:font-size-complex="12pt"/>
    </style:style>
    <style:style style:name="T93_54" style:family="text">
      <style:text-properties fo:font-size="12pt" style:font-size-asian="12pt" style:font-size-complex="12pt"/>
    </style:style>
    <style:style style:name="T93_55" style:family="text">
      <style:text-properties fo:font-size="12pt" style:font-size-asian="12pt" style:font-size-complex="12pt"/>
    </style:style>
    <style:style style:name="T93_56" style:family="text">
      <style:text-properties fo:font-size="12pt" style:font-size-asian="12pt" style:font-size-complex="12pt"/>
    </style:style>
    <style:style style:name="T93_57" style:family="text">
      <style:text-properties fo:font-size="12pt" style:font-size-asian="12pt" style:font-size-complex="12pt"/>
    </style:style>
    <style:style style:name="T93_58" style:family="text">
      <style:text-properties fo:font-size="12pt" style:font-size-asian="12pt" style:font-size-complex="12pt"/>
    </style:style>
    <style:style style:name="T93_59" style:family="text">
      <style:text-properties fo:font-size="12pt" style:font-size-asian="12pt" style:font-size-complex="12pt"/>
    </style:style>
    <style:style style:name="T93_60" style:family="text">
      <style:text-properties fo:font-size="12pt" style:font-size-asian="12pt" style:font-size-complex="12pt"/>
    </style:style>
    <style:style style:name="T93_61" style:family="text">
      <style:text-properties fo:font-size="12pt" style:font-size-asian="12pt" style:font-size-complex="12pt"/>
    </style:style>
    <style:style style:name="T93_62" style:family="text">
      <style:text-properties fo:font-size="12pt" style:font-size-asian="12pt" style:font-size-complex="12pt"/>
    </style:style>
    <style:style style:name="T93_63" style:family="text">
      <style:text-properties fo:font-size="12pt" style:font-size-asian="12pt" style:font-size-complex="12pt"/>
    </style:style>
    <style:style style:name="T93_64" style:family="text">
      <style:text-properties fo:font-size="12pt" style:font-size-asian="12pt" style:font-size-complex="12pt"/>
    </style:style>
    <style:style style:name="T93_65" style:family="text">
      <style:text-properties fo:font-size="12pt" style:font-size-asian="12pt" style:font-size-complex="12pt"/>
    </style:style>
    <style:style style:name="T93_66" style:family="text">
      <style:text-properties fo:font-size="12pt" style:font-size-asian="12pt" style:font-size-complex="12pt"/>
    </style:style>
    <style:style style:name="T93_67" style:family="text">
      <style:text-properties fo:font-size="12pt" style:font-size-asian="12pt" style:font-size-complex="12pt"/>
    </style:style>
    <style:style style:name="T93_68" style:family="text">
      <style:text-properties fo:font-size="12pt" style:font-size-asian="12pt" style:font-size-complex="12pt"/>
    </style:style>
    <style:style style:name="T93_69" style:family="text">
      <style:text-properties fo:font-size="12pt" style:font-size-asian="12pt" style:font-size-complex="12pt"/>
    </style:style>
    <style:style style:name="T93_70" style:family="text">
      <style:text-properties fo:font-size="12pt" style:font-size-asian="12pt" style:font-size-complex="12pt"/>
    </style:style>
    <style:style style:name="T93_71" style:family="text">
      <style:text-properties fo:font-size="12pt" style:font-size-asian="12pt" style:font-size-complex="12pt"/>
    </style:style>
    <style:style style:name="T93_72" style:family="text">
      <style:text-properties fo:font-size="12pt" style:font-size-asian="12pt" style:font-size-complex="12pt"/>
    </style:style>
    <style:style style:name="T93_73" style:family="text">
      <style:text-properties fo:font-size="12pt" style:font-size-asian="12pt" style:font-size-complex="12pt"/>
    </style:style>
    <style:style style:name="T93_74" style:family="text">
      <style:text-properties fo:font-size="12pt" style:font-size-asian="12pt" style:font-size-complex="12pt"/>
    </style:style>
    <style:style style:name="T93_75" style:family="text">
      <style:text-properties fo:font-size="12pt" style:font-size-asian="12pt" style:font-size-complex="12pt"/>
    </style:style>
    <style:style style:name="T93_76" style:family="text">
      <style:text-properties fo:font-size="12pt" style:font-size-asian="12pt" style:font-size-complex="12pt"/>
    </style:style>
    <style:style style:name="T93_77" style:family="text">
      <style:text-properties fo:font-size="12pt" style:font-size-asian="12pt" style:font-size-complex="12pt"/>
    </style:style>
    <style:style style:name="T93_78" style:family="text">
      <style:text-properties fo:font-size="12pt" style:font-size-asian="12pt" style:font-size-complex="12pt"/>
    </style:style>
    <style:style style:name="T93_79" style:family="text">
      <style:text-properties fo:font-size="12pt" style:font-size-asian="12pt" style:font-size-complex="12pt"/>
    </style:style>
    <style:style style:name="T93_80" style:family="text">
      <style:text-properties fo:font-size="12pt" style:font-size-asian="12pt" style:font-size-complex="12pt"/>
    </style:style>
    <style:style style:name="T93_81" style:family="text">
      <style:text-properties fo:font-size="12pt" style:font-size-asian="12pt" style:font-size-complex="12pt"/>
    </style:style>
    <style:style style:name="T93_82" style:family="text">
      <style:text-properties fo:font-size="12pt" style:font-size-asian="12pt" style:font-size-complex="12pt"/>
    </style:style>
    <style:style style:name="T93_83" style:family="text">
      <style:text-properties fo:font-size="12pt" style:font-size-asian="12pt" style:font-size-complex="12pt"/>
    </style:style>
    <style:style style:name="T93_84" style:family="text">
      <style:text-properties fo:font-size="12pt" style:font-size-asian="12pt" style:font-size-complex="12pt"/>
    </style:style>
    <style:style style:name="T93_85" style:family="text">
      <style:text-properties fo:font-size="12pt" style:font-size-asian="12pt" style:font-size-complex="12pt"/>
    </style:style>
    <style:style style:name="T93_86" style:family="text">
      <style:text-properties fo:font-size="12pt" style:font-size-asian="12pt" style:font-size-complex="12pt"/>
    </style:style>
    <style:style style:name="T93_87" style:family="text">
      <style:text-properties fo:font-size="12pt" style:font-size-asian="12pt" style:font-size-complex="12pt"/>
    </style:style>
    <style:style style:name="T93_88" style:family="text">
      <style:text-properties fo:font-size="12pt" style:font-size-asian="12pt" style:font-size-complex="12pt"/>
    </style:style>
    <style:style style:name="P94" style:family="paragraph" style:parent-style-name="Standard">
      <style:paragraph-properties fo:text-align="justify" fo:break-before="auto" fo:text-indent="1.27cm" fo:line-height="150%" style:writing-mode="lr-tb"/>
    </style:style>
    <style:style style:name="T94_1" style:family="text">
      <style:text-properties fo:font-size="12pt" style:font-size-asian="12pt" style:font-size-complex="12pt"/>
    </style:style>
    <style:style style:name="T94_2" style:family="text">
      <style:text-properties fo:font-size="12pt" style:font-size-asian="12pt" style:font-size-complex="12pt"/>
    </style:style>
    <style:style style:name="T94_3" style:family="text">
      <style:text-properties fo:font-size="12pt" style:font-size-asian="12pt" style:font-size-complex="12pt"/>
    </style:style>
    <style:style style:name="T94_4" style:family="text">
      <style:text-properties fo:font-size="12pt" style:font-size-asian="12pt" style:font-size-complex="12pt"/>
    </style:style>
    <style:style style:name="T94_5" style:family="text">
      <style:text-properties fo:font-size="12pt" style:font-size-asian="12pt" style:font-size-complex="12pt"/>
    </style:style>
    <style:style style:name="T94_6" style:family="text">
      <style:text-properties fo:font-size="12pt" style:font-size-asian="12pt" style:font-size-complex="12pt"/>
    </style:style>
    <style:style style:name="T94_7" style:family="text">
      <style:text-properties fo:font-size="12pt" style:font-size-asian="12pt" style:font-size-complex="12pt"/>
    </style:style>
    <style:style style:name="T94_8" style:family="text">
      <style:text-properties fo:font-size="12pt" style:font-size-asian="12pt" style:font-size-complex="12pt"/>
    </style:style>
    <style:style style:name="T94_9" style:family="text">
      <style:text-properties fo:font-size="12pt" style:font-size-asian="12pt" style:font-size-complex="12pt"/>
    </style:style>
    <style:style style:name="T94_10" style:family="text">
      <style:text-properties fo:font-size="12pt" style:font-size-asian="12pt" style:font-size-complex="12pt"/>
    </style:style>
    <style:style style:name="T94_11" style:family="text">
      <style:text-properties fo:font-size="12pt" style:font-size-asian="12pt" style:font-size-complex="12pt"/>
    </style:style>
    <style:style style:name="T94_12" style:family="text">
      <style:text-properties fo:font-size="12pt" style:font-size-asian="12pt" style:font-size-complex="12pt"/>
    </style:style>
    <style:style style:name="T94_13" style:family="text">
      <style:text-properties fo:font-size="12pt" style:font-size-asian="12pt" style:font-size-complex="12pt"/>
    </style:style>
    <style:style style:name="T94_14" style:family="text">
      <style:text-properties fo:font-size="12pt" style:font-size-asian="12pt" style:font-size-complex="12pt"/>
    </style:style>
    <style:style style:name="T94_15" style:family="text">
      <style:text-properties fo:font-size="12pt" style:font-size-asian="12pt" style:font-size-complex="12pt"/>
    </style:style>
    <style:style style:name="T94_16" style:family="text">
      <style:text-properties fo:font-size="12pt" style:font-size-asian="12pt" style:font-size-complex="12pt"/>
    </style:style>
    <style:style style:name="T94_17" style:family="text">
      <style:text-properties fo:font-size="12pt" style:font-size-asian="12pt" style:font-size-complex="12pt"/>
    </style:style>
    <style:style style:name="T94_18" style:family="text">
      <style:text-properties fo:font-size="12pt" style:font-size-asian="12pt" style:font-size-complex="12pt"/>
    </style:style>
    <style:style style:name="T94_19" style:family="text">
      <style:text-properties fo:font-size="12pt" style:font-size-asian="12pt" style:font-size-complex="12pt"/>
    </style:style>
    <style:style style:name="T94_20" style:family="text">
      <style:text-properties fo:font-size="12pt" style:font-size-asian="12pt" style:font-size-complex="12pt"/>
    </style:style>
    <style:style style:name="T94_21" style:family="text">
      <style:text-properties fo:font-size="12pt" style:font-size-asian="12pt" style:font-size-complex="12pt"/>
    </style:style>
    <style:style style:name="T94_22" style:family="text">
      <style:text-properties fo:font-size="12pt" style:font-size-asian="12pt" style:font-size-complex="12pt"/>
    </style:style>
    <style:style style:name="T94_23" style:family="text">
      <style:text-properties fo:font-size="12pt" style:font-size-asian="12pt" style:font-size-complex="12pt"/>
    </style:style>
    <style:style style:name="T94_24" style:family="text">
      <style:text-properties fo:font-size="12pt" style:font-size-asian="12pt" style:font-size-complex="12pt"/>
    </style:style>
    <style:style style:name="T94_25" style:family="text">
      <style:text-properties fo:font-size="12pt" style:font-size-asian="12pt" style:font-size-complex="12pt"/>
    </style:style>
    <style:style style:name="T94_26" style:family="text">
      <style:text-properties fo:font-size="12pt" style:font-size-asian="12pt" style:font-size-complex="12pt"/>
    </style:style>
    <style:style style:name="T94_27" style:family="text">
      <style:text-properties fo:font-size="12pt" style:font-size-asian="12pt" style:font-size-complex="12pt"/>
    </style:style>
    <style:style style:name="T94_28" style:family="text">
      <style:text-properties fo:font-size="12pt" style:font-size-asian="12pt" style:font-size-complex="12pt"/>
    </style:style>
    <style:style style:name="T94_29" style:family="text">
      <style:text-properties fo:font-size="12pt" style:font-size-asian="12pt" style:font-size-complex="12pt"/>
    </style:style>
    <style:style style:name="T94_30" style:family="text">
      <style:text-properties fo:font-size="12pt" style:font-size-asian="12pt" style:font-size-complex="12pt"/>
    </style:style>
    <style:style style:name="T94_31" style:family="text">
      <style:text-properties fo:font-size="12pt" style:font-size-asian="12pt" style:font-size-complex="12pt"/>
    </style:style>
    <style:style style:name="T94_32" style:family="text">
      <style:text-properties fo:font-size="12pt" style:font-size-asian="12pt" style:font-size-complex="12pt"/>
    </style:style>
    <style:style style:name="T94_33" style:family="text">
      <style:text-properties fo:font-size="12pt" style:font-size-asian="12pt" style:font-size-complex="12pt"/>
    </style:style>
    <style:style style:name="T94_34" style:family="text">
      <style:text-properties fo:font-size="12pt" style:font-size-asian="12pt" style:font-size-complex="12pt"/>
    </style:style>
    <style:style style:name="T94_35" style:family="text">
      <style:text-properties fo:font-size="12pt" style:font-size-asian="12pt" style:font-size-complex="12pt"/>
    </style:style>
    <style:style style:name="T94_36" style:family="text">
      <style:text-properties fo:font-size="12pt" style:font-size-asian="12pt" style:font-size-complex="12pt"/>
    </style:style>
    <style:style style:name="T94_37" style:family="text">
      <style:text-properties fo:font-size="12pt" style:font-size-asian="12pt" style:font-size-complex="12pt"/>
    </style:style>
    <style:style style:name="T94_38" style:family="text">
      <style:text-properties fo:font-size="12pt" style:font-size-asian="12pt" style:font-size-complex="12pt"/>
    </style:style>
    <style:style style:name="T94_39" style:family="text">
      <style:text-properties fo:font-size="12pt" style:font-size-asian="12pt" style:font-size-complex="12pt"/>
    </style:style>
    <style:style style:name="T94_40" style:family="text">
      <style:text-properties fo:font-size="12pt" style:font-size-asian="12pt" style:font-size-complex="12pt"/>
    </style:style>
    <style:style style:name="T94_41" style:family="text">
      <style:text-properties fo:font-size="12pt" style:font-size-asian="12pt" style:font-size-complex="12pt"/>
    </style:style>
    <style:style style:name="T94_42" style:family="text">
      <style:text-properties fo:font-size="12pt" style:font-size-asian="12pt" style:font-size-complex="12pt"/>
    </style:style>
    <style:style style:name="T94_43" style:family="text">
      <style:text-properties fo:font-size="12pt" style:font-size-asian="12pt" style:font-size-complex="12pt"/>
    </style:style>
    <style:style style:name="T94_44" style:family="text">
      <style:text-properties fo:font-size="12pt" style:font-size-asian="12pt" style:font-size-complex="12pt"/>
    </style:style>
    <style:style style:name="T94_45" style:family="text">
      <style:text-properties fo:font-size="12pt" style:font-size-asian="12pt" style:font-size-complex="12pt"/>
    </style:style>
    <style:style style:name="T94_46" style:family="text">
      <style:text-properties fo:font-size="12pt" style:font-size-asian="12pt" style:font-size-complex="12pt"/>
    </style:style>
    <style:style style:name="T94_47" style:family="text">
      <style:text-properties fo:font-size="12pt" style:font-size-asian="12pt" style:font-size-complex="12pt"/>
    </style:style>
    <style:style style:name="T94_48" style:family="text">
      <style:text-properties fo:font-size="12pt" style:font-size-asian="12pt" style:font-size-complex="12pt"/>
    </style:style>
    <style:style style:name="T94_49" style:family="text">
      <style:text-properties fo:font-size="12pt" style:font-size-asian="12pt" style:font-size-complex="12pt"/>
    </style:style>
    <style:style style:name="T94_50" style:family="text">
      <style:text-properties fo:font-size="12pt" style:font-size-asian="12pt" style:font-size-complex="12pt"/>
    </style:style>
    <style:style style:name="T94_51" style:family="text">
      <style:text-properties fo:font-size="12pt" style:font-size-asian="12pt" style:font-size-complex="12pt"/>
    </style:style>
    <style:style style:name="T94_52" style:family="text">
      <style:text-properties fo:font-size="12pt" style:font-size-asian="12pt" style:font-size-complex="12pt"/>
    </style:style>
    <style:style style:name="T94_53" style:family="text">
      <style:text-properties fo:font-size="12pt" style:font-size-asian="12pt" style:font-size-complex="12pt"/>
    </style:style>
    <style:style style:name="T94_54" style:family="text">
      <style:text-properties fo:font-size="12pt" style:font-size-asian="12pt" style:font-size-complex="12pt"/>
    </style:style>
    <style:style style:name="T94_55" style:family="text">
      <style:text-properties fo:font-size="12pt" style:font-size-asian="12pt" style:font-size-complex="12pt"/>
    </style:style>
    <style:style style:name="T94_56" style:family="text">
      <style:text-properties fo:font-size="12pt" style:font-size-asian="12pt" style:font-size-complex="12pt"/>
    </style:style>
    <style:style style:name="T94_57" style:family="text">
      <style:text-properties fo:font-size="12pt" style:font-size-asian="12pt" style:font-size-complex="12pt"/>
    </style:style>
    <style:style style:name="T94_58" style:family="text">
      <style:text-properties fo:font-size="12pt" style:font-size-asian="12pt" style:font-size-complex="12pt"/>
    </style:style>
    <style:style style:name="T94_59" style:family="text">
      <style:text-properties fo:font-size="12pt" style:font-size-asian="12pt" style:font-size-complex="12pt"/>
    </style:style>
    <style:style style:name="T94_60" style:family="text">
      <style:text-properties fo:font-size="12pt" style:font-size-asian="12pt" style:font-size-complex="12pt"/>
    </style:style>
    <style:style style:name="T94_61" style:family="text">
      <style:text-properties fo:font-size="12pt" style:font-size-asian="12pt" style:font-size-complex="12pt"/>
    </style:style>
    <style:style style:name="T94_62" style:family="text">
      <style:text-properties fo:font-size="12pt" style:font-size-asian="12pt" style:font-size-complex="12pt"/>
    </style:style>
    <style:style style:name="T94_63" style:family="text">
      <style:text-properties fo:font-size="12pt" style:font-size-asian="12pt" style:font-size-complex="12pt"/>
    </style:style>
    <style:style style:name="T94_64" style:family="text">
      <style:text-properties fo:font-size="12pt" style:font-size-asian="12pt" style:font-size-complex="12pt"/>
    </style:style>
    <style:style style:name="T94_65" style:family="text">
      <style:text-properties fo:font-size="12pt" style:font-size-asian="12pt" style:font-size-complex="12pt"/>
    </style:style>
    <style:style style:name="T94_66" style:family="text">
      <style:text-properties fo:font-size="12pt" style:font-size-asian="12pt" style:font-size-complex="12pt"/>
    </style:style>
    <style:style style:name="T94_67" style:family="text">
      <style:text-properties fo:font-size="12pt" style:font-size-asian="12pt" style:font-size-complex="12pt"/>
    </style:style>
    <style:style style:name="T94_68" style:family="text">
      <style:text-properties fo:font-size="12pt" style:font-size-asian="12pt" style:font-size-complex="12pt"/>
    </style:style>
    <style:style style:name="T94_69" style:family="text">
      <style:text-properties fo:font-size="12pt" style:font-size-asian="12pt" style:font-size-complex="12pt"/>
    </style:style>
    <style:style style:name="T94_70" style:family="text">
      <style:text-properties fo:font-size="12pt" style:font-size-asian="12pt" style:font-size-complex="12pt"/>
    </style:style>
    <style:style style:name="T94_71" style:family="text">
      <style:text-properties fo:font-size="12pt" style:font-size-asian="12pt" style:font-size-complex="12pt"/>
    </style:style>
    <style:style style:name="T94_72" style:family="text">
      <style:text-properties fo:font-size="12pt" style:font-size-asian="12pt" style:font-size-complex="12pt"/>
    </style:style>
    <style:style style:name="T94_73" style:family="text">
      <style:text-properties fo:font-size="12pt" style:font-size-asian="12pt" style:font-size-complex="12pt"/>
    </style:style>
    <style:style style:name="T94_74" style:family="text">
      <style:text-properties fo:font-size="12pt" style:font-size-asian="12pt" style:font-size-complex="12pt"/>
    </style:style>
    <style:style style:name="T94_75" style:family="text">
      <style:text-properties fo:font-size="12pt" style:font-size-asian="12pt" style:font-size-complex="12pt"/>
    </style:style>
    <style:style style:name="T94_76" style:family="text">
      <style:text-properties fo:font-size="12pt" style:font-size-asian="12pt" style:font-size-complex="12pt"/>
    </style:style>
    <style:style style:name="T94_77" style:family="text">
      <style:text-properties fo:font-size="12pt" style:font-size-asian="12pt" style:font-size-complex="12pt"/>
    </style:style>
    <style:style style:name="T94_78" style:family="text">
      <style:text-properties fo:font-size="12pt" style:font-size-asian="12pt" style:font-size-complex="12pt"/>
    </style:style>
    <style:style style:name="T94_79" style:family="text">
      <style:text-properties fo:font-size="12pt" style:font-size-asian="12pt" style:font-size-complex="12pt"/>
    </style:style>
    <style:style style:name="T94_80" style:family="text">
      <style:text-properties fo:font-size="12pt" style:font-size-asian="12pt" style:font-size-complex="12pt"/>
    </style:style>
    <style:style style:name="T94_81" style:family="text">
      <style:text-properties fo:font-size="12pt" style:font-size-asian="12pt" style:font-size-complex="12pt"/>
    </style:style>
    <style:style style:name="T94_82" style:family="text">
      <style:text-properties fo:font-size="12pt" style:font-size-asian="12pt" style:font-size-complex="12pt"/>
    </style:style>
    <style:style style:name="T94_83" style:family="text">
      <style:text-properties fo:font-size="12pt" style:font-size-asian="12pt" style:font-size-complex="12pt"/>
    </style:style>
    <style:style style:name="T94_84" style:family="text">
      <style:text-properties fo:font-size="12pt" style:font-size-asian="12pt" style:font-size-complex="12pt"/>
    </style:style>
    <style:style style:name="T94_85" style:family="text">
      <style:text-properties fo:font-size="12pt" style:font-size-asian="12pt" style:font-size-complex="12pt"/>
    </style:style>
    <style:style style:name="T94_86" style:family="text">
      <style:text-properties fo:font-size="12pt" style:font-size-asian="12pt" style:font-size-complex="12pt"/>
    </style:style>
    <style:style style:name="T94_87" style:family="text">
      <style:text-properties fo:font-size="12pt" style:font-size-asian="12pt" style:font-size-complex="12pt"/>
    </style:style>
    <style:style style:name="T94_88" style:family="text">
      <style:text-properties fo:font-size="12pt" style:font-size-asian="12pt" style:font-size-complex="12pt"/>
    </style:style>
    <style:style style:name="T94_89" style:family="text">
      <style:text-properties fo:font-size="12pt" style:font-size-asian="12pt" style:font-size-complex="12pt"/>
    </style:style>
    <style:style style:name="T94_90" style:family="text">
      <style:text-properties fo:font-size="12pt" style:font-size-asian="12pt" style:font-size-complex="12pt"/>
    </style:style>
    <style:style style:name="T94_91" style:family="text">
      <style:text-properties fo:font-size="12pt" style:font-size-asian="12pt" style:font-size-complex="12pt"/>
    </style:style>
    <style:style style:name="T94_92" style:family="text">
      <style:text-properties fo:font-size="12pt" style:font-size-asian="12pt" style:font-size-complex="12pt"/>
    </style:style>
    <style:style style:name="T94_93" style:family="text">
      <style:text-properties fo:font-size="12pt" style:font-size-asian="12pt" style:font-size-complex="12pt"/>
    </style:style>
    <style:style style:name="T94_94" style:family="text">
      <style:text-properties fo:font-size="12pt" style:font-size-asian="12pt" style:font-size-complex="12pt"/>
    </style:style>
    <style:style style:name="T94_95" style:family="text">
      <style:text-properties fo:font-size="12pt" style:font-size-asian="12pt" style:font-size-complex="12pt"/>
    </style:style>
    <style:style style:name="T94_96" style:family="text">
      <style:text-properties fo:font-size="12pt" style:font-size-asian="12pt" style:font-size-complex="12pt"/>
    </style:style>
    <style:style style:name="T94_97" style:family="text">
      <style:text-properties fo:font-size="12pt" style:font-size-asian="12pt" style:font-size-complex="12pt"/>
    </style:style>
    <style:style style:name="T94_98" style:family="text">
      <style:text-properties fo:font-size="12pt" style:font-size-asian="12pt" style:font-size-complex="12pt"/>
    </style:style>
    <style:style style:name="T94_99" style:family="text">
      <style:text-properties fo:font-size="12pt" style:font-size-asian="12pt" style:font-size-complex="12pt"/>
    </style:style>
    <style:style style:name="T94_100" style:family="text">
      <style:text-properties fo:font-size="12pt" style:font-size-asian="12pt" style:font-size-complex="12pt"/>
    </style:style>
    <style:style style:name="T94_101" style:family="text">
      <style:text-properties fo:font-size="12pt" style:font-size-asian="12pt" style:font-size-complex="12pt"/>
    </style:style>
    <style:style style:name="T94_102" style:family="text">
      <style:text-properties fo:font-size="12pt" style:font-size-asian="12pt" style:font-size-complex="12pt"/>
    </style:style>
    <style:style style:name="T94_103" style:family="text">
      <style:text-properties fo:font-size="12pt" style:font-size-asian="12pt" style:font-size-complex="12pt"/>
    </style:style>
    <style:style style:name="T94_104" style:family="text">
      <style:text-properties fo:font-size="12pt" style:font-size-asian="12pt" style:font-size-complex="12pt"/>
    </style:style>
    <style:style style:name="T94_105" style:family="text">
      <style:text-properties fo:font-size="12pt" style:font-size-asian="12pt" style:font-size-complex="12pt"/>
    </style:style>
    <style:style style:name="T94_106" style:family="text">
      <style:text-properties fo:font-size="12pt" style:font-size-asian="12pt" style:font-size-complex="12pt"/>
    </style:style>
    <style:style style:name="T94_107" style:family="text">
      <style:text-properties fo:font-size="12pt" style:font-size-asian="12pt" style:font-size-complex="12pt"/>
    </style:style>
    <style:style style:name="T94_108" style:family="text">
      <style:text-properties fo:font-size="12pt" style:font-size-asian="12pt" style:font-size-complex="12pt"/>
    </style:style>
    <style:style style:name="T94_109" style:family="text">
      <style:text-properties fo:font-size="12pt" style:font-size-asian="12pt" style:font-size-complex="12pt"/>
    </style:style>
    <style:style style:name="T94_110" style:family="text">
      <style:text-properties fo:font-size="12pt" style:font-size-asian="12pt" style:font-size-complex="12pt"/>
    </style:style>
    <style:style style:name="T94_111" style:family="text">
      <style:text-properties fo:font-size="12pt" style:font-size-asian="12pt" style:font-size-complex="12pt"/>
    </style:style>
    <style:style style:name="T94_112" style:family="text">
      <style:text-properties fo:font-size="12pt" style:font-size-asian="12pt" style:font-size-complex="12pt"/>
    </style:style>
    <style:style style:name="T94_113" style:family="text">
      <style:text-properties fo:font-size="12pt" style:font-size-asian="12pt" style:font-size-complex="12pt"/>
    </style:style>
    <style:style style:name="T94_114" style:family="text">
      <style:text-properties fo:font-size="12pt" style:font-size-asian="12pt" style:font-size-complex="12pt"/>
    </style:style>
    <style:style style:name="T94_115" style:family="text">
      <style:text-properties fo:font-size="12pt" style:font-size-asian="12pt" style:font-size-complex="12pt"/>
    </style:style>
    <style:style style:name="T94_116" style:family="text">
      <style:text-properties fo:font-size="12pt" style:font-size-asian="12pt" style:font-size-complex="12pt"/>
    </style:style>
    <style:style style:name="T94_117" style:family="text">
      <style:text-properties fo:font-size="12pt" style:font-size-asian="12pt" style:font-size-complex="12pt"/>
    </style:style>
    <style:style style:name="T94_118" style:family="text">
      <style:text-properties fo:font-size="12pt" style:font-size-asian="12pt" style:font-size-complex="12pt"/>
    </style:style>
    <style:style style:name="T94_119" style:family="text">
      <style:text-properties fo:font-size="12pt" style:font-size-asian="12pt" style:font-size-complex="12pt"/>
    </style:style>
    <style:style style:name="T94_120" style:family="text">
      <style:text-properties fo:font-size="12pt" style:font-size-asian="12pt" style:font-size-complex="12pt"/>
    </style:style>
    <style:style style:name="T94_121" style:family="text">
      <style:text-properties fo:font-size="12pt" style:font-size-asian="12pt" style:font-size-complex="12pt"/>
    </style:style>
    <style:style style:name="T94_122" style:family="text">
      <style:text-properties fo:font-size="12pt" style:font-size-asian="12pt" style:font-size-complex="12pt"/>
    </style:style>
    <style:style style:name="T94_123" style:family="text">
      <style:text-properties fo:font-size="12pt" style:font-size-asian="12pt" style:font-size-complex="12pt"/>
    </style:style>
    <style:style style:name="T94_124" style:family="text">
      <style:text-properties fo:font-size="12pt" style:font-size-asian="12pt" style:font-size-complex="12pt"/>
    </style:style>
    <style:style style:name="T94_125" style:family="text">
      <style:text-properties fo:font-size="12pt" style:font-size-asian="12pt" style:font-size-complex="12pt"/>
    </style:style>
    <style:style style:name="T94_126" style:family="text">
      <style:text-properties fo:font-size="12pt" style:font-size-asian="12pt" style:font-size-complex="12pt"/>
    </style:style>
    <style:style style:name="P95" style:family="paragraph" style:parent-style-name="Heading_20_1">
      <style:paragraph-properties fo:text-align="justify" fo:break-before="auto" fo:line-height="150%" style:writing-mode="lr-tb"/>
    </style:style>
    <style:style style:name="T95_1" style:family="text">
      <style:text-properties fo:color="#000000" fo:font-weight="bold" style:font-weight-asian="bold" style:font-weight-complex="bold"/>
    </style:style>
    <style:style style:name="T95_2" style:family="text">
      <style:text-properties fo:color="#000000" fo:font-weight="bold" style:font-weight-asian="bold" style:font-weight-complex="bold"/>
    </style:style>
    <style:style style:name="P96" style:family="paragraph" style:parent-style-name="Standard">
      <style:paragraph-properties fo:break-before="auto" fo:text-indent="1.27cm" fo:line-height="150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T96_75" style:family="text"/>
    <style:style style:name="T96_76" style:family="text"/>
    <style:style style:name="T96_77" style:family="text"/>
    <style:style style:name="T96_78" style:family="text"/>
    <style:style style:name="T96_79" style:family="text"/>
    <style:style style:name="T96_80" style:family="text"/>
    <style:style style:name="T96_81" style:family="text"/>
    <style:style style:name="T96_82" style:family="text"/>
    <style:style style:name="T96_83" style:family="text"/>
    <style:style style:name="T96_84" style:family="text"/>
    <style:style style:name="T96_85" style:family="text"/>
    <style:style style:name="T96_86" style:family="text"/>
    <style:style style:name="T96_87" style:family="text"/>
    <style:style style:name="T96_88" style:family="text"/>
    <style:style style:name="T96_89" style:family="text"/>
    <style:style style:name="T96_90" style:family="text"/>
    <style:style style:name="T96_91" style:family="text"/>
    <style:style style:name="T96_92" style:family="text"/>
    <style:style style:name="T96_93" style:family="text"/>
    <style:style style:name="T96_94" style:family="text"/>
    <style:style style:name="T96_95" style:family="text"/>
    <style:style style:name="T96_96" style:family="text"/>
    <style:style style:name="T96_97" style:family="text"/>
    <style:style style:name="T96_98" style:family="text"/>
    <style:style style:name="T96_99" style:family="text"/>
    <style:style style:name="T96_100" style:family="text"/>
    <style:style style:name="T96_101" style:family="text"/>
    <style:style style:name="T96_102" style:family="text"/>
    <style:style style:name="T96_103" style:family="text"/>
    <style:style style:name="T96_104" style:family="text"/>
    <style:style style:name="T96_105" style:family="text"/>
    <style:style style:name="T96_106" style:family="text"/>
    <style:style style:name="T96_107" style:family="text"/>
    <style:style style:name="T96_108" style:family="text"/>
    <style:style style:name="T96_109" style:family="text"/>
    <style:style style:name="T96_110" style:family="text"/>
    <style:style style:name="T96_111" style:family="text"/>
    <style:style style:name="T96_112" style:family="text"/>
    <style:style style:name="T96_113" style:family="text"/>
    <style:style style:name="T96_114" style:family="text"/>
    <style:style style:name="T96_115" style:family="text"/>
    <style:style style:name="T96_116" style:family="text"/>
    <style:style style:name="T96_117" style:family="text"/>
    <style:style style:name="T96_118" style:family="text"/>
    <style:style style:name="T96_119" style:family="text"/>
    <style:style style:name="T96_120" style:family="text"/>
    <style:style style:name="T96_121" style:family="text"/>
    <style:style style:name="T96_122" style:family="text"/>
    <style:style style:name="T96_123" style:family="text"/>
    <style:style style:name="T96_124" style:family="text"/>
    <style:style style:name="T96_125" style:family="text"/>
    <style:style style:name="T96_126" style:family="text"/>
    <style:style style:name="T96_127" style:family="text"/>
    <style:style style:name="T96_128" style:family="text"/>
    <style:style style:name="T96_129" style:family="text"/>
    <style:style style:name="T96_130" style:family="text"/>
    <style:style style:name="T96_131" style:family="text"/>
    <style:style style:name="T96_132" style:family="text"/>
    <style:style style:name="T96_133" style:family="text"/>
    <style:style style:name="T96_134" style:family="text"/>
    <style:style style:name="T96_135" style:family="text"/>
    <style:style style:name="T96_136" style:family="text"/>
    <style:style style:name="T96_137" style:family="text"/>
    <style:style style:name="T96_138" style:family="text"/>
    <style:style style:name="T96_139" style:family="text"/>
    <style:style style:name="T96_140" style:family="text"/>
    <style:style style:name="T96_141" style:family="text"/>
    <style:style style:name="T96_142" style:family="text"/>
    <style:style style:name="T96_143" style:family="text"/>
    <style:style style:name="T96_144" style:family="text"/>
    <style:style style:name="T96_145" style:family="text"/>
    <style:style style:name="T96_146" style:family="text"/>
    <style:style style:name="T96_147" style:family="text"/>
    <style:style style:name="T96_148" style:family="text"/>
    <style:style style:name="T96_149" style:family="text"/>
    <style:style style:name="T96_150" style:family="text"/>
    <style:style style:name="T96_151" style:family="text"/>
    <style:style style:name="T96_152" style:family="text"/>
    <style:style style:name="T96_153" style:family="text"/>
    <style:style style:name="T96_154" style:family="text"/>
    <style:style style:name="T96_155" style:family="text"/>
    <style:style style:name="T96_156" style:family="text"/>
    <style:style style:name="T96_157" style:family="text"/>
    <style:style style:name="T96_158" style:family="text"/>
    <style:style style:name="Table2" style:family="table">
      <style:table-properties table:align="left" style:width="14.457cm" fo:margin-left="0.176cm"/>
    </style:style>
    <style:style style:name="Column5" style:family="table-column">
      <style:table-column-properties style:column-width="3cm"/>
    </style:style>
    <style:style style:name="Column6" style:family="table-column">
      <style:table-column-properties style:column-width="11.456cm"/>
    </style:style>
    <style:style style:name="Row11" style:family="table-row"/>
    <style:style style:name="Cell41" style:family="table-cell">
      <style:table-cell-properties fo:background-color="#c0c0c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2" style:family="table-cell">
      <style:table-cell-properties fo:background-color="#c0c0c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2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4" style:family="paragraph" style:parent-style-name="Heading_20_1">
      <style:paragraph-properties fo:text-align="justify" fo:break-before="auto" fo:line-height="150%" style:writing-mode="lr-tb"/>
    </style:style>
    <style:style style:name="T114_1" style:family="text">
      <style:text-properties fo:color="#000000" fo:font-weight="bold" style:font-weight-asian="bold" style:font-weight-complex="bold"/>
    </style:style>
    <style:style style:name="T114_2" style:family="text">
      <style:text-properties fo:color="#000000" fo:font-weight="bold" style:font-weight-asian="bold" style:font-weight-complex="bold"/>
    </style:style>
    <style:style style:name="P115" style:family="paragraph" style:parent-style-name="Standard">
      <style:paragraph-properties fo:text-align="justify" fo:break-before="auto" fo:line-height="150%" style:writing-mode="lr-tb"/>
    </style:style>
    <style:style style:name="T115_1" style:family="text">
      <style:text-properties fo:font-size="12pt" style:font-size-asian="12pt" style:font-size-complex="12pt"/>
    </style:style>
    <style:style style:name="T115_2" style:family="text">
      <style:text-properties fo:font-size="12pt" style:font-size-asian="12pt" style:font-size-complex="12pt"/>
    </style:style>
    <style:style style:name="T115_3" style:family="text">
      <style:text-properties fo:font-size="12pt" style:font-size-asian="12pt" style:font-size-complex="12pt"/>
    </style:style>
    <style:style style:name="T115_4" style:family="text">
      <style:text-properties fo:font-size="12pt" style:font-size-asian="12pt" style:font-size-complex="12pt"/>
    </style:style>
    <style:style style:name="T115_5" style:family="text">
      <style:text-properties fo:font-size="12pt" style:font-size-asian="12pt" style:font-size-complex="12pt"/>
    </style:style>
    <style:style style:name="T115_6" style:family="text">
      <style:text-properties fo:font-size="12pt" style:font-size-asian="12pt" style:font-size-complex="12pt"/>
    </style:style>
    <style:style style:name="T115_7" style:family="text">
      <style:text-properties fo:font-size="12pt" style:font-size-asian="12pt" style:font-size-complex="12pt"/>
    </style:style>
    <style:style style:name="T115_8" style:family="text">
      <style:text-properties fo:font-size="12pt" style:font-size-asian="12pt" style:font-size-complex="12pt"/>
    </style:style>
    <style:style style:name="T115_9" style:family="text">
      <style:text-properties fo:font-size="12pt" style:font-size-asian="12pt" style:font-size-complex="12pt"/>
    </style:style>
    <style:style style:name="T115_10" style:family="text">
      <style:text-properties fo:font-size="12pt" style:font-size-asian="12pt" style:font-size-complex="12pt"/>
    </style:style>
    <style:style style:name="T115_11" style:family="text">
      <style:text-properties fo:font-size="12pt" style:font-size-asian="12pt" style:font-size-complex="12pt"/>
    </style:style>
    <style:style style:name="T115_12" style:family="text">
      <style:text-properties fo:font-size="12pt" style:font-size-asian="12pt" style:font-size-complex="12pt"/>
    </style:style>
    <style:style style:name="T115_13" style:family="text">
      <style:text-properties fo:font-size="12pt" style:font-size-asian="12pt" style:font-size-complex="12pt"/>
    </style:style>
    <style:style style:name="T115_14" style:family="text">
      <style:text-properties fo:font-size="12pt" style:font-size-asian="12pt" style:font-size-complex="12pt"/>
    </style:style>
    <style:style style:name="T115_15" style:family="text">
      <style:text-properties fo:font-size="12pt" style:font-size-asian="12pt" style:font-size-complex="12pt"/>
    </style:style>
    <style:style style:name="T115_16" style:family="text">
      <style:text-properties fo:font-size="12pt" style:font-size-asian="12pt" style:font-size-complex="12pt"/>
    </style:style>
    <style:style style:name="T115_17" style:family="text">
      <style:text-properties fo:font-size="12pt" style:font-size-asian="12pt" style:font-size-complex="12pt"/>
    </style:style>
    <style:style style:name="T115_18" style:family="text">
      <style:text-properties fo:font-size="12pt" style:font-size-asian="12pt" style:font-size-complex="12pt"/>
    </style:style>
    <style:style style:name="T115_19" style:family="text">
      <style:text-properties fo:font-size="12pt" style:font-size-asian="12pt" style:font-size-complex="12pt"/>
    </style:style>
    <style:style style:name="T115_20" style:family="text">
      <style:text-properties fo:font-size="12pt" style:font-size-asian="12pt" style:font-size-complex="12pt"/>
    </style:style>
    <style:style style:name="T115_21" style:family="text">
      <style:text-properties fo:font-size="12pt" style:font-size-asian="12pt" style:font-size-complex="12pt"/>
    </style:style>
    <style:style style:name="T115_22" style:family="text">
      <style:text-properties fo:font-size="12pt" style:font-size-asian="12pt" style:font-size-complex="12pt"/>
    </style:style>
    <style:style style:name="T115_23" style:family="text">
      <style:text-properties fo:font-size="12pt" style:font-size-asian="12pt" style:font-size-complex="12pt"/>
    </style:style>
    <style:style style:name="T115_24" style:family="text">
      <style:text-properties fo:font-size="12pt" style:font-size-asian="12pt" style:font-size-complex="12pt"/>
    </style:style>
    <style:style style:name="T115_25" style:family="text">
      <style:text-properties fo:font-size="12pt" style:font-size-asian="12pt" style:font-size-complex="12pt"/>
    </style:style>
    <style:style style:name="T115_26" style:family="text">
      <style:text-properties fo:font-size="12pt" style:font-size-asian="12pt" style:font-size-complex="12pt"/>
    </style:style>
    <style:style style:name="T115_27" style:family="text">
      <style:text-properties fo:font-size="12pt" style:font-size-asian="12pt" style:font-size-complex="12pt"/>
    </style:style>
    <style:style style:name="T115_28" style:family="text">
      <style:text-properties fo:font-size="12pt" style:font-size-asian="12pt" style:font-size-complex="12pt"/>
    </style:style>
    <style:style style:name="T115_29" style:family="text">
      <style:text-properties fo:font-size="12pt" style:font-size-asian="12pt" style:font-size-complex="12pt"/>
    </style:style>
    <style:style style:name="T115_30" style:family="text">
      <style:text-properties fo:font-size="12pt" style:font-size-asian="12pt" style:font-size-complex="12pt"/>
    </style:style>
    <style:style style:name="T115_31" style:family="text">
      <style:text-properties fo:font-size="12pt" style:font-size-asian="12pt" style:font-size-complex="12pt"/>
    </style:style>
    <style:style style:name="T115_32" style:family="text">
      <style:text-properties fo:font-size="12pt" style:font-size-asian="12pt" style:font-size-complex="12pt"/>
    </style:style>
    <style:style style:name="T115_33" style:family="text">
      <style:text-properties fo:font-size="12pt" style:font-size-asian="12pt" style:font-size-complex="12pt"/>
    </style:style>
    <style:style style:name="T115_34" style:family="text">
      <style:text-properties fo:font-size="12pt" style:font-size-asian="12pt" style:font-size-complex="12pt"/>
    </style:style>
    <style:style style:name="T115_35" style:family="text">
      <style:text-properties fo:font-size="12pt" style:font-size-asian="12pt" style:font-size-complex="12pt"/>
    </style:style>
    <style:style style:name="T115_36" style:family="text">
      <style:text-properties fo:font-size="12pt" style:font-size-asian="12pt" style:font-size-complex="12pt"/>
    </style:style>
    <style:style style:name="T115_37" style:family="text">
      <style:text-properties fo:font-size="12pt" style:font-size-asian="12pt" style:font-size-complex="12pt"/>
    </style:style>
    <style:style style:name="T115_38" style:family="text">
      <style:text-properties fo:font-size="12pt" style:font-size-asian="12pt" style:font-size-complex="12pt"/>
    </style:style>
    <style:style style:name="T115_39" style:family="text">
      <style:text-properties fo:font-size="12pt" style:font-size-asian="12pt" style:font-size-complex="12pt"/>
    </style:style>
    <style:style style:name="T115_40" style:family="text">
      <style:text-properties fo:font-size="12pt" style:font-size-asian="12pt" style:font-size-complex="12pt"/>
    </style:style>
    <style:style style:name="T115_41" style:family="text">
      <style:text-properties fo:font-size="12pt" style:font-size-asian="12pt" style:font-size-complex="12pt"/>
    </style:style>
    <style:style style:name="T115_42" style:family="text">
      <style:text-properties fo:font-size="12pt" style:font-size-asian="12pt" style:font-size-complex="12pt"/>
    </style:style>
    <style:style style:name="T115_43" style:family="text">
      <style:text-properties fo:font-size="12pt" style:font-size-asian="12pt" style:font-size-complex="12pt"/>
    </style:style>
    <style:style style:name="T115_44" style:family="text">
      <style:text-properties fo:font-size="12pt" style:font-size-asian="12pt" style:font-size-complex="12pt"/>
    </style:style>
    <style:style style:name="T115_45" style:family="text">
      <style:text-properties fo:font-size="12pt" style:font-size-asian="12pt" style:font-size-complex="12pt"/>
    </style:style>
    <style:style style:name="T115_46" style:family="text">
      <style:text-properties fo:font-size="12pt" style:font-size-asian="12pt" style:font-size-complex="12pt"/>
    </style:style>
    <style:style style:name="T115_47" style:family="text">
      <style:text-properties fo:font-size="12pt" style:font-size-asian="12pt" style:font-size-complex="12pt"/>
    </style:style>
    <style:style style:name="T115_48" style:family="text">
      <style:text-properties fo:font-size="12pt" style:font-size-asian="12pt" style:font-size-complex="12pt"/>
    </style:style>
    <style:style style:name="T115_49" style:family="text">
      <style:text-properties fo:font-size="12pt" style:font-size-asian="12pt" style:font-size-complex="12pt"/>
    </style:style>
    <style:style style:name="T115_50" style:family="text">
      <style:text-properties fo:font-size="12pt" style:font-size-asian="12pt" style:font-size-complex="12pt"/>
    </style:style>
    <style:style style:name="T115_51" style:family="text">
      <style:text-properties fo:font-size="12pt" style:font-size-asian="12pt" style:font-size-complex="12pt"/>
    </style:style>
    <style:style style:name="T115_52" style:family="text">
      <style:text-properties fo:font-size="12pt" style:font-size-asian="12pt" style:font-size-complex="12pt"/>
    </style:style>
    <style:style style:name="T115_53" style:family="text">
      <style:text-properties fo:font-size="12pt" style:font-size-asian="12pt" style:font-size-complex="12pt"/>
    </style:style>
    <style:style style:name="T115_54" style:family="text">
      <style:text-properties fo:font-size="12pt" style:font-size-asian="12pt" style:font-size-complex="12pt"/>
    </style:style>
    <style:style style:name="T115_55" style:family="text">
      <style:text-properties fo:font-size="12pt" style:font-size-asian="12pt" style:font-size-complex="12pt"/>
    </style:style>
    <style:style style:name="T115_56" style:family="text">
      <style:text-properties fo:font-size="12pt" style:font-size-asian="12pt" style:font-size-complex="12pt"/>
    </style:style>
    <style:style style:name="T115_57" style:family="text">
      <style:text-properties fo:font-size="12pt" style:font-size-asian="12pt" style:font-size-complex="12pt"/>
    </style:style>
    <style:style style:name="T115_58" style:family="text">
      <style:text-properties fo:font-size="12pt" style:font-size-asian="12pt" style:font-size-complex="12pt"/>
    </style:style>
    <style:style style:name="T115_59" style:family="text">
      <style:text-properties fo:font-size="12pt" style:font-size-asian="12pt" style:font-size-complex="12pt"/>
    </style:style>
    <style:style style:name="T115_60" style:family="text">
      <style:text-properties fo:font-size="12pt" style:font-size-asian="12pt" style:font-size-complex="12pt"/>
    </style:style>
    <style:style style:name="T115_61" style:family="text">
      <style:text-properties fo:font-size="12pt" style:font-size-asian="12pt" style:font-size-complex="12pt"/>
    </style:style>
    <style:style style:name="T115_62" style:family="text">
      <style:text-properties fo:font-size="12pt" style:font-size-asian="12pt" style:font-size-complex="12pt"/>
    </style:style>
    <style:style style:name="T115_63" style:family="text">
      <style:text-properties fo:font-size="12pt" style:font-size-asian="12pt" style:font-size-complex="12pt"/>
    </style:style>
    <style:style style:name="T115_64" style:family="text">
      <style:text-properties fo:font-size="12pt" style:font-size-asian="12pt" style:font-size-complex="12pt"/>
    </style:style>
    <style:style style:name="T115_65" style:family="text">
      <style:text-properties fo:font-size="12pt" style:font-size-asian="12pt" style:font-size-complex="12pt"/>
    </style:style>
    <style:style style:name="T115_66" style:family="text">
      <style:text-properties fo:font-size="12pt" style:font-size-asian="12pt" style:font-size-complex="12pt"/>
    </style:style>
    <style:style style:name="T115_67" style:family="text">
      <style:text-properties fo:font-size="12pt" style:font-size-asian="12pt" style:font-size-complex="12pt"/>
    </style:style>
    <style:style style:name="T115_68" style:family="text">
      <style:text-properties fo:font-size="12pt" style:font-size-asian="12pt" style:font-size-complex="12pt"/>
    </style:style>
    <style:style style:name="T115_69" style:family="text">
      <style:text-properties fo:font-size="12pt" style:font-size-asian="12pt" style:font-size-complex="12pt"/>
    </style:style>
    <style:style style:name="T115_70" style:family="text">
      <style:text-properties fo:font-size="12pt" style:font-size-asian="12pt" style:font-size-complex="12pt"/>
    </style:style>
    <style:style style:name="T115_71" style:family="text">
      <style:text-properties fo:font-size="12pt" style:font-size-asian="12pt" style:font-size-complex="12pt"/>
    </style:style>
    <style:style style:name="T115_72" style:family="text">
      <style:text-properties fo:font-size="12pt" style:font-size-asian="12pt" style:font-size-complex="12pt"/>
    </style:style>
    <style:style style:name="T115_73" style:family="text">
      <style:text-properties fo:font-size="12pt" style:font-size-asian="12pt" style:font-size-complex="12pt"/>
    </style:style>
    <style:style style:name="T115_74" style:family="text">
      <style:text-properties fo:font-size="12pt" style:font-size-asian="12pt" style:font-size-complex="12pt"/>
    </style:style>
    <style:style style:name="T115_75" style:family="text">
      <style:text-properties fo:font-size="12pt" style:font-size-asian="12pt" style:font-size-complex="12pt"/>
    </style:style>
    <style:style style:name="T115_76" style:family="text">
      <style:text-properties fo:font-size="12pt" style:font-size-asian="12pt" style:font-size-complex="12pt"/>
    </style:style>
    <style:style style:name="T115_77" style:family="text">
      <style:text-properties fo:font-size="12pt" style:font-size-asian="12pt" style:font-size-complex="12pt"/>
    </style:style>
    <style:style style:name="T115_78" style:family="text">
      <style:text-properties fo:font-size="12pt" style:font-size-asian="12pt" style:font-size-complex="12pt"/>
    </style:style>
    <style:style style:name="T115_79" style:family="text">
      <style:text-properties fo:font-size="12pt" style:font-size-asian="12pt" style:font-size-complex="12pt"/>
    </style:style>
    <style:style style:name="T115_80" style:family="text">
      <style:text-properties fo:font-size="12pt" style:font-size-asian="12pt" style:font-size-complex="12pt"/>
    </style:style>
    <style:style style:name="T115_81" style:family="text">
      <style:text-properties fo:font-size="12pt" style:font-size-asian="12pt" style:font-size-complex="12pt"/>
    </style:style>
    <style:style style:name="T115_82" style:family="text">
      <style:text-properties fo:font-size="12pt" style:font-size-asian="12pt" style:font-size-complex="12pt"/>
    </style:style>
    <style:style style:name="T115_83" style:family="text">
      <style:text-properties fo:font-size="12pt" style:font-size-asian="12pt" style:font-size-complex="12pt"/>
    </style:style>
    <style:style style:name="T115_84" style:family="text">
      <style:text-properties fo:font-size="12pt" style:font-size-asian="12pt" style:font-size-complex="12pt"/>
    </style:style>
    <style:style style:name="T115_85" style:family="text">
      <style:text-properties fo:font-size="12pt" style:font-size-asian="12pt" style:font-size-complex="12pt"/>
    </style:style>
    <style:style style:name="T115_86" style:family="text">
      <style:text-properties fo:font-size="12pt" style:font-size-asian="12pt" style:font-size-complex="12pt"/>
    </style:style>
    <style:style style:name="T115_87" style:family="text">
      <style:text-properties fo:font-size="12pt" style:font-size-asian="12pt" style:font-size-complex="12pt"/>
    </style:style>
    <style:style style:name="T115_88" style:family="text">
      <style:text-properties fo:font-size="12pt" style:font-size-asian="12pt" style:font-size-complex="12pt"/>
    </style:style>
    <style:style style:name="T115_89" style:family="text">
      <style:text-properties fo:font-size="12pt" style:font-size-asian="12pt" style:font-size-complex="12pt"/>
    </style:style>
    <style:style style:name="T115_90" style:family="text">
      <style:text-properties fo:font-size="12pt" style:font-size-asian="12pt" style:font-size-complex="12pt"/>
    </style:style>
    <style:style style:name="T115_91" style:family="text">
      <style:text-properties fo:font-size="12pt" style:font-size-asian="12pt" style:font-size-complex="12pt"/>
    </style:style>
    <style:style style:name="T115_92" style:family="text">
      <style:text-properties fo:font-size="12pt" style:font-size-asian="12pt" style:font-size-complex="12pt"/>
    </style:style>
    <style:style style:name="T115_93" style:family="text">
      <style:text-properties fo:font-size="12pt" style:font-size-asian="12pt" style:font-size-complex="12pt"/>
    </style:style>
    <style:style style:name="T115_94" style:family="text">
      <style:text-properties fo:font-size="12pt" style:font-size-asian="12pt" style:font-size-complex="12pt"/>
    </style:style>
    <style:style style:name="T115_95" style:family="text">
      <style:text-properties fo:font-size="12pt" style:font-size-asian="12pt" style:font-size-complex="12pt"/>
    </style:style>
    <style:style style:name="T115_96" style:family="text">
      <style:text-properties fo:font-size="12pt" style:font-size-asian="12pt" style:font-size-complex="12pt"/>
    </style:style>
    <style:style style:name="T115_97" style:family="text">
      <style:text-properties fo:font-size="12pt" style:font-size-asian="12pt" style:font-size-complex="12pt"/>
    </style:style>
    <style:style style:name="T115_98" style:family="text">
      <style:text-properties fo:font-size="12pt" style:font-size-asian="12pt" style:font-size-complex="12pt"/>
    </style:style>
    <style:style style:name="P116" style:family="paragraph" style:parent-style-name="Heading_20_1">
      <style:paragraph-properties fo:break-before="auto" fo:line-height="107%" style:writing-mode="lr-tb"/>
    </style:style>
    <style:style style:name="T116_1" style:family="text">
      <style:text-properties fo:color="#000000" fo:font-weight="bold" style:font-weight-asian="bold" style:font-weight-complex="bold"/>
    </style:style>
    <style:style style:name="T116_2" style:family="text">
      <style:text-properties fo:color="#000000" fo:font-weight="bold" style:font-weight-asian="bold" style:font-weight-complex="bold"/>
    </style:style>
    <style:style style:name="T116_3" style:family="text">
      <style:text-properties fo:color="#000000" fo:font-weight="bold" style:font-weight-asian="bold" style:font-weight-complex="bold"/>
    </style:style>
    <style:style style:name="T116_4" style:family="text">
      <style:text-properties fo:color="#000000" fo:font-weight="bold" style:font-weight-asian="bold" style:font-weight-complex="bold"/>
    </style:style>
    <style:style style:name="T116_5" style:family="text">
      <style:text-properties fo:color="#000000" fo:font-weight="bold" style:font-weight-asian="bold" style:font-weight-complex="bold"/>
    </style:style>
    <style:style style:name="T116_6" style:family="text">
      <style:text-properties fo:color="#000000" fo:font-weight="bold" style:font-weight-asian="bold" style:font-weight-complex="bold"/>
    </style:style>
    <style:style style:name="T116_7" style:family="text">
      <style:text-properties fo:color="#000000" fo:font-weight="bold" style:font-weight-asian="bold" style:font-weight-complex="bold"/>
    </style:style>
    <style:style style:name="T116_8" style:family="text">
      <style:text-properties fo:color="#000000" fo:font-weight="bold" style:font-weight-asian="bold" style:font-weight-complex="bold"/>
    </style:style>
    <style:style style:name="P117" style:family="paragraph" style:parent-style-name="Heading_20_2">
      <style:paragraph-properties fo:break-before="auto" fo:line-height="107%" style:writing-mode="lr-tb"/>
    </style:style>
    <style:style style:name="T117_1" style:family="text">
      <style:text-properties fo:color="#000000" fo:font-weight="bold" style:font-weight-asian="bold" style:font-weight-complex="bold"/>
    </style:style>
    <style:style style:name="T117_2" style:family="text">
      <style:text-properties fo:color="#000000" fo:font-weight="bold" style:font-weight-asian="bold" style:font-weight-complex="bold"/>
    </style:style>
    <style:style style:name="T117_3" style:family="text">
      <style:text-properties fo:color="#000000" fo:font-weight="bold" style:font-weight-asian="bold" style:font-weight-complex="bold"/>
    </style:style>
    <style:style style:name="T117_4" style:family="text">
      <style:text-properties fo:color="#000000" fo:font-weight="bold" style:font-weight-asian="bold" style:font-weight-complex="bold"/>
    </style:style>
    <style:style style:name="T117_5" style:family="text">
      <style:text-properties fo:color="#000000" fo:font-weight="bold" style:font-weight-asian="bold" style:font-weight-complex="bold"/>
    </style:style>
    <style:style style:name="T117_6" style:family="text"/>
    <style:style style:name="P118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8" style:family="text">
      <style:text-properties fo:font-size="12pt" style:font-size-asian="12pt" style:font-size-complex="12pt"/>
    </style:style>
    <style:style style:name="T118_9" style:family="text">
      <style:text-properties fo:font-size="12pt" style:font-size-asian="12pt" style:font-size-complex="12pt"/>
    </style:style>
    <style:style style:name="T118_10" style:family="text">
      <style:text-properties fo:font-size="12pt" style:font-size-asian="12pt" style:font-size-complex="12pt"/>
    </style:style>
    <style:style style:name="T118_11" style:family="text">
      <style:text-properties fo:font-size="12pt" style:font-size-asian="12pt" style:font-size-complex="12pt"/>
    </style:style>
    <style:style style:name="T118_12" style:family="text">
      <style:text-properties fo:font-size="12pt" style:font-size-asian="12pt" style:font-size-complex="12pt"/>
    </style:style>
    <style:style style:name="T118_13" style:family="text">
      <style:text-properties fo:font-size="12pt" style:font-size-asian="12pt" style:font-size-complex="12pt"/>
    </style:style>
    <style:style style:name="T118_14" style:family="text">
      <style:text-properties fo:font-size="12pt" style:font-size-asian="12pt" style:font-size-complex="12pt"/>
    </style:style>
    <style:style style:name="T118_15" style:family="text">
      <style:text-properties fo:font-size="12pt" style:font-size-asian="12pt" style:font-size-complex="12pt"/>
    </style:style>
    <style:style style:name="T118_16" style:family="text">
      <style:text-properties fo:font-size="12pt" style:font-size-asian="12pt" style:font-size-complex="12pt"/>
    </style:style>
    <style:style style:name="T118_17" style:family="text">
      <style:text-properties fo:font-size="12pt" style:font-size-asian="12pt" style:font-size-complex="12pt"/>
    </style:style>
    <style:style style:name="T118_18" style:family="text">
      <style:text-properties fo:font-size="12pt" style:font-size-asian="12pt" style:font-size-complex="12pt"/>
    </style:style>
    <style:style style:name="P119" style:family="paragraph" style:parent-style-name="Standard">
      <style:paragraph-properties fo:text-align="justify" fo:break-before="auto" fo:text-indent="1.27cm" fo:line-height="150%" fo:margin-top="0cm" fo:margin-bottom="0cm" fo:margin-left="0cm" fo:margin-right="0cm" style:writing-mode="lr-tb"/>
    </style:style>
    <style:style style:name="T119_1" style:family="text">
      <style:text-properties fo:font-size="12pt" style:font-size-asian="12pt" style:font-size-complex="12pt"/>
    </style:style>
    <style:style style:name="T119_2" style:family="text">
      <style:text-properties fo:font-size="12pt" style:font-size-asian="12pt" style:font-size-complex="12pt"/>
    </style:style>
    <style:style style:name="T119_3" style:family="text">
      <style:text-properties fo:font-size="12pt" style:font-size-asian="12pt" style:font-size-complex="12pt"/>
    </style:style>
    <style:style style:name="T119_4" style:family="text">
      <style:text-properties fo:font-size="12pt" style:font-size-asian="12pt" style:font-size-complex="12pt"/>
    </style:style>
    <style:style style:name="T119_5" style:family="text">
      <style:text-properties fo:font-size="12pt" style:font-size-asian="12pt" style:font-size-complex="12pt"/>
    </style:style>
    <style:style style:name="T119_6" style:family="text">
      <style:text-properties fo:font-size="12pt" style:font-size-asian="12pt" style:font-size-complex="12pt"/>
    </style:style>
    <style:style style:name="T119_7" style:family="text">
      <style:text-properties fo:font-size="12pt" style:font-size-asian="12pt" style:font-size-complex="12pt"/>
    </style:style>
    <style:style style:name="T119_8" style:family="text">
      <style:text-properties fo:font-size="12pt" style:font-size-asian="12pt" style:font-size-complex="12pt"/>
    </style:style>
    <style:style style:name="T119_9" style:family="text">
      <style:text-properties fo:font-size="12pt" style:font-size-asian="12pt" style:font-size-complex="12pt"/>
    </style:style>
    <style:style style:name="T119_10" style:family="text">
      <style:text-properties fo:font-size="12pt" style:font-size-asian="12pt" style:font-size-complex="12pt"/>
    </style:style>
    <style:style style:name="T119_11" style:family="text">
      <style:text-properties fo:font-size="12pt" style:font-size-asian="12pt" style:font-size-complex="12pt"/>
    </style:style>
    <style:style style:name="T119_12" style:family="text">
      <style:text-properties fo:font-size="12pt" style:font-size-asian="12pt" style:font-size-complex="12pt"/>
    </style:style>
    <style:style style:name="T119_13" style:family="text">
      <style:text-properties fo:font-size="12pt" style:font-size-asian="12pt" style:font-size-complex="12pt"/>
    </style:style>
    <style:style style:name="T119_14" style:family="text">
      <style:text-properties fo:font-size="12pt" style:font-size-asian="12pt" style:font-size-complex="12pt"/>
    </style:style>
    <style:style style:name="T119_15" style:family="text">
      <style:text-properties fo:font-size="12pt" style:font-size-asian="12pt" style:font-size-complex="12pt"/>
    </style:style>
    <style:style style:name="T119_16" style:family="text">
      <style:text-properties fo:font-size="12pt" style:font-size-asian="12pt" style:font-size-complex="12pt"/>
    </style:style>
    <style:style style:name="T119_17" style:family="text">
      <style:text-properties fo:font-size="12pt" style:font-size-asian="12pt" style:font-size-complex="12pt"/>
    </style:style>
    <style:style style:name="T119_18" style:family="text">
      <style:text-properties fo:font-size="12pt" style:font-size-asian="12pt" style:font-size-complex="12pt"/>
    </style:style>
    <style:style style:name="T119_19" style:family="text">
      <style:text-properties fo:font-size="12pt" style:font-size-asian="12pt" style:font-size-complex="12pt"/>
    </style:style>
    <style:style style:name="T119_20" style:family="text">
      <style:text-properties fo:font-size="12pt" style:font-size-asian="12pt" style:font-size-complex="12pt"/>
    </style:style>
    <style:style style:name="T119_21" style:family="text">
      <style:text-properties fo:font-size="12pt" style:font-size-asian="12pt" style:font-size-complex="12pt"/>
    </style:style>
    <style:style style:name="T119_22" style:family="text">
      <style:text-properties fo:font-size="12pt" style:font-size-asian="12pt" style:font-size-complex="12pt"/>
    </style:style>
    <style:style style:name="T119_23" style:family="text">
      <style:text-properties fo:font-size="12pt" style:font-size-asian="12pt" style:font-size-complex="12pt"/>
    </style:style>
    <style:style style:name="T119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center" fo:break-before="auto" fo:line-height="150%" style:writing-mode="lr-tb"/>
    </style:style>
    <style:style style:name="T120_1" style:family="text">
      <style:text-properties fo:font-size="12pt" style:font-size-asian="12pt" style:font-size-complex="12pt"/>
    </style:style>
    <style:style style:name="T120_2" style:family="text">
      <style:text-properties fo:font-size="12pt" style:font-size-asian="12pt" style:font-size-complex="12pt"/>
    </style:style>
    <style:style style:name="T120_3" style:family="text">
      <style:text-properties fo:font-size="12pt" style:font-size-asian="12pt" style:font-size-complex="12pt"/>
    </style:style>
    <style:style style:name="T120_4" style:family="text">
      <style:text-properties fo:font-size="12pt" style:font-size-asian="12pt" style:font-size-complex="12pt"/>
    </style:style>
    <style:style style:name="T120_5" style:family="text">
      <style:text-properties fo:font-size="12pt" style:font-size-asian="12pt" style:font-size-complex="12pt"/>
    </style:style>
    <style:style style:name="T120_6" style:family="text">
      <style:text-properties fo:font-size="12pt" style:font-size-asian="12pt" style:font-size-complex="12pt"/>
    </style:style>
    <style:style style:name="T120_7" style:family="text">
      <style:text-properties fo:font-size="12pt" style:font-size-asian="12pt" style:font-size-complex="12pt"/>
    </style:style>
    <style:style style:name="P121" style:family="paragraph" style:parent-style-name="Standard">
      <style:paragraph-properties fo:text-align="justify" fo:break-before="auto" fo:text-indent="1.27cm" fo:line-height="150%" style:writing-mode="lr-tb"/>
    </style:style>
    <style:style style:name="T121_1" style:family="text">
      <style:text-properties fo:font-size="12pt" style:font-size-asian="12pt" style:font-size-complex="12pt"/>
    </style:style>
    <style:style style:name="T121_2" style:family="text">
      <style:text-properties fo:font-size="12pt" style:font-size-asian="12pt" style:font-size-complex="12pt"/>
    </style:style>
    <style:style style:name="T121_3" style:family="text">
      <style:text-properties fo:font-size="12pt" style:font-size-asian="12pt" style:font-size-complex="12pt"/>
    </style:style>
    <style:style style:name="T121_4" style:family="text">
      <style:text-properties fo:font-size="12pt" style:font-size-asian="12pt" style:font-size-complex="12pt"/>
    </style:style>
    <style:style style:name="T121_5" style:family="text">
      <style:text-properties fo:font-size="12pt" style:font-size-asian="12pt" style:font-size-complex="12pt"/>
    </style:style>
    <style:style style:name="T121_6" style:family="text">
      <style:text-properties fo:font-size="12pt" style:font-size-asian="12pt" style:font-size-complex="12pt"/>
    </style:style>
    <style:style style:name="T121_7" style:family="text">
      <style:text-properties fo:font-size="12pt" style:font-size-asian="12pt" style:font-size-complex="12pt"/>
    </style:style>
    <style:style style:name="T121_8" style:family="text">
      <style:text-properties fo:font-size="12pt" style:font-size-asian="12pt" style:font-size-complex="12pt"/>
    </style:style>
    <style:style style:name="T121_9" style:family="text">
      <style:text-properties fo:font-size="12pt" style:font-size-asian="12pt" style:font-size-complex="12pt"/>
    </style:style>
    <style:style style:name="T121_10" style:family="text">
      <style:text-properties fo:font-size="12pt" style:font-size-asian="12pt" style:font-size-complex="12pt"/>
    </style:style>
    <style:style style:name="T121_11" style:family="text">
      <style:text-properties fo:font-size="12pt" style:font-size-asian="12pt" style:font-size-complex="12pt"/>
    </style:style>
    <style:style style:name="T121_12" style:family="text">
      <style:text-properties fo:font-size="12pt" style:font-size-asian="12pt" style:font-size-complex="12pt"/>
    </style:style>
    <style:style style:name="T121_13" style:family="text">
      <style:text-properties fo:font-size="12pt" style:font-size-asian="12pt" style:font-size-complex="12pt"/>
    </style:style>
    <style:style style:name="T121_14" style:family="text">
      <style:text-properties fo:font-size="12pt" style:font-size-asian="12pt" style:font-size-complex="12pt"/>
    </style:style>
    <style:style style:name="T121_15" style:family="text">
      <style:text-properties fo:font-size="12pt" style:font-size-asian="12pt" style:font-size-complex="12pt"/>
    </style:style>
    <style:style style:name="T121_16" style:family="text">
      <style:text-properties fo:font-size="12pt" style:font-size-asian="12pt" style:font-size-complex="12pt"/>
    </style:style>
    <style:style style:name="T121_17" style:family="text">
      <style:text-properties fo:font-size="12pt" style:font-size-asian="12pt" style:font-size-complex="12pt"/>
    </style:style>
    <style:style style:name="T121_18" style:family="text">
      <style:text-properties fo:font-size="12pt" style:font-size-asian="12pt" style:font-size-complex="12pt"/>
    </style:style>
    <style:style style:name="T121_19" style:family="text">
      <style:text-properties fo:font-size="12pt" style:font-size-asian="12pt" style:font-size-complex="12pt"/>
    </style:style>
    <style:style style:name="T121_20" style:family="text">
      <style:text-properties fo:font-size="12pt" style:font-size-asian="12pt" style:font-size-complex="12pt"/>
    </style:style>
    <style:style style:name="T121_21" style:family="text">
      <style:text-properties fo:font-size="12pt" style:font-size-asian="12pt" style:font-size-complex="12pt"/>
    </style:style>
    <style:style style:name="T121_22" style:family="text">
      <style:text-properties fo:font-size="12pt" style:font-size-asian="12pt" style:font-size-complex="12pt"/>
    </style:style>
    <style:style style:name="T121_23" style:family="text">
      <style:text-properties fo:font-size="12pt" style:font-size-asian="12pt" style:font-size-complex="12pt"/>
    </style:style>
    <style:style style:name="T121_24" style:family="text">
      <style:text-properties fo:font-size="12pt" style:font-size-asian="12pt" style:font-size-complex="12pt"/>
    </style:style>
    <style:style style:name="T121_25" style:family="text">
      <style:text-properties fo:font-size="12pt" style:font-size-asian="12pt" style:font-size-complex="12pt"/>
    </style:style>
    <style:style style:name="T121_26" style:family="text">
      <style:text-properties fo:font-size="12pt" style:font-size-asian="12pt" style:font-size-complex="12pt"/>
    </style:style>
    <style:style style:name="T121_27" style:family="text">
      <style:text-properties fo:font-size="12pt" style:font-size-asian="12pt" style:font-size-complex="12pt"/>
    </style:style>
    <style:style style:name="T121_28" style:family="text">
      <style:text-properties fo:font-size="12pt" style:font-size-asian="12pt" style:font-size-complex="12pt"/>
    </style:style>
    <style:style style:name="T121_29" style:family="text">
      <style:text-properties fo:font-size="12pt" style:font-size-asian="12pt" style:font-size-complex="12pt"/>
    </style:style>
    <style:style style:name="T121_30" style:family="text">
      <style:text-properties fo:font-size="12pt" style:font-size-asian="12pt" style:font-size-complex="12pt"/>
    </style:style>
    <style:style style:name="T121_31" style:family="text">
      <style:text-properties fo:font-size="12pt" style:font-size-asian="12pt" style:font-size-complex="12pt"/>
    </style:style>
    <style:style style:name="T121_32" style:family="text">
      <style:text-properties fo:font-size="12pt" style:font-size-asian="12pt" style:font-size-complex="12pt"/>
    </style:style>
    <style:style style:name="T121_33" style:family="text">
      <style:text-properties fo:font-size="12pt" style:font-size-asian="12pt" style:font-size-complex="12pt"/>
    </style:style>
    <style:style style:name="T121_34" style:family="text">
      <style:text-properties fo:font-size="12pt" style:font-size-asian="12pt" style:font-size-complex="12pt"/>
    </style:style>
    <style:style style:name="T121_35" style:family="text">
      <style:text-properties fo:font-size="12pt" style:font-size-asian="12pt" style:font-size-complex="12pt"/>
    </style:style>
    <style:style style:name="T121_36" style:family="text">
      <style:text-properties fo:font-size="12pt" style:font-size-asian="12pt" style:font-size-complex="12pt"/>
    </style:style>
    <style:style style:name="T121_37" style:family="text">
      <style:text-properties fo:font-size="12pt" style:font-size-asian="12pt" style:font-size-complex="12pt"/>
    </style:style>
    <style:style style:name="T121_38" style:family="text">
      <style:text-properties fo:font-size="12pt" style:font-size-asian="12pt" style:font-size-complex="12pt"/>
    </style:style>
    <style:style style:name="T121_39" style:family="text">
      <style:text-properties fo:font-size="12pt" style:font-size-asian="12pt" style:font-size-complex="12pt"/>
    </style:style>
    <style:style style:name="T121_40" style:family="text">
      <style:text-properties fo:font-size="12pt" style:font-size-asian="12pt" style:font-size-complex="12pt"/>
    </style:style>
    <style:style style:name="T121_41" style:family="text">
      <style:text-properties fo:font-size="12pt" style:font-size-asian="12pt" style:font-size-complex="12pt"/>
    </style:style>
    <style:style style:name="T121_42" style:family="text">
      <style:text-properties fo:font-size="12pt" style:font-size-asian="12pt" style:font-size-complex="12pt"/>
    </style:style>
    <style:style style:name="T121_43" style:family="text">
      <style:text-properties fo:font-size="12pt" style:font-size-asian="12pt" style:font-size-complex="12pt"/>
    </style:style>
    <style:style style:name="T121_44" style:family="text">
      <style:text-properties fo:font-size="12pt" style:font-size-asian="12pt" style:font-size-complex="12pt"/>
    </style:style>
    <style:style style:name="T121_45" style:family="text">
      <style:text-properties fo:font-size="12pt" style:font-size-asian="12pt" style:font-size-complex="12pt"/>
    </style:style>
    <style:style style:name="T121_46" style:family="text">
      <style:text-properties fo:font-size="12pt" style:font-size-asian="12pt" style:font-size-complex="12pt"/>
    </style:style>
    <style:style style:name="T121_47" style:family="text">
      <style:text-properties fo:font-size="12pt" style:font-size-asian="12pt" style:font-size-complex="12pt"/>
    </style:style>
    <style:style style:name="T121_48" style:family="text">
      <style:text-properties fo:font-size="12pt" style:font-size-asian="12pt" style:font-size-complex="12pt"/>
    </style:style>
    <style:style style:name="T121_49" style:family="text">
      <style:text-properties fo:font-size="12pt" style:font-size-asian="12pt" style:font-size-complex="12pt"/>
    </style:style>
    <style:style style:name="T121_50" style:family="text">
      <style:text-properties fo:font-size="12pt" style:font-size-asian="12pt" style:font-size-complex="12pt"/>
    </style:style>
    <style:style style:name="T121_51" style:family="text">
      <style:text-properties fo:font-size="12pt" style:font-size-asian="12pt" style:font-size-complex="12pt"/>
    </style:style>
    <style:style style:name="T121_52" style:family="text">
      <style:text-properties fo:font-size="12pt" style:font-size-asian="12pt" style:font-size-complex="12pt"/>
    </style:style>
    <style:style style:name="T121_53" style:family="text">
      <style:text-properties fo:font-size="12pt" style:font-size-asian="12pt" style:font-size-complex="12pt"/>
    </style:style>
    <style:style style:name="T121_54" style:family="text">
      <style:text-properties fo:font-size="12pt" style:font-size-asian="12pt" style:font-size-complex="12pt"/>
    </style:style>
    <style:style style:name="T121_55" style:family="text">
      <style:text-properties fo:font-size="12pt" style:font-size-asian="12pt" style:font-size-complex="12pt"/>
    </style:style>
    <style:style style:name="T121_56" style:family="text">
      <style:text-properties fo:font-size="12pt" style:font-size-asian="12pt" style:font-size-complex="12pt"/>
    </style:style>
    <style:style style:name="T121_57" style:family="text">
      <style:text-properties fo:font-size="12pt" style:font-size-asian="12pt" style:font-size-complex="12pt"/>
    </style:style>
    <style:style style:name="T121_58" style:family="text">
      <style:text-properties fo:font-size="12pt" style:font-size-asian="12pt" style:font-size-complex="12pt"/>
    </style:style>
    <style:style style:name="T121_59" style:family="text">
      <style:text-properties fo:font-size="12pt" style:font-size-asian="12pt" style:font-size-complex="12pt"/>
    </style:style>
    <style:style style:name="T121_60" style:family="text">
      <style:text-properties fo:font-size="12pt" style:font-size-asian="12pt" style:font-size-complex="12pt"/>
    </style:style>
    <style:style style:name="T121_61" style:family="text">
      <style:text-properties fo:font-size="12pt" style:font-size-asian="12pt" style:font-size-complex="12pt"/>
    </style:style>
    <style:style style:name="T121_62" style:family="text">
      <style:text-properties fo:font-size="12pt" style:font-size-asian="12pt" style:font-size-complex="12pt"/>
    </style:style>
    <style:style style:name="T121_63" style:family="text">
      <style:text-properties fo:font-size="12pt" style:font-size-asian="12pt" style:font-size-complex="12pt"/>
    </style:style>
    <style:style style:name="T121_64" style:family="text">
      <style:text-properties fo:font-size="12pt" style:font-size-asian="12pt" style:font-size-complex="12pt"/>
    </style:style>
    <style:style style:name="T121_65" style:family="text">
      <style:text-properties fo:font-size="12pt" style:font-size-asian="12pt" style:font-size-complex="12pt"/>
    </style:style>
    <style:style style:name="T121_66" style:family="text">
      <style:text-properties fo:font-size="12pt" style:font-size-asian="12pt" style:font-size-complex="12pt"/>
    </style:style>
    <style:style style:name="T121_67" style:family="text">
      <style:text-properties fo:font-size="12pt" style:font-size-asian="12pt" style:font-size-complex="12pt"/>
    </style:style>
    <style:style style:name="T121_68" style:family="text">
      <style:text-properties fo:font-size="12pt" style:font-size-asian="12pt" style:font-size-complex="12pt"/>
    </style:style>
    <style:style style:name="T121_69" style:family="text">
      <style:text-properties fo:font-size="12pt" style:font-size-asian="12pt" style:font-size-complex="12pt"/>
    </style:style>
    <style:style style:name="T121_70" style:family="text">
      <style:text-properties fo:font-size="12pt" style:font-size-asian="12pt" style:font-size-complex="12pt"/>
    </style:style>
    <style:style style:name="T121_71" style:family="text">
      <style:text-properties fo:font-size="12pt" style:font-size-asian="12pt" style:font-size-complex="12pt"/>
    </style:style>
    <style:style style:name="T121_72" style:family="text">
      <style:text-properties fo:font-size="12pt" style:font-size-asian="12pt" style:font-size-complex="12pt"/>
    </style:style>
    <style:style style:name="T121_73" style:family="text">
      <style:text-properties fo:font-size="12pt" style:font-size-asian="12pt" style:font-size-complex="12pt"/>
    </style:style>
    <style:style style:name="T121_74" style:family="text">
      <style:text-properties fo:font-size="12pt" style:font-size-asian="12pt" style:font-size-complex="12pt"/>
    </style:style>
    <style:style style:name="T121_75" style:family="text">
      <style:text-properties fo:font-size="12pt" style:font-size-asian="12pt" style:font-size-complex="12pt"/>
    </style:style>
    <style:style style:name="T121_76" style:family="text">
      <style:text-properties fo:font-size="12pt" style:font-size-asian="12pt" style:font-size-complex="12pt"/>
    </style:style>
    <style:style style:name="T121_77" style:family="text">
      <style:text-properties fo:font-size="12pt" style:font-size-asian="12pt" style:font-size-complex="12pt"/>
    </style:style>
    <style:style style:name="T121_78" style:family="text">
      <style:text-properties fo:font-size="12pt" style:font-size-asian="12pt" style:font-size-complex="12pt"/>
    </style:style>
    <style:style style:name="T121_79" style:family="text">
      <style:text-properties fo:font-size="12pt" style:font-size-asian="12pt" style:font-size-complex="12pt"/>
    </style:style>
    <style:style style:name="T121_80" style:family="text">
      <style:text-properties fo:font-size="12pt" style:font-size-asian="12pt" style:font-size-complex="12pt"/>
    </style:style>
    <style:style style:name="T121_81" style:family="text">
      <style:text-properties fo:font-size="12pt" style:font-size-asian="12pt" style:font-size-complex="12pt"/>
    </style:style>
    <style:style style:name="T121_82" style:family="text">
      <style:text-properties fo:font-size="12pt" style:font-size-asian="12pt" style:font-size-complex="12pt"/>
    </style:style>
    <style:style style:name="T121_83" style:family="text">
      <style:text-properties fo:font-size="12pt" style:font-size-asian="12pt" style:font-size-complex="12pt"/>
    </style:style>
    <style:style style:name="T121_84" style:family="text">
      <style:text-properties fo:font-size="12pt" style:font-size-asian="12pt" style:font-size-complex="12pt"/>
    </style:style>
    <style:style style:name="T121_85" style:family="text">
      <style:text-properties fo:font-size="12pt" style:font-size-asian="12pt" style:font-size-complex="12pt"/>
    </style:style>
    <style:style style:name="T121_86" style:family="text">
      <style:text-properties fo:font-size="12pt" style:font-size-asian="12pt" style:font-size-complex="12pt"/>
    </style:style>
    <style:style style:name="T121_87" style:family="text">
      <style:text-properties fo:font-size="12pt" style:font-size-asian="12pt" style:font-size-complex="12pt"/>
    </style:style>
    <style:style style:name="T121_88" style:family="text">
      <style:text-properties fo:font-size="12pt" style:font-size-asian="12pt" style:font-size-complex="12pt"/>
    </style:style>
    <style:style style:name="T121_89" style:family="text">
      <style:text-properties fo:font-size="12pt" style:font-size-asian="12pt" style:font-size-complex="12pt"/>
    </style:style>
    <style:style style:name="T121_90" style:family="text">
      <style:text-properties fo:font-size="12pt" style:font-size-asian="12pt" style:font-size-complex="12pt"/>
    </style:style>
    <style:style style:name="T121_91" style:family="text">
      <style:text-properties fo:font-size="12pt" style:font-size-asian="12pt" style:font-size-complex="12pt"/>
    </style:style>
    <style:style style:name="T121_92" style:family="text">
      <style:text-properties fo:font-size="12pt" style:font-size-asian="12pt" style:font-size-complex="12pt"/>
    </style:style>
    <style:style style:name="T121_93" style:family="text">
      <style:text-properties fo:font-size="12pt" style:font-size-asian="12pt" style:font-size-complex="12pt"/>
    </style:style>
    <style:style style:name="T121_94" style:family="text">
      <style:text-properties fo:font-size="12pt" style:font-size-asian="12pt" style:font-size-complex="12pt"/>
    </style:style>
    <style:style style:name="T121_95" style:family="text">
      <style:text-properties fo:font-size="12pt" style:font-size-asian="12pt" style:font-size-complex="12pt"/>
    </style:style>
    <style:style style:name="T121_96" style:family="text">
      <style:text-properties fo:font-size="12pt" style:font-size-asian="12pt" style:font-size-complex="12pt"/>
    </style:style>
    <style:style style:name="T121_97" style:family="text">
      <style:text-properties fo:font-size="12pt" style:font-size-asian="12pt" style:font-size-complex="12pt"/>
    </style:style>
    <style:style style:name="T121_98" style:family="text">
      <style:text-properties fo:font-size="12pt" style:font-size-asian="12pt" style:font-size-complex="12pt"/>
    </style:style>
    <style:style style:name="T121_99" style:family="text">
      <style:text-properties fo:font-size="12pt" style:font-size-asian="12pt" style:font-size-complex="12pt"/>
    </style:style>
    <style:style style:name="T121_100" style:family="text">
      <style:text-properties fo:font-size="12pt" style:font-size-asian="12pt" style:font-size-complex="12pt"/>
    </style:style>
    <style:style style:name="T121_101" style:family="text">
      <style:text-properties fo:font-size="12pt" style:font-size-asian="12pt" style:font-size-complex="12pt"/>
    </style:style>
    <style:style style:name="T121_102" style:family="text">
      <style:text-properties fo:font-size="12pt" style:font-size-asian="12pt" style:font-size-complex="12pt"/>
    </style:style>
    <style:style style:name="T121_103" style:family="text">
      <style:text-properties fo:font-size="12pt" style:font-size-asian="12pt" style:font-size-complex="12pt"/>
    </style:style>
    <style:style style:name="T121_104" style:family="text">
      <style:text-properties fo:font-size="12pt" style:font-size-asian="12pt" style:font-size-complex="12pt"/>
    </style:style>
    <style:style style:name="T121_105" style:family="text">
      <style:text-properties fo:font-size="12pt" style:font-size-asian="12pt" style:font-size-complex="12pt"/>
    </style:style>
    <style:style style:name="T121_106" style:family="text">
      <style:text-properties fo:font-size="12pt" style:font-size-asian="12pt" style:font-size-complex="12pt"/>
    </style:style>
    <style:style style:name="T121_107" style:family="text">
      <style:text-properties fo:font-size="12pt" style:font-size-asian="12pt" style:font-size-complex="12pt"/>
    </style:style>
    <style:style style:name="T121_108" style:family="text">
      <style:text-properties fo:font-size="12pt" style:font-size-asian="12pt" style:font-size-complex="12pt"/>
    </style:style>
    <style:style style:name="T121_109" style:family="text">
      <style:text-properties fo:font-size="12pt" style:font-size-asian="12pt" style:font-size-complex="12pt"/>
    </style:style>
    <style:style style:name="T121_110" style:family="text">
      <style:text-properties fo:font-size="12pt" style:font-size-asian="12pt" style:font-size-complex="12pt"/>
    </style:style>
    <style:style style:name="T121_111" style:family="text">
      <style:text-properties fo:font-size="12pt" style:font-size-asian="12pt" style:font-size-complex="12pt"/>
    </style:style>
    <style:style style:name="T121_112" style:family="text">
      <style:text-properties fo:font-size="12pt" style:font-size-asian="12pt" style:font-size-complex="12pt"/>
    </style:style>
    <style:style style:name="T121_113" style:family="text">
      <style:text-properties fo:font-size="12pt" style:font-size-asian="12pt" style:font-size-complex="12pt"/>
    </style:style>
    <style:style style:name="T121_114" style:family="text">
      <style:text-properties fo:font-size="12pt" style:font-size-asian="12pt" style:font-size-complex="12pt"/>
    </style:style>
    <style:style style:name="T121_115" style:family="text">
      <style:text-properties fo:font-size="12pt" style:font-size-asian="12pt" style:font-size-complex="12pt"/>
    </style:style>
    <style:style style:name="T121_116" style:family="text">
      <style:text-properties fo:font-size="12pt" style:font-size-asian="12pt" style:font-size-complex="12pt"/>
    </style:style>
    <style:style style:name="T121_117" style:family="text">
      <style:text-properties fo:font-size="12pt" style:font-size-asian="12pt" style:font-size-complex="12pt"/>
    </style:style>
    <style:style style:name="T121_118" style:family="text">
      <style:text-properties fo:font-size="12pt" style:font-size-asian="12pt" style:font-size-complex="12pt"/>
    </style:style>
    <style:style style:name="T121_119" style:family="text">
      <style:text-properties fo:font-size="12pt" style:font-size-asian="12pt" style:font-size-complex="12pt"/>
    </style:style>
    <style:style style:name="T121_120" style:family="text">
      <style:text-properties fo:font-size="12pt" style:font-size-asian="12pt" style:font-size-complex="12pt"/>
    </style:style>
    <style:style style:name="P122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2_2" style:family="text">
      <style:text-properties fo:font-size="12pt" style:font-size-asian="12pt" style:font-size-complex="12pt"/>
    </style:style>
    <style:style style:name="T122_3" style:family="text">
      <style:text-properties fo:font-size="12pt" style:font-size-asian="12pt" style:font-size-complex="12pt"/>
    </style:style>
    <style:style style:name="T122_4" style:family="text">
      <style:text-properties fo:font-size="12pt" style:font-size-asian="12pt" style:font-size-complex="12pt"/>
    </style:style>
    <style:style style:name="T122_5" style:family="text">
      <style:text-properties fo:font-size="12pt" style:font-size-asian="12pt" style:font-size-complex="12pt"/>
    </style:style>
    <style:style style:name="T122_6" style:family="text">
      <style:text-properties fo:font-size="12pt" style:font-size-asian="12pt" style:font-size-complex="12pt"/>
    </style:style>
    <style:style style:name="T122_7" style:family="text">
      <style:text-properties fo:font-size="12pt" style:font-size-asian="12pt" style:font-size-complex="12pt"/>
    </style:style>
    <style:style style:name="T122_8" style:family="text">
      <style:text-properties fo:font-size="12pt" style:font-size-asian="12pt" style:font-size-complex="12pt"/>
    </style:style>
    <style:style style:name="T122_9" style:family="text">
      <style:text-properties fo:font-size="12pt" style:font-size-asian="12pt" style:font-size-complex="12pt"/>
    </style:style>
    <style:style style:name="T122_10" style:family="text">
      <style:text-properties fo:font-size="12pt" style:font-size-asian="12pt" style:font-size-complex="12pt"/>
    </style:style>
    <style:style style:name="T122_11" style:family="text">
      <style:text-properties fo:font-size="12pt" style:font-size-asian="12pt" style:font-size-complex="12pt"/>
    </style:style>
    <style:style style:name="T122_12" style:family="text">
      <style:text-properties fo:font-size="12pt" style:font-size-asian="12pt" style:font-size-complex="12pt"/>
    </style:style>
    <style:style style:name="T122_13" style:family="text">
      <style:text-properties fo:font-size="12pt" style:font-size-asian="12pt" style:font-size-complex="12pt"/>
    </style:style>
    <style:style style:name="T122_14" style:family="text">
      <style:text-properties fo:font-size="12pt" style:font-size-asian="12pt" style:font-size-complex="12pt"/>
    </style:style>
    <style:style style:name="T122_15" style:family="text">
      <style:text-properties fo:font-size="12pt" style:font-size-asian="12pt" style:font-size-complex="12pt"/>
    </style:style>
    <style:style style:name="T122_16" style:family="text">
      <style:text-properties fo:font-size="12pt" style:font-size-asian="12pt" style:font-size-complex="12pt"/>
    </style:style>
    <style:style style:name="T122_17" style:family="text">
      <style:text-properties fo:font-size="12pt" style:font-size-asian="12pt" style:font-size-complex="12pt"/>
    </style:style>
    <style:style style:name="T122_18" style:family="text">
      <style:text-properties fo:font-size="12pt" style:font-size-asian="12pt" style:font-size-complex="12pt"/>
    </style:style>
    <style:style style:name="T122_19" style:family="text">
      <style:text-properties fo:font-size="12pt" style:font-size-asian="12pt" style:font-size-complex="12pt"/>
    </style:style>
    <style:style style:name="T122_20" style:family="text">
      <style:text-properties fo:font-size="12pt" style:font-size-asian="12pt" style:font-size-complex="12pt"/>
    </style:style>
    <style:style style:name="T122_21" style:family="text">
      <style:text-properties fo:font-size="12pt" style:font-size-asian="12pt" style:font-size-complex="12pt"/>
    </style:style>
    <style:style style:name="T122_22" style:family="text">
      <style:text-properties fo:font-size="12pt" style:font-size-asian="12pt" style:font-size-complex="12pt"/>
    </style:style>
    <style:style style:name="T122_23" style:family="text">
      <style:text-properties fo:font-size="12pt" style:font-size-asian="12pt" style:font-size-complex="12pt"/>
    </style:style>
    <style:style style:name="T122_24" style:family="text">
      <style:text-properties fo:font-size="12pt" style:font-size-asian="12pt" style:font-size-complex="12pt"/>
    </style:style>
    <style:style style:name="T122_25" style:family="text">
      <style:text-properties fo:font-size="12pt" style:font-size-asian="12pt" style:font-size-complex="12pt"/>
    </style:style>
    <style:style style:name="T122_26" style:family="text">
      <style:text-properties fo:font-size="12pt" style:font-size-asian="12pt" style:font-size-complex="12pt"/>
    </style:style>
    <style:style style:name="T122_27" style:family="text">
      <style:text-properties fo:font-size="12pt" style:font-size-asian="12pt" style:font-size-complex="12pt"/>
    </style:style>
    <style:style style:name="T122_28" style:family="text">
      <style:text-properties fo:font-size="12pt" style:font-size-asian="12pt" style:font-size-complex="12pt"/>
    </style:style>
    <style:style style:name="T122_29" style:family="text">
      <style:text-properties fo:font-size="12pt" style:font-size-asian="12pt" style:font-size-complex="12pt"/>
    </style:style>
    <style:style style:name="T122_30" style:family="text">
      <style:text-properties fo:font-size="12pt" style:font-size-asian="12pt" style:font-size-complex="12pt"/>
    </style:style>
    <style:style style:name="T122_31" style:family="text">
      <style:text-properties fo:font-size="12pt" style:font-size-asian="12pt" style:font-size-complex="12pt"/>
    </style:style>
    <style:style style:name="T122_32" style:family="text">
      <style:text-properties fo:font-size="12pt" style:font-size-asian="12pt" style:font-size-complex="12pt"/>
    </style:style>
    <style:style style:name="T122_33" style:family="text">
      <style:text-properties fo:font-size="12pt" style:font-size-asian="12pt" style:font-size-complex="12pt"/>
    </style:style>
    <style:style style:name="P123" style:family="paragraph" style:parent-style-name="Standard">
      <style:paragraph-properties fo:text-align="center" fo:break-before="auto" fo:line-height="150%" style:writing-mode="lr-tb"/>
    </style:style>
    <style:style style:name="T123_1" style:family="text">
      <style:text-properties fo:font-size="12pt" style:font-size-asian="12pt" style:font-size-complex="12pt"/>
    </style:style>
    <style:style style:name="T123_2" style:family="text">
      <style:text-properties fo:font-size="12pt" style:font-size-asian="12pt" style:font-size-complex="12pt"/>
    </style:style>
    <style:style style:name="T123_3" style:family="text">
      <style:text-properties fo:font-size="12pt" style:font-size-asian="12pt" style:font-size-complex="12pt"/>
    </style:style>
    <style:style style:name="T123_4" style:family="text">
      <style:text-properties fo:font-size="12pt" style:font-size-asian="12pt" style:font-size-complex="12pt"/>
    </style:style>
    <style:style style:name="T123_5" style:family="text">
      <style:text-properties fo:font-size="12pt" style:font-size-asian="12pt" style:font-size-complex="12pt"/>
    </style:style>
    <style:style style:name="T123_6" style:family="text">
      <style:text-properties fo:font-size="12pt" style:font-size-asian="12pt" style:font-size-complex="12pt"/>
    </style:style>
    <style:style style:name="T123_7" style:family="text">
      <style:text-properties fo:font-size="12pt" style:font-size-asian="12pt" style:font-size-complex="12pt"/>
    </style:style>
    <style:style style:name="P124" style:family="paragraph" style:parent-style-name="Standard">
      <style:paragraph-properties fo:text-align="justify" fo:break-before="auto" fo:text-indent="1.27cm" fo:line-height="150%" style:writing-mode="lr-tb"/>
    </style:style>
    <style:style style:name="T124_1" style:family="text">
      <style:text-properties fo:font-size="12pt" style:font-size-asian="12pt" style:font-size-complex="12pt"/>
    </style:style>
    <style:style style:name="T124_2" style:family="text">
      <style:text-properties fo:font-size="12pt" style:font-size-asian="12pt" style:font-size-complex="12pt"/>
    </style:style>
    <style:style style:name="T124_3" style:family="text">
      <style:text-properties fo:font-size="12pt" style:font-size-asian="12pt" style:font-size-complex="12pt"/>
    </style:style>
    <style:style style:name="T124_4" style:family="text">
      <style:text-properties fo:font-size="12pt" style:font-size-asian="12pt" style:font-size-complex="12pt"/>
    </style:style>
    <style:style style:name="T124_5" style:family="text">
      <style:text-properties fo:font-size="12pt" style:font-size-asian="12pt" style:font-size-complex="12pt"/>
    </style:style>
    <style:style style:name="T124_6" style:family="text">
      <style:text-properties fo:font-size="12pt" style:font-size-asian="12pt" style:font-size-complex="12pt"/>
    </style:style>
    <style:style style:name="T124_7" style:family="text">
      <style:text-properties fo:font-size="12pt" style:font-size-asian="12pt" style:font-size-complex="12pt"/>
    </style:style>
    <style:style style:name="T124_8" style:family="text">
      <style:text-properties fo:font-size="12pt" style:font-size-asian="12pt" style:font-size-complex="12pt"/>
    </style:style>
    <style:style style:name="T124_9" style:family="text">
      <style:text-properties fo:font-size="12pt" style:font-size-asian="12pt" style:font-size-complex="12pt"/>
    </style:style>
    <style:style style:name="T124_10" style:family="text">
      <style:text-properties fo:font-size="12pt" style:font-size-asian="12pt" style:font-size-complex="12pt"/>
    </style:style>
    <style:style style:name="T124_11" style:family="text">
      <style:text-properties fo:font-size="12pt" style:font-size-asian="12pt" style:font-size-complex="12pt"/>
    </style:style>
    <style:style style:name="T124_12" style:family="text">
      <style:text-properties fo:font-size="12pt" style:font-size-asian="12pt" style:font-size-complex="12pt"/>
    </style:style>
    <style:style style:name="T124_13" style:family="text">
      <style:text-properties fo:font-size="12pt" style:font-size-asian="12pt" style:font-size-complex="12pt"/>
    </style:style>
    <style:style style:name="T124_14" style:family="text">
      <style:text-properties fo:font-size="12pt" style:font-size-asian="12pt" style:font-size-complex="12pt"/>
    </style:style>
    <style:style style:name="T124_15" style:family="text">
      <style:text-properties fo:font-size="12pt" style:font-size-asian="12pt" style:font-size-complex="12pt"/>
    </style:style>
    <style:style style:name="T124_16" style:family="text">
      <style:text-properties fo:font-size="12pt" style:font-size-asian="12pt" style:font-size-complex="12pt"/>
    </style:style>
    <style:style style:name="T124_17" style:family="text">
      <style:text-properties fo:font-size="12pt" style:font-size-asian="12pt" style:font-size-complex="12pt"/>
    </style:style>
    <style:style style:name="T124_18" style:family="text">
      <style:text-properties fo:font-size="12pt" style:font-size-asian="12pt" style:font-size-complex="12pt"/>
    </style:style>
    <style:style style:name="T124_19" style:family="text">
      <style:text-properties fo:font-size="12pt" style:font-size-asian="12pt" style:font-size-complex="12pt"/>
    </style:style>
    <style:style style:name="T124_20" style:family="text">
      <style:text-properties fo:font-size="12pt" style:font-size-asian="12pt" style:font-size-complex="12pt"/>
    </style:style>
    <style:style style:name="T124_21" style:family="text">
      <style:text-properties fo:font-size="12pt" style:font-size-asian="12pt" style:font-size-complex="12pt"/>
    </style:style>
    <style:style style:name="T124_22" style:family="text">
      <style:text-properties fo:font-size="12pt" style:font-size-asian="12pt" style:font-size-complex="12pt"/>
    </style:style>
    <style:style style:name="T124_23" style:family="text">
      <style:text-properties fo:font-size="12pt" style:font-size-asian="12pt" style:font-size-complex="12pt"/>
    </style:style>
    <style:style style:name="T124_24" style:family="text">
      <style:text-properties fo:font-size="12pt" style:font-size-asian="12pt" style:font-size-complex="12pt"/>
    </style:style>
    <style:style style:name="T124_25" style:family="text">
      <style:text-properties fo:font-size="12pt" style:font-size-asian="12pt" style:font-size-complex="12pt"/>
    </style:style>
    <style:style style:name="T124_26" style:family="text">
      <style:text-properties fo:font-size="12pt" style:font-size-asian="12pt" style:font-size-complex="12pt"/>
    </style:style>
    <style:style style:name="T124_27" style:family="text">
      <style:text-properties fo:font-size="12pt" style:font-size-asian="12pt" style:font-size-complex="12pt"/>
    </style:style>
    <style:style style:name="T124_28" style:family="text">
      <style:text-properties fo:font-size="12pt" style:font-size-asian="12pt" style:font-size-complex="12pt"/>
    </style:style>
    <style:style style:name="T124_29" style:family="text">
      <style:text-properties fo:font-size="12pt" style:font-size-asian="12pt" style:font-size-complex="12pt"/>
    </style:style>
    <style:style style:name="T124_30" style:family="text">
      <style:text-properties fo:font-size="12pt" style:font-size-asian="12pt" style:font-size-complex="12pt"/>
    </style:style>
    <style:style style:name="T124_31" style:family="text">
      <style:text-properties fo:font-size="12pt" style:font-size-asian="12pt" style:font-size-complex="12pt"/>
    </style:style>
    <style:style style:name="T124_32" style:family="text">
      <style:text-properties fo:font-size="12pt" style:font-size-asian="12pt" style:font-size-complex="12pt"/>
    </style:style>
    <style:style style:name="T124_33" style:family="text">
      <style:text-properties fo:font-size="12pt" style:font-size-asian="12pt" style:font-size-complex="12pt"/>
    </style:style>
    <style:style style:name="T124_34" style:family="text">
      <style:text-properties fo:font-size="12pt" style:font-size-asian="12pt" style:font-size-complex="12pt"/>
    </style:style>
    <style:style style:name="T124_35" style:family="text">
      <style:text-properties fo:font-size="12pt" style:font-size-asian="12pt" style:font-size-complex="12pt"/>
    </style:style>
    <style:style style:name="T124_36" style:family="text">
      <style:text-properties fo:font-size="12pt" style:font-size-asian="12pt" style:font-size-complex="12pt"/>
    </style:style>
    <style:style style:name="T124_37" style:family="text">
      <style:text-properties fo:font-size="12pt" style:font-size-asian="12pt" style:font-size-complex="12pt"/>
    </style:style>
    <style:style style:name="T124_38" style:family="text">
      <style:text-properties fo:font-size="12pt" style:font-size-asian="12pt" style:font-size-complex="12pt"/>
    </style:style>
    <style:style style:name="P125" style:family="paragraph" style:parent-style-name="Standard">
      <style:paragraph-properties fo:text-align="justify" fo:break-before="auto" fo:text-indent="1.27cm" fo:line-height="150%" style:writing-mode="lr-tb"/>
    </style:style>
    <style:style style:name="T125_1" style:family="text">
      <style:text-properties fo:font-size="12pt" style:font-size-asian="12pt" style:font-size-complex="12pt"/>
    </style:style>
    <style:style style:name="T125_2" style:family="text">
      <style:text-properties fo:font-size="12pt" style:font-size-asian="12pt" style:font-size-complex="12pt"/>
    </style:style>
    <style:style style:name="T125_3" style:family="text">
      <style:text-properties fo:font-size="12pt" style:font-size-asian="12pt" style:font-size-complex="12pt"/>
    </style:style>
    <style:style style:name="T125_4" style:family="text">
      <style:text-properties fo:font-size="12pt" style:font-size-asian="12pt" style:font-size-complex="12pt"/>
    </style:style>
    <style:style style:name="T125_5" style:family="text">
      <style:text-properties fo:font-size="12pt" style:font-size-asian="12pt" style:font-size-complex="12pt"/>
    </style:style>
    <style:style style:name="T125_6" style:family="text">
      <style:text-properties fo:font-size="12pt" style:font-size-asian="12pt" style:font-size-complex="12pt"/>
    </style:style>
    <style:style style:name="T125_7" style:family="text">
      <style:text-properties fo:font-size="12pt" style:font-size-asian="12pt" style:font-size-complex="12pt"/>
    </style:style>
    <style:style style:name="T125_8" style:family="text">
      <style:text-properties fo:font-size="12pt" style:font-size-asian="12pt" style:font-size-complex="12pt"/>
    </style:style>
    <style:style style:name="T125_9" style:family="text">
      <style:text-properties fo:font-size="12pt" style:font-size-asian="12pt" style:font-size-complex="12pt"/>
    </style:style>
    <style:style style:name="T125_10" style:family="text">
      <style:text-properties fo:font-size="12pt" style:font-size-asian="12pt" style:font-size-complex="12pt"/>
    </style:style>
    <style:style style:name="T125_11" style:family="text">
      <style:text-properties fo:font-size="12pt" style:font-size-asian="12pt" style:font-size-complex="12pt"/>
    </style:style>
    <style:style style:name="T125_12" style:family="text">
      <style:text-properties fo:font-size="12pt" style:font-size-asian="12pt" style:font-size-complex="12pt"/>
    </style:style>
    <style:style style:name="T125_13" style:family="text">
      <style:text-properties fo:font-size="12pt" style:font-size-asian="12pt" style:font-size-complex="12pt"/>
    </style:style>
    <style:style style:name="T125_14" style:family="text">
      <style:text-properties fo:font-size="12pt" style:font-size-asian="12pt" style:font-size-complex="12pt"/>
    </style:style>
    <style:style style:name="T125_15" style:family="text">
      <style:text-properties fo:font-size="12pt" style:font-size-asian="12pt" style:font-size-complex="12pt"/>
    </style:style>
    <style:style style:name="T125_16" style:family="text">
      <style:text-properties fo:font-size="12pt" style:font-size-asian="12pt" style:font-size-complex="12pt"/>
    </style:style>
    <style:style style:name="T125_17" style:family="text">
      <style:text-properties fo:font-size="12pt" style:font-size-asian="12pt" style:font-size-complex="12pt"/>
    </style:style>
    <style:style style:name="T125_18" style:family="text">
      <style:text-properties fo:font-size="12pt" style:font-size-asian="12pt" style:font-size-complex="12pt"/>
    </style:style>
    <style:style style:name="T125_19" style:family="text">
      <style:text-properties fo:font-size="12pt" style:font-size-asian="12pt" style:font-size-complex="12pt"/>
    </style:style>
    <style:style style:name="T125_20" style:family="text">
      <style:text-properties fo:font-size="12pt" style:font-size-asian="12pt" style:font-size-complex="12pt"/>
    </style:style>
    <style:style style:name="T125_21" style:family="text">
      <style:text-properties fo:font-size="12pt" style:font-size-asian="12pt" style:font-size-complex="12pt"/>
    </style:style>
    <style:style style:name="T125_22" style:family="text">
      <style:text-properties fo:font-size="12pt" style:font-size-asian="12pt" style:font-size-complex="12pt"/>
    </style:style>
    <style:style style:name="T125_23" style:family="text">
      <style:text-properties fo:font-size="12pt" style:font-size-asian="12pt" style:font-size-complex="12pt"/>
    </style:style>
    <style:style style:name="T125_24" style:family="text">
      <style:text-properties fo:font-size="12pt" style:font-size-asian="12pt" style:font-size-complex="12pt"/>
    </style:style>
    <style:style style:name="T125_25" style:family="text">
      <style:text-properties fo:font-size="12pt" style:font-size-asian="12pt" style:font-size-complex="12pt"/>
    </style:style>
    <style:style style:name="T125_26" style:family="text">
      <style:text-properties fo:font-size="12pt" style:font-size-asian="12pt" style:font-size-complex="12pt"/>
    </style:style>
    <style:style style:name="T125_27" style:family="text">
      <style:text-properties fo:font-size="12pt" style:font-size-asian="12pt" style:font-size-complex="12pt"/>
    </style:style>
    <style:style style:name="T125_28" style:family="text">
      <style:text-properties fo:font-size="12pt" style:font-size-asian="12pt" style:font-size-complex="12pt"/>
    </style:style>
    <style:style style:name="T125_29" style:family="text">
      <style:text-properties fo:font-size="12pt" style:font-size-asian="12pt" style:font-size-complex="12pt"/>
    </style:style>
    <style:style style:name="T125_30" style:family="text">
      <style:text-properties fo:font-size="12pt" style:font-size-asian="12pt" style:font-size-complex="12pt"/>
    </style:style>
    <style:style style:name="T125_31" style:family="text">
      <style:text-properties fo:font-size="12pt" style:font-size-asian="12pt" style:font-size-complex="12pt"/>
    </style:style>
    <style:style style:name="T125_32" style:family="text">
      <style:text-properties fo:font-size="12pt" style:font-size-asian="12pt" style:font-size-complex="12pt"/>
    </style:style>
    <style:style style:name="T125_33" style:family="text">
      <style:text-properties fo:font-size="12pt" style:font-size-asian="12pt" style:font-size-complex="12pt"/>
    </style:style>
    <style:style style:name="T125_34" style:family="text">
      <style:text-properties fo:font-size="12pt" style:font-size-asian="12pt" style:font-size-complex="12pt"/>
    </style:style>
    <style:style style:name="T125_35" style:family="text">
      <style:text-properties fo:font-size="12pt" style:font-size-asian="12pt" style:font-size-complex="12pt"/>
    </style:style>
    <style:style style:name="T125_36" style:family="text">
      <style:text-properties fo:font-size="12pt" style:font-size-asian="12pt" style:font-size-complex="12pt"/>
    </style:style>
    <style:style style:name="T125_37" style:family="text">
      <style:text-properties fo:font-size="12pt" style:font-size-asian="12pt" style:font-size-complex="12pt"/>
    </style:style>
    <style:style style:name="T125_38" style:family="text">
      <style:text-properties fo:font-size="12pt" style:font-size-asian="12pt" style:font-size-complex="12pt"/>
    </style:style>
    <style:style style:name="T125_39" style:family="text">
      <style:text-properties fo:font-size="12pt" style:font-size-asian="12pt" style:font-size-complex="12pt"/>
    </style:style>
    <style:style style:name="T125_40" style:family="text">
      <style:text-properties fo:font-size="12pt" style:font-size-asian="12pt" style:font-size-complex="12pt"/>
    </style:style>
    <style:style style:name="T125_41" style:family="text">
      <style:text-properties fo:font-size="12pt" style:font-size-asian="12pt" style:font-size-complex="12pt"/>
    </style:style>
    <style:style style:name="T125_42" style:family="text">
      <style:text-properties fo:font-size="12pt" style:font-size-asian="12pt" style:font-size-complex="12pt"/>
    </style:style>
    <style:style style:name="T125_43" style:family="text">
      <style:text-properties fo:font-size="12pt" style:font-size-asian="12pt" style:font-size-complex="12pt"/>
    </style:style>
    <style:style style:name="T125_44" style:family="text">
      <style:text-properties fo:font-size="12pt" style:font-size-asian="12pt" style:font-size-complex="12pt"/>
    </style:style>
    <style:style style:name="T125_45" style:family="text">
      <style:text-properties fo:font-size="12pt" style:font-size-asian="12pt" style:font-size-complex="12pt"/>
    </style:style>
    <style:style style:name="T125_46" style:family="text">
      <style:text-properties fo:font-size="12pt" style:font-size-asian="12pt" style:font-size-complex="12pt"/>
    </style:style>
    <style:style style:name="T125_47" style:family="text">
      <style:text-properties fo:font-size="12pt" style:font-size-asian="12pt" style:font-size-complex="12pt"/>
    </style:style>
    <style:style style:name="T125_48" style:family="text">
      <style:text-properties fo:font-size="12pt" style:font-size-asian="12pt" style:font-size-complex="12pt"/>
    </style:style>
    <style:style style:name="T125_49" style:family="text">
      <style:text-properties fo:font-size="12pt" style:font-size-asian="12pt" style:font-size-complex="12pt"/>
    </style:style>
    <style:style style:name="T125_50" style:family="text">
      <style:text-properties fo:font-size="12pt" style:font-size-asian="12pt" style:font-size-complex="12pt"/>
    </style:style>
    <style:style style:name="T125_51" style:family="text">
      <style:text-properties fo:font-size="12pt" style:font-size-asian="12pt" style:font-size-complex="12pt"/>
    </style:style>
    <style:style style:name="T125_52" style:family="text">
      <style:text-properties fo:font-size="12pt" style:font-size-asian="12pt" style:font-size-complex="12pt"/>
    </style:style>
    <style:style style:name="T125_53" style:family="text">
      <style:text-properties fo:font-size="12pt" style:font-size-asian="12pt" style:font-size-complex="12pt"/>
    </style:style>
    <style:style style:name="T125_54" style:family="text">
      <style:text-properties fo:font-size="12pt" style:font-size-asian="12pt" style:font-size-complex="12pt"/>
    </style:style>
    <style:style style:name="T125_55" style:family="text">
      <style:text-properties fo:font-size="12pt" style:font-size-asian="12pt" style:font-size-complex="12pt"/>
    </style:style>
    <style:style style:name="T125_56" style:family="text">
      <style:text-properties fo:font-size="12pt" style:font-size-asian="12pt" style:font-size-complex="12pt"/>
    </style:style>
    <style:style style:name="T125_57" style:family="text">
      <style:text-properties fo:font-size="12pt" style:font-size-asian="12pt" style:font-size-complex="12pt"/>
    </style:style>
    <style:style style:name="T125_58" style:family="text">
      <style:text-properties fo:font-size="12pt" style:font-size-asian="12pt" style:font-size-complex="12pt"/>
    </style:style>
    <style:style style:name="T125_59" style:family="text">
      <style:text-properties fo:font-size="12pt" style:font-size-asian="12pt" style:font-size-complex="12pt"/>
    </style:style>
    <style:style style:name="T125_60" style:family="text">
      <style:text-properties fo:font-size="12pt" style:font-size-asian="12pt" style:font-size-complex="12pt"/>
    </style:style>
    <style:style style:name="T125_61" style:family="text">
      <style:text-properties fo:font-size="12pt" style:font-size-asian="12pt" style:font-size-complex="12pt"/>
    </style:style>
    <style:style style:name="T125_62" style:family="text">
      <style:text-properties fo:font-size="12pt" style:font-size-asian="12pt" style:font-size-complex="12pt"/>
    </style:style>
    <style:style style:name="T125_63" style:family="text">
      <style:text-properties fo:font-size="12pt" style:font-size-asian="12pt" style:font-size-complex="12pt"/>
    </style:style>
    <style:style style:name="T125_64" style:family="text">
      <style:text-properties fo:font-size="12pt" style:font-size-asian="12pt" style:font-size-complex="12pt"/>
    </style:style>
    <style:style style:name="T125_65" style:family="text">
      <style:text-properties fo:font-size="12pt" style:font-size-asian="12pt" style:font-size-complex="12pt"/>
    </style:style>
    <style:style style:name="T125_66" style:family="text">
      <style:text-properties fo:font-size="12pt" style:font-size-asian="12pt" style:font-size-complex="12pt"/>
    </style:style>
    <style:style style:name="T125_67" style:family="text">
      <style:text-properties fo:font-size="12pt" style:font-size-asian="12pt" style:font-size-complex="12pt"/>
    </style:style>
    <style:style style:name="T125_68" style:family="text">
      <style:text-properties fo:font-size="12pt" style:font-size-asian="12pt" style:font-size-complex="12pt"/>
    </style:style>
    <style:style style:name="T125_69" style:family="text">
      <style:text-properties fo:font-size="12pt" style:font-size-asian="12pt" style:font-size-complex="12pt"/>
    </style:style>
    <style:style style:name="T125_70" style:family="text">
      <style:text-properties fo:font-size="12pt" style:font-size-asian="12pt" style:font-size-complex="12pt"/>
    </style:style>
    <style:style style:name="T125_71" style:family="text">
      <style:text-properties fo:font-size="12pt" style:font-size-asian="12pt" style:font-size-complex="12pt"/>
    </style:style>
    <style:style style:name="T125_72" style:family="text">
      <style:text-properties fo:font-size="12pt" style:font-size-asian="12pt" style:font-size-complex="12pt"/>
    </style:style>
    <style:style style:name="T125_73" style:family="text">
      <style:text-properties fo:font-size="12pt" style:font-size-asian="12pt" style:font-size-complex="12pt"/>
    </style:style>
    <style:style style:name="T125_74" style:family="text">
      <style:text-properties fo:font-size="12pt" style:font-size-asian="12pt" style:font-size-complex="12pt"/>
    </style:style>
    <style:style style:name="T125_75" style:family="text">
      <style:text-properties fo:font-size="12pt" style:font-size-asian="12pt" style:font-size-complex="12pt"/>
    </style:style>
    <style:style style:name="T125_76" style:family="text">
      <style:text-properties fo:font-size="12pt" style:font-size-asian="12pt" style:font-size-complex="12pt"/>
    </style:style>
    <style:style style:name="T125_77" style:family="text">
      <style:text-properties fo:font-size="12pt" style:font-size-asian="12pt" style:font-size-complex="12pt"/>
    </style:style>
    <style:style style:name="T125_78" style:family="text">
      <style:text-properties fo:font-size="12pt" style:font-size-asian="12pt" style:font-size-complex="12pt"/>
    </style:style>
    <style:style style:name="T125_79" style:family="text">
      <style:text-properties fo:font-size="12pt" style:font-size-asian="12pt" style:font-size-complex="12pt"/>
    </style:style>
    <style:style style:name="T125_80" style:family="text">
      <style:text-properties fo:font-size="12pt" style:font-size-asian="12pt" style:font-size-complex="12pt"/>
    </style:style>
    <style:style style:name="T125_81" style:family="text">
      <style:text-properties fo:font-size="12pt" style:font-size-asian="12pt" style:font-size-complex="12pt"/>
    </style:style>
    <style:style style:name="T125_82" style:family="text">
      <style:text-properties fo:font-size="12pt" style:font-size-asian="12pt" style:font-size-complex="12pt"/>
    </style:style>
    <style:style style:name="T125_83" style:family="text">
      <style:text-properties fo:font-size="12pt" style:font-size-asian="12pt" style:font-size-complex="12pt"/>
    </style:style>
    <style:style style:name="T125_84" style:family="text">
      <style:text-properties fo:font-size="12pt" style:font-size-asian="12pt" style:font-size-complex="12pt"/>
    </style:style>
    <style:style style:name="T125_85" style:family="text">
      <style:text-properties fo:font-size="12pt" style:font-size-asian="12pt" style:font-size-complex="12pt"/>
    </style:style>
    <style:style style:name="T125_86" style:family="text">
      <style:text-properties fo:font-size="12pt" style:font-size-asian="12pt" style:font-size-complex="12pt"/>
    </style:style>
    <style:style style:name="T125_87" style:family="text">
      <style:text-properties fo:font-size="12pt" style:font-size-asian="12pt" style:font-size-complex="12pt"/>
    </style:style>
    <style:style style:name="T125_88" style:family="text">
      <style:text-properties fo:font-size="12pt" style:font-size-asian="12pt" style:font-size-complex="12pt"/>
    </style:style>
    <style:style style:name="T125_89" style:family="text">
      <style:text-properties fo:font-size="12pt" style:font-size-asian="12pt" style:font-size-complex="12pt"/>
    </style:style>
    <style:style style:name="T125_90" style:family="text">
      <style:text-properties fo:font-size="12pt" style:font-size-asian="12pt" style:font-size-complex="12pt"/>
    </style:style>
    <style:style style:name="T125_91" style:family="text">
      <style:text-properties fo:font-size="12pt" style:font-size-asian="12pt" style:font-size-complex="12pt"/>
    </style:style>
    <style:style style:name="T125_92" style:family="text">
      <style:text-properties fo:font-size="12pt" style:font-size-asian="12pt" style:font-size-complex="12pt"/>
    </style:style>
    <style:style style:name="T125_93" style:family="text">
      <style:text-properties fo:font-size="12pt" style:font-size-asian="12pt" style:font-size-complex="12pt"/>
    </style:style>
    <style:style style:name="T125_94" style:family="text">
      <style:text-properties fo:font-size="12pt" style:font-size-asian="12pt" style:font-size-complex="12pt"/>
    </style:style>
    <style:style style:name="T125_95" style:family="text">
      <style:text-properties fo:font-size="12pt" style:font-size-asian="12pt" style:font-size-complex="12pt"/>
    </style:style>
    <style:style style:name="T125_96" style:family="text">
      <style:text-properties fo:font-size="12pt" style:font-size-asian="12pt" style:font-size-complex="12pt"/>
    </style:style>
    <style:style style:name="T125_97" style:family="text">
      <style:text-properties fo:font-size="12pt" style:font-size-asian="12pt" style:font-size-complex="12pt"/>
    </style:style>
    <style:style style:name="T125_98" style:family="text">
      <style:text-properties fo:font-size="12pt" style:font-size-asian="12pt" style:font-size-complex="12pt"/>
    </style:style>
    <style:style style:name="T125_99" style:family="text">
      <style:text-properties fo:font-size="12pt" style:font-size-asian="12pt" style:font-size-complex="12pt"/>
    </style:style>
    <style:style style:name="T125_100" style:family="text">
      <style:text-properties fo:font-size="12pt" style:font-size-asian="12pt" style:font-size-complex="12pt"/>
    </style:style>
    <style:style style:name="T125_101" style:family="text">
      <style:text-properties fo:font-size="12pt" style:font-size-asian="12pt" style:font-size-complex="12pt"/>
    </style:style>
    <style:style style:name="T125_102" style:family="text">
      <style:text-properties fo:font-size="12pt" style:font-size-asian="12pt" style:font-size-complex="12pt"/>
    </style:style>
    <style:style style:name="T125_103" style:family="text">
      <style:text-properties fo:font-size="12pt" style:font-size-asian="12pt" style:font-size-complex="12pt"/>
    </style:style>
    <style:style style:name="T125_104" style:family="text">
      <style:text-properties fo:font-size="12pt" style:font-size-asian="12pt" style:font-size-complex="12pt"/>
    </style:style>
    <style:style style:name="T125_105" style:family="text">
      <style:text-properties fo:font-size="12pt" style:font-size-asian="12pt" style:font-size-complex="12pt"/>
    </style:style>
    <style:style style:name="T125_106" style:family="text">
      <style:text-properties fo:font-size="12pt" style:font-size-asian="12pt" style:font-size-complex="12pt"/>
    </style:style>
    <style:style style:name="T125_107" style:family="text">
      <style:text-properties fo:font-size="12pt" style:font-size-asian="12pt" style:font-size-complex="12pt"/>
    </style:style>
    <style:style style:name="T125_108" style:family="text">
      <style:text-properties fo:font-size="12pt" style:font-size-asian="12pt" style:font-size-complex="12pt"/>
    </style:style>
    <style:style style:name="T125_109" style:family="text">
      <style:text-properties fo:font-size="12pt" style:font-size-asian="12pt" style:font-size-complex="12pt"/>
    </style:style>
    <style:style style:name="T125_110" style:family="text">
      <style:text-properties fo:font-size="12pt" style:font-size-asian="12pt" style:font-size-complex="12pt"/>
    </style:style>
    <style:style style:name="T125_111" style:family="text">
      <style:text-properties fo:font-size="12pt" style:font-size-asian="12pt" style:font-size-complex="12pt"/>
    </style:style>
    <style:style style:name="T125_112" style:family="text">
      <style:text-properties fo:font-size="12pt" style:font-size-asian="12pt" style:font-size-complex="12pt"/>
    </style:style>
    <style:style style:name="T125_113" style:family="text">
      <style:text-properties fo:font-size="12pt" style:font-size-asian="12pt" style:font-size-complex="12pt"/>
    </style:style>
    <style:style style:name="T125_114" style:family="text">
      <style:text-properties fo:font-size="12pt" style:font-size-asian="12pt" style:font-size-complex="12pt"/>
    </style:style>
    <style:style style:name="T125_115" style:family="text">
      <style:text-properties fo:font-size="12pt" style:font-size-asian="12pt" style:font-size-complex="12pt"/>
    </style:style>
    <style:style style:name="T125_116" style:family="text">
      <style:text-properties fo:font-size="12pt" style:font-size-asian="12pt" style:font-size-complex="12pt"/>
    </style:style>
    <style:style style:name="T125_117" style:family="text">
      <style:text-properties fo:font-size="12pt" style:font-size-asian="12pt" style:font-size-complex="12pt"/>
    </style:style>
    <style:style style:name="T125_118" style:family="text">
      <style:text-properties fo:font-size="12pt" style:font-size-asian="12pt" style:font-size-complex="12pt"/>
    </style:style>
    <style:style style:name="T125_119" style:family="text">
      <style:text-properties fo:font-size="12pt" style:font-size-asian="12pt" style:font-size-complex="12pt"/>
    </style:style>
    <style:style style:name="T125_120" style:family="text">
      <style:text-properties fo:font-size="12pt" style:font-size-asian="12pt" style:font-size-complex="12pt"/>
    </style:style>
    <style:style style:name="T125_121" style:family="text">
      <style:text-properties fo:font-size="12pt" style:font-size-asian="12pt" style:font-size-complex="12pt"/>
    </style:style>
    <style:style style:name="T125_122" style:family="text">
      <style:text-properties fo:font-size="12pt" style:font-size-asian="12pt" style:font-size-complex="12pt"/>
    </style:style>
    <style:style style:name="T125_123" style:family="text">
      <style:text-properties fo:font-size="12pt" style:font-size-asian="12pt" style:font-size-complex="12pt"/>
    </style:style>
    <style:style style:name="T125_124" style:family="text">
      <style:text-properties fo:font-size="12pt" style:font-size-asian="12pt" style:font-size-complex="12pt"/>
    </style:style>
    <style:style style:name="T125_125" style:family="text">
      <style:text-properties fo:font-size="12pt" style:font-size-asian="12pt" style:font-size-complex="12pt"/>
    </style:style>
    <style:style style:name="T125_126" style:family="text">
      <style:text-properties fo:font-size="12pt" style:font-size-asian="12pt" style:font-size-complex="12pt"/>
    </style:style>
    <style:style style:name="T125_127" style:family="text">
      <style:text-properties fo:font-size="12pt" style:font-size-asian="12pt" style:font-size-complex="12pt"/>
    </style:style>
    <style:style style:name="T125_128" style:family="text">
      <style:text-properties fo:font-size="12pt" style:font-size-asian="12pt" style:font-size-complex="12pt"/>
    </style:style>
    <style:style style:name="T125_129" style:family="text">
      <style:text-properties fo:font-size="12pt" style:font-size-asian="12pt" style:font-size-complex="12pt"/>
    </style:style>
    <style:style style:name="T125_130" style:family="text">
      <style:text-properties fo:font-size="12pt" style:font-size-asian="12pt" style:font-size-complex="12pt"/>
    </style:style>
    <style:style style:name="P126" style:family="paragraph" style:parent-style-name="Heading_20_2">
      <style:paragraph-properties fo:break-before="auto" fo:line-height="107%" style:writing-mode="lr-tb"/>
    </style:style>
    <style:style style:name="T126_1" style:family="text">
      <style:text-properties fo:color="#000000" fo:font-weight="bold" style:font-weight-asian="bold" style:font-weight-complex="bold"/>
    </style:style>
    <style:style style:name="T126_2" style:family="text"/>
    <style:style style:name="T126_3" style:family="text">
      <style:text-properties fo:color="#000000" fo:font-weight="bold" style:font-weight-asian="bold" style:font-weight-complex="bold"/>
    </style:style>
    <style:style style:name="T126_4" style:family="text">
      <style:text-properties fo:color="#000000" fo:font-weight="bold" style:font-weight-asian="bold" style:font-weight-complex="bold"/>
    </style:style>
    <style:style style:name="P127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7_2" style:family="text">
      <style:text-properties fo:font-size="12pt" style:font-size-asian="12pt" style:font-size-complex="12pt"/>
    </style:style>
    <style:style style:name="T127_3" style:family="text">
      <style:text-properties fo:font-size="12pt" style:font-size-asian="12pt" style:font-size-complex="12pt"/>
    </style:style>
    <style:style style:name="T127_4" style:family="text">
      <style:text-properties fo:font-size="12pt" style:font-size-asian="12pt" style:font-size-complex="12pt"/>
    </style:style>
    <style:style style:name="T127_5" style:family="text">
      <style:text-properties fo:font-size="12pt" style:font-size-asian="12pt" style:font-size-complex="12pt"/>
    </style:style>
    <style:style style:name="T127_6" style:family="text">
      <style:text-properties fo:font-size="12pt" style:font-size-asian="12pt" style:font-size-complex="12pt"/>
    </style:style>
    <style:style style:name="T127_7" style:family="text">
      <style:text-properties fo:font-size="12pt" style:font-size-asian="12pt" style:font-size-complex="12pt"/>
    </style:style>
    <style:style style:name="T127_8" style:family="text">
      <style:text-properties fo:font-size="12pt" style:font-size-asian="12pt" style:font-size-complex="12pt"/>
    </style:style>
    <style:style style:name="T127_9" style:family="text">
      <style:text-properties fo:font-size="12pt" style:font-size-asian="12pt" style:font-size-complex="12pt"/>
    </style:style>
    <style:style style:name="T127_10" style:family="text">
      <style:text-properties fo:font-size="12pt" style:font-size-asian="12pt" style:font-size-complex="12pt"/>
    </style:style>
    <style:style style:name="T127_11" style:family="text">
      <style:text-properties fo:font-size="12pt" style:font-size-asian="12pt" style:font-size-complex="12pt"/>
    </style:style>
    <style:style style:name="T127_12" style:family="text">
      <style:text-properties fo:font-size="12pt" style:font-size-asian="12pt" style:font-size-complex="12pt"/>
    </style:style>
    <style:style style:name="T127_13" style:family="text">
      <style:text-properties fo:font-size="12pt" style:font-size-asian="12pt" style:font-size-complex="12pt"/>
    </style:style>
    <style:style style:name="T127_14" style:family="text">
      <style:text-properties fo:font-size="12pt" style:font-size-asian="12pt" style:font-size-complex="12pt"/>
    </style:style>
    <style:style style:name="T127_15" style:family="text">
      <style:text-properties fo:font-size="12pt" style:font-size-asian="12pt" style:font-size-complex="12pt"/>
    </style:style>
    <style:style style:name="T127_16" style:family="text">
      <style:text-properties fo:font-size="12pt" style:font-size-asian="12pt" style:font-size-complex="12pt"/>
    </style:style>
    <style:style style:name="T127_17" style:family="text">
      <style:text-properties fo:font-size="12pt" style:font-size-asian="12pt" style:font-size-complex="12pt"/>
    </style:style>
    <style:style style:name="T127_18" style:family="text">
      <style:text-properties fo:font-size="12pt" style:font-size-asian="12pt" style:font-size-complex="12pt"/>
    </style:style>
    <style:style style:name="T127_19" style:family="text">
      <style:text-properties fo:font-size="12pt" style:font-size-asian="12pt" style:font-size-complex="12pt"/>
    </style:style>
    <style:style style:name="T127_20" style:family="text">
      <style:text-properties fo:font-size="12pt" style:font-size-asian="12pt" style:font-size-complex="12pt"/>
    </style:style>
    <style:style style:name="T127_21" style:family="text">
      <style:text-properties fo:font-size="12pt" style:font-size-asian="12pt" style:font-size-complex="12pt"/>
    </style:style>
    <style:style style:name="T127_22" style:family="text">
      <style:text-properties fo:font-size="12pt" style:font-size-asian="12pt" style:font-size-complex="12pt"/>
    </style:style>
    <style:style style:name="T127_23" style:family="text">
      <style:text-properties fo:font-size="12pt" style:font-size-asian="12pt" style:font-size-complex="12pt"/>
    </style:style>
    <style:style style:name="T127_24" style:family="text">
      <style:text-properties fo:font-size="12pt" style:font-size-asian="12pt" style:font-size-complex="12pt"/>
    </style:style>
    <style:style style:name="T127_25" style:family="text">
      <style:text-properties fo:font-size="12pt" style:font-size-asian="12pt" style:font-size-complex="12pt"/>
    </style:style>
    <style:style style:name="T127_26" style:family="text">
      <style:text-properties fo:font-size="12pt" style:font-size-asian="12pt" style:font-size-complex="12pt"/>
    </style:style>
    <style:style style:name="T127_27" style:family="text">
      <style:text-properties fo:font-size="12pt" style:font-size-asian="12pt" style:font-size-complex="12pt"/>
    </style:style>
    <style:style style:name="T127_28" style:family="text">
      <style:text-properties fo:font-size="12pt" style:font-size-asian="12pt" style:font-size-complex="12pt"/>
    </style:style>
    <style:style style:name="T127_29" style:family="text">
      <style:text-properties fo:font-size="12pt" style:font-size-asian="12pt" style:font-size-complex="12pt"/>
    </style:style>
    <style:style style:name="T127_30" style:family="text">
      <style:text-properties fo:font-size="12pt" style:font-size-asian="12pt" style:font-size-complex="12pt"/>
    </style:style>
    <style:style style:name="T127_31" style:family="text">
      <style:text-properties fo:font-size="12pt" style:font-size-asian="12pt" style:font-size-complex="12pt"/>
    </style:style>
    <style:style style:name="T127_32" style:family="text">
      <style:text-properties fo:font-size="12pt" style:font-size-asian="12pt" style:font-size-complex="12pt"/>
    </style:style>
    <style:style style:name="T127_33" style:family="text">
      <style:text-properties fo:font-size="12pt" style:font-size-asian="12pt" style:font-size-complex="12pt"/>
    </style:style>
    <style:style style:name="T127_34" style:family="text">
      <style:text-properties fo:font-size="12pt" style:font-size-asian="12pt" style:font-size-complex="12pt"/>
    </style:style>
    <style:style style:name="T127_35" style:family="text">
      <style:text-properties fo:font-size="12pt" style:font-size-asian="12pt" style:font-size-complex="12pt"/>
    </style:style>
    <style:style style:name="T127_36" style:family="text">
      <style:text-properties fo:font-size="12pt" style:font-size-asian="12pt" style:font-size-complex="12pt"/>
    </style:style>
    <style:style style:name="T127_37" style:family="text">
      <style:text-properties fo:font-size="12pt" style:font-size-asian="12pt" style:font-size-complex="12pt"/>
    </style:style>
    <style:style style:name="T127_38" style:family="text">
      <style:text-properties fo:font-size="12pt" style:font-size-asian="12pt" style:font-size-complex="12pt"/>
    </style:style>
    <style:style style:name="T127_39" style:family="text">
      <style:text-properties fo:font-size="12pt" style:font-size-asian="12pt" style:font-size-complex="12pt"/>
    </style:style>
    <style:style style:name="T127_40" style:family="text">
      <style:text-properties fo:font-size="12pt" style:font-size-asian="12pt" style:font-size-complex="12pt"/>
    </style:style>
    <style:style style:name="T127_41" style:family="text">
      <style:text-properties fo:font-size="12pt" style:font-size-asian="12pt" style:font-size-complex="12pt"/>
    </style:style>
    <style:style style:name="T127_42" style:family="text">
      <style:text-properties fo:font-size="12pt" style:font-size-asian="12pt" style:font-size-complex="12pt"/>
    </style:style>
    <style:style style:name="T127_43" style:family="text">
      <style:text-properties fo:font-size="12pt" style:font-size-asian="12pt" style:font-size-complex="12pt"/>
    </style:style>
    <style:style style:name="T127_44" style:family="text">
      <style:text-properties fo:font-size="12pt" style:font-size-asian="12pt" style:font-size-complex="12pt"/>
    </style:style>
    <style:style style:name="T127_45" style:family="text">
      <style:text-properties fo:font-size="12pt" style:font-size-asian="12pt" style:font-size-complex="12pt"/>
    </style:style>
    <style:style style:name="P128" style:family="paragraph" style:parent-style-name="Heading_20_2">
      <style:paragraph-properties fo:break-before="auto" fo:line-height="107%" style:writing-mode="lr-tb"/>
    </style:style>
    <style:style style:name="T128_1" style:family="text">
      <style:text-properties fo:color="#000000" fo:font-weight="bold" style:font-weight-asian="bold" style:font-weight-complex="bold"/>
    </style:style>
    <style:style style:name="T128_2" style:family="text"/>
    <style:style style:name="T128_3" style:family="text">
      <style:text-properties fo:color="#000000" fo:font-weight="bold" style:font-weight-asian="bold" style:font-weight-complex="bold"/>
    </style:style>
    <style:style style:name="T128_4" style:family="text">
      <style:text-properties fo:color="#000000" fo:font-weight="bold" style:font-weight-asian="bold" style:font-weight-complex="bold"/>
    </style:style>
    <style:style style:name="P129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fo:font-size="12pt" style:font-size-asian="12pt" style:font-size-complex="12pt"/>
    </style:style>
    <style:style style:name="T129_3" style:family="text">
      <style:text-properties fo:font-size="12pt" style:font-size-asian="12pt" style:font-size-complex="12pt"/>
    </style:style>
    <style:style style:name="T129_4" style:family="text">
      <style:text-properties fo:font-size="12pt" style:font-size-asian="12pt" style:font-size-complex="12pt"/>
    </style:style>
    <style:style style:name="T129_5" style:family="text">
      <style:text-properties fo:font-size="12pt" style:font-size-asian="12pt" style:font-size-complex="12pt"/>
    </style:style>
    <style:style style:name="T129_6" style:family="text">
      <style:text-properties fo:font-size="12pt" style:font-size-asian="12pt" style:font-size-complex="12pt"/>
    </style:style>
    <style:style style:name="T129_7" style:family="text">
      <style:text-properties fo:font-size="12pt" style:font-size-asian="12pt" style:font-size-complex="12pt"/>
    </style:style>
    <style:style style:name="T129_8" style:family="text">
      <style:text-properties fo:font-size="12pt" style:font-size-asian="12pt" style:font-size-complex="12pt"/>
    </style:style>
    <style:style style:name="T129_9" style:family="text">
      <style:text-properties fo:font-size="12pt" style:font-size-asian="12pt" style:font-size-complex="12pt"/>
    </style:style>
    <style:style style:name="T129_10" style:family="text">
      <style:text-properties fo:font-size="12pt" style:font-size-asian="12pt" style:font-size-complex="12pt"/>
    </style:style>
    <style:style style:name="T129_11" style:family="text">
      <style:text-properties fo:font-size="12pt" style:font-size-asian="12pt" style:font-size-complex="12pt"/>
    </style:style>
    <style:style style:name="T129_12" style:family="text">
      <style:text-properties fo:font-size="12pt" style:font-size-asian="12pt" style:font-size-complex="12pt"/>
    </style:style>
    <style:style style:name="T129_13" style:family="text">
      <style:text-properties fo:font-size="12pt" style:font-size-asian="12pt" style:font-size-complex="12pt"/>
    </style:style>
    <style:style style:name="T129_14" style:family="text">
      <style:text-properties fo:font-size="12pt" style:font-size-asian="12pt" style:font-size-complex="12pt"/>
    </style:style>
    <style:style style:name="T129_15" style:family="text">
      <style:text-properties fo:font-size="12pt" style:font-size-asian="12pt" style:font-size-complex="12pt"/>
    </style:style>
    <style:style style:name="T129_16" style:family="text">
      <style:text-properties fo:font-size="12pt" style:font-size-asian="12pt" style:font-size-complex="12pt"/>
    </style:style>
    <style:style style:name="T129_17" style:family="text">
      <style:text-properties fo:font-size="12pt" style:font-size-asian="12pt" style:font-size-complex="12pt"/>
    </style:style>
    <style:style style:name="T129_18" style:family="text">
      <style:text-properties fo:font-size="12pt" style:font-size-asian="12pt" style:font-size-complex="12pt"/>
    </style:style>
    <style:style style:name="T129_19" style:family="text">
      <style:text-properties fo:font-size="12pt" style:font-size-asian="12pt" style:font-size-complex="12pt"/>
    </style:style>
    <style:style style:name="T129_20" style:family="text">
      <style:text-properties fo:font-size="12pt" style:font-size-asian="12pt" style:font-size-complex="12pt"/>
    </style:style>
    <style:style style:name="T129_21" style:family="text">
      <style:text-properties fo:font-size="12pt" style:font-size-asian="12pt" style:font-size-complex="12pt"/>
    </style:style>
    <style:style style:name="T129_22" style:family="text">
      <style:text-properties fo:font-size="12pt" style:font-size-asian="12pt" style:font-size-complex="12pt"/>
    </style:style>
    <style:style style:name="T129_23" style:family="text">
      <style:text-properties fo:font-size="12pt" style:font-size-asian="12pt" style:font-size-complex="12pt"/>
    </style:style>
    <style:style style:name="T129_24" style:family="text">
      <style:text-properties fo:font-size="12pt" style:font-size-asian="12pt" style:font-size-complex="12pt"/>
    </style:style>
    <style:style style:name="T129_25" style:family="text">
      <style:text-properties fo:font-size="12pt" style:font-size-asian="12pt" style:font-size-complex="12pt"/>
    </style:style>
    <style:style style:name="T129_26" style:family="text">
      <style:text-properties fo:font-size="12pt" style:font-size-asian="12pt" style:font-size-complex="12pt"/>
    </style:style>
    <style:style style:name="T129_27" style:family="text">
      <style:text-properties fo:font-size="12pt" style:font-size-asian="12pt" style:font-size-complex="12pt"/>
    </style:style>
    <style:style style:name="T129_28" style:family="text">
      <style:text-properties fo:font-size="12pt" style:font-size-asian="12pt" style:font-size-complex="12pt"/>
    </style:style>
    <style:style style:name="T129_29" style:family="text">
      <style:text-properties fo:font-size="12pt" style:font-size-asian="12pt" style:font-size-complex="12pt"/>
    </style:style>
    <style:style style:name="T129_30" style:family="text">
      <style:text-properties fo:font-size="12pt" style:font-size-asian="12pt" style:font-size-complex="12pt"/>
    </style:style>
    <style:style style:name="T129_31" style:family="text">
      <style:text-properties fo:font-size="12pt" style:font-size-asian="12pt" style:font-size-complex="12pt"/>
    </style:style>
    <style:style style:name="T129_32" style:family="text">
      <style:text-properties fo:font-size="12pt" style:font-size-asian="12pt" style:font-size-complex="12pt"/>
    </style:style>
    <style:style style:name="T129_33" style:family="text">
      <style:text-properties fo:font-size="12pt" style:font-size-asian="12pt" style:font-size-complex="12pt"/>
    </style:style>
    <style:style style:name="T129_34" style:family="text">
      <style:text-properties fo:font-size="12pt" style:font-size-asian="12pt" style:font-size-complex="12pt"/>
    </style:style>
    <style:style style:name="T129_35" style:family="text">
      <style:text-properties fo:font-size="12pt" style:font-size-asian="12pt" style:font-size-complex="12pt"/>
    </style:style>
    <style:style style:name="T129_36" style:family="text">
      <style:text-properties fo:font-size="12pt" style:font-size-asian="12pt" style:font-size-complex="12pt"/>
    </style:style>
    <style:style style:name="T129_37" style:family="text">
      <style:text-properties fo:font-size="12pt" style:font-size-asian="12pt" style:font-size-complex="12pt"/>
    </style:style>
    <style:style style:name="T129_38" style:family="text">
      <style:text-properties fo:font-size="12pt" style:font-size-asian="12pt" style:font-size-complex="12pt"/>
    </style:style>
    <style:style style:name="T129_39" style:family="text">
      <style:text-properties fo:font-size="12pt" style:font-size-asian="12pt" style:font-size-complex="12pt"/>
    </style:style>
    <style:style style:name="T129_40" style:family="text">
      <style:text-properties fo:font-size="12pt" style:font-size-asian="12pt" style:font-size-complex="12pt"/>
    </style:style>
    <style:style style:name="T129_41" style:family="text">
      <style:text-properties fo:font-size="12pt" style:font-size-asian="12pt" style:font-size-complex="12pt"/>
    </style:style>
    <style:style style:name="T129_42" style:family="text">
      <style:text-properties fo:font-size="12pt" style:font-size-asian="12pt" style:font-size-complex="12pt"/>
    </style:style>
    <style:style style:name="T129_43" style:family="text">
      <style:text-properties fo:font-size="12pt" style:font-size-asian="12pt" style:font-size-complex="12pt"/>
    </style:style>
    <style:style style:name="T129_44" style:family="text">
      <style:text-properties fo:font-size="12pt" style:font-size-asian="12pt" style:font-size-complex="12pt"/>
    </style:style>
    <style:style style:name="T129_45" style:family="text">
      <style:text-properties fo:font-size="12pt" style:font-size-asian="12pt" style:font-size-complex="12pt"/>
    </style:style>
    <style:style style:name="T129_46" style:family="text">
      <style:text-properties fo:font-size="12pt" style:font-size-asian="12pt" style:font-size-complex="12pt"/>
    </style:style>
    <style:style style:name="T129_47" style:family="text">
      <style:text-properties fo:font-size="12pt" style:font-size-asian="12pt" style:font-size-complex="12pt"/>
    </style:style>
    <style:style style:name="T129_48" style:family="text">
      <style:text-properties fo:font-size="12pt" style:font-size-asian="12pt" style:font-size-complex="12pt"/>
    </style:style>
    <style:style style:name="T129_49" style:family="text">
      <style:text-properties fo:font-size="12pt" style:font-size-asian="12pt" style:font-size-complex="12pt"/>
    </style:style>
    <style:style style:name="T129_50" style:family="text">
      <style:text-properties fo:font-size="12pt" style:font-size-asian="12pt" style:font-size-complex="12pt"/>
    </style:style>
    <style:style style:name="T129_51" style:family="text">
      <style:text-properties fo:font-size="12pt" style:font-size-asian="12pt" style:font-size-complex="12pt"/>
    </style:style>
    <style:style style:name="T129_52" style:family="text">
      <style:text-properties fo:font-size="12pt" style:font-size-asian="12pt" style:font-size-complex="12pt"/>
    </style:style>
    <style:style style:name="T129_53" style:family="text">
      <style:text-properties fo:font-size="12pt" style:font-size-asian="12pt" style:font-size-complex="12pt"/>
    </style:style>
    <style:style style:name="T129_54" style:family="text">
      <style:text-properties fo:font-size="12pt" style:font-size-asian="12pt" style:font-size-complex="12pt"/>
    </style:style>
    <style:style style:name="T129_55" style:family="text">
      <style:text-properties fo:font-size="12pt" style:font-size-asian="12pt" style:font-size-complex="12pt"/>
    </style:style>
    <style:style style:name="T129_56" style:family="text">
      <style:text-properties fo:font-size="12pt" style:font-size-asian="12pt" style:font-size-complex="12pt"/>
    </style:style>
    <style:style style:name="T129_57" style:family="text">
      <style:text-properties fo:font-size="12pt" style:font-size-asian="12pt" style:font-size-complex="12pt"/>
    </style:style>
    <style:style style:name="T129_58" style:family="text">
      <style:text-properties fo:font-size="12pt" style:font-size-asian="12pt" style:font-size-complex="12pt"/>
    </style:style>
    <style:style style:name="T129_59" style:family="text">
      <style:text-properties fo:font-size="12pt" style:font-size-asian="12pt" style:font-size-complex="12pt"/>
    </style:style>
    <style:style style:name="T129_60" style:family="text">
      <style:text-properties fo:font-size="12pt" style:font-size-asian="12pt" style:font-size-complex="12pt"/>
    </style:style>
    <style:style style:name="T129_61" style:family="text">
      <style:text-properties fo:font-size="12pt" style:font-size-asian="12pt" style:font-size-complex="12pt"/>
    </style:style>
    <style:style style:name="T129_62" style:family="text">
      <style:text-properties fo:font-size="12pt" style:font-size-asian="12pt" style:font-size-complex="12pt"/>
    </style:style>
    <style:style style:name="T129_63" style:family="text">
      <style:text-properties fo:font-size="12pt" style:font-size-asian="12pt" style:font-size-complex="12pt"/>
    </style:style>
    <style:style style:name="T129_64" style:family="text">
      <style:text-properties fo:font-size="12pt" style:font-size-asian="12pt" style:font-size-complex="12pt"/>
    </style:style>
    <style:style style:name="T129_65" style:family="text">
      <style:text-properties fo:font-size="12pt" style:font-size-asian="12pt" style:font-size-complex="12pt"/>
    </style:style>
    <style:style style:name="T129_66" style:family="text">
      <style:text-properties fo:font-size="12pt" style:font-size-asian="12pt" style:font-size-complex="12pt"/>
    </style:style>
    <style:style style:name="T129_67" style:family="text">
      <style:text-properties fo:font-size="12pt" style:font-size-asian="12pt" style:font-size-complex="12pt"/>
    </style:style>
    <style:style style:name="T129_68" style:family="text">
      <style:text-properties fo:font-size="12pt" style:font-size-asian="12pt" style:font-size-complex="12pt"/>
    </style:style>
    <style:style style:name="T129_69" style:family="text">
      <style:text-properties fo:font-size="12pt" style:font-size-asian="12pt" style:font-size-complex="12pt"/>
    </style:style>
    <style:style style:name="T129_70" style:family="text">
      <style:text-properties fo:font-size="12pt" style:font-size-asian="12pt" style:font-size-complex="12pt"/>
    </style:style>
    <style:style style:name="T129_71" style:family="text">
      <style:text-properties fo:font-size="12pt" style:font-size-asian="12pt" style:font-size-complex="12pt"/>
    </style:style>
    <style:style style:name="T129_72" style:family="text">
      <style:text-properties fo:font-size="12pt" style:font-size-asian="12pt" style:font-size-complex="12pt"/>
    </style:style>
    <style:style style:name="T129_73" style:family="text">
      <style:text-properties fo:font-size="12pt" style:font-size-asian="12pt" style:font-size-complex="12pt"/>
    </style:style>
    <style:style style:name="T129_74" style:family="text">
      <style:text-properties fo:font-size="12pt" style:font-size-asian="12pt" style:font-size-complex="12pt"/>
    </style:style>
    <style:style style:name="T129_75" style:family="text">
      <style:text-properties fo:font-size="12pt" style:font-size-asian="12pt" style:font-size-complex="12pt"/>
    </style:style>
    <style:style style:name="T129_76" style:family="text">
      <style:text-properties fo:font-size="12pt" style:font-size-asian="12pt" style:font-size-complex="12pt"/>
    </style:style>
    <style:style style:name="T129_77" style:family="text">
      <style:text-properties fo:font-size="12pt" style:font-size-asian="12pt" style:font-size-complex="12pt"/>
    </style:style>
    <style:style style:name="T129_78" style:family="text">
      <style:text-properties fo:font-size="12pt" style:font-size-asian="12pt" style:font-size-complex="12pt"/>
    </style:style>
    <style:style style:name="T129_79" style:family="text">
      <style:text-properties fo:font-size="12pt" style:font-size-asian="12pt" style:font-size-complex="12pt"/>
    </style:style>
    <style:style style:name="T129_80" style:family="text">
      <style:text-properties fo:font-size="12pt" style:font-size-asian="12pt" style:font-size-complex="12pt"/>
    </style:style>
    <style:style style:name="T129_81" style:family="text">
      <style:text-properties fo:font-size="12pt" style:font-size-asian="12pt" style:font-size-complex="12pt"/>
    </style:style>
    <style:style style:name="T129_82" style:family="text">
      <style:text-properties fo:font-size="12pt" style:font-size-asian="12pt" style:font-size-complex="12pt"/>
    </style:style>
    <style:style style:name="T129_83" style:family="text">
      <style:text-properties fo:font-size="12pt" style:font-size-asian="12pt" style:font-size-complex="12pt"/>
    </style:style>
    <style:style style:name="T129_84" style:family="text">
      <style:text-properties fo:font-size="12pt" style:font-size-asian="12pt" style:font-size-complex="12pt"/>
    </style:style>
    <style:style style:name="T129_85" style:family="text">
      <style:text-properties fo:font-size="12pt" style:font-size-asian="12pt" style:font-size-complex="12pt"/>
    </style:style>
    <style:style style:name="T129_86" style:family="text">
      <style:text-properties fo:font-size="12pt" style:font-size-asian="12pt" style:font-size-complex="12pt"/>
    </style:style>
    <style:style style:name="T129_87" style:family="text">
      <style:text-properties fo:font-size="12pt" style:font-size-asian="12pt" style:font-size-complex="12pt"/>
    </style:style>
    <style:style style:name="T129_88" style:family="text">
      <style:text-properties fo:font-size="12pt" style:font-size-asian="12pt" style:font-size-complex="12pt"/>
    </style:style>
    <style:style style:name="T129_89" style:family="text">
      <style:text-properties fo:font-size="12pt" style:font-size-asian="12pt" style:font-size-complex="12pt"/>
    </style:style>
    <style:style style:name="T129_90" style:family="text">
      <style:text-properties fo:font-size="12pt" style:font-size-asian="12pt" style:font-size-complex="12pt"/>
    </style:style>
    <style:style style:name="T129_91" style:family="text">
      <style:text-properties fo:font-size="12pt" style:font-size-asian="12pt" style:font-size-complex="12pt"/>
    </style:style>
    <style:style style:name="T129_92" style:family="text">
      <style:text-properties fo:font-size="12pt" style:font-size-asian="12pt" style:font-size-complex="12pt"/>
    </style:style>
    <style:style style:name="T129_93" style:family="text">
      <style:text-properties fo:font-size="12pt" style:font-size-asian="12pt" style:font-size-complex="12pt"/>
    </style:style>
    <style:style style:name="T129_94" style:family="text">
      <style:text-properties fo:font-size="12pt" style:font-size-asian="12pt" style:font-size-complex="12pt"/>
    </style:style>
    <style:style style:name="T129_95" style:family="text">
      <style:text-properties fo:font-size="12pt" style:font-size-asian="12pt" style:font-size-complex="12pt"/>
    </style:style>
    <style:style style:name="T129_96" style:family="text">
      <style:text-properties fo:font-size="12pt" style:font-size-asian="12pt" style:font-size-complex="12pt"/>
    </style:style>
    <style:style style:name="T129_97" style:family="text">
      <style:text-properties fo:font-size="12pt" style:font-size-asian="12pt" style:font-size-complex="12pt"/>
    </style:style>
    <style:style style:name="T129_98" style:family="text">
      <style:text-properties fo:font-size="12pt" style:font-size-asian="12pt" style:font-size-complex="12pt"/>
    </style:style>
    <style:style style:name="T129_99" style:family="text">
      <style:text-properties fo:font-size="12pt" style:font-size-asian="12pt" style:font-size-complex="12pt"/>
    </style:style>
    <style:style style:name="T129_100" style:family="text">
      <style:text-properties fo:font-size="12pt" style:font-size-asian="12pt" style:font-size-complex="12pt"/>
    </style:style>
    <style:style style:name="T129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30" style:family="paragraph" style:parent-style-name="Heading_20_1">
      <style:paragraph-properties fo:break-before="auto" fo:line-height="107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P131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</style:style>
    <style:style style:name="T131_1" style:family="text">
      <style:text-properties fo:font-size="12pt" style:font-size-asian="12pt" style:font-size-complex="12pt"/>
    </style:style>
    <style:style style:name="T131_2" style:family="text">
      <style:text-properties fo:font-size="12pt" style:font-size-asian="12pt" style:font-size-complex="12pt"/>
    </style:style>
    <style:style style:name="T131_3" style:family="text">
      <style:text-properties fo:font-size="12pt" style:font-size-asian="12pt" style:font-size-complex="12pt"/>
    </style:style>
    <style:style style:name="T131_4" style:family="text">
      <style:text-properties fo:font-size="12pt" style:font-size-asian="12pt" style:font-size-complex="12pt"/>
    </style:style>
    <style:style style:name="T131_5" style:family="text">
      <style:text-properties fo:font-size="12pt" style:font-size-asian="12pt" style:font-size-complex="12pt"/>
    </style:style>
    <style:style style:name="T131_6" style:family="text">
      <style:text-properties fo:font-size="12pt" style:font-size-asian="12pt" style:font-size-complex="12pt"/>
    </style:style>
    <style:style style:name="T131_7" style:family="text">
      <style:text-properties fo:font-size="12pt" style:font-size-asian="12pt" style:font-size-complex="12pt"/>
    </style:style>
    <style:style style:name="T131_8" style:family="text">
      <style:text-properties fo:font-size="12pt" style:font-size-asian="12pt" style:font-size-complex="12pt"/>
    </style:style>
    <style:style style:name="T131_9" style:family="text">
      <style:text-properties fo:font-size="12pt" style:font-size-asian="12pt" style:font-size-complex="12pt"/>
    </style:style>
    <style:style style:name="T131_10" style:family="text">
      <style:text-properties fo:font-size="12pt" style:font-size-asian="12pt" style:font-size-complex="12pt"/>
    </style:style>
    <style:style style:name="T131_11" style:family="text">
      <style:text-properties fo:font-size="12pt" style:font-size-asian="12pt" style:font-size-complex="12pt"/>
    </style:style>
    <style:style style:name="T131_12" style:family="text">
      <style:text-properties fo:font-size="12pt" style:font-size-asian="12pt" style:font-size-complex="12pt"/>
    </style:style>
    <style:style style:name="T131_13" style:family="text">
      <style:text-properties fo:font-size="12pt" style:font-size-asian="12pt" style:font-size-complex="12pt"/>
    </style:style>
    <style:style style:name="T131_14" style:family="text">
      <style:text-properties fo:font-size="12pt" style:font-size-asian="12pt" style:font-size-complex="12pt"/>
    </style:style>
    <style:style style:name="T131_15" style:family="text">
      <style:text-properties fo:font-size="12pt" style:font-size-asian="12pt" style:font-size-complex="12pt"/>
    </style:style>
    <style:style style:name="T131_16" style:family="text">
      <style:text-properties fo:font-size="12pt" style:font-size-asian="12pt" style:font-size-complex="12pt"/>
    </style:style>
    <style:style style:name="T131_17" style:family="text">
      <style:text-properties fo:font-size="12pt" style:font-size-asian="12pt" style:font-size-complex="12pt"/>
    </style:style>
    <style:style style:name="T131_18" style:family="text">
      <style:text-properties fo:font-size="12pt" style:font-size-asian="12pt" style:font-size-complex="12pt"/>
    </style:style>
    <style:style style:name="T131_19" style:family="text">
      <style:text-properties fo:font-size="12pt" style:font-size-asian="12pt" style:font-size-complex="12pt"/>
    </style:style>
    <style:style style:name="P132" style:family="paragraph" style:parent-style-name="Standard">
      <style:paragraph-properties fo:text-align="justify" fo:break-before="auto" fo:line-height="150%" fo:margin-top="0cm" fo:margin-right="0cm" style:writing-mode="lr-tb"/>
    </style:style>
    <style:style style:name="T132_1" style:family="text">
      <style:text-properties fo:font-size="12pt" style:font-size-asian="12pt" style:font-size-complex="12pt"/>
    </style:style>
    <style:style style:name="T132_2" style:family="text">
      <style:text-properties fo:font-size="12pt" style:font-size-asian="12pt" style:font-size-complex="12pt"/>
    </style:style>
    <style:style style:name="T132_3" style:family="text">
      <style:text-properties fo:font-size="12pt" style:font-size-asian="12pt" style:font-size-complex="12pt"/>
    </style:style>
    <style:style style:name="T132_4" style:family="text">
      <style:text-properties fo:font-size="12pt" style:font-size-asian="12pt" style:font-size-complex="12pt"/>
    </style:style>
    <style:style style:name="T132_5" style:family="text">
      <style:text-properties fo:font-size="12pt" style:font-size-asian="12pt" style:font-size-complex="12pt"/>
    </style:style>
    <style:style style:name="T132_6" style:family="text">
      <style:text-properties fo:font-size="12pt" style:font-size-asian="12pt" style:font-size-complex="12pt"/>
    </style:style>
    <style:style style:name="T132_7" style:family="text">
      <style:text-properties fo:font-size="12pt" style:font-size-asian="12pt" style:font-size-complex="12pt"/>
    </style:style>
    <style:style style:name="T132_8" style:family="text">
      <style:text-properties fo:font-size="12pt" style:font-size-asian="12pt" style:font-size-complex="12pt"/>
    </style:style>
    <style:style style:name="T132_9" style:family="text">
      <style:text-properties fo:font-size="12pt" style:font-size-asian="12pt" style:font-size-complex="12pt"/>
    </style:style>
    <style:style style:name="T132_10" style:family="text">
      <style:text-properties fo:font-size="12pt" style:font-size-asian="12pt" style:font-size-complex="12pt"/>
    </style:style>
    <style:style style:name="T132_11" style:family="text">
      <style:text-properties fo:font-size="12pt" style:font-size-asian="12pt" style:font-size-complex="12pt"/>
    </style:style>
    <style:style style:name="T132_12" style:family="text">
      <style:text-properties fo:font-size="12pt" style:font-size-asian="12pt" style:font-size-complex="12pt"/>
    </style:style>
    <style:style style:name="T132_13" style:family="text">
      <style:text-properties fo:font-size="12pt" style:font-size-asian="12pt" style:font-size-complex="12pt"/>
    </style:style>
    <style:style style:name="T132_14" style:family="text">
      <style:text-properties fo:font-size="12pt" style:font-size-asian="12pt" style:font-size-complex="12pt"/>
    </style:style>
    <style:style style:name="T132_15" style:family="text">
      <style:text-properties fo:font-size="12pt" style:font-size-asian="12pt" style:font-size-complex="12pt"/>
    </style:style>
    <style:style style:name="T132_16" style:family="text">
      <style:text-properties fo:font-size="12pt" style:font-size-asian="12pt" style:font-size-complex="12pt"/>
    </style:style>
    <style:style style:name="T132_17" style:family="text">
      <style:text-properties fo:font-size="12pt" style:font-size-asian="12pt" style:font-size-complex="12pt"/>
    </style:style>
    <style:style style:name="T132_18" style:family="text">
      <style:text-properties fo:font-size="12pt" style:font-size-asian="12pt" style:font-size-complex="12pt"/>
    </style:style>
    <style:style style:name="T132_19" style:family="text">
      <style:text-properties fo:font-size="12pt" style:font-size-asian="12pt" style:font-size-complex="12pt"/>
    </style:style>
    <style:style style:name="T132_20" style:family="text">
      <style:text-properties fo:font-size="12pt" style:font-size-asian="12pt" style:font-size-complex="12pt"/>
    </style:style>
    <style:style style:name="T132_21" style:family="text">
      <style:text-properties fo:font-size="12pt" style:font-size-asian="12pt" style:font-size-complex="12pt"/>
    </style:style>
    <style:style style:name="T132_22" style:family="text">
      <style:text-properties fo:font-size="12pt" style:font-size-asian="12pt" style:font-size-complex="12pt"/>
    </style:style>
    <style:style style:name="T132_23" style:family="text">
      <style:text-properties fo:font-size="12pt" style:font-size-asian="12pt" style:font-size-complex="12pt"/>
    </style:style>
    <style:style style:name="T132_24" style:family="text">
      <style:text-properties fo:font-size="12pt" style:font-size-asian="12pt" style:font-size-complex="12pt"/>
    </style:style>
    <style:style style:name="T132_25" style:family="text">
      <style:text-properties fo:font-size="12pt" style:font-size-asian="12pt" style:font-size-complex="12pt"/>
    </style:style>
    <style:style style:name="T132_26" style:family="text">
      <style:text-properties fo:font-size="12pt" style:font-size-asian="12pt" style:font-size-complex="12pt"/>
    </style:style>
    <style:style style:name="T132_27" style:family="text">
      <style:text-properties fo:font-size="12pt" style:font-size-asian="12pt" style:font-size-complex="12pt"/>
    </style:style>
    <style:style style:name="T132_28" style:family="text">
      <style:text-properties fo:font-size="12pt" style:font-size-asian="12pt" style:font-size-complex="12pt"/>
    </style:style>
    <style:style style:name="T132_29" style:family="text">
      <style:text-properties fo:font-size="12pt" style:font-size-asian="12pt" style:font-size-complex="12pt"/>
    </style:style>
    <style:style style:name="T132_30" style:family="text">
      <style:text-properties fo:font-size="12pt" style:font-size-asian="12pt" style:font-size-complex="12pt"/>
    </style:style>
    <style:style style:name="T132_31" style:family="text">
      <style:text-properties fo:font-size="12pt" style:font-size-asian="12pt" style:font-size-complex="12pt"/>
    </style:style>
    <style:style style:name="T132_32" style:family="text">
      <style:text-properties fo:font-size="12pt" style:font-size-asian="12pt" style:font-size-complex="12pt"/>
    </style:style>
    <style:style style:name="T132_33" style:family="text">
      <style:text-properties fo:font-size="12pt" style:font-size-asian="12pt" style:font-size-complex="12pt"/>
    </style:style>
    <style:style style:name="T132_34" style:family="text">
      <style:text-properties fo:font-size="12pt" style:font-size-asian="12pt" style:font-size-complex="12pt"/>
    </style:style>
    <style:style style:name="T132_35" style:family="text">
      <style:text-properties fo:font-size="12pt" style:font-size-asian="12pt" style:font-size-complex="12pt"/>
    </style:style>
    <style:style style:name="T132_36" style:family="text">
      <style:text-properties fo:font-size="12pt" style:font-size-asian="12pt" style:font-size-complex="12pt"/>
    </style:style>
    <style:style style:name="T132_37" style:family="text">
      <style:text-properties fo:font-size="12pt" style:font-size-asian="12pt" style:font-size-complex="12pt"/>
    </style:style>
    <style:style style:name="T132_38" style:family="text">
      <style:text-properties fo:font-size="12pt" style:font-size-asian="12pt" style:font-size-complex="12pt"/>
    </style:style>
    <style:style style:name="T132_39" style:family="text">
      <style:text-properties fo:font-size="12pt" style:font-size-asian="12pt" style:font-size-complex="12pt"/>
    </style:style>
    <style:style style:name="T132_40" style:family="text">
      <style:text-properties fo:font-size="12pt" style:font-size-asian="12pt" style:font-size-complex="12pt"/>
    </style:style>
    <style:style style:name="T132_41" style:family="text">
      <style:text-properties fo:font-size="12pt" style:font-size-asian="12pt" style:font-size-complex="12pt"/>
    </style:style>
    <style:style style:name="T132_42" style:family="text">
      <style:text-properties fo:font-size="12pt" style:font-size-asian="12pt" style:font-size-complex="12pt"/>
    </style:style>
    <style:style style:name="T132_43" style:family="text">
      <style:text-properties fo:font-size="12pt" style:font-size-asian="12pt" style:font-size-complex="12pt"/>
    </style:style>
    <style:style style:name="T132_44" style:family="text">
      <style:text-properties fo:font-size="12pt" style:font-size-asian="12pt" style:font-size-complex="12pt"/>
    </style:style>
    <style:style style:name="T132_45" style:family="text">
      <style:text-properties fo:font-size="12pt" style:font-size-asian="12pt" style:font-size-complex="12pt"/>
    </style:style>
    <style:style style:name="T132_46" style:family="text">
      <style:text-properties fo:font-size="12pt" style:font-size-asian="12pt" style:font-size-complex="12pt"/>
    </style:style>
    <style:style style:name="T132_47" style:family="text">
      <style:text-properties fo:font-size="12pt" style:font-size-asian="12pt" style:font-size-complex="12pt"/>
    </style:style>
    <style:style style:name="T132_48" style:family="text">
      <style:text-properties fo:font-size="12pt" style:font-size-asian="12pt" style:font-size-complex="12pt"/>
    </style:style>
    <style:style style:name="T132_49" style:family="text">
      <style:text-properties fo:font-size="12pt" style:font-size-asian="12pt" style:font-size-complex="12pt"/>
    </style:style>
    <style:style style:name="T132_50" style:family="text">
      <style:text-properties fo:font-size="12pt" style:font-size-asian="12pt" style:font-size-complex="12pt"/>
    </style:style>
    <style:style style:name="T132_51" style:family="text">
      <style:text-properties fo:font-size="12pt" style:font-size-asian="12pt" style:font-size-complex="12pt"/>
    </style:style>
    <style:style style:name="T132_52" style:family="text">
      <style:text-properties fo:font-size="12pt" style:font-size-asian="12pt" style:font-size-complex="12pt"/>
    </style:style>
    <style:style style:name="T132_53" style:family="text">
      <style:text-properties fo:font-size="12pt" style:font-size-asian="12pt" style:font-size-complex="12pt"/>
    </style:style>
    <style:style style:name="T132_54" style:family="text">
      <style:text-properties fo:font-size="12pt" style:font-size-asian="12pt" style:font-size-complex="12pt"/>
    </style:style>
    <style:style style:name="T132_55" style:family="text">
      <style:text-properties fo:font-size="12pt" style:font-size-asian="12pt" style:font-size-complex="12pt"/>
    </style:style>
    <style:style style:name="T132_56" style:family="text">
      <style:text-properties fo:font-size="12pt" style:font-size-asian="12pt" style:font-size-complex="12pt"/>
    </style:style>
    <style:style style:name="T132_57" style:family="text">
      <style:text-properties fo:font-size="12pt" style:font-size-asian="12pt" style:font-size-complex="12pt"/>
    </style:style>
    <style:style style:name="T132_58" style:family="text">
      <style:text-properties fo:font-size="12pt" style:font-size-asian="12pt" style:font-size-complex="12pt"/>
    </style:style>
    <style:style style:name="T132_59" style:family="text">
      <style:text-properties fo:font-size="12pt" style:font-size-asian="12pt" style:font-size-complex="12pt"/>
    </style:style>
    <style:style style:name="T132_60" style:family="text">
      <style:text-properties fo:font-size="12pt" style:font-size-asian="12pt" style:font-size-complex="12pt"/>
    </style:style>
    <style:style style:name="T132_61" style:family="text">
      <style:text-properties fo:font-size="12pt" style:font-size-asian="12pt" style:font-size-complex="12pt"/>
    </style:style>
    <style:style style:name="T132_62" style:family="text">
      <style:text-properties fo:font-size="12pt" style:font-size-asian="12pt" style:font-size-complex="12pt"/>
    </style:style>
    <style:style style:name="T132_63" style:family="text">
      <style:text-properties fo:font-size="12pt" style:font-size-asian="12pt" style:font-size-complex="12pt"/>
    </style:style>
    <style:style style:name="T132_64" style:family="text">
      <style:text-properties fo:font-size="12pt" style:font-size-asian="12pt" style:font-size-complex="12pt"/>
    </style:style>
    <style:style style:name="T132_65" style:family="text">
      <style:text-properties fo:font-size="12pt" style:font-size-asian="12pt" style:font-size-complex="12pt"/>
    </style:style>
    <style:style style:name="T132_66" style:family="text">
      <style:text-properties fo:font-size="12pt" style:font-size-asian="12pt" style:font-size-complex="12pt"/>
    </style:style>
    <style:style style:name="T132_67" style:family="text">
      <style:text-properties fo:font-size="12pt" style:font-size-asian="12pt" style:font-size-complex="12pt"/>
    </style:style>
    <style:style style:name="T132_68" style:family="text">
      <style:text-properties fo:font-size="12pt" style:font-size-asian="12pt" style:font-size-complex="12pt"/>
    </style:style>
    <style:style style:name="T132_69" style:family="text">
      <style:text-properties fo:font-size="12pt" style:font-size-asian="12pt" style:font-size-complex="12pt"/>
    </style:style>
    <style:style style:name="T132_70" style:family="text">
      <style:text-properties fo:font-size="12pt" style:font-size-asian="12pt" style:font-size-complex="12pt"/>
    </style:style>
    <style:style style:name="T132_71" style:family="text">
      <style:text-properties fo:font-size="12pt" style:font-size-asian="12pt" style:font-size-complex="12pt"/>
    </style:style>
    <style:style style:name="T132_72" style:family="text">
      <style:text-properties fo:font-size="12pt" style:font-size-asian="12pt" style:font-size-complex="12pt"/>
    </style:style>
    <style:style style:name="P133" style:family="paragraph" style:parent-style-name="Standard">
      <style:paragraph-properties fo:text-align="justify" fo:break-before="auto" fo:line-height="150%" fo:margin-top="0cm" fo:margin-right="0cm" style:writing-mode="lr-tb"/>
    </style:style>
    <style:style style:name="T133_1" style:family="text">
      <style:text-properties fo:font-size="12pt" style:font-size-asian="12pt" style:font-size-complex="12pt"/>
    </style:style>
    <style:style style:name="T133_2" style:family="text">
      <style:text-properties fo:font-size="12pt" style:font-size-asian="12pt" style:font-size-complex="12pt"/>
    </style:style>
    <style:style style:name="T133_3" style:family="text">
      <style:text-properties fo:font-size="12pt" style:font-size-asian="12pt" style:font-size-complex="12pt"/>
    </style:style>
    <style:style style:name="T133_4" style:family="text">
      <style:text-properties fo:font-size="12pt" style:font-size-asian="12pt" style:font-size-complex="12pt"/>
    </style:style>
    <style:style style:name="T133_5" style:family="text">
      <style:text-properties fo:font-size="12pt" style:font-size-asian="12pt" style:font-size-complex="12pt"/>
    </style:style>
    <style:style style:name="T133_6" style:family="text">
      <style:text-properties fo:font-size="12pt" style:font-size-asian="12pt" style:font-size-complex="12pt"/>
    </style:style>
    <style:style style:name="T133_7" style:family="text">
      <style:text-properties fo:font-size="12pt" style:font-size-asian="12pt" style:font-size-complex="12pt"/>
    </style:style>
    <style:style style:name="T133_8" style:family="text">
      <style:text-properties fo:font-size="12pt" style:font-size-asian="12pt" style:font-size-complex="12pt"/>
    </style:style>
    <style:style style:name="T133_9" style:family="text">
      <style:text-properties fo:font-size="12pt" style:font-size-asian="12pt" style:font-size-complex="12pt"/>
    </style:style>
    <style:style style:name="T133_10" style:family="text">
      <style:text-properties fo:font-size="12pt" style:font-size-asian="12pt" style:font-size-complex="12pt"/>
    </style:style>
    <style:style style:name="T133_11" style:family="text">
      <style:text-properties fo:font-size="12pt" style:font-size-asian="12pt" style:font-size-complex="12pt"/>
    </style:style>
    <style:style style:name="T133_12" style:family="text">
      <style:text-properties fo:font-size="12pt" style:font-size-asian="12pt" style:font-size-complex="12pt"/>
    </style:style>
    <style:style style:name="T133_13" style:family="text">
      <style:text-properties fo:font-size="12pt" style:font-size-asian="12pt" style:font-size-complex="12pt"/>
    </style:style>
    <style:style style:name="T133_14" style:family="text">
      <style:text-properties fo:font-size="12pt" style:font-size-asian="12pt" style:font-size-complex="12pt"/>
    </style:style>
    <style:style style:name="T133_15" style:family="text">
      <style:text-properties fo:font-size="12pt" style:font-size-asian="12pt" style:font-size-complex="12pt"/>
    </style:style>
    <style:style style:name="T133_16" style:family="text">
      <style:text-properties fo:font-size="12pt" style:font-size-asian="12pt" style:font-size-complex="12pt"/>
    </style:style>
    <style:style style:name="T133_17" style:family="text">
      <style:text-properties fo:font-size="12pt" style:font-size-asian="12pt" style:font-size-complex="12pt"/>
    </style:style>
    <style:style style:name="T133_18" style:family="text">
      <style:text-properties fo:font-size="12pt" style:font-size-asian="12pt" style:font-size-complex="12pt"/>
    </style:style>
    <style:style style:name="T133_19" style:family="text">
      <style:text-properties fo:font-size="12pt" style:font-size-asian="12pt" style:font-size-complex="12pt"/>
    </style:style>
    <style:style style:name="T133_20" style:family="text">
      <style:text-properties fo:font-size="12pt" style:font-size-asian="12pt" style:font-size-complex="12pt"/>
    </style:style>
    <style:style style:name="T133_21" style:family="text">
      <style:text-properties fo:font-size="12pt" style:font-size-asian="12pt" style:font-size-complex="12pt"/>
    </style:style>
    <style:style style:name="T133_22" style:family="text">
      <style:text-properties fo:font-size="12pt" style:font-size-asian="12pt" style:font-size-complex="12pt"/>
    </style:style>
    <style:style style:name="T133_23" style:family="text">
      <style:text-properties fo:font-size="12pt" style:font-size-asian="12pt" style:font-size-complex="12pt"/>
    </style:style>
    <style:style style:name="T133_24" style:family="text">
      <style:text-properties fo:font-size="12pt" style:font-size-asian="12pt" style:font-size-complex="12pt"/>
    </style:style>
    <style:style style:name="T133_25" style:family="text">
      <style:text-properties fo:font-size="12pt" style:font-size-asian="12pt" style:font-size-complex="12pt"/>
    </style:style>
    <style:style style:name="T133_26" style:family="text">
      <style:text-properties fo:font-size="12pt" style:font-size-asian="12pt" style:font-size-complex="12pt"/>
    </style:style>
    <style:style style:name="T133_27" style:family="text">
      <style:text-properties fo:font-size="12pt" style:font-size-asian="12pt" style:font-size-complex="12pt"/>
    </style:style>
    <style:style style:name="T133_28" style:family="text">
      <style:text-properties fo:font-size="12pt" style:font-size-asian="12pt" style:font-size-complex="12pt"/>
    </style:style>
    <style:style style:name="T133_29" style:family="text">
      <style:text-properties fo:font-size="12pt" style:font-size-asian="12pt" style:font-size-complex="12pt"/>
    </style:style>
    <style:style style:name="T133_30" style:family="text">
      <style:text-properties fo:font-size="12pt" style:font-size-asian="12pt" style:font-size-complex="12pt"/>
    </style:style>
    <style:style style:name="T133_31" style:family="text">
      <style:text-properties fo:font-size="12pt" style:font-size-asian="12pt" style:font-size-complex="12pt"/>
    </style:style>
    <style:style style:name="T133_32" style:family="text">
      <style:text-properties fo:font-size="12pt" style:font-size-asian="12pt" style:font-size-complex="12pt"/>
    </style:style>
    <style:style style:name="T133_33" style:family="text">
      <style:text-properties fo:font-size="12pt" style:font-size-asian="12pt" style:font-size-complex="12pt"/>
    </style:style>
    <style:style style:name="T133_34" style:family="text">
      <style:text-properties fo:font-size="12pt" style:font-size-asian="12pt" style:font-size-complex="12pt"/>
    </style:style>
    <style:style style:name="T133_35" style:family="text">
      <style:text-properties fo:font-size="12pt" style:font-size-asian="12pt" style:font-size-complex="12pt"/>
    </style:style>
    <style:style style:name="T133_36" style:family="text">
      <style:text-properties fo:font-size="12pt" style:font-size-asian="12pt" style:font-size-complex="12pt"/>
    </style:style>
    <style:style style:name="T133_37" style:family="text">
      <style:text-properties fo:font-size="12pt" style:font-size-asian="12pt" style:font-size-complex="12pt"/>
    </style:style>
    <style:style style:name="T133_38" style:family="text">
      <style:text-properties fo:font-size="12pt" style:font-size-asian="12pt" style:font-size-complex="12pt"/>
    </style:style>
    <style:style style:name="T133_39" style:family="text">
      <style:text-properties fo:font-size="12pt" style:font-size-asian="12pt" style:font-size-complex="12pt"/>
    </style:style>
    <style:style style:name="T133_40" style:family="text">
      <style:text-properties fo:font-size="12pt" style:font-size-asian="12pt" style:font-size-complex="12pt"/>
    </style:style>
    <style:style style:name="T133_41" style:family="text">
      <style:text-properties fo:font-size="12pt" style:font-size-asian="12pt" style:font-size-complex="12pt"/>
    </style:style>
    <style:style style:name="T133_42" style:family="text">
      <style:text-properties fo:font-size="12pt" style:font-size-asian="12pt" style:font-size-complex="12pt"/>
    </style:style>
    <style:style style:name="T133_43" style:family="text">
      <style:text-properties fo:font-size="12pt" style:font-size-asian="12pt" style:font-size-complex="12pt"/>
    </style:style>
    <style:style style:name="T133_44" style:family="text">
      <style:text-properties fo:font-size="12pt" style:font-size-asian="12pt" style:font-size-complex="12pt"/>
    </style:style>
    <style:style style:name="T133_45" style:family="text">
      <style:text-properties fo:font-size="12pt" style:font-size-asian="12pt" style:font-size-complex="12pt"/>
    </style:style>
    <style:style style:name="T133_46" style:family="text">
      <style:text-properties fo:font-size="12pt" style:font-size-asian="12pt" style:font-size-complex="12pt"/>
    </style:style>
    <style:style style:name="T133_47" style:family="text">
      <style:text-properties fo:font-size="12pt" style:font-size-asian="12pt" style:font-size-complex="12pt"/>
    </style:style>
    <style:style style:name="T133_48" style:family="text">
      <style:text-properties fo:font-size="12pt" style:font-size-asian="12pt" style:font-size-complex="12pt"/>
    </style:style>
    <style:style style:name="T133_49" style:family="text">
      <style:text-properties fo:font-size="12pt" style:font-size-asian="12pt" style:font-size-complex="12pt"/>
    </style:style>
    <style:style style:name="T133_50" style:family="text">
      <style:text-properties fo:font-size="12pt" style:font-size-asian="12pt" style:font-size-complex="12pt"/>
    </style:style>
    <style:style style:name="T133_51" style:family="text">
      <style:text-properties fo:font-size="12pt" style:font-size-asian="12pt" style:font-size-complex="12pt"/>
    </style:style>
    <style:style style:name="T133_52" style:family="text">
      <style:text-properties fo:font-size="12pt" style:font-size-asian="12pt" style:font-size-complex="12pt"/>
    </style:style>
    <style:style style:name="T133_53" style:family="text">
      <style:text-properties fo:font-size="12pt" style:font-size-asian="12pt" style:font-size-complex="12pt"/>
    </style:style>
    <style:style style:name="T133_54" style:family="text">
      <style:text-properties fo:font-size="12pt" style:font-size-asian="12pt" style:font-size-complex="12pt"/>
    </style:style>
    <style:style style:name="T133_55" style:family="text">
      <style:text-properties fo:font-size="12pt" style:font-size-asian="12pt" style:font-size-complex="12pt"/>
    </style:style>
    <style:style style:name="T133_56" style:family="text">
      <style:text-properties fo:font-size="12pt" style:font-size-asian="12pt" style:font-size-complex="12pt"/>
    </style:style>
    <style:style style:name="T133_57" style:family="text">
      <style:text-properties fo:font-size="12pt" style:font-size-asian="12pt" style:font-size-complex="12pt"/>
    </style:style>
    <style:style style:name="T133_58" style:family="text">
      <style:text-properties fo:font-size="12pt" style:font-size-asian="12pt" style:font-size-complex="12pt"/>
    </style:style>
    <style:style style:name="T133_59" style:family="text">
      <style:text-properties fo:font-size="12pt" style:font-size-asian="12pt" style:font-size-complex="12pt"/>
    </style:style>
    <style:style style:name="T133_60" style:family="text">
      <style:text-properties fo:font-size="12pt" style:font-size-asian="12pt" style:font-size-complex="12pt"/>
    </style:style>
    <style:style style:name="T133_61" style:family="text">
      <style:text-properties fo:font-size="12pt" style:font-size-asian="12pt" style:font-size-complex="12pt"/>
    </style:style>
    <style:style style:name="T133_62" style:family="text">
      <style:text-properties fo:font-size="12pt" style:font-size-asian="12pt" style:font-size-complex="12pt"/>
    </style:style>
    <style:style style:name="T133_63" style:family="text">
      <style:text-properties fo:font-size="12pt" style:font-size-asian="12pt" style:font-size-complex="12pt"/>
    </style:style>
    <style:style style:name="T133_64" style:family="text">
      <style:text-properties fo:font-size="12pt" style:font-size-asian="12pt" style:font-size-complex="12pt"/>
    </style:style>
    <style:style style:name="T133_65" style:family="text">
      <style:text-properties fo:font-size="12pt" style:font-size-asian="12pt" style:font-size-complex="12pt"/>
    </style:style>
    <style:style style:name="T133_66" style:family="text">
      <style:text-properties fo:font-size="12pt" style:font-size-asian="12pt" style:font-size-complex="12pt"/>
    </style:style>
    <style:style style:name="T133_67" style:family="text">
      <style:text-properties fo:font-size="12pt" style:font-size-asian="12pt" style:font-size-complex="12pt"/>
    </style:style>
    <style:style style:name="T133_68" style:family="text">
      <style:text-properties fo:font-size="12pt" style:font-size-asian="12pt" style:font-size-complex="12pt"/>
    </style:style>
    <style:style style:name="T133_69" style:family="text">
      <style:text-properties fo:font-size="12pt" style:font-size-asian="12pt" style:font-size-complex="12pt"/>
    </style:style>
    <style:style style:name="T133_70" style:family="text">
      <style:text-properties fo:font-size="12pt" style:font-size-asian="12pt" style:font-size-complex="12pt"/>
    </style:style>
    <style:style style:name="T133_71" style:family="text">
      <style:text-properties fo:font-size="12pt" style:font-size-asian="12pt" style:font-size-complex="12pt"/>
    </style:style>
    <style:style style:name="T133_72" style:family="text">
      <style:text-properties fo:font-size="12pt" style:font-size-asian="12pt" style:font-size-complex="12pt"/>
    </style:style>
    <style:style style:name="T133_73" style:family="text">
      <style:text-properties fo:font-size="12pt" style:font-size-asian="12pt" style:font-size-complex="12pt"/>
    </style:style>
    <style:style style:name="T133_74" style:family="text">
      <style:text-properties fo:font-size="12pt" style:font-size-asian="12pt" style:font-size-complex="12pt"/>
    </style:style>
    <style:style style:name="T133_75" style:family="text">
      <style:text-properties fo:font-size="12pt" style:font-size-asian="12pt" style:font-size-complex="12pt"/>
    </style:style>
    <style:style style:name="T133_76" style:family="text">
      <style:text-properties fo:font-size="12pt" style:font-size-asian="12pt" style:font-size-complex="12pt"/>
    </style:style>
    <style:style style:name="T133_77" style:family="text">
      <style:text-properties fo:font-size="12pt" style:font-size-asian="12pt" style:font-size-complex="12pt"/>
    </style:style>
    <style:style style:name="T133_78" style:family="text">
      <style:text-properties fo:font-size="12pt" style:font-size-asian="12pt" style:font-size-complex="12pt"/>
    </style:style>
    <style:style style:name="T133_79" style:family="text">
      <style:text-properties fo:font-size="12pt" style:font-size-asian="12pt" style:font-size-complex="12pt"/>
    </style:style>
    <style:style style:name="T133_80" style:family="text">
      <style:text-properties fo:font-size="12pt" style:font-size-asian="12pt" style:font-size-complex="12pt"/>
    </style:style>
    <style:style style:name="T133_81" style:family="text">
      <style:text-properties fo:font-size="12pt" style:font-size-asian="12pt" style:font-size-complex="12pt"/>
    </style:style>
    <style:style style:name="T133_82" style:family="text">
      <style:text-properties fo:font-size="12pt" style:font-size-asian="12pt" style:font-size-complex="12pt"/>
    </style:style>
    <style:style style:name="T133_83" style:family="text">
      <style:text-properties fo:font-size="12pt" style:font-size-asian="12pt" style:font-size-complex="12pt"/>
    </style:style>
    <style:style style:name="T133_84" style:family="text">
      <style:text-properties fo:font-size="12pt" style:font-size-asian="12pt" style:font-size-complex="12pt"/>
    </style:style>
    <style:style style:name="T133_85" style:family="text">
      <style:text-properties fo:font-size="12pt" style:font-size-asian="12pt" style:font-size-complex="12pt"/>
    </style:style>
    <style:style style:name="T133_86" style:family="text">
      <style:text-properties fo:font-size="12pt" style:font-size-asian="12pt" style:font-size-complex="12pt"/>
    </style:style>
    <style:style style:name="T133_87" style:family="text">
      <style:text-properties fo:font-size="12pt" style:font-size-asian="12pt" style:font-size-complex="12pt"/>
    </style:style>
    <style:style style:name="T133_88" style:family="text">
      <style:text-properties fo:font-size="12pt" style:font-size-asian="12pt" style:font-size-complex="12pt"/>
    </style:style>
    <style:style style:name="T133_89" style:family="text">
      <style:text-properties fo:font-size="12pt" style:font-size-asian="12pt" style:font-size-complex="12pt"/>
    </style:style>
    <style:style style:name="T133_90" style:family="text">
      <style:text-properties fo:font-size="12pt" style:font-size-asian="12pt" style:font-size-complex="12pt"/>
    </style:style>
    <style:style style:name="T133_91" style:family="text">
      <style:text-properties fo:font-size="12pt" style:font-size-asian="12pt" style:font-size-complex="12pt"/>
    </style:style>
    <style:style style:name="T133_92" style:family="text">
      <style:text-properties fo:font-size="12pt" style:font-size-asian="12pt" style:font-size-complex="12pt"/>
    </style:style>
    <style:style style:name="T133_93" style:family="text">
      <style:text-properties fo:font-size="12pt" style:font-size-asian="12pt" style:font-size-complex="12pt"/>
    </style:style>
    <style:style style:name="T133_94" style:family="text">
      <style:text-properties fo:font-size="12pt" style:font-size-asian="12pt" style:font-size-complex="12pt"/>
    </style:style>
    <style:style style:name="P134" style:family="paragraph" style:parent-style-name="Standard">
      <style:paragraph-properties fo:text-align="justify" fo:break-before="auto" fo:text-indent="0cm" fo:line-height="150%" fo:margin-top="0cm" fo:margin-left="0cm" fo:margin-right="0cm" style:writing-mode="lr-tb"/>
    </style:style>
    <style:style style:name="T134_1" style:family="text">
      <style:text-properties fo:font-size="12pt" style:font-size-asian="12pt" style:font-size-complex="12pt"/>
    </style:style>
    <style:style style:name="P135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  <style:text-properties fo:font-size="12pt" style:font-size-asian="12pt" style:font-size-complex="12pt"/>
    </style:style>
    <style:style style:name="P136" style:family="paragraph" style:parent-style-name="Heading_20_1">
      <style:paragraph-properties fo:text-align="justify" fo:break-before="auto" fo:line-height="150%" fo:margin-bottom="0cm" style:writing-mode="lr-tb"/>
    </style:style>
    <style:style style:name="T136_1" style:family="text"/>
    <style:style style:name="T136_2" style:family="text"/>
    <style:style style:name="P137" style:family="paragraph" style:parent-style-name="Standard">
      <style:paragraph-properties fo:break-before="auto" fo:text-indent="1.27cm" fo:line-height="150%" style:writing-mode="lr-tb"/>
    </style:style>
    <style:style style:name="Table3" style:family="table">
      <style:table-properties table:align="left" style:width="14.155cm" fo:margin-left="0.176cm"/>
    </style:style>
    <style:style style:name="Column7" style:family="table-column">
      <style:table-column-properties style:column-width="2.699cm"/>
    </style:style>
    <style:style style:name="Column8" style:family="table-column">
      <style:table-column-properties style:column-width="11.456cm"/>
    </style:style>
    <style:style style:name="Row19" style:family="table-row"/>
    <style:style style:name="Cell57" style:family="table-cell">
      <style:table-cell-properties fo:background-color="#c0c0c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8" style:family="table-cell">
      <style:table-cell-properties fo:background-color="#c0c0c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0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center" fo:break-before="auto" fo:line-height="150%" style:writing-mode="lr-tb"/>
    </style:style>
    <style:style style:name="T152_1" style:family="text">
      <style:text-properties fo:font-weight="bold" style:font-weight-asian="bold" style:font-weight-complex="bold"/>
    </style:style>
    <style:style style:name="T152_2" style:family="text">
      <style:text-properties fo:font-weight="bold" style:font-weight-asian="bold" style:font-weight-complex="bold"/>
    </style:style>
    <style:style style:name="T152_3" style:family="text">
      <style:text-properties fo:font-weight="bold" style:font-weight-asian="bold" style:font-weight-complex="bold"/>
    </style:style>
    <style:style style:name="T152_4" style:family="text">
      <style:text-properties fo:font-weight="bold" style:font-weight-asian="bold" style:font-weight-complex="bold"/>
    </style:style>
    <style:style style:name="T152_5" style:family="text">
      <style:text-properties fo:font-weight="bold" style:font-weight-asian="bold" style:font-weight-complex="bold"/>
    </style:style>
    <style:style style:name="T152_6" style:family="text">
      <style:text-properties fo:font-weight="bold" style:font-weight-asian="bold" style:font-weight-complex="bold"/>
    </style:style>
    <style:style style:name="T152_7" style:family="text">
      <style:text-properties fo:font-weight="bold" style:font-weight-asian="bold" style:font-weight-complex="bold"/>
    </style:style>
    <style:style style:name="T152_8" style:family="text">
      <style:text-properties fo:font-weight="bold" style:font-weight-asian="bold" style:font-weight-complex="bold"/>
    </style:style>
    <style:style style:name="T152_9" style:family="text">
      <style:text-properties fo:font-weight="bold" style:font-weight-asian="bold" style:font-weight-complex="bold"/>
    </style:style>
    <style:style style:name="P153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><draw:frame svg:x="0cm" svg:y="0.612cm" svg:width="8.467cm" svg:height="6.35cm" draw:style-name="FR1" text:anchor-type="char" draw:z-index="0"><draw:image xlink:href="Pictures/image1.png" xlink:type="simple" xlink:show="embed" xlink:actuate="onLoad"/></draw:frame></text:p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3_1">SGB</text:span><text:span text:style-name="T13_2">_</text:span><text:span text:style-name="T13_3">PLGQA</text:span><text:span text:style-name="T13_4">_</text:span><text:span text:style-name="T13_5">PlanoDaGarantiaDaQualidadeDeProcesso</text:span></text:p>
      <text:p text:style-name="P14"><text:span text:style-name="T14_1">Versão</text:span><text:span text:style-name="T14_2"><text:s/></text:span><text:span text:style-name="T14_3">2</text:span><text:span text:style-name="T14_4">.</text:span><text:span text:style-name="T14_5">0</text:span></text:p>
      <text:p text:style-name="P15"/>
      <text:p text:style-name="P16"><text:span text:style-name="T16_1">Histórico</text:span><text:span text:style-name="T16_2"><text:s/></text:span><text:span text:style-name="T16_3">de</text:span><text:span text:style-name="T16_4"><text:s/></text:span><text:span text:style-name="T16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7"><text:span text:style-name="T17_1">Nome</text:span></text:p>
          </table:table-cell>
          <table:table-cell table:style-name="Cell2">
            <text:p text:style-name="P18"><text:span text:style-name="T18_1">Alterações</text:span></text:p>
          </table:table-cell>
          <table:table-cell table:style-name="Cell3">
            <text:p text:style-name="P19"><text:span text:style-name="T19_1">Data</text:span></text:p>
          </table:table-cell>
          <table:table-cell table:style-name="Cell4">
            <text:p text:style-name="P20"><text:span text:style-name="T20_1">Versão</text:span></text:p>
          </table:table-cell>
        </table:table-row>
        <table:table-row table:style-name="Row2">
          <table:table-cell table:style-name="Cell5">
            <text:p text:style-name="P21"><text:span text:style-name="T21_1">Guilherme</text:span><text:span text:style-name="T21_2"><text:s/></text:span><text:span text:style-name="T21_3">Gonçalves</text:span></text:p>
          </table:table-cell>
          <table:table-cell table:style-name="Cell6">
            <text:p text:style-name="P22"><text:span text:style-name="T22_1">Criação</text:span><text:span text:style-name="T22_2"><text:s/></text:span><text:span text:style-name="T22_3">do</text:span><text:span text:style-name="T22_4"><text:s/></text:span><text:span text:style-name="T22_5">Documento</text:span><text:span text:style-name="T22_6">,<text:s/></text:span><text:span text:style-name="T22_7">introdução</text:span><text:span text:style-name="T22_8">,<text:s/></text:span><text:span text:style-name="T22_9">diretrizes</text:span><text:span text:style-name="T22_10"><text:s/></text:span><text:span text:style-name="T22_11">de</text:span><text:span text:style-name="T22_12"><text:s/></text:span><text:span text:style-name="T22_13">qualidade</text:span><text:span text:style-name="T22_14">.</text:span></text:p>
          </table:table-cell>
          <table:table-cell table:style-name="Cell7">
            <text:p text:style-name="P23"><text:span text:style-name="T23_1">30/10/2012</text:span></text:p>
          </table:table-cell>
          <table:table-cell table:style-name="Cell8">
            <text:p text:style-name="P24"><text:span text:style-name="T24_1">0.1</text:span></text:p>
          </table:table-cell>
        </table:table-row>
        <table:table-row table:style-name="Row3">
          <table:table-cell table:style-name="Cell9">
            <text:p text:style-name="P25"><text:span text:style-name="T25_1">Guilherme</text:span><text:span text:style-name="T25_2"><text:s/></text:span><text:span text:style-name="T25_3">Gonçalves</text:span></text:p>
          </table:table-cell>
          <table:table-cell table:style-name="Cell10">
            <text:p text:style-name="P26"><text:span text:style-name="T26_1">Descrição</text:span><text:span text:style-name="T26_2"><text:s/></text:span><text:span text:style-name="T26_3">da</text:span><text:span text:style-name="T26_4"><text:s/></text:span><text:span text:style-name="T26_5">equipe</text:span><text:span text:style-name="T26_6">,<text:s/></text:span><text:span text:style-name="T26_7">metodologia</text:span><text:span text:style-name="T26_8">,<text:s/></text:span><text:span text:style-name="T26_9">interessados</text:span><text:span text:style-name="T26_10">,<text:s/></text:span><text:span text:style-name="T26_11">cronograma</text:span><text:span text:style-name="T26_12">.</text:span></text:p>
          </table:table-cell>
          <table:table-cell table:style-name="Cell11">
            <text:p text:style-name="P27"><text:span text:style-name="T27_1">31/10/2012</text:span></text:p>
          </table:table-cell>
          <table:table-cell table:style-name="Cell12">
            <text:p text:style-name="P28"><text:span text:style-name="T28_1">0.5</text:span></text:p>
          </table:table-cell>
        </table:table-row>
        <table:table-row table:style-name="Row4">
          <table:table-cell table:style-name="Cell13">
            <text:p text:style-name="P29"><text:span text:style-name="T29_1">Guilherme</text:span><text:span text:style-name="T29_2"><text:s/></text:span><text:span text:style-name="T29_3">Gonçalves</text:span></text:p>
          </table:table-cell>
          <table:table-cell table:style-name="Cell14">
            <text:p text:style-name="P30"><text:span text:style-name="T30_1">Atualização</text:span><text:span text:style-name="T30_2"><text:s/></text:span><text:span text:style-name="T30_3">interessados</text:span><text:span text:style-name="T30_4"><text:s/></text:span><text:span text:style-name="T30_5">e</text:span><text:span text:style-name="T30_6"><text:s/></text:span><text:span text:style-name="T30_7">cronograma</text:span><text:span text:style-name="T30_8">,<text:s/></text:span><text:span text:style-name="T30_9">descrição</text:span><text:span text:style-name="T30_10"><text:s/></text:span><text:span text:style-name="T30_11">do</text:span><text:span text:style-name="T30_12"><text:s/></text:span><text:span text:style-name="T30_13">tratamento</text:span><text:span text:style-name="T30_14"><text:s/></text:span><text:span text:style-name="T30_15">de</text:span><text:span text:style-name="T30_16"><text:s/></text:span><text:span text:style-name="T30_17">ncs</text:span><text:span text:style-name="T30_18">.</text:span></text:p>
          </table:table-cell>
          <table:table-cell table:style-name="Cell15">
            <text:p text:style-name="P31"><text:span text:style-name="T31_1">01/11/2012</text:span></text:p>
          </table:table-cell>
          <table:table-cell table:style-name="Cell16">
            <text:p text:style-name="P32"><text:span text:style-name="T32_1">1.0</text:span></text:p>
          </table:table-cell>
        </table:table-row>
        <table:table-row table:style-name="Row5">
          <table:table-cell table:style-name="Cell17">
            <text:p text:style-name="P33"><text:span text:style-name="T33_1">Guilherme</text:span><text:span text:style-name="T33_2"><text:s/></text:span><text:span text:style-name="T33_3">Gonçalves</text:span></text:p>
          </table:table-cell>
          <table:table-cell table:style-name="Cell18">
            <text:p text:style-name="P34"><text:span text:style-name="T34_1">Atualização</text:span><text:span text:style-name="T34_2"><text:s/></text:span><text:span text:style-name="T34_3">de</text:span><text:span text:style-name="T34_4"><text:s/></text:span><text:span text:style-name="T34_5">cronograma</text:span><text:span text:style-name="T34_6">,<text:s/></text:span><text:span text:style-name="T34_7">adicionado</text:span><text:span text:style-name="T34_8"><text:s/></text:span><text:span text:style-name="T34_9">fluxograma</text:span><text:span text:style-name="T34_10">,<text:s/></text:span><text:span text:style-name="T34_11">atualização</text:span><text:span text:style-name="T34_12"><text:s/></text:span><text:span text:style-name="T34_13">do</text:span><text:span text:style-name="T34_14"><text:s/></text:span><text:span text:style-name="T34_15">tratamento</text:span><text:span text:style-name="T34_16"><text:s/></text:span><text:span text:style-name="T34_17">de</text:span><text:span text:style-name="T34_18"><text:s/></text:span><text:span text:style-name="T34_19">ncs</text:span><text:span text:style-name="T34_20"><text:s/></text:span><text:span text:style-name="T34_21">e</text:span><text:span text:style-name="T34_22"><text:s/></text:span><text:span text:style-name="T34_23">adequação</text:span><text:span text:style-name="T34_24"><text:s/></text:span><text:span text:style-name="T34_25">do</text:span><text:span text:style-name="T34_26"><text:s/></text:span><text:span text:style-name="T34_27">documento</text:span><text:span text:style-name="T34_28"><text:s/></text:span><text:span text:style-name="T34_29">às</text:span><text:span text:style-name="T34_30"><text:s/></text:span><text:span text:style-name="T34_31">regras</text:span><text:span text:style-name="T34_32"><text:s/></text:span><text:span text:style-name="T34_33">de</text:span><text:span text:style-name="T34_34"><text:s/></text:span><text:span text:style-name="T34_35">configuração</text:span><text:span text:style-name="T34_36">.</text:span></text:p>
          </table:table-cell>
          <table:table-cell table:style-name="Cell19">
            <text:p text:style-name="P35"><text:span text:style-name="T35_1">02/1</text:span><text:span text:style-name="T35_2">1</text:span><text:span text:style-name="T35_3">/2012<text:s text:c="3"/></text:span></text:p>
          </table:table-cell>
          <table:table-cell table:style-name="Cell20">
            <text:p text:style-name="P36"><text:span text:style-name="T36_1">1.5</text:span></text:p>
          </table:table-cell>
        </table:table-row>
        <table:table-row table:style-name="Row6">
          <table:table-cell table:style-name="Cell21">
            <text:p text:style-name="P37"><text:span text:style-name="T37_1">Achiles</text:span><text:span text:style-name="T37_2"><text:s/></text:span><text:span text:style-name="T37_3">Camilo</text:span></text:p>
          </table:table-cell>
          <table:table-cell table:style-name="Cell22">
            <text:p text:style-name="P38"><text:span text:style-name="T38_1">Atualização</text:span><text:span text:style-name="T38_2"><text:s/></text:span><text:span text:style-name="T38_3">das</text:span><text:span text:style-name="T38_4"><text:s/></text:span><text:span text:style-name="T38_5">Diretrizes</text:span><text:span text:style-name="T38_6"><text:s/></text:span><text:span text:style-name="T38_7">de</text:span><text:span text:style-name="T38_8"><text:s/></text:span><text:span text:style-name="T38_9">Qualidade</text:span><text:span text:style-name="T38_10">,<text:s/></text:span><text:span text:style-name="T38_11">Processos</text:span><text:span text:style-name="T38_12"><text:s/></text:span><text:span text:style-name="T38_13">Aplicáveis</text:span><text:span text:style-name="T38_14">,<text:s/></text:span><text:span text:style-name="T38_15">Equipe</text:span><text:span text:style-name="T38_16"><text:s/></text:span><text:span text:style-name="T38_17">de</text:span><text:span text:style-name="T38_18"><text:s/></text:span><text:span text:style-name="T38_19">Garantia</text:span><text:span text:style-name="T38_20"><text:s/></text:span><text:span text:style-name="T38_21">da</text:span><text:span text:style-name="T38_22"><text:s/></text:span><text:span text:style-name="T38_23">Qualidade</text:span><text:span text:style-name="T38_24"><text:s/></text:span><text:span text:style-name="T38_25">do</text:span><text:span text:style-name="T38_26"><text:s/></text:span><text:span text:style-name="T38_27">Processo</text:span><text:span text:style-name="T38_28">,<text:s/></text:span><text:span text:style-name="T38_29">Metodologia</text:span><text:span text:style-name="T38_30"><text:s/></text:span><text:span text:style-name="T38_31">de</text:span><text:span text:style-name="T38_32"><text:s/></text:span><text:span text:style-name="T38_33">Verificação</text:span><text:span text:style-name="T38_34"><text:s/></text:span><text:span text:style-name="T38_35">da</text:span><text:span text:style-name="T38_36"><text:s/></text:span><text:span text:style-name="T38_37">Qualidade</text:span><text:span text:style-name="T38_38"><text:s/></text:span><text:span text:style-name="T38_39">e</text:span><text:span text:style-name="T38_40"><text:s/></text:span><text:span text:style-name="T38_41">criação</text:span><text:span text:style-name="T38_42"><text:s/></text:span><text:span text:style-name="T38_43">dos</text:span><text:span text:style-name="T38_44"><text:s/></text:span><text:span text:style-name="T38_45">acrônimos</text:span></text:p>
          </table:table-cell>
          <table:table-cell table:style-name="Cell23">
            <text:p text:style-name="P39"><text:span text:style-name="T39_1">11/11/2012</text:span></text:p>
          </table:table-cell>
          <table:table-cell table:style-name="Cell24">
            <text:p text:style-name="P40"><text:span text:style-name="T40_1">1.6</text:span></text:p>
          </table:table-cell>
        </table:table-row>
        <table:table-row table:style-name="Row7">
          <table:table-cell table:style-name="Cell25">
            <text:p text:style-name="P41"><text:span text:style-name="T41_1">Jackeline</text:span><text:span text:style-name="T41_2"><text:s/></text:span><text:span text:style-name="T41_3">Neves</text:span></text:p>
          </table:table-cell>
          <table:table-cell table:style-name="Cell26">
            <text:p text:style-name="P42"><text:span text:style-name="T42_1">Formatação</text:span><text:span text:style-name="T42_2"><text:s/></text:span><text:span text:style-name="T42_3">do</text:span><text:span text:style-name="T42_4"><text:s/></text:span><text:span text:style-name="T42_5">documento</text:span></text:p>
          </table:table-cell>
          <table:table-cell table:style-name="Cell27">
            <text:p text:style-name="P43"><text:span text:style-name="T43_1">30/11/2012</text:span></text:p>
          </table:table-cell>
          <table:table-cell table:style-name="Cell28">
            <text:p text:style-name="P44"><text:span text:style-name="T44_1">1.7</text:span></text:p>
          </table:table-cell>
        </table:table-row>
        <table:table-row table:style-name="Row8">
          <table:table-cell table:style-name="Cell29">
            <text:p text:style-name="P45"><text:span text:style-name="T45_1">Raphael</text:span><text:span text:style-name="T45_2"><text:s/></text:span><text:span text:style-name="T45_3">Rezende</text:span></text:p>
          </table:table-cell>
          <table:table-cell table:style-name="Cell30">
            <text:p text:style-name="P46"><text:span text:style-name="T46_1">Retirada</text:span><text:span text:style-name="T46_2"><text:s/></text:span><text:span text:style-name="T46_3">da</text:span><text:span text:style-name="T46_4"><text:s/></text:span><text:span text:style-name="T46_5">seção</text:span><text:span text:style-name="T46_6"><text:s/></text:span><text:span text:style-name="T46_7">de</text:span><text:span text:style-name="T46_8"><text:s/></text:span><text:span text:style-name="T46_9">armazenamento</text:span><text:span text:style-name="T46_10"><text:s/></text:span><text:span text:style-name="T46_11">e</text:span><text:span text:style-name="T46_12"><text:s/></text:span><text:span text:style-name="T46_13">modificação</text:span><text:span text:style-name="T46_14"><text:s/></text:span><text:span text:style-name="T46_15">a</text:span><text:span text:style-name="T46_16"><text:s/></text:span><text:span text:style-name="T46_17">seção</text:span><text:span text:style-name="T46_18"><text:s/></text:span><text:span text:style-name="T46_19">comunicação</text:span><text:span text:style-name="T46_20">.</text:span></text:p>
          </table:table-cell>
          <table:table-cell table:style-name="Cell31">
            <text:p text:style-name="P47"><text:span text:style-name="T47_1">14/12/2012</text:span></text:p>
          </table:table-cell>
          <table:table-cell table:style-name="Cell32">
            <text:p text:style-name="P48"><text:span text:style-name="T48_1">1.8</text:span></text:p>
          </table:table-cell>
        </table:table-row>
        <table:table-row table:style-name="Row9">
          <table:table-cell table:style-name="Cell33">
            <text:p text:style-name="P49"><text:span text:style-name="T49_1">Diogo</text:span><text:span text:style-name="T49_2"><text:s/></text:span><text:span text:style-name="T49_3">Gonçalves</text:span><text:span text:style-name="T49_4"><text:s/></text:span><text:span text:style-name="T49_5">Teodoro</text:span></text:p>
          </table:table-cell>
          <table:table-cell table:style-name="Cell34">
            <text:p text:style-name="P50"><text:span text:style-name="T50_1">Adição</text:span><text:span text:style-name="T50_2"><text:s/></text:span><text:span text:style-name="T50_3">sobre</text:span><text:span text:style-name="T50_4"><text:s/></text:span><text:span text:style-name="T50_5">GQA</text:span><text:span text:style-name="T50_6"><text:s/></text:span><text:span text:style-name="T50_7">do</text:span><text:span text:style-name="T50_8"><text:s/></text:span><text:span text:style-name="T50_9">GQA</text:span><text:span text:style-name="T50_10"><text:s/></text:span><text:span text:style-name="T50_11">e</text:span><text:span text:style-name="T50_12"><text:s/></text:span><text:span text:style-name="T50_13">ajuste</text:span><text:span text:style-name="T50_14"><text:s/></text:span><text:span text:style-name="T50_15">dos</text:span><text:span text:style-name="T50_16"><text:s/></text:span><text:span text:style-name="T50_17">processos</text:span><text:span text:style-name="T50_18"><text:s/></text:span><text:span text:style-name="T50_19">aplicáveis</text:span><text:span text:style-name="T50_20">.</text:span></text:p>
          </table:table-cell>
          <table:table-cell table:style-name="Cell35">
            <text:p text:style-name="P51"><text:span text:style-name="T51_1">07/01/2013</text:span></text:p>
          </table:table-cell>
          <table:table-cell table:style-name="Cell36">
            <text:p text:style-name="P52"><text:span text:style-name="T52_1">1.9</text:span></text:p>
          </table:table-cell>
        </table:table-row>
        <table:table-row table:style-name="Row10">
          <table:table-cell table:style-name="Cell37">
            <text:p text:style-name="P53"><text:span text:style-name="T53_1">Guilherme</text:span><text:span text:style-name="T53_2"><text:s/></text:span><text:span text:style-name="T53_3">Gonçalves</text:span></text:p>
          </table:table-cell>
          <table:table-cell table:style-name="Cell38">
            <text:p text:style-name="P54"><text:span text:style-name="T54_1">Atualização</text:span><text:span text:style-name="T54_2"><text:s/></text:span><text:span text:style-name="T54_3">dos</text:span><text:span text:style-name="T54_4"><text:s/></text:span><text:span text:style-name="T54_5">tópicos</text:span><text:span text:style-name="T54_6"><text:s/></text:span><text:span text:style-name="T54_7">Cronograma</text:span><text:span text:style-name="T54_8">,<text:s/></text:span><text:span text:style-name="T54_9">Tratamento</text:span><text:span text:style-name="T54_10"><text:s/></text:span><text:span text:style-name="T54_11">de</text:span><text:span text:style-name="T54_12"><text:s/></text:span><text:span text:style-name="T54_13">Não</text:span><text:span text:style-name="T54_14">-</text:span><text:span text:style-name="T54_15">Conformidades</text:span><text:span text:style-name="T54_16">,<text:s/></text:span><text:span text:style-name="T54_17">Interessados</text:span></text:p>
          </table:table-cell>
          <table:table-cell table:style-name="Cell39">
            <text:p text:style-name="P55"><text:span text:style-name="T55_1">23/02/2013</text:span></text:p>
          </table:table-cell>
          <table:table-cell table:style-name="Cell40">
            <text:p text:style-name="P56"><text:span text:style-name="T56_1">2.0</text:span></text:p>
          </table:table-cell>
        </table:table-row>
      </table:table>
      <text:p text:style-name="P57"/>
      <text:p text:style-name="P58"/>
      <text:p text:style-name="P59"><text:span text:style-name="T59_1">Sumário</text:span></text:p>
      <text:h text:style-name="P60" text:outline-level="10"><text:bookmark-start text:name="h.vatwf5l613sm"/><text:bookmark-end text:name="h.vatwf5l613sm"/></text:h>
      <text:p text:style-name="P61"><text:span text:style-name="T61_1"><text:a xlink:type="simple" xlink:href="#h.z4dk2y6p4bxo"><text:span text:style-name="T61_2">1<text:s/></text:span></text:a></text:span><text:span text:style-name="T61_3"><text:a xlink:type="simple" xlink:href="#h.z4dk2y6p4bxo"><text:span text:style-name="T61_4">Introdução</text:span></text:a></text:span></text:p>
      <text:p text:style-name="P62"><text:span text:style-name="T62_1"><text:a xlink:type="simple" xlink:href="#h.3dy6vkm"><text:span text:style-name="T62_2">2<text:s/></text:span></text:a></text:span><text:span text:style-name="T62_3"><text:a xlink:type="simple" xlink:href="#h.3dy6vkm"><text:span text:style-name="T62_4">Diretrizes</text:span></text:a></text:span><text:span text:style-name="T62_5"><text:a xlink:type="simple" xlink:href="#h.3dy6vkm"><text:span text:style-name="T62_6"><text:s/></text:span></text:a></text:span><text:span text:style-name="T62_7"><text:a xlink:type="simple" xlink:href="#h.3dy6vkm"><text:span text:style-name="T62_8">de</text:span></text:a></text:span><text:span text:style-name="T62_9"><text:a xlink:type="simple" xlink:href="#h.3dy6vkm"><text:span text:style-name="T62_10"><text:s/></text:span></text:a></text:span><text:span text:style-name="T62_11"><text:a xlink:type="simple" xlink:href="#h.3dy6vkm"><text:span text:style-name="T62_12">Qualidade</text:span></text:a></text:span></text:p>
      <text:p text:style-name="P63"><text:span text:style-name="T63_1"><text:a xlink:type="simple" xlink:href="#h.4d34og8"><text:span text:style-name="T63_2">2.1<text:s/></text:span></text:a></text:span><text:span text:style-name="T63_3"><text:a xlink:type="simple" xlink:href="#h.4d34og8"><text:span text:style-name="T63_4">Processos</text:span></text:a></text:span><text:span text:style-name="T63_5"><text:a xlink:type="simple" xlink:href="#h.4d34og8"><text:span text:style-name="T63_6"><text:s/></text:span></text:a></text:span><text:span text:style-name="T63_7"><text:a xlink:type="simple" xlink:href="#h.4d34og8"><text:span text:style-name="T63_8">Aplicáveis</text:span></text:a></text:span></text:p>
      <text:p text:style-name="P64"><text:span text:style-name="T64_1"><text:a xlink:type="simple" xlink:href="#h.6110i7ncji8q"><text:span text:style-name="T64_2">3<text:s/></text:span></text:a></text:span><text:span text:style-name="T64_3"><text:a xlink:type="simple" xlink:href="#h.6110i7ncji8q"><text:span text:style-name="T64_4">Equipe</text:span></text:a></text:span><text:span text:style-name="T64_5"><text:a xlink:type="simple" xlink:href="#h.6110i7ncji8q"><text:span text:style-name="T64_6"><text:s/></text:span></text:a></text:span><text:span text:style-name="T64_7"><text:a xlink:type="simple" xlink:href="#h.6110i7ncji8q"><text:span text:style-name="T64_8">de</text:span></text:a></text:span><text:span text:style-name="T64_9"><text:a xlink:type="simple" xlink:href="#h.6110i7ncji8q"><text:span text:style-name="T64_10"><text:s/></text:span></text:a></text:span><text:span text:style-name="T64_11"><text:a xlink:type="simple" xlink:href="#h.6110i7ncji8q"><text:span text:style-name="T64_12">Garantia</text:span></text:a></text:span><text:span text:style-name="T64_13"><text:a xlink:type="simple" xlink:href="#h.6110i7ncji8q"><text:span text:style-name="T64_14"><text:s/></text:span></text:a></text:span><text:span text:style-name="T64_15"><text:a xlink:type="simple" xlink:href="#h.6110i7ncji8q"><text:span text:style-name="T64_16">da</text:span></text:a></text:span><text:span text:style-name="T64_17"><text:a xlink:type="simple" xlink:href="#h.6110i7ncji8q"><text:span text:style-name="T64_18"><text:s/></text:span></text:a></text:span><text:span text:style-name="T64_19"><text:a xlink:type="simple" xlink:href="#h.6110i7ncji8q"><text:span text:style-name="T64_20">Qualidade</text:span></text:a></text:span><text:span text:style-name="T64_21"><text:a xlink:type="simple" xlink:href="#h.6110i7ncji8q"><text:span text:style-name="T64_22"><text:s/></text:span></text:a></text:span><text:span text:style-name="T64_23"><text:a xlink:type="simple" xlink:href="#h.6110i7ncji8q"><text:span text:style-name="T64_24">do</text:span></text:a></text:span><text:span text:style-name="T64_25"><text:a xlink:type="simple" xlink:href="#h.6110i7ncji8q"><text:span text:style-name="T64_26"><text:s/></text:span></text:a></text:span><text:span text:style-name="T64_27"><text:a xlink:type="simple" xlink:href="#h.6110i7ncji8q"><text:span text:style-name="T64_28">Processo</text:span></text:a></text:span></text:p>
      <text:p text:style-name="P65"><text:span text:style-name="T65_1"><text:a xlink:type="simple" xlink:href="#h.s6xusq809rf4"><text:span text:style-name="T65_2">4<text:s/></text:span></text:a></text:span><text:span text:style-name="T65_3"><text:a xlink:type="simple" xlink:href="#h.s6xusq809rf4"><text:span text:style-name="T65_4">Metodologia</text:span></text:a></text:span><text:span text:style-name="T65_5"><text:a xlink:type="simple" xlink:href="#h.s6xusq809rf4"><text:span text:style-name="T65_6"><text:s/></text:span></text:a></text:span><text:span text:style-name="T65_7"><text:a xlink:type="simple" xlink:href="#h.s6xusq809rf4"><text:span text:style-name="T65_8">de</text:span></text:a></text:span><text:span text:style-name="T65_9"><text:a xlink:type="simple" xlink:href="#h.s6xusq809rf4"><text:span text:style-name="T65_10"><text:s/></text:span></text:a></text:span><text:span text:style-name="T65_11"><text:a xlink:type="simple" xlink:href="#h.s6xusq809rf4"><text:span text:style-name="T65_12">Verificação</text:span></text:a></text:span><text:span text:style-name="T65_13"><text:a xlink:type="simple" xlink:href="#h.s6xusq809rf4"><text:span text:style-name="T65_14"><text:s/></text:span></text:a></text:span><text:span text:style-name="T65_15"><text:a xlink:type="simple" xlink:href="#h.s6xusq809rf4"><text:span text:style-name="T65_16">da</text:span></text:a></text:span><text:span text:style-name="T65_17"><text:a xlink:type="simple" xlink:href="#h.s6xusq809rf4"><text:span text:style-name="T65_18"><text:s/></text:span></text:a></text:span><text:span text:style-name="T65_19"><text:a xlink:type="simple" xlink:href="#h.s6xusq809rf4"><text:span text:style-name="T65_20">Qualidade</text:span></text:a></text:span></text:p>
      <text:p text:style-name="P66"><text:span text:style-name="T66_1"><text:a xlink:type="simple" xlink:href="#h.ijno6o7uabex"><text:span text:style-name="T66_2">5<text:s/></text:span></text:a></text:span><text:span text:style-name="T66_3"><text:a xlink:type="simple" xlink:href="#h.ijno6o7uabex"><text:span text:style-name="T66_4">Interessados</text:span></text:a></text:span></text:p>
      <text:p text:style-name="P67"><text:span text:style-name="T67_1"><text:a xlink:type="simple" xlink:href="#h.crr2pp34pnec"><text:span text:style-name="T67_2">6<text:s/></text:span></text:a></text:span><text:span text:style-name="T67_3"><text:a xlink:type="simple" xlink:href="#h.crr2pp34pnec"><text:span text:style-name="T67_4">Cronograma</text:span></text:a></text:span></text:p>
      <text:p text:style-name="P68"><text:span text:style-name="T68_1"><text:a xlink:type="simple" xlink:href="#h.6uldazvi1g0o"><text:span text:style-name="T68_2">7<text:s/></text:span></text:a></text:span><text:span text:style-name="T68_3"><text:a xlink:type="simple" xlink:href="#h.6uldazvi1g0o"><text:span text:style-name="T68_4">Tratamento</text:span></text:a></text:span><text:span text:style-name="T68_5"><text:a xlink:type="simple" xlink:href="#h.6uldazvi1g0o"><text:span text:style-name="T68_6"><text:s/></text:span></text:a></text:span><text:span text:style-name="T68_7"><text:a xlink:type="simple" xlink:href="#h.6uldazvi1g0o"><text:span text:style-name="T68_8">das</text:span></text:a></text:span><text:span text:style-name="T68_9"><text:a xlink:type="simple" xlink:href="#h.6uldazvi1g0o"><text:span text:style-name="T68_10"><text:s/></text:span></text:a></text:span><text:span text:style-name="T68_11"><text:a xlink:type="simple" xlink:href="#h.6uldazvi1g0o"><text:span text:style-name="T68_12">Não</text:span></text:a></text:span><text:span text:style-name="T68_13"><text:a xlink:type="simple" xlink:href="#h.6uldazvi1g0o"><text:span text:style-name="T68_14">-</text:span></text:a></text:span><text:span text:style-name="T68_15"><text:a xlink:type="simple" xlink:href="#h.6uldazvi1g0o"><text:span text:style-name="T68_16">Conformidades</text:span></text:a></text:span></text:p>
      <text:p text:style-name="P69"><text:span text:style-name="T69_1"><text:a xlink:type="simple" xlink:href="#h.1ksv4uv"><text:span text:style-name="T69_2">7.1<text:s/></text:span></text:a></text:span><text:span text:style-name="T69_3"><text:a xlink:type="simple" xlink:href="#h.1ksv4uv"><text:span text:style-name="T69_4">Identificação</text:span></text:a></text:span><text:span text:style-name="T69_5"><text:a xlink:type="simple" xlink:href="#h.1ksv4uv"><text:span text:style-name="T69_6"><text:s/></text:span></text:a></text:span><text:span text:style-name="T69_7"><text:a xlink:type="simple" xlink:href="#h.1ksv4uv"><text:span text:style-name="T69_8">e</text:span></text:a></text:span><text:span text:style-name="T69_9"><text:a xlink:type="simple" xlink:href="#h.1ksv4uv"><text:span text:style-name="T69_10"><text:s/></text:span></text:a></text:span><text:span text:style-name="T69_11"><text:a xlink:type="simple" xlink:href="#h.1ksv4uv"><text:span text:style-name="T69_12">Armazenamento</text:span></text:a></text:span></text:p>
      <text:p text:style-name="P70"><text:span text:style-name="T70_1"><text:a xlink:type="simple" xlink:href="#h.4i7ojhp"><text:span text:style-name="T70_2">7.2<text:s/></text:span></text:a></text:span><text:span text:style-name="T70_3"><text:a xlink:type="simple" xlink:href="#h.4i7ojhp"><text:span text:style-name="T70_4">Comunicação</text:span></text:a></text:span></text:p>
      <text:p text:style-name="P71"><text:span text:style-name="T71_1"><text:a xlink:type="simple" xlink:href="#h.3whwml4"><text:span text:style-name="T71_2">7.3<text:s/></text:span></text:a></text:span><text:span text:style-name="T71_3"><text:a xlink:type="simple" xlink:href="#h.3whwml4"><text:span text:style-name="T71_4">Acompanhamento</text:span></text:a></text:span></text:p>
      <text:p text:style-name="P72"><text:span text:style-name="T72_1"><text:a xlink:type="simple" xlink:href="#h.c8s0hto8bto"><text:span text:style-name="T72_2">8<text:s/></text:span></text:a></text:span><text:span text:style-name="T72_3"><text:a xlink:type="simple" xlink:href="#h.c8s0hto8bto"><text:span text:style-name="T72_4">GQA</text:span></text:a></text:span><text:span text:style-name="T72_5"><text:a xlink:type="simple" xlink:href="#h.c8s0hto8bto"><text:span text:style-name="T72_6"><text:s/></text:span></text:a></text:span><text:span text:style-name="T72_7"><text:a xlink:type="simple" xlink:href="#h.c8s0hto8bto"><text:span text:style-name="T72_8">do</text:span></text:a></text:span><text:span text:style-name="T72_9"><text:a xlink:type="simple" xlink:href="#h.c8s0hto8bto"><text:span text:style-name="T72_10"><text:s/></text:span></text:a></text:span><text:span text:style-name="T72_11"><text:a xlink:type="simple" xlink:href="#h.c8s0hto8bto"><text:span text:style-name="T72_12">GQA</text:span></text:a></text:span></text:p>
      <text:p text:style-name="P73"><text:span text:style-name="T73_1"><text:a xlink:type="simple" xlink:href="#h.xgsvkk6te2k1"><text:span text:style-name="T73_2">9<text:s/></text:span></text:a></text:span><text:span text:style-name="T73_3"><text:a xlink:type="simple" xlink:href="#h.xgsvkk6te2k1"><text:span text:style-name="T73_4">Acrônimos</text:span></text:a></text:span></text:p>
      <text:p text:style-name="P74"/>
      <text:h text:style-name="P75" text:outline-level="10"><text:bookmark-start text:name="h.z4dk2y6p4bxo"/><text:bookmark-end text:name="h.z4dk2y6p4bxo"/><text:span text:style-name="T75_1">1<text:s/></text:span><text:span text:style-name="T75_2">Introdução</text:span></text:h>
      <text:p text:style-name="P76"><text:span text:style-name="T76_1"><text:tab/></text:span><text:span text:style-name="T76_2">O</text:span><text:span text:style-name="T76_3"><text:s/></text:span><text:span text:style-name="T76_4">Plano</text:span><text:span text:style-name="T76_5"><text:s/></text:span><text:span text:style-name="T76_6">da</text:span><text:span text:style-name="T76_7"><text:s/></text:span><text:span text:style-name="T76_8">Garantia</text:span><text:span text:style-name="T76_9"><text:s/></text:span><text:span text:style-name="T76_10">da</text:span><text:span text:style-name="T76_11"><text:s/></text:span><text:span text:style-name="T76_12">Qualidade</text:span><text:span text:style-name="T76_13"><text:s/></text:span><text:span text:style-name="T76_14">de</text:span><text:span text:style-name="T76_15"><text:s/></text:span><text:span text:style-name="T76_16">Processo</text:span><text:span text:style-name="T76_17"><text:s/></text:span><text:span text:style-name="T76_18">visa</text:span><text:span text:style-name="T76_19"><text:s/></text:span><text:span text:style-name="T76_20">estabelecer</text:span><text:span text:style-name="T76_21"><text:s/></text:span><text:span text:style-name="T76_22">os</text:span><text:span text:style-name="T76_23"><text:s/></text:span><text:span text:style-name="T76_24">processos</text:span><text:span text:style-name="T76_25"><text:s/></text:span><text:span text:style-name="T76_26">do</text:span><text:span text:style-name="T76_27"><text:s/></text:span><text:span text:style-name="T76_28">projeto</text:span><text:span text:style-name="T76_29"><text:s/></text:span><text:span text:style-name="T76_30">de</text:span><text:span text:style-name="T76_31"><text:s/></text:span><text:span text:style-name="T76_32">Sistema</text:span><text:span text:style-name="T76_33"><text:s/></text:span><text:span text:style-name="T76_34">de</text:span><text:span text:style-name="T76_35"><text:s/></text:span><text:span text:style-name="T76_36">Gestão</text:span><text:span text:style-name="T76_37"><text:s/></text:span><text:span text:style-name="T76_38">Bibliográfica</text:span><text:span text:style-name="T76_39"><text:s/>(</text:span><text:span text:style-name="T76_40">SGB</text:span><text:span text:style-name="T76_41">)<text:s/></text:span><text:span text:style-name="T76_42">a</text:span><text:span text:style-name="T76_43"><text:s/></text:span><text:span text:style-name="T76_44">serem</text:span><text:span text:style-name="T76_45"><text:s/></text:span><text:span text:style-name="T76_46">verificados</text:span><text:span text:style-name="T76_47"><text:s/></text:span><text:span text:style-name="T76_48">quanto</text:span><text:span text:style-name="T76_49"><text:s/></text:span><text:span text:style-name="T76_50">à</text:span><text:span text:style-name="T76_51"><text:s/></text:span><text:span text:style-name="T76_52">qualidade</text:span><text:span text:style-name="T76_53"><text:s/></text:span><text:span text:style-name="T76_54">e</text:span><text:span text:style-name="T76_55"><text:s/></text:span><text:span text:style-name="T76_56">como</text:span><text:span text:style-name="T76_57"><text:s/></text:span><text:span text:style-name="T76_58">estes</text:span><text:span text:style-name="T76_59"><text:s/></text:span><text:span text:style-name="T76_60">processos</text:span><text:span text:style-name="T76_61"><text:s/></text:span><text:span text:style-name="T76_62">devem</text:span><text:span text:style-name="T76_63"><text:s/></text:span><text:span text:style-name="T76_64">ser</text:span><text:span text:style-name="T76_65"><text:s/></text:span><text:span text:style-name="T76_66">verificados</text:span><text:span text:style-name="T76_67">,<text:s/></text:span><text:span text:style-name="T76_68">estabelecer</text:span><text:span text:style-name="T76_69"><text:s/></text:span><text:span text:style-name="T76_70">momentos</text:span><text:span text:style-name="T76_71"><text:s/></text:span><text:span text:style-name="T76_72">de</text:span><text:span text:style-name="T76_73"><text:s/></text:span><text:span text:style-name="T76_74">aplicação</text:span><text:span text:style-name="T76_75"><text:s/></text:span><text:span text:style-name="T76_76">da</text:span><text:span text:style-name="T76_77"><text:s/></text:span><text:span text:style-name="T76_78">verificação</text:span><text:span text:style-name="T76_79">,<text:s/></text:span><text:span text:style-name="T76_80">estabelecer</text:span><text:span text:style-name="T76_81"><text:s/></text:span><text:span text:style-name="T76_82">métricas</text:span><text:span text:style-name="T76_83"><text:s/></text:span><text:span text:style-name="T76_84">para</text:span><text:span text:style-name="T76_85"><text:s/></text:span><text:span text:style-name="T76_86">análise</text:span><text:span text:style-name="T76_87"><text:s/></text:span><text:span text:style-name="T76_88">da</text:span><text:span text:style-name="T76_89"><text:s/></text:span><text:span text:style-name="T76_90">qualidade</text:span><text:span text:style-name="T76_91"><text:s/></text:span><text:span text:style-name="T76_92">dos</text:span><text:span text:style-name="T76_93"><text:s/></text:span><text:span text:style-name="T76_94">processos</text:span><text:span text:style-name="T76_95">,<text:s/></text:span><text:span text:style-name="T76_96">definir</text:span><text:span text:style-name="T76_97"><text:s/></text:span><text:span text:style-name="T76_98">o</text:span><text:span text:style-name="T76_99"><text:s/></text:span><text:span text:style-name="T76_100">procedimento</text:span><text:span text:style-name="T76_101"><text:s/></text:span><text:span text:style-name="T76_102">de</text:span><text:span text:style-name="T76_103"><text:s/></text:span><text:span text:style-name="T76_104">identificação</text:span><text:span text:style-name="T76_105">,<text:s/></text:span><text:span text:style-name="T76_106">registro</text:span><text:span text:style-name="T76_107"><text:s/></text:span><text:span text:style-name="T76_108">e</text:span><text:span text:style-name="T76_109"><text:s/></text:span><text:span text:style-name="T76_110">comunicação</text:span><text:span text:style-name="T76_111"><text:s/></text:span><text:span text:style-name="T76_112">de</text:span><text:span text:style-name="T76_113"><text:s/></text:span><text:span text:style-name="T76_114">não</text:span><text:span text:style-name="T76_115">-</text:span><text:span text:style-name="T76_116">conformidades</text:span><text:span text:style-name="T76_117"><text:s/></text:span><text:span text:style-name="T76_118">e</text:span><text:span text:style-name="T76_119"><text:s/></text:span><text:span text:style-name="T76_120">o</text:span><text:span text:style-name="T76_121"><text:s/></text:span><text:span text:style-name="T76_122">procedimento</text:span><text:span text:style-name="T76_123"><text:s/></text:span><text:span text:style-name="T76_124">de</text:span><text:span text:style-name="T76_125"><text:s/></text:span><text:span text:style-name="T76_126">tratamento</text:span><text:span text:style-name="T76_127"><text:s/></text:span><text:span text:style-name="T76_128">destas</text:span><text:span text:style-name="T76_129">,<text:s/></text:span><text:span text:style-name="T76_130">acompanhamento</text:span><text:span text:style-name="T76_131"><text:s/></text:span><text:span text:style-name="T76_132">e</text:span><text:span text:style-name="T76_133"><text:s/></text:span><text:span text:style-name="T76_134">solução</text:span><text:span text:style-name="T76_135">.</text:span></text:p>
      <text:h text:style-name="P77" text:outline-level="10"><text:bookmark-start text:name="h.3dy6vkm"/><text:bookmark-end text:name="h.3dy6vkm"/><text:span text:style-name="T77_1">2<text:s/></text:span><text:span text:style-name="T77_2">Diretrizes</text:span><text:span text:style-name="T77_3"><text:s/></text:span><text:span text:style-name="T77_4">de</text:span><text:span text:style-name="T77_5"><text:s/></text:span><text:span text:style-name="T77_6">Qualidade</text:span></text:h>
      <text:p text:style-name="P78"><text:span text:style-name="T78_1">As</text:span><text:span text:style-name="T78_2"><text:s/></text:span><text:span text:style-name="T78_3">diretrizes</text:span><text:span text:style-name="T78_4"><text:s/></text:span><text:span text:style-name="T78_5">de</text:span><text:span text:style-name="T78_6"><text:s/></text:span><text:span text:style-name="T78_7">qualidade</text:span><text:span text:style-name="T78_8"><text:s/></text:span><text:span text:style-name="T78_9">do</text:span><text:span text:style-name="T78_10"><text:s/></text:span><text:span text:style-name="T78_11">projeto</text:span><text:span text:style-name="T78_12"><text:s/></text:span><text:span text:style-name="T78_13">foram</text:span><text:span text:style-name="T78_14"><text:s/></text:span><text:span text:style-name="T78_15">exigidas</text:span><text:span text:style-name="T78_16"><text:s/></text:span><text:span text:style-name="T78_17">por</text:span><text:span text:style-name="T78_18"><text:s/></text:span><text:span text:style-name="T78_19">meio</text:span><text:span text:style-name="T78_20"><text:s/></text:span><text:span text:style-name="T78_21">do</text:span><text:span text:style-name="T78_22"><text:s/></text:span><text:span text:style-name="T78_23">Plano</text:span><text:span text:style-name="T78_24"><text:s/></text:span><text:span text:style-name="T78_25">Geral</text:span><text:span text:style-name="T78_26"><text:s/></text:span><text:span text:style-name="T78_27">do</text:span><text:span text:style-name="T78_28"><text:s/></text:span><text:span text:style-name="T78_29">Projeto</text:span><text:span text:style-name="T78_30"><text:s/></text:span><text:span text:style-name="T78_31">e</text:span><text:span text:style-name="T78_32"><text:s/></text:span><text:span text:style-name="T78_33">pelo</text:span><text:span text:style-name="T78_34"><text:s/></text:span><text:span text:style-name="T78_35">Plano</text:span><text:span text:style-name="T78_36"><text:s/></text:span><text:span text:style-name="T78_37">de</text:span><text:span text:style-name="T78_38"><text:s/></text:span><text:span text:style-name="T78_39">Aula</text:span><text:span text:style-name="T78_40"><text:s/></text:span><text:span text:style-name="T78_41">de</text:span><text:span text:style-name="T78_42"><text:s/></text:span><text:span text:style-name="T78_43">Integração</text:span><text:span text:style-name="T78_44"><text:s/>2,<text:s/></text:span><text:span text:style-name="T78_45">ambos</text:span><text:span text:style-name="T78_46"><text:s/></text:span><text:span text:style-name="T78_47">dispostos</text:span><text:span text:style-name="T78_48"><text:s/></text:span><text:span text:style-name="T78_49">pelo</text:span><text:span text:style-name="T78_50"><text:s/></text:span><text:span text:style-name="T78_51">professor</text:span><text:span text:style-name="T78_52">.<text:s/></text:span><text:span text:style-name="T78_53">Em</text:span><text:span text:style-name="T78_54"><text:s/></text:span><text:span text:style-name="T78_55">ambos</text:span><text:span text:style-name="T78_56"><text:s/></text:span><text:span text:style-name="T78_57">documentos</text:span><text:span text:style-name="T78_58">,<text:s/></text:span><text:span text:style-name="T78_59">o</text:span><text:span text:style-name="T78_60"><text:s/></text:span><text:span text:style-name="T78_61">requerido</text:span><text:span text:style-name="T78_62"><text:s/></text:span><text:span text:style-name="T78_63">é</text:span><text:span text:style-name="T78_64"><text:s/></text:span><text:span text:style-name="T78_65">que</text:span><text:span text:style-name="T78_66"><text:s/></text:span><text:span text:style-name="T78_67">os</text:span><text:span text:style-name="T78_68"><text:s/></text:span><text:span text:style-name="T78_69">processos</text:span><text:span text:style-name="T78_70"><text:s/></text:span><text:span text:style-name="T78_71">estejam</text:span><text:span text:style-name="T78_72"><text:s/></text:span><text:span text:style-name="T78_73">aderentes</text:span><text:span text:style-name="T78_74"><text:s/></text:span><text:span text:style-name="T78_75">ao</text:span><text:span text:style-name="T78_76"><text:s/></text:span><text:span text:style-name="T78_77">Nível</text:span><text:span text:style-name="T78_78"><text:s/></text:span><text:span text:style-name="T78_79">F</text:span><text:span text:style-name="T78_80"><text:s/></text:span><text:span text:style-name="T78_81">do</text:span><text:span text:style-name="T78_82"><text:s/></text:span><text:span text:style-name="T78_83">MPS</text:span><text:span text:style-name="T78_84">.</text:span><text:span text:style-name="T78_85">br</text:span><text:span text:style-name="T78_86">,<text:s/></text:span><text:span text:style-name="T78_87">o</text:span><text:span text:style-name="T78_88"><text:s/></text:span><text:span text:style-name="T78_89">que</text:span><text:span text:style-name="T78_90"><text:s/></text:span><text:span text:style-name="T78_91">torna</text:span><text:span text:style-name="T78_92"><text:s/></text:span><text:span text:style-name="T78_93">todos</text:span><text:span text:style-name="T78_94"><text:s/></text:span><text:span text:style-name="T78_95">os</text:span><text:span text:style-name="T78_96"><text:s/></text:span><text:span text:style-name="T78_97">processos</text:span><text:span text:style-name="T78_98"><text:s/></text:span><text:span text:style-name="T78_99">relativos</text:span><text:span text:style-name="T78_100"><text:s/></text:span><text:span text:style-name="T78_101">a</text:span><text:span text:style-name="T78_102"><text:s/></text:span><text:span text:style-name="T78_103">este</text:span><text:span text:style-name="T78_104"><text:s/></text:span><text:span text:style-name="T78_105">nível</text:span><text:span text:style-name="T78_106"><text:s/></text:span><text:span text:style-name="T78_107">necessários</text:span><text:span text:style-name="T78_108">.<text:s/></text:span><text:span text:style-name="T78_109">A</text:span><text:span text:style-name="T78_110"><text:s/></text:span><text:span text:style-name="T78_111">qualidade</text:span><text:span text:style-name="T78_112"><text:s/></text:span><text:span text:style-name="T78_113">do</text:span><text:span text:style-name="T78_114"><text:s/></text:span><text:span text:style-name="T78_115">projeto</text:span><text:span text:style-name="T78_116"><text:s/></text:span><text:span text:style-name="T78_117">deverá</text:span><text:span text:style-name="T78_118"><text:s/></text:span><text:span text:style-name="T78_119">ser</text:span><text:span text:style-name="T78_120"><text:s/></text:span><text:span text:style-name="T78_121">baseada</text:span><text:span text:style-name="T78_122"><text:s/></text:span><text:span text:style-name="T78_123">nas</text:span><text:span text:style-name="T78_124"><text:s/></text:span><text:span text:style-name="T78_125">práticas</text:span><text:span text:style-name="T78_126"><text:s/></text:span><text:span text:style-name="T78_127">apresentadas</text:span><text:span text:style-name="T78_128"><text:s/></text:span><text:span text:style-name="T78_129">no</text:span><text:span text:style-name="T78_130"><text:s/></text:span><text:span text:style-name="T78_131">PMB</text:span><text:span text:style-name="T78_132">o</text:span><text:span text:style-name="T78_133">K</text:span><text:span text:style-name="T78_134"><text:s/>4</text:span><text:span text:style-name="T78_135">ª</text:span><text:span text:style-name="T78_136"><text:s/></text:span><text:span text:style-name="T78_137">Edição</text:span><text:span text:style-name="T78_138">,<text:s/></text:span><text:span text:style-name="T78_139"><text:s/></text:span><text:span text:style-name="T78_140">e</text:span><text:span text:style-name="T78_141"><text:s/></text:span><text:span text:style-name="T78_142">também</text:span><text:span text:style-name="T78_143"><text:s/></text:span><text:span text:style-name="T78_144">que</text:span><text:span text:style-name="T78_145"><text:s/></text:span><text:span text:style-name="T78_146">sejam</text:span><text:span text:style-name="T78_147"><text:s/></text:span><text:span text:style-name="T78_148">reconhecidas</text:span><text:span text:style-name="T78_149"><text:s/></text:span><text:span text:style-name="T78_150">as</text:span><text:span text:style-name="T78_151"><text:s/></text:span><text:span text:style-name="T78_152">boas</text:span><text:span text:style-name="T78_153"><text:s/></text:span><text:span text:style-name="T78_154">práticas</text:span><text:span text:style-name="T78_155"><text:s/></text:span><text:span text:style-name="T78_156">de</text:span><text:span text:style-name="T78_157"><text:s/></text:span><text:span text:style-name="T78_158">Engenharia</text:span><text:span text:style-name="T78_159"><text:s/></text:span><text:span text:style-name="T78_160">de</text:span><text:span text:style-name="T78_161"><text:s/></text:span><text:span text:style-name="T78_162">Software</text:span><text:span text:style-name="T78_163"><text:s/></text:span><text:span text:style-name="T78_164">apresentadas</text:span><text:span text:style-name="T78_165"><text:s/></text:span><text:span text:style-name="T78_166">no</text:span><text:span text:style-name="T78_167"><text:s/></text:span><text:span text:style-name="T78_168">SWEBoK</text:span><text:span text:style-name="T78_169">.</text:span></text:p>
      <text:h text:style-name="P79" text:outline-level="10"><text:bookmark-start text:name="h.4d34og8"/><text:bookmark-end text:name="h.4d34og8"/><text:span text:style-name="T79_1">2.1<text:s/></text:span><text:span text:style-name="T79_2">Processos</text:span><text:span text:style-name="T79_3"><text:s/></text:span><text:span text:style-name="T79_4">Aplicáveis</text:span></text:h>
      <text:p text:style-name="P80"><text:span text:style-name="T80_1"><text:tab/></text:span><text:span text:style-name="T80_2">Os</text:span><text:span text:style-name="T80_3"><text:s/></text:span><text:span text:style-name="T80_4">processos</text:span><text:span text:style-name="T80_5"><text:s/></text:span><text:span text:style-name="T80_6">aplicáveis</text:span><text:span text:style-name="T80_7">,<text:s/></text:span><text:span text:style-name="T80_8">como</text:span><text:span text:style-name="T80_9"><text:s/></text:span><text:span text:style-name="T80_10">dito</text:span><text:span text:style-name="T80_11">,<text:s/></text:span><text:span text:style-name="T80_12">são</text:span><text:span text:style-name="T80_13"><text:s/></text:span><text:span text:style-name="T80_14">todos</text:span><text:span text:style-name="T80_15"><text:s/></text:span><text:span text:style-name="T80_16">os</text:span><text:span text:style-name="T80_17"><text:s/></text:span><text:span text:style-name="T80_18">que</text:span><text:span text:style-name="T80_19"><text:s/></text:span><text:span text:style-name="T80_20">condizem</text:span><text:span text:style-name="T80_21"><text:s/></text:span><text:span text:style-name="T80_22">ao</text:span><text:span text:style-name="T80_23"><text:s/></text:span><text:span text:style-name="T80_24">nível</text:span><text:span text:style-name="T80_25"><text:s/></text:span><text:span text:style-name="T80_26">F</text:span><text:span text:style-name="T80_27"><text:s/></text:span><text:span text:style-name="T80_28">do</text:span><text:span text:style-name="T80_29"><text:s/></text:span><text:span text:style-name="T80_30">MPS</text:span><text:span text:style-name="T80_31">.</text:span><text:span text:style-name="T80_32">br</text:span><text:span text:style-name="T80_33">.<text:s/></text:span><text:span text:style-name="T80_34">São</text:span><text:span text:style-name="T80_35"><text:s/></text:span><text:span text:style-name="T80_36">eles</text:span><text:span text:style-name="T80_37">:</text:span></text:p>
      <text:p text:style-name="P81"><text:span text:style-name="T81_1"><text:tab/>-<text:s/></text:span><text:span text:style-name="T81_2">Processo</text:span><text:span text:style-name="T81_3"><text:s/></text:span><text:span text:style-name="T81_4">de</text:span><text:span text:style-name="T81_5"><text:s/></text:span><text:span text:style-name="T81_6">Gerência</text:span><text:span text:style-name="T81_7"><text:s/></text:span><text:span text:style-name="T81_8">de</text:span><text:span text:style-name="T81_9"><text:s/></text:span><text:span text:style-name="T81_10">Projeto</text:span></text:p>
      <text:p text:style-name="P82"><text:span text:style-name="T82_1"><text:tab/>-<text:s/></text:span><text:span text:style-name="T82_2">Processo</text:span><text:span text:style-name="T82_3"><text:s/></text:span><text:span text:style-name="T82_4">de</text:span><text:span text:style-name="T82_5"><text:s/></text:span><text:span text:style-name="T82_6">Gerência</text:span><text:span text:style-name="T82_7"><text:s/></text:span><text:span text:style-name="T82_8">de</text:span><text:span text:style-name="T82_9"><text:s/></text:span><text:span text:style-name="T82_10">Requisitos</text:span></text:p>
      <text:p text:style-name="P83"><text:span text:style-name="T83_1"><text:tab/>-<text:s/></text:span><text:span text:style-name="T83_2">Processo</text:span><text:span text:style-name="T83_3"><text:s/></text:span><text:span text:style-name="T83_4">de</text:span><text:span text:style-name="T83_5"><text:s/></text:span><text:span text:style-name="T83_6">Gerência</text:span><text:span text:style-name="T83_7"><text:s/></text:span><text:span text:style-name="T83_8">de</text:span><text:span text:style-name="T83_9"><text:s/></text:span><text:span text:style-name="T83_10">Configuração</text:span></text:p>
      <text:p text:style-name="P84"><text:span text:style-name="T84_1"><text:tab/>-<text:s/></text:span><text:span text:style-name="T84_2">Processo</text:span><text:span text:style-name="T84_3"><text:s/></text:span><text:span text:style-name="T84_4">de</text:span><text:span text:style-name="T84_5"><text:s/></text:span><text:span text:style-name="T84_6">Gerência</text:span><text:span text:style-name="T84_7"><text:s/></text:span><text:span text:style-name="T84_8">de</text:span><text:span text:style-name="T84_9"><text:s/></text:span><text:span text:style-name="T84_10">Portfólio</text:span><text:span text:style-name="T84_11"><text:s/></text:span><text:span text:style-name="T84_12">de</text:span><text:span text:style-name="T84_13"><text:s/></text:span><text:span text:style-name="T84_14">Projetos</text:span></text:p>
      <text:p text:style-name="P85"><text:span text:style-name="T85_1"><text:tab/>-<text:s/></text:span><text:span text:style-name="T85_2">Processo</text:span><text:span text:style-name="T85_3"><text:s/></text:span><text:span text:style-name="T85_4">de</text:span><text:span text:style-name="T85_5"><text:s/></text:span><text:span text:style-name="T85_6">Garantia</text:span><text:span text:style-name="T85_7"><text:s/></text:span><text:span text:style-name="T85_8">da</text:span><text:span text:style-name="T85_9"><text:s/></text:span><text:span text:style-name="T85_10">Qualidade</text:span></text:p>
      <text:p text:style-name="P86"><text:span text:style-name="T86_1"><text:tab/>-<text:s/></text:span><text:span text:style-name="T86_2">Processo</text:span><text:span text:style-name="T86_3"><text:s/></text:span><text:span text:style-name="T86_4">de</text:span><text:span text:style-name="T86_5"><text:s/></text:span><text:span text:style-name="T86_6">Medição</text:span></text:p>
      <text:p text:style-name="P87"><text:span text:style-name="T87_1">O</text:span><text:span text:style-name="T87_2"><text:s/></text:span><text:span text:style-name="T87_3">Processo</text:span><text:span text:style-name="T87_4"><text:s/></text:span><text:span text:style-name="T87_5">de</text:span><text:span text:style-name="T87_6"><text:s/></text:span><text:span text:style-name="T87_7">Aquisição</text:span><text:span text:style-name="T87_8"><text:s/></text:span><text:span text:style-name="T87_9">esta</text:span><text:span text:style-name="T87_10"><text:s/></text:span><text:span text:style-name="T87_11">fora</text:span><text:span text:style-name="T87_12"><text:s/></text:span><text:span text:style-name="T87_13">do</text:span><text:span text:style-name="T87_14"><text:s/></text:span><text:span text:style-name="T87_15">escopo</text:span><text:span text:style-name="T87_16"><text:s/></text:span><text:span text:style-name="T87_17">para</text:span><text:span text:style-name="T87_18"><text:s/></text:span><text:span text:style-name="T87_19">este</text:span><text:span text:style-name="T87_20"><text:s/></text:span><text:span text:style-name="T87_21">projeto</text:span><text:span text:style-name="T87_22">,<text:s/></text:span><text:span text:style-name="T87_23">devido</text:span><text:span text:style-name="T87_24"><text:s/></text:span><text:span text:style-name="T87_25">as</text:span><text:span text:style-name="T87_26"><text:s/></text:span><text:span text:style-name="T87_27">características</text:span><text:span text:style-name="T87_28"><text:s/></text:span><text:span text:style-name="T87_29">do</text:span><text:span text:style-name="T87_30"><text:s/></text:span><text:span text:style-name="T87_31">projeto</text:span><text:span text:style-name="T87_32"><text:s/></text:span><text:span text:style-name="T87_33">este</text:span><text:span text:style-name="T87_34"><text:s/></text:span><text:span text:style-name="T87_35">não</text:span><text:span text:style-name="T87_36"><text:s/></text:span><text:span text:style-name="T87_37">se</text:span><text:span text:style-name="T87_38"><text:s/></text:span><text:span text:style-name="T87_39">faz</text:span><text:span text:style-name="T87_40"><text:s/></text:span><text:span text:style-name="T87_41">necessário</text:span><text:span text:style-name="T87_42"><text:s/></text:span><text:span text:style-name="T87_43">conforme</text:span><text:span text:style-name="T87_44"><text:s/></text:span><text:span text:style-name="T87_45">acordado</text:span><text:span text:style-name="T87_46"><text:s/></text:span><text:span text:style-name="T87_47">com</text:span><text:span text:style-name="T87_48"><text:s/></text:span><text:span text:style-name="T87_49">o</text:span><text:span text:style-name="T87_50"><text:s/></text:span><text:span text:style-name="T87_51">patrocinador</text:span><text:span text:style-name="T87_52">.</text:span></text:p>
      <text:p text:style-name="P88"><text:span text:style-name="T88_1"><text:tab/></text:span></text:p>
      <text:h text:style-name="P89" text:outline-level="10"><text:bookmark-start text:name="h.6110i7ncji8q"/><text:bookmark-end text:name="h.6110i7ncji8q"/><text:span text:style-name="T89_1">3<text:s/></text:span><text:span text:style-name="T89_2">Equipe</text:span><text:span text:style-name="T89_3"><text:s/></text:span><text:span text:style-name="T89_4">de</text:span><text:span text:style-name="T89_5"><text:s/></text:span><text:span text:style-name="T89_6">Garantia</text:span><text:span text:style-name="T89_7"><text:s/></text:span><text:span text:style-name="T89_8">da</text:span><text:span text:style-name="T89_9"><text:s/></text:span><text:span text:style-name="T89_10">Qualidade</text:span><text:span text:style-name="T89_11"><text:s/></text:span><text:span text:style-name="T89_12">do</text:span><text:span text:style-name="T89_13"><text:s/></text:span><text:span text:style-name="T89_14">Processo</text:span></text:h>
      <text:p text:style-name="P90"><text:span text:style-name="T90_1"><text:tab/></text:span><text:span text:style-name="T90_2">A</text:span><text:span text:style-name="T90_3"><text:s/></text:span><text:span text:style-name="T90_4">equipe</text:span><text:span text:style-name="T90_5"><text:s/></text:span><text:span text:style-name="T90_6">da</text:span><text:span text:style-name="T90_7"><text:s/></text:span><text:span text:style-name="T90_8">Garantia</text:span><text:span text:style-name="T90_9"><text:s/></text:span><text:span text:style-name="T90_10">da</text:span><text:span text:style-name="T90_11"><text:s/></text:span><text:span text:style-name="T90_12">Qualidade</text:span><text:span text:style-name="T90_13"><text:s/></text:span><text:span text:style-name="T90_14">do</text:span><text:span text:style-name="T90_15"><text:s/></text:span><text:span text:style-name="T90_16">Processo</text:span><text:span text:style-name="T90_17"><text:s/></text:span><text:span text:style-name="T90_18">é</text:span><text:span text:style-name="T90_19"><text:s/></text:span><text:span text:style-name="T90_20">composta</text:span><text:span text:style-name="T90_21"><text:s/></text:span><text:span text:style-name="T90_22">obrigatoriamente</text:span><text:span text:style-name="T90_23"><text:s/></text:span><text:span text:style-name="T90_24">por</text:span><text:span text:style-name="T90_25"><text:s/></text:span><text:span text:style-name="T90_26">um</text:span><text:span text:style-name="T90_27"><text:s/></text:span><text:span text:style-name="T90_28"><text:s/></text:span><text:span text:style-name="T90_29">Gestor</text:span><text:span text:style-name="T90_30"><text:s/></text:span><text:span text:style-name="T90_31">de</text:span><text:span text:style-name="T90_32"><text:s/></text:span><text:span text:style-name="T90_33">Garantia</text:span><text:span text:style-name="T90_34"><text:s/></text:span><text:span text:style-name="T90_35">da</text:span><text:span text:style-name="T90_36"><text:s/></text:span><text:span text:style-name="T90_37">Qualidade</text:span><text:span text:style-name="T90_38"><text:s/></text:span><text:span text:style-name="T90_39">do</text:span><text:span text:style-name="T90_40"><text:s/></text:span><text:span text:style-name="T90_41">Processo</text:span><text:span text:style-name="T90_42">,<text:s/></text:span><text:span text:style-name="T90_43">posição</text:span><text:span text:style-name="T90_44"><text:s/></text:span><text:span text:style-name="T90_45">esta</text:span><text:span text:style-name="T90_46"><text:s/></text:span><text:span text:style-name="T90_47">que</text:span><text:span text:style-name="T90_48"><text:s/></text:span><text:span text:style-name="T90_49">será</text:span><text:span text:style-name="T90_50"><text:s/></text:span><text:span text:style-name="T90_51">rotativa</text:span><text:span text:style-name="T90_52"><text:s/></text:span><text:span text:style-name="T90_53">a</text:span><text:span text:style-name="T90_54"><text:s/></text:span><text:span text:style-name="T90_55">cada</text:span><text:span text:style-name="T90_56"><text:s/></text:span><text:span text:style-name="T90_57">iteração</text:span><text:span text:style-name="T90_58"><text:s/></text:span><text:span text:style-name="T90_59">d</text:span><text:span text:style-name="T90_60">o</text:span><text:span text:style-name="T90_61"><text:s/></text:span><text:span text:style-name="T90_62">projeto</text:span><text:span text:style-name="T90_63">,<text:s/></text:span><text:span text:style-name="T90_64">podendo</text:span><text:span text:style-name="T90_65"><text:s/></text:span><text:span text:style-name="T90_66">ser</text:span><text:span text:style-name="T90_67"><text:s/></text:span><text:span text:style-name="T90_68">ocupada</text:span><text:span text:style-name="T90_69"><text:s/></text:span><text:span text:style-name="T90_70">no</text:span><text:span text:style-name="T90_71"><text:s/></text:span><text:span text:style-name="T90_72">máximo</text:span><text:span text:style-name="T90_73"><text:s/></text:span><text:span text:style-name="T90_74">duas</text:span><text:span text:style-name="T90_75"><text:s/></text:span><text:span text:style-name="T90_76">vezes</text:span><text:span text:style-name="T90_77"><text:s/></text:span><text:span text:style-name="T90_78">por</text:span><text:span text:style-name="T90_79"><text:s/></text:span><text:span text:style-name="T90_80">cada</text:span><text:span text:style-name="T90_81"><text:s/></text:span><text:span text:style-name="T90_82">integrante</text:span><text:span text:style-name="T90_83"><text:s/></text:span><text:span text:style-name="T90_84">da</text:span><text:span text:style-name="T90_85"><text:s/></text:span><text:span text:style-name="T90_86">equipe</text:span><text:span text:style-name="T90_87"><text:s/></text:span><text:span text:style-name="T90_88">do</text:span><text:span text:style-name="T90_89"><text:s/></text:span><text:span text:style-name="T90_90">projeto</text:span><text:span text:style-name="T90_91">.<text:s/></text:span><text:span text:style-name="T90_92">Caso</text:span><text:span text:style-name="T90_93"><text:s/></text:span><text:span text:style-name="T90_94">seja</text:span><text:span text:style-name="T90_95"><text:s/></text:span><text:span text:style-name="T90_96">necessário</text:span><text:span text:style-name="T90_97"><text:s/></text:span><text:span text:style-name="T90_98">o</text:span><text:span text:style-name="T90_99"><text:s/></text:span><text:span text:style-name="T90_100">Gestor</text:span><text:span text:style-name="T90_101"><text:s/></text:span><text:span text:style-name="T90_102">de</text:span><text:span text:style-name="T90_103"><text:s/></text:span><text:span text:style-name="T90_104">Comunicação</text:span><text:span text:style-name="T90_105"><text:s/></text:span><text:span text:style-name="T90_106">e</text:span><text:span text:style-name="T90_107"><text:s/></text:span><text:span text:style-name="T90_108">RH</text:span><text:span text:style-name="T90_109"><text:s/></text:span><text:span text:style-name="T90_110">poderá</text:span><text:span text:style-name="T90_111"><text:s/></text:span><text:span text:style-name="T90_112">alocar</text:span><text:span text:style-name="T90_113"><text:s/></text:span><text:span text:style-name="T90_114">mais</text:span><text:span text:style-name="T90_115"><text:s/></text:span><text:span text:style-name="T90_116">pessoas</text:span><text:span text:style-name="T90_117"><text:s/></text:span><text:span text:style-name="T90_118">para</text:span><text:span text:style-name="T90_119"><text:s/></text:span><text:span text:style-name="T90_120">auxiliar</text:span><text:span text:style-name="T90_121"><text:s/></text:span><text:span text:style-name="T90_122">a</text:span><text:span text:style-name="T90_123"><text:s/></text:span><text:span text:style-name="T90_124">dese</text:span><text:span text:style-name="T90_125">mpenhar</text:span><text:span text:style-name="T90_126"><text:s/></text:span><text:span text:style-name="T90_127">as</text:span><text:span text:style-name="T90_128"><text:s/></text:span><text:span text:style-name="T90_129">obrigações</text:span><text:span text:style-name="T90_130"><text:s/></text:span><text:span text:style-name="T90_131">d</text:span><text:span text:style-name="T90_132">es</text:span><text:span text:style-name="T90_133">t</text:span><text:span text:style-name="T90_134">a</text:span><text:span text:style-name="T90_135"><text:s/></text:span><text:span text:style-name="T90_136">função</text:span><text:span text:style-name="T90_137">.</text:span></text:p>
      <text:h text:style-name="P91" text:outline-level="10"><text:bookmark-start text:name="h.s6xusq809rf4"/><text:bookmark-end text:name="h.s6xusq809rf4"/><text:span text:style-name="T91_1">4<text:s/></text:span><text:span text:style-name="T91_2">Metodologia</text:span><text:span text:style-name="T91_3"><text:s/></text:span><text:span text:style-name="T91_4">de</text:span><text:span text:style-name="T91_5"><text:s/></text:span><text:span text:style-name="T91_6">Verificação</text:span><text:span text:style-name="T91_7"><text:s/></text:span><text:span text:style-name="T91_8">da</text:span><text:span text:style-name="T91_9"><text:s/></text:span><text:span text:style-name="T91_10">Qualidade</text:span></text:h>
      <text:p text:style-name="P92"><text:span text:style-name="T92_1"><text:tab/></text:span><text:span text:style-name="T92_2">Para</text:span><text:span text:style-name="T92_3"><text:s/></text:span><text:span text:style-name="T92_4">verificação</text:span><text:span text:style-name="T92_5"><text:s/></text:span><text:span text:style-name="T92_6">da</text:span><text:span text:style-name="T92_7"><text:s/></text:span><text:span text:style-name="T92_8">qualidade</text:span><text:span text:style-name="T92_9"><text:s/></text:span><text:span text:style-name="T92_10">dos</text:span><text:span text:style-name="T92_11"><text:s/></text:span><text:span text:style-name="T92_12">processos</text:span><text:span text:style-name="T92_13"><text:s/></text:span><text:span text:style-name="T92_14">deste</text:span><text:span text:style-name="T92_15"><text:s/></text:span><text:span text:style-name="T92_16">projeto</text:span><text:span text:style-name="T92_17"><text:s/></text:span><text:span text:style-name="T92_18">será</text:span><text:span text:style-name="T92_19"><text:s/></text:span><text:span text:style-name="T92_20">utilizado</text:span><text:span text:style-name="T92_21"><text:s/></text:span><text:span text:style-name="T92_22">a</text:span><text:span text:style-name="T92_23"><text:s/></text:span><text:span text:style-name="T92_24"><text:a xlink:type="simple" xlink:href="https://docs.google.com/spreadsheet/ccc?key=0AgFnVHlvQaNRdFJfSUd4Tmh0VEVqV0ZSZnIxNXpuWXc&amp;hl=en#gid=0"><text:span text:style-name="T92_25">planilha</text:span></text:a></text:span><text:span text:style-name="T92_26"><text:a xlink:type="simple" xlink:href="https://docs.google.com/spreadsheet/ccc?key=0AgFnVHlvQaNRdFJfSUd4Tmh0VEVqV0ZSZnIxNXpuWXc&amp;hl=en#gid=0"><text:span text:style-name="T92_27"><text:s/></text:span></text:a></text:span><text:span text:style-name="T92_28"><text:a xlink:type="simple" xlink:href="https://docs.google.com/spreadsheet/ccc?key=0AgFnVHlvQaNRdFJfSUd4Tmh0VEVqV0ZSZnIxNXpuWXc&amp;hl=en#gid=0"><text:span text:style-name="T92_29">de</text:span></text:a></text:span><text:span text:style-name="T92_30"><text:a xlink:type="simple" xlink:href="https://docs.google.com/spreadsheet/ccc?key=0AgFnVHlvQaNRdFJfSUd4Tmh0VEVqV0ZSZnIxNXpuWXc&amp;hl=en#gid=0"><text:span text:style-name="T92_31"><text:s/></text:span></text:a></text:span><text:span text:style-name="T92_32"><text:a xlink:type="simple" xlink:href="https://docs.google.com/spreadsheet/ccc?key=0AgFnVHlvQaNRdFJfSUd4Tmh0VEVqV0ZSZnIxNXpuWXc&amp;hl=en#gid=0"><text:span text:style-name="T92_33">avaliação</text:span></text:a></text:span><text:span text:style-name="T92_34"><text:a xlink:type="simple" xlink:href="https://docs.google.com/spreadsheet/ccc?key=0AgFnVHlvQaNRdFJfSUd4Tmh0VEVqV0ZSZnIxNXpuWXc&amp;hl=en#gid=0"><text:span text:style-name="T92_35"><text:s/></text:span></text:a></text:span><text:span text:style-name="T92_36"><text:a xlink:type="simple" xlink:href="https://docs.google.com/spreadsheet/ccc?key=0AgFnVHlvQaNRdFJfSUd4Tmh0VEVqV0ZSZnIxNXpuWXc&amp;hl=en#gid=0"><text:span text:style-name="T92_37">oficial</text:span></text:a></text:span><text:span text:style-name="T92_38"><text:a xlink:type="simple" xlink:href="https://docs.google.com/spreadsheet/ccc?key=0AgFnVHlvQaNRdFJfSUd4Tmh0VEVqV0ZSZnIxNXpuWXc&amp;hl=en#gid=0"><text:span text:style-name="T92_39"><text:s/></text:span></text:a></text:span><text:span text:style-name="T92_40"><text:a xlink:type="simple" xlink:href="https://docs.google.com/spreadsheet/ccc?key=0AgFnVHlvQaNRdFJfSUd4Tmh0VEVqV0ZSZnIxNXpuWXc&amp;hl=en#gid=0"><text:span text:style-name="T92_41">do</text:span></text:a></text:span><text:span text:style-name="T92_42"><text:a xlink:type="simple" xlink:href="https://docs.google.com/spreadsheet/ccc?key=0AgFnVHlvQaNRdFJfSUd4Tmh0VEVqV0ZSZnIxNXpuWXc&amp;hl=en#gid=0"><text:span text:style-name="T92_43"><text:s/></text:span></text:a></text:span><text:span text:style-name="T92_44"><text:a xlink:type="simple" xlink:href="https://docs.google.com/spreadsheet/ccc?key=0AgFnVHlvQaNRdFJfSUd4Tmh0VEVqV0ZSZnIxNXpuWXc&amp;hl=en#gid=0"><text:span text:style-name="T92_45">MPS</text:span></text:a></text:span><text:span text:style-name="T92_46"><text:a xlink:type="simple" xlink:href="https://docs.google.com/spreadsheet/ccc?key=0AgFnVHlvQaNRdFJfSUd4Tmh0VEVqV0ZSZnIxNXpuWXc&amp;hl=en#gid=0"><text:span text:style-name="T92_47">.</text:span></text:a></text:span><text:span text:style-name="T92_48"><text:a xlink:type="simple" xlink:href="https://docs.google.com/spreadsheet/ccc?key=0AgFnVHlvQaNRdFJfSUd4Tmh0VEVqV0ZSZnIxNXpuWXc&amp;hl=en#gid=0"><text:span text:style-name="T92_49">Br</text:span></text:a></text:span><text:span text:style-name="T92_50">.<text:s/></text:span><text:span text:style-name="T92_51">Para</text:span><text:span text:style-name="T92_52"><text:s/></text:span><text:span text:style-name="T92_53">atender</text:span><text:span text:style-name="T92_54"><text:s/></text:span><text:span text:style-name="T92_55">aos</text:span><text:span text:style-name="T92_56"><text:s/></text:span><text:span text:style-name="T92_57">objetivos</text:span><text:span text:style-name="T92_58"><text:s/></text:span><text:span text:style-name="T92_59">deste</text:span><text:span text:style-name="T92_60"><text:s/></text:span><text:span text:style-name="T92_61">projeto</text:span><text:span text:style-name="T92_62"><text:s/></text:span><text:span text:style-name="T92_63">serão</text:span><text:span text:style-name="T92_64"><text:s/></text:span><text:span text:style-name="T92_65">avaliados</text:span><text:span text:style-name="T92_66"><text:s/></text:span><text:span text:style-name="T92_67">os</text:span><text:span text:style-name="T92_68"><text:s/></text:span><text:span text:style-name="T92_69">processos</text:span><text:span text:style-name="T92_70"><text:s/></text:span><text:span text:style-name="T92_71">descritos</text:span><text:span text:style-name="T92_72"><text:s/></text:span><text:span text:style-name="T92_73">na</text:span><text:span text:style-name="T92_74"><text:s/></text:span><text:span text:style-name="T92_75">seção</text:span><text:span text:style-name="T92_76"><text:s/>2.1<text:s/></text:span><text:span text:style-name="T92_77">deste</text:span><text:span text:style-name="T92_78"><text:s/></text:span><text:span text:style-name="T92_79">documento</text:span><text:span text:style-name="T92_80">,<text:s/></text:span><text:span text:style-name="T92_81">considerando</text:span><text:span text:style-name="T92_82"><text:s/></text:span><text:span text:style-name="T92_83">apenas</text:span><text:span text:style-name="T92_84"><text:s/></text:span><text:span text:style-name="T92_85">os</text:span><text:span text:style-name="T92_86"><text:s/></text:span><text:span text:style-name="T92_87">pontos</text:span><text:span text:style-name="T92_88"><text:s/></text:span><text:span text:style-name="T92_89">aplicáveis</text:span><text:span text:style-name="T92_90"><text:s/></text:span><text:span text:style-name="T92_91">ao</text:span><text:span text:style-name="T92_92"><text:s/></text:span><text:span text:style-name="T92_93">Nível</text:span><text:span text:style-name="T92_94"><text:s/></text:span><text:span text:style-name="T92_95">F</text:span><text:span text:style-name="T92_96"><text:s/></text:span><text:span text:style-name="T92_97">do</text:span><text:span text:style-name="T92_98"><text:s/></text:span><text:span text:style-name="T92_99">MPS</text:span><text:span text:style-name="T92_100">.</text:span><text:span text:style-name="T92_101">Br</text:span><text:span text:style-name="T92_102">.</text:span></text:p>
      <text:p text:style-name="P93"><text:span text:style-name="T93_1">Entende</text:span><text:span text:style-name="T93_2">-</text:span><text:span text:style-name="T93_3">se</text:span><text:span text:style-name="T93_4"><text:s/></text:span><text:span text:style-name="T93_5">que</text:span><text:span text:style-name="T93_6"><text:s/></text:span><text:span text:style-name="T93_7">os</text:span><text:span text:style-name="T93_8"><text:s/></text:span><text:span text:style-name="T93_9">atributos</text:span><text:span text:style-name="T93_10"><text:s/></text:span><text:span text:style-name="T93_11">de</text:span><text:span text:style-name="T93_12"><text:s/></text:span><text:span text:style-name="T93_13">processo</text:span><text:span text:style-name="T93_14"><text:s/></text:span><text:span text:style-name="T93_15">e</text:span><text:span text:style-name="T93_16"><text:s/></text:span><text:span text:style-name="T93_17">os</text:span><text:span text:style-name="T93_18"><text:s/></text:span><text:span text:style-name="T93_19">resultados</text:span><text:span text:style-name="T93_20"><text:s/></text:span><text:span text:style-name="T93_21">esperados</text:span><text:span text:style-name="T93_22"><text:s/></text:span><text:span text:style-name="T93_23">contidos</text:span><text:span text:style-name="T93_24"><text:s/></text:span><text:span text:style-name="T93_25">na</text:span><text:span text:style-name="T93_26"><text:s/></text:span><text:span text:style-name="T93_27">ferramenta</text:span><text:span text:style-name="T93_28"><text:s/></text:span><text:span text:style-name="T93_29">de</text:span><text:span text:style-name="T93_30"><text:s/></text:span><text:span text:style-name="T93_31">avaliação</text:span><text:span text:style-name="T93_32"><text:s/></text:span><text:span text:style-name="T93_33">proposta</text:span><text:span text:style-name="T93_34"><text:s/></text:span><text:span text:style-name="T93_35">abrangem</text:span><text:span text:style-name="T93_36"><text:s/></text:span><text:span text:style-name="T93_37">os</text:span><text:span text:style-name="T93_38"><text:s/></text:span><text:span text:style-name="T93_39">processos</text:span><text:span text:style-name="T93_40"><text:s/></text:span><text:span text:style-name="T93_41">de</text:span><text:span text:style-name="T93_42"><text:s/></text:span><text:span text:style-name="T93_43">gestão</text:span><text:span text:style-name="T93_44"><text:s/></text:span><text:span text:style-name="T93_45">de</text:span><text:span text:style-name="T93_46"><text:s/></text:span><text:span text:style-name="T93_47">projetos</text:span><text:span text:style-name="T93_48"><text:s/></text:span><text:span text:style-name="T93_49">apresentados</text:span><text:span text:style-name="T93_50"><text:s/></text:span><text:span text:style-name="T93_51">no</text:span><text:span text:style-name="T93_52"><text:s/></text:span><text:span text:style-name="T93_53">PMBoK</text:span><text:span text:style-name="T93_54">.<text:s/></text:span><text:span text:style-name="T93_55">O</text:span><text:span text:style-name="T93_56"><text:s/></text:span><text:span text:style-name="T93_57">mesmo</text:span><text:span text:style-name="T93_58"><text:s/></text:span><text:span text:style-name="T93_59">ocorre</text:span><text:span text:style-name="T93_60"><text:s/></text:span><text:span text:style-name="T93_61">com</text:span><text:span text:style-name="T93_62"><text:s/></text:span><text:span text:style-name="T93_63">as</text:span><text:span text:style-name="T93_64"><text:s/></text:span><text:span text:style-name="T93_65">recomendações</text:span><text:span text:style-name="T93_66"><text:s/></text:span><text:span text:style-name="T93_67">encontradas</text:span><text:span text:style-name="T93_68"><text:s/></text:span><text:span text:style-name="T93_69">nas</text:span><text:span text:style-name="T93_70"><text:s/></text:span><text:span text:style-name="T93_71">melhores</text:span><text:span text:style-name="T93_72"><text:s/></text:span><text:span text:style-name="T93_73">práticas</text:span><text:span text:style-name="T93_74"><text:s/></text:span><text:span text:style-name="T93_75">de</text:span><text:span text:style-name="T93_76"><text:s/></text:span><text:span text:style-name="T93_77">Engenharia</text:span><text:span text:style-name="T93_78"><text:s/></text:span><text:span text:style-name="T93_79">de</text:span><text:span text:style-name="T93_80"><text:s/></text:span><text:span text:style-name="T93_81">Software</text:span><text:span text:style-name="T93_82"><text:s/></text:span><text:span text:style-name="T93_83">apresentada</text:span><text:span text:style-name="T93_84"><text:s/></text:span><text:span text:style-name="T93_85">no</text:span><text:span text:style-name="T93_86"><text:s/></text:span><text:span text:style-name="T93_87">SWEBoK</text:span><text:span text:style-name="T93_88">.</text:span></text:p>
      <text:p text:style-name="P94"><text:span text:style-name="T94_1">Tal</text:span><text:span text:style-name="T94_2"><text:s/></text:span><text:span text:style-name="T94_3">fenômeno</text:span><text:span text:style-name="T94_4"><text:s/></text:span><text:span text:style-name="T94_5">ocorre</text:span><text:span text:style-name="T94_6"><text:s/></text:span><text:span text:style-name="T94_7">pelo</text:span><text:span text:style-name="T94_8"><text:s/></text:span><text:span text:style-name="T94_9">fato</text:span><text:span text:style-name="T94_10"><text:s/></text:span><text:span text:style-name="T94_11">do</text:span><text:span text:style-name="T94_12"><text:s/></text:span><text:span text:style-name="T94_13">MPS</text:span><text:span text:style-name="T94_14">.</text:span><text:span text:style-name="T94_15">Br</text:span><text:span text:style-name="T94_16"><text:s/></text:span><text:span text:style-name="T94_17">ter</text:span><text:span text:style-name="T94_18"><text:s/></text:span><text:span text:style-name="T94_19">se</text:span><text:span text:style-name="T94_20"><text:s/></text:span><text:span text:style-name="T94_21">baseado</text:span><text:span text:style-name="T94_22"><text:s/></text:span><text:span text:style-name="T94_23">no</text:span><text:span text:style-name="T94_24"><text:s/></text:span><text:span text:style-name="T94_25">CMMi</text:span><text:span text:style-name="T94_26">,<text:s/></text:span><text:span text:style-name="T94_27">modelo</text:span><text:span text:style-name="T94_28"><text:s/></text:span><text:span text:style-name="T94_29">esse</text:span><text:span text:style-name="T94_30"><text:s/></text:span><text:span text:style-name="T94_31">tido</text:span><text:span text:style-name="T94_32"><text:s/></text:span><text:span text:style-name="T94_33">como</text:span><text:span text:style-name="T94_34"><text:s/></text:span><text:span text:style-name="T94_35">referência</text:span><text:span text:style-name="T94_36"><text:s/></text:span><text:span text:style-name="T94_37">pelo</text:span><text:span text:style-name="T94_38"><text:s/></text:span><text:span text:style-name="T94_39">SWEBoK</text:span><text:span text:style-name="T94_40">,<text:s/></text:span><text:span text:style-name="T94_41">e</text:span><text:span text:style-name="T94_42"><text:s/></text:span><text:span text:style-name="T94_43">o</text:span><text:span text:style-name="T94_44"><text:s/></text:span><text:span text:style-name="T94_45">mesmo</text:span><text:span text:style-name="T94_46"><text:s/></text:span><text:span text:style-name="T94_47">ter</text:span><text:span text:style-name="T94_48"><text:s/></text:span><text:span text:style-name="T94_49">se</text:span><text:span text:style-name="T94_50"><text:s/></text:span><text:span text:style-name="T94_51">baseado</text:span><text:span text:style-name="T94_52"><text:s/></text:span><text:span text:style-name="T94_53">no</text:span><text:span text:style-name="T94_54"><text:s/></text:span><text:span text:style-name="T94_55">PMBoK</text:span><text:span text:style-name="T94_56"><text:s/></text:span><text:span text:style-name="T94_57">para</text:span><text:span text:style-name="T94_58"><text:s/></text:span><text:span text:style-name="T94_59">a</text:span><text:span text:style-name="T94_60"><text:s/></text:span><text:span text:style-name="T94_61">concepção</text:span><text:span text:style-name="T94_62"><text:s/></text:span><text:span text:style-name="T94_63">dos</text:span><text:span text:style-name="T94_64"><text:s/></text:span><text:span text:style-name="T94_65">atributos</text:span><text:span text:style-name="T94_66"><text:s/></text:span><text:span text:style-name="T94_67">de</text:span><text:span text:style-name="T94_68"><text:s/></text:span><text:span text:style-name="T94_69">processos</text:span><text:span text:style-name="T94_70"><text:s/></text:span><text:span text:style-name="T94_71">envolvendo</text:span><text:span text:style-name="T94_72"><text:s/></text:span><text:span text:style-name="T94_73">as</text:span><text:span text:style-name="T94_74"><text:s/></text:span><text:span text:style-name="T94_75">práticas</text:span><text:span text:style-name="T94_76"><text:s/></text:span><text:span text:style-name="T94_77">de</text:span><text:span text:style-name="T94_78"><text:s/></text:span><text:span text:style-name="T94_79">projeto</text:span><text:span text:style-name="T94_80">.<text:s/></text:span><text:span text:style-name="T94_81">Sendo</text:span><text:span text:style-name="T94_82"><text:s/></text:span><text:span text:style-name="T94_83">assim</text:span><text:span text:style-name="T94_84">,<text:s/></text:span><text:span text:style-name="T94_85">a</text:span><text:span text:style-name="T94_86"><text:s/></text:span><text:span text:style-name="T94_87">planilha</text:span><text:span text:style-name="T94_88"><text:s/></text:span><text:span text:style-name="T94_89">citada</text:span><text:span text:style-name="T94_90"><text:s/></text:span><text:span text:style-name="T94_91">com</text:span><text:span text:style-name="T94_92"><text:s/></text:span><text:span text:style-name="T94_93">meio</text:span><text:span text:style-name="T94_94"><text:s/></text:span><text:span text:style-name="T94_95">de</text:span><text:span text:style-name="T94_96"><text:s/></text:span><text:span text:style-name="T94_97">verificação</text:span><text:span text:style-name="T94_98"><text:s/></text:span><text:span text:style-name="T94_99">dos</text:span><text:span text:style-name="T94_100"><text:s/></text:span><text:span text:style-name="T94_101">processos</text:span><text:span text:style-name="T94_102"><text:s/></text:span><text:span text:style-name="T94_103">utilizados</text:span><text:span text:style-name="T94_104"><text:s/></text:span><text:span text:style-name="T94_105">neste</text:span><text:span text:style-name="T94_106"><text:s/></text:span><text:span text:style-name="T94_107">projeto</text:span><text:span text:style-name="T94_108"><text:s/></text:span><text:span text:style-name="T94_109">são</text:span><text:span text:style-name="T94_110"><text:s/></text:span><text:span text:style-name="T94_111">satisfatórios</text:span><text:span text:style-name="T94_112"><text:s/></text:span><text:span text:style-name="T94_113">para</text:span><text:span text:style-name="T94_114"><text:s/></text:span><text:span text:style-name="T94_115">se</text:span><text:span text:style-name="T94_116"><text:s/></text:span><text:span text:style-name="T94_117">avaliar</text:span><text:span text:style-name="T94_118"><text:s/></text:span><text:span text:style-name="T94_119">e</text:span><text:span text:style-name="T94_120"><text:s/></text:span><text:span text:style-name="T94_121">medir</text:span><text:span text:style-name="T94_122"><text:s/></text:span><text:span text:style-name="T94_123">sua</text:span><text:span text:style-name="T94_124"><text:s/></text:span><text:span text:style-name="T94_125">qualidade</text:span><text:span text:style-name="T94_126">.</text:span></text:p>
      <text:h text:style-name="P95" text:outline-level="10"><text:bookmark-start text:name="h.ijno6o7uabex"/><text:bookmark-end text:name="h.ijno6o7uabex"/><text:span text:style-name="T95_1">5<text:s/></text:span><text:span text:style-name="T95_2">Interessados</text:span></text:h>
      <text:p text:style-name="P96"><text:span text:style-name="T96_1">O</text:span><text:span text:style-name="T96_2"><text:s/></text:span><text:span text:style-name="T96_3">Checklist</text:span><text:span text:style-name="T96_4"><text:s/></text:span><text:span text:style-name="T96_5">de</text:span><text:span text:style-name="T96_6"><text:s/></text:span><text:span text:style-name="T96_7">Verificação</text:span><text:span text:style-name="T96_8"><text:s/></text:span><text:span text:style-name="T96_9">de</text:span><text:span text:style-name="T96_10"><text:s/></text:span><text:span text:style-name="T96_11">Processos</text:span><text:span text:style-name="T96_12"><text:s/></text:span><text:span text:style-name="T96_13">deve</text:span><text:span text:style-name="T96_14"><text:s/></text:span><text:span text:style-name="T96_15">se</text:span><text:span text:style-name="T96_16">r</text:span><text:span text:style-name="T96_17"><text:s/></text:span><text:span text:style-name="T96_18">aplicado</text:span><text:span text:style-name="T96_19"><text:s/></text:span><text:span text:style-name="T96_20">verificando</text:span><text:span text:style-name="T96_21"><text:s/></text:span><text:span text:style-name="T96_22">redmine</text:span><text:span text:style-name="T96_23">,<text:s/></text:span><text:span text:style-name="T96_24">e</text:span><text:span text:style-name="T96_25"><text:s/></text:span><text:span text:style-name="T96_26">atividades</text:span><text:span text:style-name="T96_27"><text:s/>(</text:span><text:span text:style-name="T96_28">tickets</text:span><text:span text:style-name="T96_29">)<text:s/></text:span><text:span text:style-name="T96_30">no</text:span><text:span text:style-name="T96_31"><text:s/></text:span><text:span text:style-name="T96_32">redmine</text:span><text:span text:style-name="T96_33"><text:s/></text:span><text:span text:style-name="T96_34">pertinentes</text:span><text:span text:style-name="T96_35"><text:s/></text:span><text:span text:style-name="T96_36">as</text:span><text:span text:style-name="T96_37"><text:s/></text:span><text:span text:style-name="T96_38">questões</text:span><text:span text:style-name="T96_39">.<text:s/></text:span><text:span text:style-name="T96_40">Caso</text:span><text:span text:style-name="T96_41"><text:s/></text:span><text:span text:style-name="T96_42">não</text:span><text:span text:style-name="T96_43"><text:s/></text:span><text:span text:style-name="T96_44">possível</text:span><text:span text:style-name="T96_45"><text:s/></text:span><text:span text:style-name="T96_46">esta</text:span><text:span text:style-name="T96_47"><text:s/></text:span><text:span text:style-name="T96_48">verificação</text:span><text:span text:style-name="T96_49"><text:s/></text:span><text:span text:style-name="T96_50">ou</text:span><text:span text:style-name="T96_51"><text:s/></text:span><text:span text:style-name="T96_52">não</text:span><text:span text:style-name="T96_53"><text:s/></text:span><text:span text:style-name="T96_54">encontrada</text:span><text:span text:style-name="T96_55">s</text:span><text:span text:style-name="T96_56"><text:s/></text:span><text:span text:style-name="T96_57">evid</text:span><text:span text:style-name="T96_58">ências</text:span><text:span text:style-name="T96_59"><text:s/></text:span><text:span text:style-name="T96_60">no</text:span><text:span text:style-name="T96_61"><text:s/></text:span><text:span text:style-name="T96_62">redmine</text:span><text:span text:style-name="T96_63">,<text:s/></text:span><text:span text:style-name="T96_64">o</text:span><text:span text:style-name="T96_65"><text:s/></text:span><text:span text:style-name="T96_66">Gestor</text:span><text:span text:style-name="T96_67"><text:s/></text:span><text:span text:style-name="T96_68">de</text:span><text:span text:style-name="T96_69"><text:s/></text:span><text:span text:style-name="T96_70">Qualidade</text:span><text:span text:style-name="T96_71"><text:s/></text:span><text:span text:style-name="T96_72">de</text:span><text:span text:style-name="T96_73"><text:s/></text:span><text:span text:style-name="T96_74">Processo</text:span><text:span text:style-name="T96_75"><text:s/></text:span><text:span text:style-name="T96_76">responsável</text:span><text:span text:style-name="T96_77"><text:s/></text:span><text:span text:style-name="T96_78">pela</text:span><text:span text:style-name="T96_79"><text:s/></text:span><text:span text:style-name="T96_80">execução</text:span><text:span text:style-name="T96_81"><text:s/></text:span><text:span text:style-name="T96_82">do</text:span><text:span text:style-name="T96_83"><text:s/></text:span><text:span text:style-name="T96_84">checklist</text:span><text:span text:style-name="T96_85"><text:s/></text:span><text:span text:style-name="T96_86">pode</text:span><text:span text:style-name="T96_87"><text:s/></text:span><text:span text:style-name="T96_88">optar</text:span><text:span text:style-name="T96_89"><text:s/></text:span><text:span text:style-name="T96_90">por</text:span><text:span text:style-name="T96_91"><text:s/></text:span><text:span text:style-name="T96_92">procurar</text:span><text:span text:style-name="T96_93"><text:s/></text:span><text:span text:style-name="T96_94">o</text:span><text:span text:style-name="T96_95"><text:s/></text:span><text:span text:style-name="T96_96">responsável</text:span><text:span text:style-name="T96_97"><text:s/></text:span><text:span text:style-name="T96_98">da</text:span><text:span text:style-name="T96_99"><text:s/></text:span><text:span text:style-name="T96_100">área</text:span><text:span text:style-name="T96_101"><text:s/></text:span><text:span text:style-name="T96_102">avaliada</text:span><text:span text:style-name="T96_103">,<text:s/></text:span><text:span text:style-name="T96_104">afim</text:span><text:span text:style-name="T96_105"><text:s/></text:span><text:span text:style-name="T96_106">de</text:span><text:span text:style-name="T96_107"><text:s/></text:span><text:span text:style-name="T96_108">procurar</text:span><text:span text:style-name="T96_109"><text:s/></text:span><text:span text:style-name="T96_110">pela</text:span><text:span text:style-name="T96_111"><text:s/></text:span><text:span text:style-name="T96_112">evidência</text:span><text:span text:style-name="T96_113"><text:s/></text:span><text:span text:style-name="T96_114">ou</text:span><text:span text:style-name="T96_115"><text:s/></text:span><text:span text:style-name="T96_116">simplesmente</text:span><text:span text:style-name="T96_117"><text:s/></text:span><text:span text:style-name="T96_118">atribuir</text:span><text:span text:style-name="T96_119"><text:s/>“</text:span><text:span text:style-name="T96_120">Não</text:span><text:span text:style-name="T96_121">”<text:s/></text:span><text:span text:style-name="T96_122">na</text:span><text:span text:style-name="T96_123"><text:s/></text:span><text:span text:style-name="T96_124">resposta</text:span><text:span text:style-name="T96_125"><text:s/></text:span><text:span text:style-name="T96_126">a</text:span><text:span text:style-name="T96_127"><text:s/></text:span><text:span text:style-name="T96_128">questão</text:span><text:span text:style-name="T96_129">.<text:s/></text:span><text:span text:style-name="T96_130">O</text:span><text:span text:style-name="T96_131">s</text:span><text:span text:style-name="T96_132"><text:s/></text:span><text:span text:style-name="T96_133">gestores</text:span><text:span text:style-name="T96_134">,<text:s/></text:span><text:span text:style-name="T96_135">equipes</text:span><text:span text:style-name="T96_136"><text:s/></text:span><text:span text:style-name="T96_137">ou</text:span><text:span text:style-name="T96_138"><text:s/></text:span><text:span text:style-name="T96_139">demais</text:span><text:span text:style-name="T96_140"><text:s/></text:span><text:span text:style-name="T96_141">responsáveis</text:span><text:span text:style-name="T96_142"><text:s/></text:span><text:span text:style-name="T96_143">de</text:span><text:span text:style-name="T96_144"><text:s/></text:span><text:span text:style-name="T96_145">cada</text:span><text:span text:style-name="T96_146"><text:s/></text:span><text:span text:style-name="T96_147">área</text:span><text:span text:style-name="T96_148">,<text:s/></text:span><text:span text:style-name="T96_149">estão</text:span><text:span text:style-name="T96_150"><text:s/></text:span><text:span text:style-name="T96_151">descritos</text:span><text:span text:style-name="T96_152"><text:s/></text:span><text:span text:style-name="T96_153">na</text:span><text:span text:style-name="T96_154"><text:s/></text:span><text:span text:style-name="T96_155">seguinte</text:span><text:span text:style-name="T96_156"><text:s/></text:span><text:span text:style-name="T96_157">tabela</text:span><text:span text:style-name="T96_158">.</text:span></text:p>
      <table:table table:style-name="Table2">
        <table:table-column table:style-name="Column5"/>
        <table:table-column table:style-name="Column6"/>
        <table:table-row table:style-name="Row11">
          <table:table-cell table:style-name="Cell41">
            <text:p text:style-name="P97"><text:span text:style-name="T97_1">Checklist</text:span></text:p>
          </table:table-cell>
          <table:table-cell table:style-name="Cell42">
            <text:p text:style-name="P98"><text:span text:style-name="T98_1">Responsável</text:span><text:span text:style-name="T98_2"><text:s/></text:span><text:span text:style-name="T98_3">pela</text:span><text:span text:style-name="T98_4"><text:s/></text:span><text:span text:style-name="T98_5">área</text:span></text:p>
          </table:table-cell>
        </table:table-row>
        <table:table-row table:style-name="Row12">
          <table:table-cell table:style-name="Cell43">
            <text:p text:style-name="P99"><text:span text:style-name="T99_1">Configuração</text:span></text:p>
          </table:table-cell>
          <table:table-cell table:style-name="Cell44">
            <text:p text:style-name="P100"><text:span text:style-name="T100_1">Gerente</text:span><text:span text:style-name="T100_2"><text:s/></text:span><text:span text:style-name="T100_3">de</text:span><text:span text:style-name="T100_4"><text:s/></text:span><text:span text:style-name="T100_5">Configuração</text:span></text:p>
          </table:table-cell>
        </table:table-row>
        <table:table-row table:style-name="Row13">
          <table:table-cell table:style-name="Cell45">
            <text:p text:style-name="P101"><text:span text:style-name="T101_1">Projeto</text:span></text:p>
          </table:table-cell>
          <table:table-cell table:style-name="Cell46">
            <text:p text:style-name="P102"><text:span text:style-name="T102_1">Gestor</text:span><text:span text:style-name="T102_2"><text:s/></text:span><text:span text:style-name="T102_3">de</text:span><text:span text:style-name="T102_4"><text:s/></text:span><text:span text:style-name="T102_5">Integração</text:span><text:span text:style-name="T102_6">,<text:s/></text:span><text:span text:style-name="T102_7">Gestor</text:span><text:span text:style-name="T102_8"><text:s/></text:span><text:span text:style-name="T102_9">de</text:span><text:span text:style-name="T102_10"><text:s/></text:span><text:span text:style-name="T102_11">Escopo</text:span><text:span text:style-name="T102_12">,<text:s/></text:span><text:span text:style-name="T102_13">Gestor</text:span><text:span text:style-name="T102_14"><text:s/></text:span><text:span text:style-name="T102_15">de</text:span><text:span text:style-name="T102_16"><text:s/></text:span><text:span text:style-name="T102_17">Tempo</text:span><text:span text:style-name="T102_18"><text:s/></text:span><text:span text:style-name="T102_19">e</text:span><text:span text:style-name="T102_20"><text:s/></text:span><text:span text:style-name="T102_21">Risco</text:span><text:span text:style-name="T102_22">,<text:s/></text:span><text:span text:style-name="T102_23">Gestor</text:span><text:span text:style-name="T102_24"><text:s/></text:span><text:span text:style-name="T102_25">de</text:span><text:span text:style-name="T102_26"><text:s/></text:span><text:span text:style-name="T102_27">Custo</text:span><text:span text:style-name="T102_28">,<text:s/></text:span><text:span text:style-name="T102_29">Gestor</text:span><text:span text:style-name="T102_30"><text:s/></text:span><text:span text:style-name="T102_31">de</text:span><text:span text:style-name="T102_32"><text:s/></text:span><text:span text:style-name="T102_33">Comunicação</text:span><text:span text:style-name="T102_34"><text:s/></text:span><text:span text:style-name="T102_35">e</text:span><text:span text:style-name="T102_36"><text:s/></text:span><text:span text:style-name="T102_37">RH</text:span></text:p>
          </table:table-cell>
        </table:table-row>
        <table:table-row table:style-name="Row14">
          <table:table-cell table:style-name="Cell47">
            <text:p text:style-name="P103"><text:span text:style-name="T103_1">Requisitos</text:span></text:p>
          </table:table-cell>
          <table:table-cell table:style-name="Cell48">
            <text:p text:style-name="P104"><text:span text:style-name="T104_1">Equipe</text:span><text:span text:style-name="T104_2"><text:s/></text:span><text:span text:style-name="T104_3">Técnica</text:span><text:span text:style-name="T104_4"><text:s/></text:span><text:span text:style-name="T104_5">de</text:span><text:span text:style-name="T104_6"><text:s/></text:span><text:span text:style-name="T104_7">Engenharia</text:span><text:span text:style-name="T104_8"><text:s/></text:span><text:span text:style-name="T104_9">de</text:span><text:span text:style-name="T104_10"><text:s/></text:span><text:span text:style-name="T104_11">Requisitos</text:span></text:p>
          </table:table-cell>
        </table:table-row>
        <table:table-row table:style-name="Row15">
          <table:table-cell table:style-name="Cell49">
            <text:p text:style-name="P105"><text:span text:style-name="T105_1">Aquisição</text:span></text:p>
          </table:table-cell>
          <table:table-cell table:style-name="Cell50">
            <text:p text:style-name="P106"><text:span text:style-name="T106_1">Gestor</text:span><text:span text:style-name="T106_2"><text:s/></text:span><text:span text:style-name="T106_3">de</text:span><text:span text:style-name="T106_4"><text:s/></text:span><text:span text:style-name="T106_5">Aquisição</text:span></text:p>
          </table:table-cell>
        </table:table-row>
        <table:table-row table:style-name="Row16">
          <table:table-cell table:style-name="Cell51">
            <text:p text:style-name="P107"><text:span text:style-name="T107_1">Portfólio</text:span><text:span text:style-name="T107_2"><text:s/></text:span><text:span text:style-name="T107_3">de</text:span><text:span text:style-name="T107_4"><text:s/></text:span><text:span text:style-name="T107_5">Projetos</text:span></text:p>
          </table:table-cell>
          <table:table-cell table:style-name="Cell52">
            <text:p text:style-name="P108"><text:span text:style-name="T108_1">Gestor</text:span><text:span text:style-name="T108_2"><text:s/></text:span><text:span text:style-name="T108_3">de</text:span><text:span text:style-name="T108_4"><text:s/></text:span><text:span text:style-name="T108_5">Portfólio</text:span><text:span text:style-name="T108_6"><text:s/></text:span><text:span text:style-name="T108_7">de</text:span><text:span text:style-name="T108_8"><text:s/></text:span><text:span text:style-name="T108_9">Projetos</text:span></text:p>
          </table:table-cell>
        </table:table-row>
        <table:table-row table:style-name="Row17">
          <table:table-cell table:style-name="Cell53">
            <text:p text:style-name="P109"><text:span text:style-name="T109_1">Qualidade</text:span></text:p>
          </table:table-cell>
          <table:table-cell table:style-name="Cell54">
            <text:p text:style-name="P110"><text:span text:style-name="T110_1">Gestor</text:span><text:span text:style-name="T110_2"><text:s/></text:span><text:span text:style-name="T110_3">de</text:span><text:span text:style-name="T110_4"><text:s/></text:span><text:span text:style-name="T110_5">Qualidade</text:span><text:span text:style-name="T110_6"><text:s/></text:span><text:span text:style-name="T110_7">do</text:span><text:span text:style-name="T110_8"><text:s/></text:span><text:span text:style-name="T110_9">Processo</text:span><text:span text:style-name="T110_10"><text:s/></text:span><text:span text:style-name="T110_11">e</text:span><text:span text:style-name="T110_12"><text:s/></text:span><text:span text:style-name="T110_13">Gestor</text:span><text:span text:style-name="T110_14"><text:s/></text:span><text:span text:style-name="T110_15">de</text:span><text:span text:style-name="T110_16"><text:s/></text:span><text:span text:style-name="T110_17">Qualidade</text:span><text:span text:style-name="T110_18"><text:s/></text:span><text:span text:style-name="T110_19">do</text:span><text:span text:style-name="T110_20"><text:s/></text:span><text:span text:style-name="T110_21">Produto</text:span></text:p>
          </table:table-cell>
        </table:table-row>
        <table:table-row table:style-name="Row18">
          <table:table-cell table:style-name="Cell55">
            <text:p text:style-name="P111"><text:span text:style-name="T111_1">Medição</text:span></text:p>
          </table:table-cell>
          <table:table-cell table:style-name="Cell56">
            <text:p text:style-name="P112"><text:span text:style-name="T112_1">Gestor</text:span><text:span text:style-name="T112_2"><text:s/></text:span><text:span text:style-name="T112_3">de</text:span><text:span text:style-name="T112_4"><text:s/></text:span><text:span text:style-name="T112_5">Medição</text:span></text:p>
          </table:table-cell>
        </table:table-row>
      </table:table>
      <text:p text:style-name="P113"><text:span text:style-name="T113_1">Tabela</text:span><text:span text:style-name="T113_2"><text:s/>1<text:s/>–<text:s/></text:span><text:span text:style-name="T113_3">Tabela</text:span><text:span text:style-name="T113_4"><text:s/></text:span><text:span text:style-name="T113_5">de</text:span><text:span text:style-name="T113_6"><text:s/></text:span><text:span text:style-name="T113_7">responsáveis</text:span><text:span text:style-name="T113_8"><text:s/></text:span><text:span text:style-name="T113_9">pela</text:span><text:span text:style-name="T113_10"><text:s/></text:span><text:span text:style-name="T113_11">execução</text:span><text:span text:style-name="T113_12"><text:s/></text:span><text:span text:style-name="T113_13">dos</text:span><text:span text:style-name="T113_14"><text:s/></text:span><text:span text:style-name="T113_15">processos</text:span><text:span text:style-name="T113_16">.</text:span></text:p>
      <text:h text:style-name="P114" text:outline-level="10"><text:bookmark-start text:name="h.crr2pp34pnec"/><text:bookmark-end text:name="h.crr2pp34pnec"/><text:span text:style-name="T114_1">6<text:s/></text:span><text:span text:style-name="T114_2">Cronograma</text:span></text:h>
      <text:p text:style-name="P115"><text:span text:style-name="T115_1"><text:tab/></text:span><text:span text:style-name="T115_2">A</text:span><text:span text:style-name="T115_3"><text:s/></text:span><text:span text:style-name="T115_4">Planilha</text:span><text:span text:style-name="T115_5"><text:s/></text:span><text:span text:style-name="T115_6">MPS</text:span><text:span text:style-name="T115_7"><text:s/></text:span><text:span text:style-name="T115_8">deve</text:span><text:span text:style-name="T115_9"><text:s/></text:span><text:span text:style-name="T115_10">ser</text:span><text:span text:style-name="T115_11"><text:s/></text:span><text:span text:style-name="T115_12">aplicada</text:span><text:span text:style-name="T115_13"><text:s/></text:span><text:span text:style-name="T115_14">na</text:span><text:span text:style-name="T115_15"><text:s/></text:span><text:span text:style-name="T115_16">primeir</text:span><text:span text:style-name="T115_17">a</text:span><text:span text:style-name="T115_18"><text:s/></text:span><text:span text:style-name="T115_19">iteração</text:span><text:span text:style-name="T115_20"><text:s/></text:span><text:span text:style-name="T115_21">do</text:span><text:span text:style-name="T115_22"><text:s/></text:span><text:span text:style-name="T115_23">projeto</text:span><text:span text:style-name="T115_24"><text:s/></text:span><text:span text:style-name="T115_25">e</text:span><text:span text:style-name="T115_26"><text:s/></text:span><text:span text:style-name="T115_27">atualizada</text:span><text:span text:style-name="T115_28"><text:s/></text:span><text:span text:style-name="T115_29">nas</text:span><text:span text:style-name="T115_30"><text:s/></text:span><text:span text:style-name="T115_31">iterações</text:span><text:span text:style-name="T115_32"><text:s/></text:span><text:span text:style-name="T115_33">seguintes</text:span><text:span text:style-name="T115_34">.<text:s/></text:span><text:span text:style-name="T115_35">O</text:span><text:span text:style-name="T115_36"><text:s/></text:span><text:span text:style-name="T115_37">Checklist</text:span><text:span text:style-name="T115_38"><text:s/></text:span><text:span text:style-name="T115_39">de</text:span><text:span text:style-name="T115_40"><text:s/></text:span><text:span text:style-name="T115_41">Verificação</text:span><text:span text:style-name="T115_42"><text:s/></text:span><text:span text:style-name="T115_43">de</text:span><text:span text:style-name="T115_44"><text:s/></text:span><text:span text:style-name="T115_45">Processos</text:span><text:span text:style-name="T115_46"><text:s/></text:span><text:span text:style-name="T115_47">deve</text:span><text:span text:style-name="T115_48"><text:s/></text:span><text:span text:style-name="T115_49">ser</text:span><text:span text:style-name="T115_50"><text:s/></text:span><text:span text:style-name="T115_51">aplicado</text:span><text:span text:style-name="T115_52"><text:s/></text:span><text:span text:style-name="T115_53">uma</text:span><text:span text:style-name="T115_54"><text:s/></text:span><text:span text:style-name="T115_55">vez</text:span><text:span text:style-name="T115_56"><text:s/></text:span><text:span text:style-name="T115_57">a</text:span><text:span text:style-name="T115_58"><text:s/></text:span><text:span text:style-name="T115_59">cada</text:span><text:span text:style-name="T115_60"><text:s/></text:span><text:span text:style-name="T115_61">iteração</text:span><text:span text:style-name="T115_62">,<text:s/></text:span><text:span text:style-name="T115_63">com</text:span><text:span text:style-name="T115_64"><text:s/></text:span><text:span text:style-name="T115_65">exceção</text:span><text:span text:style-name="T115_66"><text:s/></text:span><text:span text:style-name="T115_67">da</text:span><text:span text:style-name="T115_68"><text:s/></text:span><text:span text:style-name="T115_69">primeira</text:span><text:span text:style-name="T115_70"><text:s/></text:span><text:span text:style-name="T115_71">iteração</text:span><text:span text:style-name="T115_72">,<text:s/></text:span><text:span text:style-name="T115_73">já</text:span><text:span text:style-name="T115_74"><text:s/></text:span><text:span text:style-name="T115_75">que</text:span><text:span text:style-name="T115_76"><text:s/></text:span><text:span text:style-name="T115_77">este</text:span><text:span text:style-name="T115_78"><text:s/></text:span><text:span text:style-name="T115_79">checklist</text:span><text:span text:style-name="T115_80"><text:s/></text:span><text:span text:style-name="T115_81">deve</text:span><text:span text:style-name="T115_82"><text:s/></text:span><text:span text:style-name="T115_83">avaliar</text:span><text:span text:style-name="T115_84"><text:s/></text:span><text:span text:style-name="T115_85">a</text:span><text:span text:style-name="T115_86"><text:s/></text:span><text:span text:style-name="T115_87">iteração</text:span><text:span text:style-name="T115_88"><text:s/></text:span><text:span text:style-name="T115_89">anterior</text:span><text:span text:style-name="T115_90"><text:s/></text:span><text:span text:style-name="T115_91">a</text:span><text:span text:style-name="T115_92"><text:s/></text:span><text:span text:style-name="T115_93">que</text:span><text:span text:style-name="T115_94"><text:s/></text:span><text:span text:style-name="T115_95">é</text:span><text:span text:style-name="T115_96"><text:s/></text:span><text:span text:style-name="T115_97">executado</text:span><text:span text:style-name="T115_98">.</text:span></text:p>
      <text:h text:style-name="P116" text:outline-level="10"><text:bookmark-start text:name="h.6uldazvi1g0o"/><text:bookmark-end text:name="h.6uldazvi1g0o"/><text:span text:style-name="T116_1">7<text:s/></text:span><text:span text:style-name="T116_2">Tratamento</text:span><text:span text:style-name="T116_3"><text:s/></text:span><text:span text:style-name="T116_4">das</text:span><text:span text:style-name="T116_5"><text:s/></text:span><text:span text:style-name="T116_6">Não</text:span><text:span text:style-name="T116_7">-</text:span><text:span text:style-name="T116_8">Conformidades</text:span></text:h>
      <text:h text:style-name="P117" text:outline-level="10"><text:bookmark-start text:name="h.1ksv4uv"/><text:bookmark-end text:name="h.1ksv4uv"/><text:span text:style-name="T117_1">7.1<text:s/></text:span><text:span text:style-name="T117_2">Identificação</text:span><text:span text:style-name="T117_3"><text:s/></text:span><text:span text:style-name="T117_4">e</text:span><text:span text:style-name="T117_5"><text:s/></text:span><text:span text:style-name="T117_6">Armazenamento</text:span></text:h>
      <text:p text:style-name="P118"><text:span text:style-name="T118_1"><text:tab/></text:span><text:span text:style-name="T118_2">As</text:span><text:span text:style-name="T118_3"><text:s/></text:span><text:span text:style-name="T118_4">Não</text:span><text:span text:style-name="T118_5">-</text:span><text:span text:style-name="T118_6">Conformidades</text:span><text:span text:style-name="T118_7"><text:s/></text:span><text:span text:style-name="T118_8">devem</text:span><text:span text:style-name="T118_9"><text:s/></text:span><text:span text:style-name="T118_10">ser</text:span><text:span text:style-name="T118_11"><text:s/></text:span><text:span text:style-name="T118_12">identificadas</text:span><text:span text:style-name="T118_13"><text:s/></text:span><text:span text:style-name="T118_14">de</text:span><text:span text:style-name="T118_15"><text:s/></text:span><text:span text:style-name="T118_16">duas</text:span><text:span text:style-name="T118_17"><text:s/></text:span><text:span text:style-name="T118_18">formas</text:span></text:p>
      <text:p text:style-name="P119"><text:span text:style-name="T119_1">A</text:span><text:span text:style-name="T119_2"><text:s/></text:span><text:span text:style-name="T119_3">seguinte</text:span><text:span text:style-name="T119_4"><text:s/></text:span><text:span text:style-name="T119_5">forma</text:span><text:span text:style-name="T119_6">,<text:s/></text:span><text:span text:style-name="T119_7">caso</text:span><text:span text:style-name="T119_8"><text:s/></text:span><text:span text:style-name="T119_9">tenha</text:span><text:span text:style-name="T119_10"><text:s/></text:span><text:span text:style-name="T119_11">sido</text:span><text:span text:style-name="T119_12"><text:s/></text:span><text:span text:style-name="T119_13">encontrada</text:span><text:span text:style-name="T119_14"><text:s/></text:span><text:span text:style-name="T119_15">através</text:span><text:span text:style-name="T119_16"><text:s/></text:span><text:span text:style-name="T119_17">da</text:span><text:span text:style-name="T119_18"><text:s/></text:span><text:span text:style-name="T119_19">Planilha</text:span><text:span text:style-name="T119_20"><text:s/></text:span><text:span text:style-name="T119_21">MPS</text:span><text:span text:style-name="T119_22">.</text:span><text:span text:style-name="T119_23">br</text:span><text:span text:style-name="T119_24">:</text:span></text:p>
      <text:p text:style-name="P120"><text:span text:style-name="T120_1">&lt;&lt;</text:span><text:span text:style-name="T120_2">NC</text:span><text:span text:style-name="T120_3"><text:s/>-<text:s/></text:span><text:span text:style-name="T120_4">XXXYY</text:span><text:span text:style-name="T120_5"><text:s/>-<text:s/></text:span><text:span text:style-name="T120_6">TítuloDaNC</text:span><text:span text:style-name="T120_7">&gt;&gt;</text:span></text:p>
      <text:p text:style-name="P121"><text:span text:style-name="T121_1">Onde</text:span><text:span text:style-name="T121_2"><text:s/></text:span><text:span text:style-name="T121_3">NC</text:span><text:span text:style-name="T121_4"><text:s/></text:span><text:span text:style-name="T121_5">significa</text:span><text:span text:style-name="T121_6"><text:s/></text:span><text:span text:style-name="T121_7">Não</text:span><text:span text:style-name="T121_8">-</text:span><text:span text:style-name="T121_9">Conformidade</text:span><text:span text:style-name="T121_10">,<text:s/></text:span><text:span text:style-name="T121_11">XXX</text:span><text:span text:style-name="T121_12"><text:s/></text:span><text:span text:style-name="T121_13">deve</text:span><text:span text:style-name="T121_14"><text:s/></text:span><text:span text:style-name="T121_15">ser</text:span><text:span text:style-name="T121_16"><text:s/></text:span><text:span text:style-name="T121_17">o</text:span><text:span text:style-name="T121_18"><text:s/></text:span><text:span text:style-name="T121_19">acrônimo</text:span><text:span text:style-name="T121_20"><text:s/></text:span><text:span text:style-name="T121_21">do</text:span><text:span text:style-name="T121_22"><text:s/></text:span><text:span text:style-name="T121_23">processo</text:span><text:span text:style-name="T121_24">,<text:s/></text:span><text:span text:style-name="T121_25">por</text:span><text:span text:style-name="T121_26"><text:s/></text:span><text:span text:style-name="T121_27">exemplo</text:span><text:span text:style-name="T121_28">,<text:s/></text:span><text:span text:style-name="T121_29">GPR</text:span><text:span text:style-name="T121_30"><text:s/></text:span><text:span text:style-name="T121_31">para</text:span><text:span text:style-name="T121_32"><text:s/></text:span><text:span text:style-name="T121_33">Gerência</text:span><text:span text:style-name="T121_34"><text:s/></text:span><text:span text:style-name="T121_35">de</text:span><text:span text:style-name="T121_36"><text:s/></text:span><text:span text:style-name="T121_37">Projeto</text:span><text:span text:style-name="T121_38"><text:s/></text:span><text:span text:style-name="T121_39">e</text:span><text:span text:style-name="T121_40"><text:s/></text:span><text:span text:style-name="T121_41">YY</text:span><text:span text:style-name="T121_42"><text:s/></text:span><text:span text:style-name="T121_43">o</text:span><text:span text:style-name="T121_44"><text:s/></text:span><text:span text:style-name="T121_45">número</text:span><text:span text:style-name="T121_46"><text:s/></text:span><text:span text:style-name="T121_47">do</text:span><text:span text:style-name="T121_48"><text:s/></text:span><text:span text:style-name="T121_49">resultado</text:span><text:span text:style-name="T121_50"><text:s/></text:span><text:span text:style-name="T121_51">esperado</text:span><text:span text:style-name="T121_52"><text:s/>(</text:span><text:span text:style-name="T121_53">da</text:span><text:span text:style-name="T121_54"><text:s/></text:span><text:span text:style-name="T121_55">planilha</text:span><text:span text:style-name="T121_56">)<text:s/></text:span><text:span text:style-name="T121_57">a</text:span><text:span text:style-name="T121_58"><text:s/></text:span><text:span text:style-name="T121_59">que</text:span><text:span text:style-name="T121_60"><text:s/></text:span><text:span text:style-name="T121_61">veio</text:span><text:span text:style-name="T121_62"><text:s/></text:span><text:span text:style-name="T121_63">a</text:span><text:span text:style-name="T121_64"><text:s/></text:span><text:span text:style-name="T121_65">NC</text:span><text:span text:style-name="T121_66">,<text:s/></text:span><text:span text:style-name="T121_67">caso</text:span><text:span text:style-name="T121_68"><text:s/></text:span><text:span text:style-name="T121_69">seja</text:span><text:span text:style-name="T121_70"><text:s/></text:span><text:span text:style-name="T121_71">uma</text:span><text:span text:style-name="T121_72"><text:s/></text:span><text:span text:style-name="T121_73">NC</text:span><text:span text:style-name="T121_74"><text:s/></text:span><text:span text:style-name="T121_75">encontrada</text:span><text:span text:style-name="T121_76"><text:s/></text:span><text:span text:style-name="T121_77">para</text:span><text:span text:style-name="T121_78"><text:s/></text:span><text:span text:style-name="T121_79">um</text:span><text:span text:style-name="T121_80"><text:s/></text:span><text:span text:style-name="T121_81">RAP</text:span><text:span text:style-name="T121_82">,<text:s/>“</text:span><text:span text:style-name="T121_83">RAP</text:span><text:span text:style-name="T121_84">”<text:s/></text:span><text:span text:style-name="T121_85">deve</text:span><text:span text:style-name="T121_86"><text:s/></text:span><text:span text:style-name="T121_87">ser</text:span><text:span text:style-name="T121_88"><text:s/></text:span><text:span text:style-name="T121_89">adicionado</text:span><text:span text:style-name="T121_90"><text:s/></text:span><text:span text:style-name="T121_91">antes</text:span><text:span text:style-name="T121_92"><text:s/></text:span><text:span text:style-name="T121_93">do</text:span><text:span text:style-name="T121_94"><text:s/></text:span><text:span text:style-name="T121_95">número</text:span><text:span text:style-name="T121_96">,<text:s/></text:span><text:span text:style-name="T121_97">que</text:span><text:span text:style-name="T121_98"><text:s/></text:span><text:span text:style-name="T121_99">neste</text:span><text:span text:style-name="T121_100"><text:s/></text:span><text:span text:style-name="T121_101">caso</text:span><text:span text:style-name="T121_102">,<text:s/></text:span><text:span text:style-name="T121_103">será</text:span><text:span text:style-name="T121_104"><text:s/></text:span><text:span text:style-name="T121_105">o</text:span><text:span text:style-name="T121_106"><text:s/></text:span><text:span text:style-name="T121_107">do</text:span><text:span text:style-name="T121_108"><text:s/></text:span><text:span text:style-name="T121_109">RAP</text:span><text:span text:style-name="T121_110"><text:s/></text:span><text:span text:style-name="T121_111">a</text:span><text:span text:style-name="T121_112"><text:s/></text:span><text:span text:style-name="T121_113">que</text:span><text:span text:style-name="T121_114"><text:s/></text:span><text:span text:style-name="T121_115">veio</text:span><text:span text:style-name="T121_116"><text:s/></text:span><text:span text:style-name="T121_117">a</text:span><text:span text:style-name="T121_118"><text:s/></text:span><text:span text:style-name="T121_119">NC</text:span><text:span text:style-name="T121_120">.</text:span></text:p>
      <text:p text:style-name="P122"><text:span text:style-name="T122_1"><text:tab/></text:span><text:span text:style-name="T122_2">A</text:span><text:span text:style-name="T122_3"><text:s/></text:span><text:span text:style-name="T122_4">segunda</text:span><text:span text:style-name="T122_5"><text:s/></text:span><text:span text:style-name="T122_6">maneira</text:span><text:span text:style-name="T122_7">,<text:s/></text:span><text:span text:style-name="T122_8">caso</text:span><text:span text:style-name="T122_9"><text:s/></text:span><text:span text:style-name="T122_10">a</text:span><text:span text:style-name="T122_11"><text:s/></text:span><text:span text:style-name="T122_12">NC</text:span><text:span text:style-name="T122_13"><text:s/></text:span><text:span text:style-name="T122_14">tenha</text:span><text:span text:style-name="T122_15"><text:s/></text:span><text:span text:style-name="T122_16">sido</text:span><text:span text:style-name="T122_17"><text:s/></text:span><text:span text:style-name="T122_18">encontrada</text:span><text:span text:style-name="T122_19"><text:s/></text:span><text:span text:style-name="T122_20">através</text:span><text:span text:style-name="T122_21"><text:s/></text:span><text:span text:style-name="T122_22">do</text:span><text:span text:style-name="T122_23"><text:s/></text:span><text:span text:style-name="T122_24">Checklist</text:span><text:span text:style-name="T122_25"><text:s/></text:span><text:span text:style-name="T122_26">de</text:span><text:span text:style-name="T122_27"><text:s/></text:span><text:span text:style-name="T122_28">Verificação</text:span><text:span text:style-name="T122_29"><text:s/></text:span><text:span text:style-name="T122_30">de</text:span><text:span text:style-name="T122_31"><text:s/></text:span><text:span text:style-name="T122_32">Processos</text:span><text:span text:style-name="T122_33">:</text:span></text:p>
      <text:p text:style-name="P123"><text:span text:style-name="T123_1">&lt;&lt;</text:span><text:span text:style-name="T123_2">NC</text:span><text:span text:style-name="T123_3"><text:s/>-<text:s/></text:span><text:span text:style-name="T123_4">PlanoXXX</text:span><text:span text:style-name="T123_5"><text:s/>-<text:s/></text:span><text:span text:style-name="T123_6">TítuloDaNC</text:span><text:span text:style-name="T123_7">&gt;&gt;</text:span></text:p>
      <text:p text:style-name="P124"><text:span text:style-name="T124_1">Onde</text:span><text:span text:style-name="T124_2"><text:s/></text:span><text:span text:style-name="T124_3">NC</text:span><text:span text:style-name="T124_4"><text:s/></text:span><text:span text:style-name="T124_5">significa</text:span><text:span text:style-name="T124_6"><text:s/></text:span><text:span text:style-name="T124_7">Não</text:span><text:span text:style-name="T124_8">-</text:span><text:span text:style-name="T124_9">Conformidade</text:span><text:span text:style-name="T124_10">,<text:s/></text:span><text:span text:style-name="T124_11">XXX</text:span><text:span text:style-name="T124_12"><text:s/></text:span><text:span text:style-name="T124_13">deve</text:span><text:span text:style-name="T124_14"><text:s/></text:span><text:span text:style-name="T124_15">ser</text:span><text:span text:style-name="T124_16"><text:s/></text:span><text:span text:style-name="T124_17">o</text:span><text:span text:style-name="T124_18"><text:s/></text:span><text:span text:style-name="T124_19">acrônimo</text:span><text:span text:style-name="T124_20"><text:s/></text:span><text:span text:style-name="T124_21">do</text:span><text:span text:style-name="T124_22"><text:s/></text:span><text:span text:style-name="T124_23">processo</text:span><text:span text:style-name="T124_24">,<text:s/></text:span><text:span text:style-name="T124_25">por</text:span><text:span text:style-name="T124_26"><text:s/></text:span><text:span text:style-name="T124_27">exemplo</text:span><text:span text:style-name="T124_28">,<text:s/></text:span><text:span text:style-name="T124_29">GPR</text:span><text:span text:style-name="T124_30"><text:s/></text:span><text:span text:style-name="T124_31">para</text:span><text:span text:style-name="T124_32"><text:s/></text:span><text:span text:style-name="T124_33">Gerência</text:span><text:span text:style-name="T124_34"><text:s/></text:span><text:span text:style-name="T124_35">de</text:span><text:span text:style-name="T124_36"><text:s/></text:span><text:span text:style-name="T124_37">Projeto</text:span><text:span text:style-name="T124_38">.</text:span></text:p>
      <text:p text:style-name="P125"><text:span text:style-name="T125_1">As</text:span><text:span text:style-name="T125_2"><text:s/></text:span><text:span text:style-name="T125_3">Não</text:span><text:span text:style-name="T125_4">-</text:span><text:span text:style-name="T125_5">Conformidades</text:span><text:span text:style-name="T125_6"><text:s/></text:span><text:span text:style-name="T125_7">devem</text:span><text:span text:style-name="T125_8"><text:s/></text:span><text:span text:style-name="T125_9">ser</text:span><text:span text:style-name="T125_10"><text:s/></text:span><text:span text:style-name="T125_11">registradas</text:span><text:span text:style-name="T125_12"><text:s/></text:span><text:span text:style-name="T125_13">no</text:span><text:span text:style-name="T125_14"><text:s/></text:span><text:span text:style-name="T125_15">redmine</text:span><text:span text:style-name="T125_16"><text:s/></text:span><text:span text:style-name="T125_17">como</text:span><text:span text:style-name="T125_18"><text:s/></text:span><text:span text:style-name="T125_19">ticket</text:span><text:span text:style-name="T125_20"><text:s/></text:span><text:span text:style-name="T125_21">rotulado</text:span><text:span text:style-name="T125_22"><text:s/>“</text:span><text:span text:style-name="T125_23">Problema</text:span><text:span text:style-name="T125_24">/</text:span><text:span text:style-name="T125_25">Ação</text:span><text:span text:style-name="T125_26">”.<text:s/></text:span><text:span text:style-name="T125_27">O</text:span><text:span text:style-name="T125_28"><text:s/></text:span><text:span text:style-name="T125_29">título</text:span><text:span text:style-name="T125_30"><text:s/></text:span><text:span text:style-name="T125_31">do</text:span><text:span text:style-name="T125_32"><text:s/></text:span><text:span text:style-name="T125_33">ticket</text:span><text:span text:style-name="T125_34"><text:s/></text:span><text:span text:style-name="T125_35">deve</text:span><text:span text:style-name="T125_36"><text:s/></text:span><text:span text:style-name="T125_37">ser</text:span><text:span text:style-name="T125_38"><text:s/></text:span><text:span text:style-name="T125_39">a</text:span><text:span text:style-name="T125_40"><text:s/></text:span><text:span text:style-name="T125_41">identificação</text:span><text:span text:style-name="T125_42"><text:s/></text:span><text:span text:style-name="T125_43">da</text:span><text:span text:style-name="T125_44"><text:s/></text:span><text:span text:style-name="T125_45">NC</text:span><text:span text:style-name="T125_46">,<text:s/></text:span><text:span text:style-name="T125_47">que</text:span><text:span text:style-name="T125_48"><text:s/></text:span><text:span text:style-name="T125_49">está</text:span><text:span text:style-name="T125_50"><text:s/></text:span><text:span text:style-name="T125_51">descrita</text:span><text:span text:style-name="T125_52"><text:s/></text:span><text:span text:style-name="T125_53">acima</text:span><text:span text:style-name="T125_54">.<text:s/></text:span><text:span text:style-name="T125_55">No</text:span><text:span text:style-name="T125_56"><text:s/></text:span><text:span text:style-name="T125_57">corpo</text:span><text:span text:style-name="T125_58"><text:s/></text:span><text:span text:style-name="T125_59">do</text:span><text:span text:style-name="T125_60"><text:s/></text:span><text:span text:style-name="T125_61">ticket</text:span><text:span text:style-name="T125_62"><text:s/></text:span><text:span text:style-name="T125_63">deve</text:span><text:span text:style-name="T125_64"><text:s/></text:span><text:span text:style-name="T125_65">constar</text:span><text:span text:style-name="T125_66"><text:s/></text:span><text:span text:style-name="T125_67">um</text:span><text:span text:style-name="T125_68"><text:s/></text:span><text:span text:style-name="T125_69">campo</text:span><text:span text:style-name="T125_70"><text:s/>“</text:span><text:span text:style-name="T125_71">Problema</text:span><text:span text:style-name="T125_72">”,<text:s/></text:span><text:span text:style-name="T125_73">que</text:span><text:span text:style-name="T125_74"><text:s/></text:span><text:span text:style-name="T125_75">deve</text:span><text:span text:style-name="T125_76"><text:s/></text:span><text:span text:style-name="T125_77">descrever</text:span><text:span text:style-name="T125_78"><text:s/></text:span><text:span text:style-name="T125_79">o</text:span><text:span text:style-name="T125_80"><text:s/></text:span><text:span text:style-name="T125_81">problema</text:span><text:span text:style-name="T125_82"><text:s/></text:span><text:span text:style-name="T125_83">direta</text:span><text:span text:style-name="T125_84"><text:s/></text:span><text:span text:style-name="T125_85">e</text:span><text:span text:style-name="T125_86"><text:s/></text:span><text:span text:style-name="T125_87">sucintamente</text:span><text:span text:style-name="T125_88">,<text:s/></text:span><text:span text:style-name="T125_89">e</text:span><text:span text:style-name="T125_90"><text:s/></text:span><text:span text:style-name="T125_91">um</text:span><text:span text:style-name="T125_92"><text:s/></text:span><text:span text:style-name="T125_93">campo</text:span><text:span text:style-name="T125_94"><text:s/>“</text:span><text:span text:style-name="T125_95">Ação</text:span><text:span text:style-name="T125_96">”,<text:s/></text:span><text:span text:style-name="T125_97">escrito</text:span><text:span text:style-name="T125_98"><text:s/></text:span><text:span text:style-name="T125_99">da</text:span><text:span text:style-name="T125_100"><text:s/></text:span><text:span text:style-name="T125_101">mesma</text:span><text:span text:style-name="T125_102"><text:s/></text:span><text:span text:style-name="T125_103">forma</text:span><text:span text:style-name="T125_104"><text:s/></text:span><text:span text:style-name="T125_105">direta</text:span><text:span text:style-name="T125_106"><text:s/></text:span><text:span text:style-name="T125_107">e</text:span><text:span text:style-name="T125_108"><text:s/></text:span><text:span text:style-name="T125_109">sucinta</text:span><text:span text:style-name="T125_110"><text:s/></text:span><text:span text:style-name="T125_111">para</text:span><text:span text:style-name="T125_112"><text:s/></text:span><text:span text:style-name="T125_113">indicar</text:span><text:span text:style-name="T125_114"><text:s/></text:span><text:span text:style-name="T125_115">a</text:span><text:span text:style-name="T125_116"><text:s/></text:span><text:span text:style-name="T125_117">solução</text:span><text:span text:style-name="T125_118"><text:s/></text:span><text:span text:style-name="T125_119">ao</text:span><text:span text:style-name="T125_120"><text:s/></text:span><text:span text:style-name="T125_121">responsável</text:span><text:span text:style-name="T125_122"><text:s/></text:span><text:span text:style-name="T125_123">por</text:span><text:span text:style-name="T125_124"><text:s/></text:span><text:span text:style-name="T125_125">corrigir</text:span><text:span text:style-name="T125_126"><text:s/></text:span><text:span text:style-name="T125_127">o</text:span><text:span text:style-name="T125_128"><text:s/></text:span><text:span text:style-name="T125_129">problema</text:span><text:span text:style-name="T125_130">.</text:span></text:p>
      <text:h text:style-name="P126" text:outline-level="10"><text:bookmark-start text:name="h.4i7ojhp"/><text:bookmark-end text:name="h.4i7ojhp"/><text:span text:style-name="T126_1">7.</text:span><text:span text:style-name="T126_2">2</text:span><text:span text:style-name="T126_3"><text:s/></text:span><text:span text:style-name="T126_4">Comunicação</text:span></text:h>
      <text:p text:style-name="P127"><text:span text:style-name="T127_1"><text:tab/></text:span><text:span text:style-name="T127_2">As</text:span><text:span text:style-name="T127_3"><text:s/></text:span><text:span text:style-name="T127_4">tarefas</text:span><text:span text:style-name="T127_5"><text:s/></text:span><text:span text:style-name="T127_6">são</text:span><text:span text:style-name="T127_7"><text:s/></text:span><text:span text:style-name="T127_8">distribuídas</text:span><text:span text:style-name="T127_9"><text:s/></text:span><text:span text:style-name="T127_10">para</text:span><text:span text:style-name="T127_11"><text:s/></text:span><text:span text:style-name="T127_12">os</text:span><text:span text:style-name="T127_13"><text:s/></text:span><text:span text:style-name="T127_14">responsavéis</text:span><text:span text:style-name="T127_15"><text:s/></text:span><text:span text:style-name="T127_16">pela</text:span><text:span text:style-name="T127_17"><text:s/></text:span><text:span text:style-name="T127_18">gerência</text:span><text:span text:style-name="T127_19"><text:s/></text:span><text:span text:style-name="T127_20">de</text:span><text:span text:style-name="T127_21"><text:s/></text:span><text:span text:style-name="T127_22">tempo</text:span><text:span text:style-name="T127_23">.<text:s/></text:span><text:span text:style-name="T127_24">Mas</text:span><text:span text:style-name="T127_25"><text:s/></text:span><text:span text:style-name="T127_26">pode</text:span><text:span text:style-name="T127_27"><text:s/></text:span><text:span text:style-name="T127_28">ser</text:span><text:span text:style-name="T127_29"><text:s/></text:span><text:span text:style-name="T127_30">sugerido</text:span><text:span text:style-name="T127_31"><text:s/></text:span><text:span text:style-name="T127_32">nome</text:span><text:span text:style-name="T127_33"><text:s/></text:span><text:span text:style-name="T127_34">ou</text:span><text:span text:style-name="T127_35"><text:s/></text:span><text:span text:style-name="T127_36">área</text:span><text:span text:style-name="T127_37"><text:s/></text:span><text:span text:style-name="T127_38">pela</text:span><text:span text:style-name="T127_39"><text:s/></text:span><text:span text:style-name="T127_40">qualidade</text:span><text:span text:style-name="T127_41"><text:s/></text:span><text:span text:style-name="T127_42">de</text:span><text:span text:style-name="T127_43"><text:s/></text:span><text:span text:style-name="T127_44">processo</text:span><text:span text:style-name="T127_45">.</text:span></text:p>
      <text:h text:style-name="P128" text:outline-level="10"><text:bookmark-start text:name="h.3whwml4"/><text:bookmark-end text:name="h.3whwml4"/><text:span text:style-name="T128_1">7.</text:span><text:span text:style-name="T128_2">3</text:span><text:span text:style-name="T128_3"><text:s/></text:span><text:span text:style-name="T128_4">Acompanhamento</text:span></text:h>
      <text:p text:style-name="P129"><text:span text:style-name="T129_1"><text:tab/></text:span><text:span text:style-name="T129_2">As</text:span><text:span text:style-name="T129_3"><text:s/></text:span><text:span text:style-name="T129_4">NCs</text:span><text:span text:style-name="T129_5"><text:s/></text:span><text:span text:style-name="T129_6">serão</text:span><text:span text:style-name="T129_7"><text:s/></text:span><text:span text:style-name="T129_8">normalmente</text:span><text:span text:style-name="T129_9"><text:s/></text:span><text:span text:style-name="T129_10">acompanhadas</text:span><text:span text:style-name="T129_11">,<text:s/></text:span><text:span text:style-name="T129_12">uma</text:span><text:span text:style-name="T129_13"><text:s/></text:span><text:span text:style-name="T129_14">vez</text:span><text:span text:style-name="T129_15"><text:s/></text:span><text:span text:style-name="T129_16">que</text:span><text:span text:style-name="T129_17"><text:s/></text:span><text:span text:style-name="T129_18">ao</text:span><text:span text:style-name="T129_19"><text:s/></text:span><text:span text:style-name="T129_20">ser</text:span><text:span text:style-name="T129_21"><text:s/></text:span><text:span text:style-name="T129_22">registrada</text:span><text:span text:style-name="T129_23"><text:s/></text:span><text:span text:style-name="T129_24">e</text:span><text:span text:style-name="T129_25"><text:s/></text:span><text:span text:style-name="T129_26">comunicada</text:span><text:span text:style-name="T129_27">,<text:s/></text:span><text:span text:style-name="T129_28">está</text:span><text:span text:style-name="T129_29"><text:s/></text:span><text:span text:style-name="T129_30">apta</text:span><text:span text:style-name="T129_31"><text:s/></text:span><text:span text:style-name="T129_32">a</text:span><text:span text:style-name="T129_33"><text:s/></text:span><text:span text:style-name="T129_34">ser</text:span><text:span text:style-name="T129_35"><text:s/></text:span><text:span text:style-name="T129_36">resolvida</text:span><text:span text:style-name="T129_37">,<text:s/></text:span><text:span text:style-name="T129_38">e</text:span><text:span text:style-name="T129_39"><text:s/></text:span><text:span text:style-name="T129_40">na</text:span><text:span text:style-name="T129_41"><text:s/></text:span><text:span text:style-name="T129_42">seguinte</text:span><text:span text:style-name="T129_43"><text:s/></text:span><text:span text:style-name="T129_44">iteração</text:span><text:span text:style-name="T129_45">,<text:s/></text:span><text:span text:style-name="T129_46">a</text:span><text:span text:style-name="T129_47"><text:s/></text:span><text:span text:style-name="T129_48">Qualidade</text:span><text:span text:style-name="T129_49"><text:s/></text:span><text:span text:style-name="T129_50">de</text:span><text:span text:style-name="T129_51"><text:s/></text:span><text:span text:style-name="T129_52">Processo</text:span><text:span text:style-name="T129_53"><text:s/></text:span><text:span text:style-name="T129_54">executará</text:span><text:span text:style-name="T129_55"><text:s/></text:span><text:span text:style-name="T129_56">novamente</text:span><text:span text:style-name="T129_57"><text:s/></text:span><text:span text:style-name="T129_58">o</text:span><text:span text:style-name="T129_59"><text:s/></text:span><text:span text:style-name="T129_60">Checklist</text:span><text:span text:style-name="T129_61"><text:s/></text:span><text:span text:style-name="T129_62">de</text:span><text:span text:style-name="T129_63"><text:s/></text:span><text:span text:style-name="T129_64">Verificação</text:span><text:span text:style-name="T129_65"><text:s/></text:span><text:span text:style-name="T129_66">de</text:span><text:span text:style-name="T129_67"><text:s/></text:span><text:span text:style-name="T129_68">Processos</text:span><text:span text:style-name="T129_69"><text:s/></text:span><text:span text:style-name="T129_70">e</text:span><text:span text:style-name="T129_71"><text:s/></text:span><text:span text:style-name="T129_72">atualizará</text:span><text:span text:style-name="T129_73"><text:s/></text:span><text:span text:style-name="T129_74">a</text:span><text:span text:style-name="T129_75"><text:s/></text:span><text:span text:style-name="T129_76">Planilha</text:span><text:span text:style-name="T129_77"><text:s/></text:span><text:span text:style-name="T129_78">MPS</text:span><text:span text:style-name="T129_79">.</text:span><text:span text:style-name="T129_80">br</text:span><text:span text:style-name="T129_81">,<text:s/></text:span><text:span text:style-name="T129_82">assim</text:span><text:span text:style-name="T129_83">,<text:s/></text:span><text:span text:style-name="T129_84">deverá</text:span><text:span text:style-name="T129_85"><text:s/></text:span><text:span text:style-name="T129_86">verificar</text:span><text:span text:style-name="T129_87"><text:s/></text:span><text:span text:style-name="T129_88">as</text:span><text:span text:style-name="T129_89"><text:s/></text:span><text:span text:style-name="T129_90">devidas</text:span><text:span text:style-name="T129_91"><text:s/></text:span><text:span text:style-name="T129_92">NCs</text:span><text:span text:style-name="T129_93"><text:s/></text:span><text:span text:style-name="T129_94">e</text:span><text:span text:style-name="T129_95"><text:s/></text:span><text:span text:style-name="T129_96">fazer</text:span><text:span text:style-name="T129_97"><text:s/></text:span><text:span text:style-name="T129_98">seu</text:span><text:span text:style-name="T129_99"><text:s/></text:span><text:span text:style-name="T129_100">acompanhamento</text:span><text:span text:style-name="T129_101">.</text:span></text:p>
      <text:h text:style-name="P130" text:outline-level="10"><text:bookmark-start text:name="h.c8s0hto8bto"/><text:bookmark-end text:name="h.c8s0hto8bto"/><text:span text:style-name="T130_1">8<text:s/></text:span><text:span text:style-name="T130_2">GQA</text:span><text:span text:style-name="T130_3"><text:s/></text:span><text:span text:style-name="T130_4">do</text:span><text:span text:style-name="T130_5"><text:s/></text:span><text:span text:style-name="T130_6">GQA</text:span></text:h>
      <text:p text:style-name="P131"><text:span text:style-name="T131_1"><text:tab/></text:span><text:span text:style-name="T131_2">O</text:span><text:span text:style-name="T131_3"><text:s/></text:span><text:span text:style-name="T131_4">GQA</text:span><text:span text:style-name="T131_5"><text:s/></text:span><text:span text:style-name="T131_6">do</text:span><text:span text:style-name="T131_7"><text:s/></text:span><text:span text:style-name="T131_8">GQA</text:span><text:span text:style-name="T131_9"><text:s/></text:span><text:span text:style-name="T131_10">será</text:span><text:span text:style-name="T131_11"><text:s/></text:span><text:span text:style-name="T131_12">feito</text:span><text:span text:style-name="T131_13"><text:s/></text:span><text:span text:style-name="T131_14">de</text:span><text:span text:style-name="T131_15"><text:s/></text:span><text:span text:style-name="T131_16">duas</text:span><text:span text:style-name="T131_17"><text:s/></text:span><text:span text:style-name="T131_18">formas</text:span><text:span text:style-name="T131_19">:</text:span></text:p>
      <text:list text:style-name="LS1" xml:id="list0">
        <text:list-item>
          <text:p text:style-name="P132"><text:span text:style-name="T132_1">com</text:span><text:span text:style-name="T132_2"><text:s/></text:span><text:span text:style-name="T132_3">o</text:span><text:span text:style-name="T132_4"><text:s/></text:span><text:span text:style-name="T132_5">patrocinador</text:span><text:span text:style-name="T132_6"><text:s/></text:span><text:span text:style-name="T132_7">a</text:span><text:span text:style-name="T132_8"><text:s/></text:span><text:span text:style-name="T132_9">cada</text:span><text:span text:style-name="T132_10"><text:s/></text:span><text:span text:style-name="T132_11">duas</text:span><text:span text:style-name="T132_12"><text:s/></text:span><text:span text:style-name="T132_13">iterações</text:span><text:span text:style-name="T132_14"><text:s/></text:span><text:span text:style-name="T132_15">e</text:span><text:span text:style-name="T132_16"><text:s/></text:span><text:span text:style-name="T132_17">sempre</text:span><text:span text:style-name="T132_18"><text:s/></text:span><text:span text:style-name="T132_19">que</text:span><text:span text:style-name="T132_20"><text:s/></text:span><text:span text:style-name="T132_21">fizer</text:span><text:span text:style-name="T132_22"><text:s/></text:span><text:span text:style-name="T132_23">necessário</text:span><text:span text:style-name="T132_24"><text:s/></text:span><text:span text:style-name="T132_25">caso</text:span><text:span text:style-name="T132_26"><text:s/></text:span><text:span text:style-name="T132_27">esteja</text:span><text:span text:style-name="T132_28"><text:s/></text:span><text:span text:style-name="T132_29">tendo</text:span><text:span text:style-name="T132_30"><text:s/></text:span><text:span text:style-name="T132_31">algum</text:span><text:span text:style-name="T132_32"><text:s/></text:span><text:span text:style-name="T132_33">problema</text:span><text:span text:style-name="T132_34"><text:s/></text:span><text:span text:style-name="T132_35">na</text:span><text:span text:style-name="T132_36"><text:s/></text:span><text:span text:style-name="T132_37">execução</text:span><text:span text:style-name="T132_38"><text:s/></text:span><text:span text:style-name="T132_39">de</text:span><text:span text:style-name="T132_40"><text:s/></text:span><text:span text:style-name="T132_41">algum</text:span><text:span text:style-name="T132_42"><text:s/></text:span><text:span text:style-name="T132_43">processo</text:span><text:span text:style-name="T132_44">,<text:s/></text:span><text:span text:style-name="T132_45">conforme</text:span><text:span text:style-name="T132_46"><text:s/></text:span><text:span text:style-name="T132_47">acordado</text:span><text:span text:style-name="T132_48"><text:s/></text:span><text:span text:style-name="T132_49">com</text:span><text:span text:style-name="T132_50"><text:s/></text:span><text:span text:style-name="T132_51">o</text:span><text:span text:style-name="T132_52"><text:s/></text:span><text:span text:style-name="T132_53">patrocinador</text:span><text:span text:style-name="T132_54"><text:s/></text:span><text:span text:style-name="T132_55">para</text:span><text:span text:style-name="T132_56"><text:s/></text:span><text:span text:style-name="T132_57">que</text:span><text:span text:style-name="T132_58"><text:s/></text:span><text:span text:style-name="T132_59">possa</text:span><text:span text:style-name="T132_60"><text:s/></text:span><text:span text:style-name="T132_61">tomar</text:span><text:span text:style-name="T132_62"><text:s/></text:span><text:span text:style-name="T132_63">as</text:span><text:span text:style-name="T132_64"><text:s/></text:span><text:span text:style-name="T132_65">devidas</text:span><text:span text:style-name="T132_66"><text:s/></text:span><text:span text:style-name="T132_67">providências</text:span><text:span text:style-name="T132_68"><text:s/></text:span><text:span text:style-name="T132_69">para</text:span><text:span text:style-name="T132_70"><text:s/></text:span><text:span text:style-name="T132_71">ajustes</text:span><text:span text:style-name="T132_72">;</text:span></text:p>
        </text:list-item>
        <text:list-item>
          <text:p text:style-name="P133"><text:span text:style-name="T133_1">a</text:span><text:span text:style-name="T133_2"><text:s/></text:span><text:span text:style-name="T133_3">turma</text:span><text:span text:style-name="T133_4"><text:s/></text:span><text:span text:style-name="T133_5">de</text:span><text:span text:style-name="T133_6"><text:s/></text:span><text:span text:style-name="T133_7">processo</text:span><text:span text:style-name="T133_8"><text:s/></text:span><text:span text:style-name="T133_9">ministrada</text:span><text:span text:style-name="T133_10"><text:s/></text:span><text:span text:style-name="T133_11">pela</text:span><text:span text:style-name="T133_12"><text:s/></text:span><text:span text:style-name="T133_13">professora</text:span><text:span text:style-name="T133_14"><text:s/></text:span><text:span text:style-name="T133_15">Adriana</text:span><text:span text:style-name="T133_16"><text:s/></text:span><text:span text:style-name="T133_17">avaliadora</text:span><text:span text:style-name="T133_18"><text:s/></text:span><text:span text:style-name="T133_19">do</text:span><text:span text:style-name="T133_20"><text:s/></text:span><text:span text:style-name="T133_21">projeto</text:span><text:span text:style-name="T133_22">,<text:s/></text:span><text:span text:style-name="T133_23">fará</text:span><text:span text:style-name="T133_24"><text:s/></text:span><text:span text:style-name="T133_25">a</text:span><text:span text:style-name="T133_26"><text:s/></text:span><text:span text:style-name="T133_27">avaliação</text:span><text:span text:style-name="T133_28"><text:s/></text:span><text:span text:style-name="T133_29">do</text:span><text:span text:style-name="T133_30"><text:s/></text:span><text:span text:style-name="T133_31">projeto</text:span><text:span text:style-name="T133_32"><text:s/></text:span><text:span text:style-name="T133_33">como</text:span><text:span text:style-name="T133_34"><text:s/></text:span><text:span text:style-name="T133_35">um</text:span><text:span text:style-name="T133_36"><text:s/></text:span><text:span text:style-name="T133_37">todo</text:span><text:span text:style-name="T133_38"><text:s/></text:span><text:span text:style-name="T133_39">levando</text:span><text:span text:style-name="T133_40"><text:s/></text:span><text:span text:style-name="T133_41">em</text:span><text:span text:style-name="T133_42"><text:s/></text:span><text:span text:style-name="T133_43">conta</text:span><text:span text:style-name="T133_44"><text:s/></text:span><text:span text:style-name="T133_45">a</text:span><text:span text:style-name="T133_46"><text:s/></text:span><text:span text:style-name="T133_47">planilha</text:span><text:span text:style-name="T133_48"><text:s/></text:span><text:span text:style-name="T133_49">do</text:span><text:span text:style-name="T133_50"><text:s/></text:span><text:span text:style-name="T133_51">MPS</text:span><text:span text:style-name="T133_52">.</text:span><text:span text:style-name="T133_53">BR</text:span><text:span text:style-name="T133_54"><text:s/></text:span><text:span text:style-name="T133_55">preenchida</text:span><text:span text:style-name="T133_56">,<text:s/></text:span><text:span text:style-name="T133_57">após</text:span><text:span text:style-name="T133_58"><text:s/></text:span><text:span text:style-name="T133_59">avaliação</text:span><text:span text:style-name="T133_60"><text:s/></text:span><text:span text:style-name="T133_61">os</text:span><text:span text:style-name="T133_62"><text:s/></text:span><text:span text:style-name="T133_63">responsáveis</text:span><text:span text:style-name="T133_64"><text:s/></text:span><text:span text:style-name="T133_65">da</text:span><text:span text:style-name="T133_66"><text:s/></text:span><text:span text:style-name="T133_67">Garantida</text:span><text:span text:style-name="T133_68"><text:s/></text:span><text:span text:style-name="T133_69">da</text:span><text:span text:style-name="T133_70"><text:s/></text:span><text:span text:style-name="T133_71">Qualidade</text:span><text:span text:style-name="T133_72"><text:s/></text:span><text:span text:style-name="T133_73">do</text:span><text:span text:style-name="T133_74"><text:s/></text:span><text:span text:style-name="T133_75">Processo</text:span><text:span text:style-name="T133_76"><text:s/></text:span><text:span text:style-name="T133_77">irão</text:span><text:span text:style-name="T133_78"><text:s/></text:span><text:span text:style-name="T133_79">analisar</text:span><text:span text:style-name="T133_80"><text:s/></text:span><text:span text:style-name="T133_81">a</text:span><text:span text:style-name="T133_82"><text:s/></text:span><text:span text:style-name="T133_83">avaliação</text:span><text:span text:style-name="T133_84"><text:s/></text:span><text:span text:style-name="T133_85">e</text:span><text:span text:style-name="T133_86"><text:s/></text:span><text:span text:style-name="T133_87">tomar</text:span><text:span text:style-name="T133_88"><text:s/></text:span><text:span text:style-name="T133_89">as</text:span><text:span text:style-name="T133_90"><text:s/></text:span><text:span text:style-name="T133_91">devidas</text:span><text:span text:style-name="T133_92"><text:s/></text:span><text:span text:style-name="T133_93">providências</text:span><text:span text:style-name="T133_94">.</text:span></text:p>
        </text:list-item>
      </text:list>
      <text:p text:style-name="P134"><text:span text:style-name="T134_1"><text:tab/></text:span></text:p>
      <text:p text:style-name="P135"/>
      <text:h text:style-name="P136" text:outline-level="10"><text:bookmark-start text:name="h.xgsvkk6te2k1"/><text:bookmark-end text:name="h.xgsvkk6te2k1"/><text:span text:style-name="T136_1">9<text:s/></text:span><text:span text:style-name="T136_2">Acrônimos</text:span></text:h>
      <text:p text:style-name="P137"/>
      <table:table table:style-name="Table3">
        <table:table-column table:style-name="Column7"/>
        <table:table-column table:style-name="Column8"/>
        <table:table-row table:style-name="Row19">
          <table:table-cell table:style-name="Cell57">
            <text:p text:style-name="P138"><text:span text:style-name="T138_1">Sigla</text:span></text:p>
          </table:table-cell>
          <table:table-cell table:style-name="Cell58">
            <text:p text:style-name="P139"><text:span text:style-name="T139_1">Significado</text:span></text:p>
          </table:table-cell>
        </table:table-row>
        <table:table-row table:style-name="Row20">
          <table:table-cell table:style-name="Cell59">
            <text:p text:style-name="P140"><text:span text:style-name="T140_1">SGB</text:span></text:p>
          </table:table-cell>
          <table:table-cell table:style-name="Cell60">
            <text:p text:style-name="P141"><text:span text:style-name="T141_1">Sistema</text:span><text:span text:style-name="T141_2"><text:s/></text:span><text:span text:style-name="T141_3">de</text:span><text:span text:style-name="T141_4"><text:s/></text:span><text:span text:style-name="T141_5">Gestão</text:span><text:span text:style-name="T141_6"><text:s/></text:span><text:span text:style-name="T141_7">de</text:span><text:span text:style-name="T141_8"><text:s/></text:span><text:span text:style-name="T141_9">Biblioteca</text:span></text:p>
          </table:table-cell>
        </table:table-row>
        <table:table-row table:style-name="Row21">
          <table:table-cell table:style-name="Cell61">
            <text:p text:style-name="P142"><text:span text:style-name="T142_1">MPS</text:span><text:span text:style-name="T142_2">.</text:span><text:span text:style-name="T142_3">Br</text:span></text:p>
          </table:table-cell>
          <table:table-cell table:style-name="Cell62">
            <text:p text:style-name="P143"><text:span text:style-name="T143_1">Melhoria</text:span><text:span text:style-name="T143_2"><text:s/></text:span><text:span text:style-name="T143_3">de</text:span><text:span text:style-name="T143_4"><text:s/></text:span><text:span text:style-name="T143_5">Processos</text:span><text:span text:style-name="T143_6"><text:s/></text:span><text:span text:style-name="T143_7">do</text:span><text:span text:style-name="T143_8"><text:s/></text:span><text:span text:style-name="T143_9">Software</text:span><text:span text:style-name="T143_10"><text:s/></text:span><text:span text:style-name="T143_11">Brasileiro</text:span></text:p>
          </table:table-cell>
        </table:table-row>
        <table:table-row table:style-name="Row22">
          <table:table-cell table:style-name="Cell63">
            <text:p text:style-name="P144"><text:span text:style-name="T144_1">PMBoK</text:span></text:p>
          </table:table-cell>
          <table:table-cell table:style-name="Cell64">
            <text:p text:style-name="P145"><text:span text:style-name="T145_1">Guia</text:span><text:span text:style-name="T145_2"><text:s/></text:span><text:span text:style-name="T145_3">de</text:span><text:span text:style-name="T145_4"><text:s/></text:span><text:span text:style-name="T145_5">Conhecimento</text:span><text:span text:style-name="T145_6"><text:s/></text:span><text:span text:style-name="T145_7">de</text:span><text:span text:style-name="T145_8"><text:s/></text:span><text:span text:style-name="T145_9">Gerenciamento</text:span><text:span text:style-name="T145_10"><text:s/></text:span><text:span text:style-name="T145_11">de</text:span><text:span text:style-name="T145_12"><text:s/></text:span><text:span text:style-name="T145_13">Projetos</text:span></text:p>
          </table:table-cell>
        </table:table-row>
        <table:table-row table:style-name="Row23">
          <table:table-cell table:style-name="Cell65">
            <text:p text:style-name="P146"><text:span text:style-name="T146_1">SWEBoK</text:span></text:p>
          </table:table-cell>
          <table:table-cell table:style-name="Cell66">
            <text:p text:style-name="P147"><text:span text:style-name="T147_1">Guia</text:span><text:span text:style-name="T147_2"><text:s/></text:span><text:span text:style-name="T147_3">de</text:span><text:span text:style-name="T147_4"><text:s/></text:span><text:span text:style-name="T147_5">Conhecimento</text:span><text:span text:style-name="T147_6"><text:s/></text:span><text:span text:style-name="T147_7">de</text:span><text:span text:style-name="T147_8"><text:s/></text:span><text:span text:style-name="T147_9">Engenharia</text:span><text:span text:style-name="T147_10"><text:s/></text:span><text:span text:style-name="T147_11">de</text:span><text:span text:style-name="T147_12"><text:s/></text:span><text:span text:style-name="T147_13">Software</text:span></text:p>
          </table:table-cell>
        </table:table-row>
        <table:table-row table:style-name="Row24">
          <table:table-cell table:style-name="Cell67">
            <text:p text:style-name="P148"><text:span text:style-name="T148_1">RH</text:span></text:p>
          </table:table-cell>
          <table:table-cell table:style-name="Cell68">
            <text:p text:style-name="P149"><text:span text:style-name="T149_1">Recursos</text:span><text:span text:style-name="T149_2"><text:s/></text:span><text:span text:style-name="T149_3">Humanos</text:span></text:p>
          </table:table-cell>
        </table:table-row>
        <table:table-row table:style-name="Row25">
          <table:table-cell table:style-name="Cell69">
            <text:p text:style-name="P150"><text:span text:style-name="T150_1">NC</text:span></text:p>
          </table:table-cell>
          <table:table-cell table:style-name="Cell70">
            <text:p text:style-name="P151"><text:span text:style-name="T151_1">Não</text:span><text:span text:style-name="T151_2"><text:s/></text:span><text:span text:style-name="T151_3">conformidades</text:span></text:p>
          </table:table-cell>
        </table:table-row>
      </table:table>
      <text:p text:style-name="P152"><text:span text:style-name="T152_1">Tabela</text:span><text:span text:style-name="T152_2"><text:s/>2<text:s/>–<text:s/></text:span><text:span text:style-name="T152_3">Acrônimos</text:span><text:span text:style-name="T152_4"><text:s/></text:span><text:span text:style-name="T152_5">utilizados</text:span><text:span text:style-name="T152_6"><text:s/></text:span><text:span text:style-name="T152_7">no</text:span><text:span text:style-name="T152_8"><text:s/></text:span><text:span text:style-name="T152_9">documento</text:span></text:p>
      <text:p text:style-name="P15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7%" fo:margin-top="0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justify" fo:break-before="auto" fo:line-height="150%" fo:margin-bottom="0cm" style:writing-mode="lr-tb"/>
      <style:text-properties fo:font-size="16pt" style:font-size-asian="16pt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7%" fo:margin-top="0.282cm" fo:margin-bottom="0cm" style:writing-mode="lr-tb"/>
      <style:text-properties fo:font-size="13pt" style:font-size-asian="13pt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7%" fo:margin-top="0.282cm" fo:margin-bottom="0cm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>
      <style:paragraph-properties fo:break-before="auto" fo:line-height="107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7%" fo:margin-top="0.388cm" fo:margin-bottom="0.071cm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7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justify" fo:break-before="auto" fo:line-height="150%" fo:margin-top="0.423cm" fo:margin-bottom="0cm" style:writing-mode="lr-tb"/>
      <style:text-properties fo:font-size="16pt" style:font-size-asian="16pt" style:font-size-complex="1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7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justify" fo:break-before="auto" fo:line-height="100%" style:writing-mode="lr-tb"/>
    </style:style>
    <style:style style:name="Table1" style:family="table">
      <style:table-properties table:align="left" style:width="16.986cm" fo:margin-left="0.176cm"/>
    </style:style>
    <style:style style:name="Column1" style:family="table-column">
      <style:table-column-properties style:column-width="13.758cm"/>
    </style:style>
    <style:style style:name="Column2" style:family="table-column">
      <style:table-column-properties style:column-width="3.228cm"/>
    </style:style>
    <style:style style:name="Row1" style:family="table-row"/>
    <style:style style:name="Cell1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3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0cm" fo:line-height="100%" fo:margin-top="0cm" fo:margin-bottom="0.282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" style:family="paragraph" style:parent-style-name="Standard">
      <style:paragraph-properties fo:text-align="justify" fo:break-before="auto" fo:line-height="100%" style:writing-mode="lr-tb"/>
    </style:style>
    <style:style style:name="P7" style:family="paragraph" style:parent-style-name="Standard">
      <style:paragraph-properties fo:text-align="right" fo:break-before="auto" fo:text-indent="0cm" fo:line-height="150%" fo:margin-top="0cm" fo:margin-bottom="0cm" fo:margin-left="0cm" fo:margin-right="0cm" style:writing-mode="lr-tb"/>
    </style:style>
  </office:automatic-styles>
  <office:master-styles>
    <style:master-page style:name="Standard" style:page-layout-name="pm1">
      <style:header>
        <text:p text:style-name="P1"><text:bookmark-start text:name="h.vr7dt8yabno4"/><text:bookmark-end text:name="h.vr7dt8yabno4"/></text:p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Fábrica</text:span><text:span text:style-name="T2_2"><text:s/></text:span><text:span text:style-name="T2_3">de</text:span><text:span text:style-name="T2_4"><text:s/></text:span><text:span text:style-name="T2_5">Software</text:span><text:span text:style-name="T2_6"><text:s/>–<text:s/></text:span><text:span text:style-name="T2_7">Instituto</text:span><text:span text:style-name="T2_8"><text:s/></text:span><text:span text:style-name="T2_9">de</text:span><text:span text:style-name="T2_10"><text:s/></text:span><text:span text:style-name="T2_11">Informática</text:span><text:span text:style-name="T2_12"><text:s/>–<text:s/></text:span><text:span text:style-name="T2_13">Universidade</text:span><text:span text:style-name="T2_14"><text:s/></text:span><text:span text:style-name="T2_15">Federal</text:span><text:span text:style-name="T2_16"><text:s/></text:span><text:span text:style-name="T2_17">de</text:span><text:span text:style-name="T2_18"><text:s/></text:span><text:span text:style-name="T2_19">Goiás</text:span><draw:frame svg:x="14.316cm" svg:y="0.185cm" svg:width="2.514cm" svg:height="1.741cm" draw:style-name="FR1" text:anchor-type="char" draw:z-index="0"><draw:image xlink:href="Pictures/image2.png" xlink:type="simple" xlink:show="embed" xlink:actuate="onLoad"/></draw:frame></text:p>
              <text:p text:style-name="P3"><text:span text:style-name="T3_1">Sistema</text:span><text:span text:style-name="T3_2"><text:s/></text:span><text:span text:style-name="T3_3">de</text:span><text:span text:style-name="T3_4"><text:s/></text:span><text:span text:style-name="T3_5">Gestão</text:span><text:span text:style-name="T3_6"><text:s/></text:span><text:span text:style-name="T3_7">Bibliográfica</text:span></text:p>
              <text:p text:style-name="P4"><text:bookmark-start text:name="h.y5w13x8vdo8o"/><text:bookmark-end text:name="h.y5w13x8vdo8o"/><text:span text:style-name="T4_1">SGB</text:span><text:span text:style-name="T4_2">_</text:span><text:span text:style-name="T4_3">PLGQA</text:span><text:span text:style-name="T4_4">_</text:span><text:span text:style-name="T4_5">PlanoDaGarantiaDaQualidadeDeProcesso</text:span><text:span text:style-name="T4_6"><text:s/></text:span><text:span text:style-name="T4_7">Versão</text:span><text:span text:style-name="T4_8"><text:s/>2.0</text:span></text:p>
            </table:table-cell>
            <table:table-cell table:style-name="Cell2">
              <text:p text:style-name="P5"><text:bookmark-start text:name="h.aawa5ggh5n19"/><text:bookmark-end text:name="h.aawa5ggh5n19"/><draw:frame svg:x="0cm" svg:y="0cm" svg:width="2.514cm" svg:height="1.741cm" draw:style-name="FR2" text:anchor-type="as-char" draw:z-index="0"><draw:image xlink:href="Pictures/image3.png" xlink:type="simple" xlink:show="embed" xlink:actuate="onLoad"/></draw:frame></text:p>
            </table:table-cell>
          </table:table-row>
        </table:table>
        <text:p text:style-name="P6"><text:bookmark-start text:name="h.gjdgxs"/><text:bookmark-end text:name="h.gjdgxs"/></text:p>
      </style:header>
      <style:footer>
        <text:p text:style-name="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